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9.93pt" svg:height="280.57pt" svg:x="1685.71pt" svg:y="110.64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6506" calcext:value-type="float">
            <text:p>0.0226506</text:p>
          </table:table-cell>
          <table:table-cell office:value-type="float" office:value="-0.65" calcext:value-type="float">
            <text:p>-0.65</text:p>
          </table:table-cell>
          <table:table-cell office:value-type="float" office:value="-0.0301255" calcext:value-type="float">
            <text:p>-0.0301255</text:p>
          </table:table-cell>
          <table:table-cell office:value-type="float" office:value="1.8" calcext:value-type="float">
            <text:p>1.8</text:p>
          </table:table-cell>
          <table:table-cell office:value-type="float" office:value="0.00330167" calcext:value-type="float">
            <text:p>0.00330167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-0.0212452" calcext:value-type="float">
            <text:p>-2.12E-02</text:p>
          </table:table-cell>
          <table:table-cell office:value-type="string" calcext:value-type="string">
            <text:p><text:s/></text:p>
          </table:table-cell>
          <table:table-cell office:value-type="float" office:value="0.319157" calcext:value-type="float">
            <text:p>0.319157</text:p>
          </table:table-cell>
          <table:table-cell office:value-type="float" office:value="-0.0104982" calcext:value-type="float">
            <text:p>-0.0104982</text:p>
          </table:table-cell>
          <table:table-cell office:value-type="float" office:value="0.878429" calcext:value-type="float">
            <text:p>0.87842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147338" calcext:value-type="float">
            <text:p>-1.47E-06</text:p>
          </table:table-cell>
          <table:table-cell office:value-type="float" office:value="-1.57019" calcext:value-type="float">
            <text:p>-1.570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53027" calcext:value-type="float">
            <text:p>0.0453027</text:p>
          </table:table-cell>
          <table:table-cell office:value-type="float" office:value="-0.649967" calcext:value-type="float">
            <text:p>-0.649967</text:p>
          </table:table-cell>
          <table:table-cell office:value-type="float" office:value="-0.0602482" calcext:value-type="float">
            <text:p>-0.0602482</text:p>
          </table:table-cell>
          <table:table-cell office:value-type="float" office:value="1.79884" calcext:value-type="float">
            <text:p>1.79884</text:p>
          </table:table-cell>
          <table:table-cell office:value-type="float" office:value="0.00660013" calcext:value-type="float">
            <text:p>0.00660013</text:p>
          </table:table-cell>
          <table:table-cell office:value-type="float" office:value="0.420743" calcext:value-type="float">
            <text:p>0.420743</text:p>
          </table:table-cell>
          <table:table-cell office:value-type="float" office:value="-0.0424776" calcext:value-type="float">
            <text:p>-0.0424776</text:p>
          </table:table-cell>
          <table:table-cell office:value-type="string" calcext:value-type="string">
            <text:p><text:s/></text:p>
          </table:table-cell>
          <table:table-cell office:value-type="float" office:value="0.319266" calcext:value-type="float">
            <text:p>0.319266</text:p>
          </table:table-cell>
          <table:table-cell office:value-type="float" office:value="-0.0210031" calcext:value-type="float">
            <text:p>-0.0210031</text:p>
          </table:table-cell>
          <table:table-cell office:value-type="float" office:value="0.878525" calcext:value-type="float">
            <text:p>0.878525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821294" calcext:value-type="float">
            <text:p>-8.21E-06</text:p>
          </table:table-cell>
          <table:table-cell office:value-type="float" office:value="-1.57038" calcext:value-type="float">
            <text:p>-1.570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9148" calcext:value-type="float">
            <text:p>0.0679148</text:p>
          </table:table-cell>
          <table:table-cell office:value-type="float" office:value="-0.650138" calcext:value-type="float">
            <text:p>-0.650138</text:p>
          </table:table-cell>
          <table:table-cell office:value-type="float" office:value="-0.0903114" calcext:value-type="float">
            <text:p>-0.0903114</text:p>
          </table:table-cell>
          <table:table-cell office:value-type="float" office:value="1.79718" calcext:value-type="float">
            <text:p>1.79718</text:p>
          </table:table-cell>
          <table:table-cell office:value-type="float" office:value="0.00989442" calcext:value-type="float">
            <text:p>0.00989442</text:p>
          </table:table-cell>
          <table:table-cell office:value-type="float" office:value="0.421809" calcext:value-type="float">
            <text:p>0.421809</text:p>
          </table:table-cell>
          <table:table-cell office:value-type="float" office:value="-0.0636535" calcext:value-type="float">
            <text:p>-0.0636535</text:p>
          </table:table-cell>
          <table:table-cell office:value-type="string" calcext:value-type="string">
            <text:p><text:s/></text:p>
          </table:table-cell>
          <table:table-cell office:value-type="float" office:value="0.319374" calcext:value-type="float">
            <text:p>0.319374</text:p>
          </table:table-cell>
          <table:table-cell office:value-type="float" office:value="-0.0315042" calcext:value-type="float">
            <text:p>-0.0315042</text:p>
          </table:table-cell>
          <table:table-cell office:value-type="float" office:value="0.878622" calcext:value-type="float">
            <text:p>0.878622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868793" calcext:value-type="float">
            <text:p>-8.69E-06</text:p>
          </table:table-cell>
          <table:table-cell office:value-type="float" office:value="-1.57058" calcext:value-type="float">
            <text:p>-1.570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4835" calcext:value-type="float">
            <text:p>0.0904835</text:p>
          </table:table-cell>
          <table:table-cell office:value-type="float" office:value="-0.650511" calcext:value-type="float">
            <text:p>-0.650511</text:p>
          </table:table-cell>
          <table:table-cell office:value-type="float" office:value="-0.120302" calcext:value-type="float">
            <text:p>-0.120302</text:p>
          </table:table-cell>
          <table:table-cell office:value-type="float" office:value="1.79501" calcext:value-type="float">
            <text:p>1.79501</text:p>
          </table:table-cell>
          <table:table-cell office:value-type="float" office:value="0.0131687" calcext:value-type="float">
            <text:p>0.0131687</text:p>
          </table:table-cell>
          <table:table-cell office:value-type="float" office:value="0.423197" calcext:value-type="float">
            <text:p>0.423197</text:p>
          </table:table-cell>
          <table:table-cell office:value-type="float" office:value="-0.0847597" calcext:value-type="float">
            <text:p>-0.0847597</text:p>
          </table:table-cell>
          <table:table-cell office:value-type="string" calcext:value-type="string">
            <text:p><text:s/></text:p>
          </table:table-cell>
          <table:table-cell office:value-type="float" office:value="0.319482" calcext:value-type="float">
            <text:p>0.319482</text:p>
          </table:table-cell>
          <table:table-cell office:value-type="float" office:value="-0.0420058" calcext:value-type="float">
            <text:p>-0.0420058</text:p>
          </table:table-cell>
          <table:table-cell office:value-type="float" office:value="0.878718" calcext:value-type="float">
            <text:p>0.878718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916674" calcext:value-type="float">
            <text:p>-9.17E-06</text:p>
          </table:table-cell>
          <table:table-cell office:value-type="float" office:value="-1.57077" calcext:value-type="float">
            <text:p>-1.570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996" calcext:value-type="float">
            <text:p>0.112996</text:p>
          </table:table-cell>
          <table:table-cell office:value-type="float" office:value="-0.651082" calcext:value-type="float">
            <text:p>-0.651082</text:p>
          </table:table-cell>
          <table:table-cell office:value-type="float" office:value="-0.150195" calcext:value-type="float">
            <text:p>-0.150195</text:p>
          </table:table-cell>
          <table:table-cell office:value-type="float" office:value="1.79235" calcext:value-type="float">
            <text:p>1.79235</text:p>
          </table:table-cell>
          <table:table-cell office:value-type="float" office:value="0.0164085" calcext:value-type="float">
            <text:p>0.0164085</text:p>
          </table:table-cell>
          <table:table-cell office:value-type="float" office:value="0.424905" calcext:value-type="float">
            <text:p>0.424905</text:p>
          </table:table-cell>
          <table:table-cell office:value-type="float" office:value="-0.105771" calcext:value-type="float">
            <text:p>-0.105771</text:p>
          </table:table-cell>
          <table:table-cell office:value-type="string" calcext:value-type="string">
            <text:p><text:s/></text:p>
          </table:table-cell>
          <table:table-cell office:value-type="float" office:value="0.31959" calcext:value-type="float">
            <text:p>0.31959</text:p>
          </table:table-cell>
          <table:table-cell office:value-type="float" office:value="-0.0525077" calcext:value-type="float">
            <text:p>-0.0525077</text:p>
          </table:table-cell>
          <table:table-cell office:value-type="float" office:value="0.878813" calcext:value-type="float">
            <text:p>0.87881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967679" calcext:value-type="float">
            <text:p>-9.68E-06</text:p>
          </table:table-cell>
          <table:table-cell office:value-type="float" office:value="-1.57096" calcext:value-type="float">
            <text:p>-1.570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438" calcext:value-type="float">
            <text:p>0.135438</text:p>
          </table:table-cell>
          <table:table-cell office:value-type="float" office:value="-0.651848" calcext:value-type="float">
            <text:p>-0.651848</text:p>
          </table:table-cell>
          <table:table-cell office:value-type="float" office:value="-0.179966" calcext:value-type="float">
            <text:p>-0.179966</text:p>
          </table:table-cell>
          <table:table-cell office:value-type="float" office:value="1.78919" calcext:value-type="float">
            <text:p>1.78919</text:p>
          </table:table-cell>
          <table:table-cell office:value-type="float" office:value="0.0195998" calcext:value-type="float">
            <text:p>0.0195998</text:p>
          </table:table-cell>
          <table:table-cell office:value-type="float" office:value="0.426932" calcext:value-type="float">
            <text:p>0.426932</text:p>
          </table:table-cell>
          <table:table-cell office:value-type="float" office:value="-0.126661" calcext:value-type="float">
            <text:p>-0.126661</text:p>
          </table:table-cell>
          <table:table-cell office:value-type="string" calcext:value-type="string">
            <text:p><text:s/></text:p>
          </table:table-cell>
          <table:table-cell office:value-type="float" office:value="0.319697" calcext:value-type="float">
            <text:p>0.319697</text:p>
          </table:table-cell>
          <table:table-cell office:value-type="float" office:value="-0.0630099" calcext:value-type="float">
            <text:p>-0.0630099</text:p>
          </table:table-cell>
          <table:table-cell office:value-type="float" office:value="0.878908" calcext:value-type="float">
            <text:p>0.878908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102155" calcext:value-type="float">
            <text:p>-1.02E-05</text:p>
          </table:table-cell>
          <table:table-cell office:value-type="float" office:value="-1.57115" calcext:value-type="float">
            <text:p>-1.571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78" calcext:value-type="float">
            <text:p>0.1578</text:p>
          </table:table-cell>
          <table:table-cell office:value-type="float" office:value="-0.652805" calcext:value-type="float">
            <text:p>-0.652805</text:p>
          </table:table-cell>
          <table:table-cell office:value-type="float" office:value="-0.209592" calcext:value-type="float">
            <text:p>-0.209592</text:p>
          </table:table-cell>
          <table:table-cell office:value-type="float" office:value="1.78553" calcext:value-type="float">
            <text:p>1.78553</text:p>
          </table:table-cell>
          <table:table-cell office:value-type="float" office:value="0.0227289" calcext:value-type="float">
            <text:p>0.0227289</text:p>
          </table:table-cell>
          <table:table-cell office:value-type="float" office:value="0.429274" calcext:value-type="float">
            <text:p>0.429274</text:p>
          </table:table-cell>
          <table:table-cell office:value-type="float" office:value="-0.147407" calcext:value-type="float">
            <text:p>-0.147407</text:p>
          </table:table-cell>
          <table:table-cell office:value-type="string" calcext:value-type="string">
            <text:p><text:s/></text:p>
          </table:table-cell>
          <table:table-cell office:value-type="float" office:value="0.319804" calcext:value-type="float">
            <text:p>0.319804</text:p>
          </table:table-cell>
          <table:table-cell office:value-type="float" office:value="-0.0735124" calcext:value-type="float">
            <text:p>-0.0735124</text:p>
          </table:table-cell>
          <table:table-cell office:value-type="float" office:value="0.879003" calcext:value-type="float">
            <text:p>0.87900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107865" calcext:value-type="float">
            <text:p>-1.08E-05</text:p>
          </table:table-cell>
          <table:table-cell office:value-type="float" office:value="-1.57134" calcext:value-type="float">
            <text:p>-1.57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0069" calcext:value-type="float">
            <text:p>0.180069</text:p>
          </table:table-cell>
          <table:table-cell office:value-type="float" office:value="-0.653949" calcext:value-type="float">
            <text:p>-0.653949</text:p>
          </table:table-cell>
          <table:table-cell office:value-type="float" office:value="-0.23905" calcext:value-type="float">
            <text:p>-0.23905</text:p>
          </table:table-cell>
          <table:table-cell office:value-type="float" office:value="1.78137" calcext:value-type="float">
            <text:p>1.78137</text:p>
          </table:table-cell>
          <table:table-cell office:value-type="float" office:value="0.0257828" calcext:value-type="float">
            <text:p>0.0257828</text:p>
          </table:table-cell>
          <table:table-cell office:value-type="float" office:value="0.431931" calcext:value-type="float">
            <text:p>0.431931</text:p>
          </table:table-cell>
          <table:table-cell office:value-type="float" office:value="-0.167986" calcext:value-type="float">
            <text:p>-0.167986</text:p>
          </table:table-cell>
          <table:table-cell office:value-type="string" calcext:value-type="string">
            <text:p><text:s/>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-0.084015" calcext:value-type="float">
            <text:p>-0.084015</text:p>
          </table:table-cell>
          <table:table-cell office:value-type="float" office:value="0.879098" calcext:value-type="float">
            <text:p>0.879098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113923" calcext:value-type="float">
            <text:p>-1.14E-05</text:p>
          </table:table-cell>
          <table:table-cell office:value-type="float" office:value="-1.57152" calcext:value-type="float">
            <text:p>-1.571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2237" calcext:value-type="float">
            <text:p>0.202237</text:p>
          </table:table-cell>
          <table:table-cell office:value-type="float" office:value="-0.655274" calcext:value-type="float">
            <text:p>-0.655274</text:p>
          </table:table-cell>
          <table:table-cell office:value-type="float" office:value="-0.26832" calcext:value-type="float">
            <text:p>-0.26832</text:p>
          </table:table-cell>
          <table:table-cell office:value-type="float" office:value="1.77672" calcext:value-type="float">
            <text:p>1.77672</text:p>
          </table:table-cell>
          <table:table-cell office:value-type="float" office:value="0.0287492" calcext:value-type="float">
            <text:p>0.0287492</text:p>
          </table:table-cell>
          <table:table-cell office:value-type="float" office:value="0.434899" calcext:value-type="float">
            <text:p>0.434899</text:p>
          </table:table-cell>
          <table:table-cell office:value-type="float" office:value="-0.188374" calcext:value-type="float">
            <text:p>-0.188374</text:p>
          </table:table-cell>
          <table:table-cell office:value-type="string" calcext:value-type="string">
            <text:p><text:s/></text:p>
          </table:table-cell>
          <table:table-cell office:value-type="float" office:value="0.320015" calcext:value-type="float">
            <text:p>0.320015</text:p>
          </table:table-cell>
          <table:table-cell office:value-type="float" office:value="-0.0945176" calcext:value-type="float">
            <text:p>-0.0945176</text:p>
          </table:table-cell>
          <table:table-cell office:value-type="float" office:value="0.879191" calcext:value-type="float">
            <text:p>0.879191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120342" calcext:value-type="float">
            <text:p>-1.20E-05</text:p>
          </table:table-cell>
          <table:table-cell office:value-type="float" office:value="-1.57171" calcext:value-type="float">
            <text:p>-1.571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4294" calcext:value-type="float">
            <text:p>0.224294</text:p>
          </table:table-cell>
          <table:table-cell office:value-type="float" office:value="-0.656776" calcext:value-type="float">
            <text:p>-0.656776</text:p>
          </table:table-cell>
          <table:table-cell office:value-type="float" office:value="-0.297382" calcext:value-type="float">
            <text:p>-0.297382</text:p>
          </table:table-cell>
          <table:table-cell office:value-type="float" office:value="1.77157" calcext:value-type="float">
            <text:p>1.77157</text:p>
          </table:table-cell>
          <table:table-cell office:value-type="float" office:value="0.0316162" calcext:value-type="float">
            <text:p>0.0316162</text:p>
          </table:table-cell>
          <table:table-cell office:value-type="float" office:value="0.438175" calcext:value-type="float">
            <text:p>0.438175</text:p>
          </table:table-cell>
          <table:table-cell office:value-type="float" office:value="-0.208551" calcext:value-type="float">
            <text:p>-0.208551</text:p>
          </table:table-cell>
          <table:table-cell office:value-type="string" calcext:value-type="string">
            <text:p><text:s/></text:p>
          </table:table-cell>
          <table:table-cell office:value-type="float" office:value="0.32012" calcext:value-type="float">
            <text:p>0.32012</text:p>
          </table:table-cell>
          <table:table-cell office:value-type="float" office:value="-0.10502" calcext:value-type="float">
            <text:p>-0.10502</text:p>
          </table:table-cell>
          <table:table-cell office:value-type="float" office:value="0.879285" calcext:value-type="float">
            <text:p>0.879285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127124" calcext:value-type="float">
            <text:p>-1.27E-05</text:p>
          </table:table-cell>
          <table:table-cell office:value-type="float" office:value="-1.5719" calcext:value-type="float">
            <text:p>-1.5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6233" calcext:value-type="float">
            <text:p>0.246233</text:p>
          </table:table-cell>
          <table:table-cell office:value-type="float" office:value="-0.658449" calcext:value-type="float">
            <text:p>-0.658449</text:p>
          </table:table-cell>
          <table:table-cell office:value-type="float" office:value="-0.326217" calcext:value-type="float">
            <text:p>-0.326217</text:p>
          </table:table-cell>
          <table:table-cell office:value-type="float" office:value="1.76594" calcext:value-type="float">
            <text:p>1.76594</text:p>
          </table:table-cell>
          <table:table-cell office:value-type="float" office:value="0.0343731" calcext:value-type="float">
            <text:p>0.0343731</text:p>
          </table:table-cell>
          <table:table-cell office:value-type="float" office:value="0.441755" calcext:value-type="float">
            <text:p>0.441755</text:p>
          </table:table-cell>
          <table:table-cell office:value-type="float" office:value="-0.228497" calcext:value-type="float">
            <text:p>-0.228497</text:p>
          </table:table-cell>
          <table:table-cell office:value-type="string" calcext:value-type="string">
            <text:p><text:s/></text:p>
          </table:table-cell>
          <table:table-cell office:value-type="float" office:value="0.320224" calcext:value-type="float">
            <text:p>0.320224</text:p>
          </table:table-cell>
          <table:table-cell office:value-type="float" office:value="-0.115523" calcext:value-type="float">
            <text:p>-0.115523</text:p>
          </table:table-cell>
          <table:table-cell office:value-type="float" office:value="0.879377" calcext:value-type="float">
            <text:p>0.879377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134257" calcext:value-type="float">
            <text:p>-1.34E-05</text:p>
          </table:table-cell>
          <table:table-cell office:value-type="float" office:value="-1.57208" calcext:value-type="float">
            <text:p>-1.57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8049" calcext:value-type="float">
            <text:p>0.268049</text:p>
          </table:table-cell>
          <table:table-cell office:value-type="float" office:value="-0.660286" calcext:value-type="float">
            <text:p>-0.660286</text:p>
          </table:table-cell>
          <table:table-cell office:value-type="float" office:value="-0.354809" calcext:value-type="float">
            <text:p>-0.354809</text:p>
          </table:table-cell>
          <table:table-cell office:value-type="float" office:value="1.75981" calcext:value-type="float">
            <text:p>1.75981</text:p>
          </table:table-cell>
          <table:table-cell office:value-type="float" office:value="0.0370096" calcext:value-type="float">
            <text:p>0.0370096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-0.248192" calcext:value-type="float">
            <text:p>-0.248192</text:p>
          </table:table-cell>
          <table:table-cell office:value-type="string" calcext:value-type="string">
            <text:p><text:s/></text:p>
          </table:table-cell>
          <table:table-cell office:value-type="float" office:value="0.320328" calcext:value-type="float">
            <text:p>0.320328</text:p>
          </table:table-cell>
          <table:table-cell office:value-type="float" office:value="-0.126025" calcext:value-type="float">
            <text:p>-0.126025</text:p>
          </table:table-cell>
          <table:table-cell office:value-type="float" office:value="0.879469" calcext:value-type="float">
            <text:p>0.879469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41721" calcext:value-type="float">
            <text:p>-1.42E-05</text:p>
          </table:table-cell>
          <table:table-cell office:value-type="float" office:value="-1.57227" calcext:value-type="float">
            <text:p>-1.572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9735" calcext:value-type="float">
            <text:p>0.289735</text:p>
          </table:table-cell>
          <table:table-cell office:value-type="float" office:value="-0.662283" calcext:value-type="float">
            <text:p>-0.662283</text:p>
          </table:table-cell>
          <table:table-cell office:value-type="float" office:value="-0.383141" calcext:value-type="float">
            <text:p>-0.383141</text:p>
          </table:table-cell>
          <table:table-cell office:value-type="float" office:value="1.75319" calcext:value-type="float">
            <text:p>1.75319</text:p>
          </table:table-cell>
          <table:table-cell office:value-type="float" office:value="0.0395163" calcext:value-type="float">
            <text:p>0.0395163</text:p>
          </table:table-cell>
          <table:table-cell office:value-type="float" office:value="0.449818" calcext:value-type="float">
            <text:p>0.449818</text:p>
          </table:table-cell>
          <table:table-cell office:value-type="float" office:value="-0.267621" calcext:value-type="float">
            <text:p>-0.267621</text:p>
          </table:table-cell>
          <table:table-cell office:value-type="string" calcext:value-type="string">
            <text:p><text:s/></text:p>
          </table:table-cell>
          <table:table-cell office:value-type="float" office:value="0.32043" calcext:value-type="float">
            <text:p>0.32043</text:p>
          </table:table-cell>
          <table:table-cell office:value-type="float" office:value="-0.136527" calcext:value-type="float">
            <text:p>-0.136527</text:p>
          </table:table-cell>
          <table:table-cell office:value-type="float" office:value="0.879561" calcext:value-type="float">
            <text:p>0.879561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4948" calcext:value-type="float">
            <text:p>-1.49E-05</text:p>
          </table:table-cell>
          <table:table-cell office:value-type="float" office:value="-1.57245" calcext:value-type="float">
            <text:p>-1.57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-0.664433" calcext:value-type="float">
            <text:p>-0.664433</text:p>
          </table:table-cell>
          <table:table-cell office:value-type="float" office:value="-0.411199" calcext:value-type="float">
            <text:p>-0.411199</text:p>
          </table:table-cell>
          <table:table-cell office:value-type="float" office:value="1.74608" calcext:value-type="float">
            <text:p>1.74608</text:p>
          </table:table-cell>
          <table:table-cell office:value-type="float" office:value="0.0418848" calcext:value-type="float">
            <text:p>0.0418848</text:p>
          </table:table-cell>
          <table:table-cell office:value-type="float" office:value="0.454293" calcext:value-type="float">
            <text:p>0.454293</text:p>
          </table:table-cell>
          <table:table-cell office:value-type="float" office:value="-0.286767" calcext:value-type="float">
            <text:p>-0.286767</text:p>
          </table:table-cell>
          <table:table-cell office:value-type="string" calcext:value-type="string">
            <text:p><text:s/></text:p>
          </table:table-cell>
          <table:table-cell office:value-type="float" office:value="0.320532" calcext:value-type="float">
            <text:p>0.320532</text:p>
          </table:table-cell>
          <table:table-cell office:value-type="float" office:value="-0.147029" calcext:value-type="float">
            <text:p>-0.147029</text:p>
          </table:table-cell>
          <table:table-cell office:value-type="float" office:value="0.879652" calcext:value-type="float">
            <text:p>0.87965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57491" calcext:value-type="float">
            <text:p>-1.57E-05</text:p>
          </table:table-cell>
          <table:table-cell office:value-type="float" office:value="-1.57263" calcext:value-type="float">
            <text:p>-1.572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2707" calcext:value-type="float">
            <text:p>0.332707</text:p>
          </table:table-cell>
          <table:table-cell office:value-type="float" office:value="-0.66673" calcext:value-type="float">
            <text:p>-0.66673</text:p>
          </table:table-cell>
          <table:table-cell office:value-type="float" office:value="-0.438972" calcext:value-type="float">
            <text:p>-0.438972</text:p>
          </table:table-cell>
          <table:table-cell office:value-type="float" office:value="1.73849" calcext:value-type="float">
            <text:p>1.73849</text:p>
          </table:table-cell>
          <table:table-cell office:value-type="float" office:value="0.0441073" calcext:value-type="float">
            <text:p>0.0441073</text:p>
          </table:table-cell>
          <table:table-cell office:value-type="float" office:value="0.459059" calcext:value-type="float">
            <text:p>0.459059</text:p>
          </table:table-cell>
          <table:table-cell office:value-type="float" office:value="-0.305614" calcext:value-type="float">
            <text:p>-0.305614</text:p>
          </table:table-cell>
          <table:table-cell office:value-type="string" calcext:value-type="string">
            <text:p><text:s/></text:p>
          </table:table-cell>
          <table:table-cell office:value-type="float" office:value="0.320634" calcext:value-type="float">
            <text:p>0.320634</text:p>
          </table:table-cell>
          <table:table-cell office:value-type="float" office:value="-0.15753" calcext:value-type="float">
            <text:p>-0.15753</text:p>
          </table:table-cell>
          <table:table-cell office:value-type="float" office:value="0.879742" calcext:value-type="float">
            <text:p>0.87974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657" calcext:value-type="float">
            <text:p>-1.66E-05</text:p>
          </table:table-cell>
          <table:table-cell office:value-type="float" office:value="-1.57281" calcext:value-type="float">
            <text:p>-1.572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3989" calcext:value-type="float">
            <text:p>0.353989</text:p>
          </table:table-cell>
          <table:table-cell office:value-type="float" office:value="-0.669169" calcext:value-type="float">
            <text:p>-0.669169</text:p>
          </table:table-cell>
          <table:table-cell office:value-type="float" office:value="-0.466447" calcext:value-type="float">
            <text:p>-0.466447</text:p>
          </table:table-cell>
          <table:table-cell office:value-type="float" office:value="1.73042" calcext:value-type="float">
            <text:p>1.73042</text:p>
          </table:table-cell>
          <table:table-cell office:value-type="float" office:value="0.0461768" calcext:value-type="float">
            <text:p>0.0461768</text:p>
          </table:table-cell>
          <table:table-cell office:value-type="float" office:value="0.464111" calcext:value-type="float">
            <text:p>0.464111</text:p>
          </table:table-cell>
          <table:table-cell office:value-type="float" office:value="-0.324151" calcext:value-type="float">
            <text:p>-0.324151</text:p>
          </table:table-cell>
          <table:table-cell office:value-type="string" calcext:value-type="string">
            <text:p><text:s/></text:p>
          </table:table-cell>
          <table:table-cell office:value-type="float" office:value="0.320734" calcext:value-type="float">
            <text:p>0.320734</text:p>
          </table:table-cell>
          <table:table-cell office:value-type="float" office:value="-0.168031" calcext:value-type="float">
            <text:p>-0.168031</text:p>
          </table:table-cell>
          <table:table-cell office:value-type="float" office:value="0.879832" calcext:value-type="float">
            <text:p>0.87983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74046" calcext:value-type="float">
            <text:p>-1.74E-05</text:p>
          </table:table-cell>
          <table:table-cell office:value-type="float" office:value="-1.57299" calcext:value-type="float">
            <text:p>-1.572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75136" calcext:value-type="float">
            <text:p>0.375136</text:p>
          </table:table-cell>
          <table:table-cell office:value-type="float" office:value="-0.671743" calcext:value-type="float">
            <text:p>-0.671743</text:p>
          </table:table-cell>
          <table:table-cell office:value-type="float" office:value="-0.493615" calcext:value-type="float">
            <text:p>-0.493615</text:p>
          </table:table-cell>
          <table:table-cell office:value-type="float" office:value="1.72186" calcext:value-type="float">
            <text:p>1.72186</text:p>
          </table:table-cell>
          <table:table-cell office:value-type="float" office:value="0.0480871" calcext:value-type="float">
            <text:p>0.0480871</text:p>
          </table:table-cell>
          <table:table-cell office:value-type="float" office:value="0.469446" calcext:value-type="float">
            <text:p>0.469446</text:p>
          </table:table-cell>
          <table:table-cell office:value-type="float" office:value="-0.342366" calcext:value-type="float">
            <text:p>-0.342366</text:p>
          </table:table-cell>
          <table:table-cell office:value-type="string" calcext:value-type="string">
            <text:p><text:s/>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-0.178531" calcext:value-type="float">
            <text:p>-0.178531</text:p>
          </table:table-cell>
          <table:table-cell office:value-type="float" office:value="0.879922" calcext:value-type="float">
            <text:p>0.87992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82461" calcext:value-type="float">
            <text:p>-1.82E-05</text:p>
          </table:table-cell>
          <table:table-cell office:value-type="float" office:value="-1.57317" calcext:value-type="float">
            <text:p>-1.573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96147" calcext:value-type="float">
            <text:p>0.396147</text:p>
          </table:table-cell>
          <table:table-cell office:value-type="float" office:value="-0.674447" calcext:value-type="float">
            <text:p>-0.674447</text:p>
          </table:table-cell>
          <table:table-cell office:value-type="float" office:value="-0.520467" calcext:value-type="float">
            <text:p>-0.520467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0.0498327" calcext:value-type="float">
            <text:p>0.0498327</text:p>
          </table:table-cell>
          <table:table-cell office:value-type="float" office:value="0.47506" calcext:value-type="float">
            <text:p>0.47506</text:p>
          </table:table-cell>
          <table:table-cell office:value-type="float" office:value="-0.360247" calcext:value-type="float">
            <text:p>-0.360247</text:p>
          </table:table-cell>
          <table:table-cell office:value-type="string" calcext:value-type="string">
            <text:p><text:s/></text:p>
          </table:table-cell>
          <table:table-cell office:value-type="float" office:value="0.320933" calcext:value-type="float">
            <text:p>0.320933</text:p>
          </table:table-cell>
          <table:table-cell office:value-type="float" office:value="-0.18903" calcext:value-type="float">
            <text:p>-0.18903</text:p>
          </table:table-cell>
          <table:table-cell office:value-type="float" office:value="0.880011" calcext:value-type="float">
            <text:p>0.880011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190873" calcext:value-type="float">
            <text:p>-1.91E-05</text:p>
          </table:table-cell>
          <table:table-cell office:value-type="float" office:value="-1.57335" calcext:value-type="float">
            <text:p>-1.573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7026" calcext:value-type="float">
            <text:p>0.417026</text:p>
          </table:table-cell>
          <table:table-cell office:value-type="float" office:value="-0.677275" calcext:value-type="float">
            <text:p>-0.677275</text:p>
          </table:table-cell>
          <table:table-cell office:value-type="float" office:value="-0.546995" calcext:value-type="float">
            <text:p>-0.546995</text:p>
          </table:table-cell>
          <table:table-cell office:value-type="float" office:value="1.70331" calcext:value-type="float">
            <text:p>1.70331</text:p>
          </table:table-cell>
          <table:table-cell office:value-type="float" office:value="0.0514089" calcext:value-type="float">
            <text:p>0.0514089</text:p>
          </table:table-cell>
          <table:table-cell office:value-type="float" office:value="0.480949" calcext:value-type="float">
            <text:p>0.480949</text:p>
          </table:table-cell>
          <table:table-cell office:value-type="float" office:value="-0.377786" calcext:value-type="float">
            <text:p>-0.377786</text:p>
          </table:table-cell>
          <table:table-cell office:value-type="string" calcext:value-type="string">
            <text:p><text:s/></text:p>
          </table:table-cell>
          <table:table-cell office:value-type="float" office:value="0.321031" calcext:value-type="float">
            <text:p>0.321031</text:p>
          </table:table-cell>
          <table:table-cell office:value-type="float" office:value="-0.199528" calcext:value-type="float">
            <text:p>-0.199528</text:p>
          </table:table-cell>
          <table:table-cell office:value-type="float" office:value="0.880099" calcext:value-type="float">
            <text:p>0.880099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199203" calcext:value-type="float">
            <text:p>-1.99E-05</text:p>
          </table:table-cell>
          <table:table-cell office:value-type="float" office:value="-1.57353" calcext:value-type="float">
            <text:p>-1.573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7776" calcext:value-type="float">
            <text:p>0.437776</text:p>
          </table:table-cell>
          <table:table-cell office:value-type="float" office:value="-0.680223" calcext:value-type="float">
            <text:p>-0.680223</text:p>
          </table:table-cell>
          <table:table-cell office:value-type="float" office:value="-0.573194" calcext:value-type="float">
            <text:p>-0.573194</text:p>
          </table:table-cell>
          <table:table-cell office:value-type="float" office:value="1.69331" calcext:value-type="float">
            <text:p>1.69331</text:p>
          </table:table-cell>
          <table:table-cell office:value-type="float" office:value="0.0528113" calcext:value-type="float">
            <text:p>0.0528113</text:p>
          </table:table-cell>
          <table:table-cell office:value-type="float" office:value="0.48711" calcext:value-type="float">
            <text:p>0.48711</text:p>
          </table:table-cell>
          <table:table-cell office:value-type="float" office:value="-0.394974" calcext:value-type="float">
            <text:p>-0.394974</text:p>
          </table:table-cell>
          <table:table-cell office:value-type="string" calcext:value-type="string">
            <text:p><text:s/></text:p>
          </table:table-cell>
          <table:table-cell office:value-type="float" office:value="0.321128" calcext:value-type="float">
            <text:p>0.321128</text:p>
          </table:table-cell>
          <table:table-cell office:value-type="float" office:value="-0.210026" calcext:value-type="float">
            <text:p>-0.210026</text:p>
          </table:table-cell>
          <table:table-cell office:value-type="float" office:value="0.880187" calcext:value-type="float">
            <text:p>0.880187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207371" calcext:value-type="float">
            <text:p>-2.07E-05</text:p>
          </table:table-cell>
          <table:table-cell office:value-type="float" office:value="-1.5737" calcext:value-type="float">
            <text:p>-1.57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84" calcext:value-type="float">
            <text:p>0.4584</text:p>
          </table:table-cell>
          <table:table-cell office:value-type="float" office:value="-0.683284" calcext:value-type="float">
            <text:p>-0.683284</text:p>
          </table:table-cell>
          <table:table-cell office:value-type="float" office:value="-0.599058" calcext:value-type="float">
            <text:p>-0.599058</text:p>
          </table:table-cell>
          <table:table-cell office:value-type="float" office:value="1.68284" calcext:value-type="float">
            <text:p>1.68284</text:p>
          </table:table-cell>
          <table:table-cell office:value-type="float" office:value="0.0540366" calcext:value-type="float">
            <text:p>0.0540366</text:p>
          </table:table-cell>
          <table:table-cell office:value-type="float" office:value="0.493538" calcext:value-type="float">
            <text:p>0.493538</text:p>
          </table:table-cell>
          <table:table-cell office:value-type="float" office:value="-0.411806" calcext:value-type="float">
            <text:p>-0.411806</text:p>
          </table:table-cell>
          <table:table-cell office:value-type="string" calcext:value-type="string">
            <text:p><text:s/></text:p>
          </table:table-cell>
          <table:table-cell office:value-type="float" office:value="0.321224" calcext:value-type="float">
            <text:p>0.321224</text:p>
          </table:table-cell>
          <table:table-cell office:value-type="float" office:value="-0.220523" calcext:value-type="float">
            <text:p>-0.220523</text:p>
          </table:table-cell>
          <table:table-cell office:value-type="float" office:value="0.880274" calcext:value-type="float">
            <text:p>0.880274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215295" calcext:value-type="float">
            <text:p>-2.15E-05</text:p>
          </table:table-cell>
          <table:table-cell office:value-type="float" office:value="-1.57388" calcext:value-type="float">
            <text:p>-1.573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8906" calcext:value-type="float">
            <text:p>0.478906</text:p>
          </table:table-cell>
          <table:table-cell office:value-type="float" office:value="-0.686455" calcext:value-type="float">
            <text:p>-0.686455</text:p>
          </table:table-cell>
          <table:table-cell office:value-type="float" office:value="-0.624583" calcext:value-type="float">
            <text:p>-0.624583</text:p>
          </table:table-cell>
          <table:table-cell office:value-type="float" office:value="1.67189" calcext:value-type="float">
            <text:p>1.67189</text:p>
          </table:table-cell>
          <table:table-cell office:value-type="float" office:value="0.0550814" calcext:value-type="float">
            <text:p>0.0550814</text:p>
          </table:table-cell>
          <table:table-cell office:value-type="float" office:value="0.500231" calcext:value-type="float">
            <text:p>0.500231</text:p>
          </table:table-cell>
          <table:table-cell office:value-type="float" office:value="-0.428276" calcext:value-type="float">
            <text:p>-0.428276</text:p>
          </table:table-cell>
          <table:table-cell office:value-type="string" calcext:value-type="string">
            <text:p><text:s/></text:p>
          </table:table-cell>
          <table:table-cell office:value-type="float" office:value="0.32132" calcext:value-type="float">
            <text:p>0.32132</text:p>
          </table:table-cell>
          <table:table-cell office:value-type="float" office:value="-0.231018" calcext:value-type="float">
            <text:p>-0.231018</text:p>
          </table:table-cell>
          <table:table-cell office:value-type="float" office:value="0.880361" calcext:value-type="float">
            <text:p>0.880361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222893" calcext:value-type="float">
            <text:p>-2.23E-05</text:p>
          </table:table-cell>
          <table:table-cell office:value-type="float" office:value="-1.57405" calcext:value-type="float">
            <text:p>-1.574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9297" calcext:value-type="float">
            <text:p>0.499297</text:p>
          </table:table-cell>
          <table:table-cell office:value-type="float" office:value="-0.689732" calcext:value-type="float">
            <text:p>-0.689732</text:p>
          </table:table-cell>
          <table:table-cell office:value-type="float" office:value="-0.649765" calcext:value-type="float">
            <text:p>-0.649765</text:p>
          </table:table-cell>
          <table:table-cell office:value-type="float" office:value="1.66047" calcext:value-type="float">
            <text:p>1.66047</text:p>
          </table:table-cell>
          <table:table-cell office:value-type="float" office:value="0.0559434" calcext:value-type="float">
            <text:p>0.0559434</text:p>
          </table:table-cell>
          <table:table-cell office:value-type="float" office:value="0.507185" calcext:value-type="float">
            <text:p>0.507185</text:p>
          </table:table-cell>
          <table:table-cell office:value-type="float" office:value="-0.444379" calcext:value-type="float">
            <text:p>-0.444379</text:p>
          </table:table-cell>
          <table:table-cell office:value-type="string" calcext:value-type="string">
            <text:p><text:s/></text:p>
          </table:table-cell>
          <table:table-cell office:value-type="float" office:value="0.321414" calcext:value-type="float">
            <text:p>0.321414</text:p>
          </table:table-cell>
          <table:table-cell office:value-type="float" office:value="-0.241513" calcext:value-type="float">
            <text:p>-0.241513</text:p>
          </table:table-cell>
          <table:table-cell office:value-type="float" office:value="0.880448" calcext:value-type="float">
            <text:p>0.880448</text:p>
          </table:table-cell>
          <table:table-cell office:value-type="string" calcext:value-type="string">
            <text:p><text:s/></text:p>
          </table:table-cell>
          <table:table-cell office:value-type="float" office:value="-1.57081" calcext:value-type="float">
            <text:p>-1.57081</text:p>
          </table:table-cell>
          <table:table-cell table:style-name="ce1" office:value-type="float" office:value="-0.0000230082" calcext:value-type="float">
            <text:p>-2.30E-05</text:p>
          </table:table-cell>
          <table:table-cell office:value-type="float" office:value="-1.57423" calcext:value-type="float">
            <text:p>-1.574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9582" calcext:value-type="float">
            <text:p>0.519582</text:p>
          </table:table-cell>
          <table:table-cell office:value-type="float" office:value="-0.69311" calcext:value-type="float">
            <text:p>-0.69311</text:p>
          </table:table-cell>
          <table:table-cell office:value-type="float" office:value="-0.674604" calcext:value-type="float">
            <text:p>-0.674604</text:p>
          </table:table-cell>
          <table:table-cell office:value-type="float" office:value="1.64856" calcext:value-type="float">
            <text:p>1.64856</text:p>
          </table:table-cell>
          <table:table-cell office:value-type="float" office:value="0.0566202" calcext:value-type="float">
            <text:p>0.0566202</text:p>
          </table:table-cell>
          <table:table-cell office:value-type="float" office:value="0.514397" calcext:value-type="float">
            <text:p>0.514397</text:p>
          </table:table-cell>
          <table:table-cell office:value-type="float" office:value="-0.460112" calcext:value-type="float">
            <text:p>-0.460112</text:p>
          </table:table-cell>
          <table:table-cell office:value-type="string" calcext:value-type="string">
            <text:p><text:s/></text:p>
          </table:table-cell>
          <table:table-cell office:value-type="float" office:value="0.321508" calcext:value-type="float">
            <text:p>0.321508</text:p>
          </table:table-cell>
          <table:table-cell office:value-type="float" office:value="-0.252006" calcext:value-type="float">
            <text:p>-0.252006</text:p>
          </table:table-cell>
          <table:table-cell office:value-type="float" office:value="0.880534" calcext:value-type="float">
            <text:p>0.880534</text:p>
          </table:table-cell>
          <table:table-cell office:value-type="string" calcext:value-type="string">
            <text:p><text:s/></text:p>
          </table:table-cell>
          <table:table-cell office:value-type="float" office:value="-1.57082" calcext:value-type="float">
            <text:p>-1.57082</text:p>
          </table:table-cell>
          <table:table-cell table:style-name="ce1" office:value-type="float" office:value="-0.000023678" calcext:value-type="float">
            <text:p>-2.37E-05</text:p>
          </table:table-cell>
          <table:table-cell office:value-type="float" office:value="-1.5744" calcext:value-type="float">
            <text:p>-1.57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9767" calcext:value-type="float">
            <text:p>0.539767</text:p>
          </table:table-cell>
          <table:table-cell office:value-type="float" office:value="-0.696586" calcext:value-type="float">
            <text:p>-0.696586</text:p>
          </table:table-cell>
          <table:table-cell office:value-type="float" office:value="-0.699096" calcext:value-type="float">
            <text:p>-0.699096</text:p>
          </table:table-cell>
          <table:table-cell office:value-type="float" office:value="1.63619" calcext:value-type="float">
            <text:p>1.63619</text:p>
          </table:table-cell>
          <table:table-cell office:value-type="float" office:value="0.0571102" calcext:value-type="float">
            <text:p>0.0571102</text:p>
          </table:table-cell>
          <table:table-cell office:value-type="float" office:value="0.521864" calcext:value-type="float">
            <text:p>0.521864</text:p>
          </table:table-cell>
          <table:table-cell office:value-type="float" office:value="-0.475474" calcext:value-type="float">
            <text:p>-0.475474</text:p>
          </table:table-cell>
          <table:table-cell office:value-type="string" calcext:value-type="string">
            <text:p><text:s/></text:p>
          </table:table-cell>
          <table:table-cell office:value-type="float" office:value="0.321601" calcext:value-type="float">
            <text:p>0.321601</text:p>
          </table:table-cell>
          <table:table-cell office:value-type="float" office:value="-0.262498" calcext:value-type="float">
            <text:p>-0.262498</text:p>
          </table:table-cell>
          <table:table-cell office:value-type="float" office:value="0.88062" calcext:value-type="float">
            <text:p>0.88062</text:p>
          </table:table-cell>
          <table:table-cell office:value-type="string" calcext:value-type="string">
            <text:p><text:s/></text:p>
          </table:table-cell>
          <table:table-cell office:value-type="float" office:value="-1.57084" calcext:value-type="float">
            <text:p>-1.57084</text:p>
          </table:table-cell>
          <table:table-cell table:style-name="ce1" office:value-type="float" office:value="-0.0000242908" calcext:value-type="float">
            <text:p>-2.43E-05</text:p>
          </table:table-cell>
          <table:table-cell office:value-type="float" office:value="-1.57458" calcext:value-type="float">
            <text:p>-1.574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59861" calcext:value-type="float">
            <text:p>0.559861</text:p>
          </table:table-cell>
          <table:table-cell office:value-type="float" office:value="-0.700156" calcext:value-type="float">
            <text:p>-0.700156</text:p>
          </table:table-cell>
          <table:table-cell office:value-type="float" office:value="-0.723241" calcext:value-type="float">
            <text:p>-0.723241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0.0574119" calcext:value-type="float">
            <text:p>0.0574119</text:p>
          </table:table-cell>
          <table:table-cell office:value-type="float" office:value="0.529583" calcext:value-type="float">
            <text:p>0.529583</text:p>
          </table:table-cell>
          <table:table-cell office:value-type="float" office:value="-0.490461" calcext:value-type="float">
            <text:p>-0.490461</text:p>
          </table:table-cell>
          <table:table-cell office:value-type="string" calcext:value-type="string">
            <text:p><text:s/></text:p>
          </table:table-cell>
          <table:table-cell office:value-type="float" office:value="0.321694" calcext:value-type="float">
            <text:p>0.321694</text:p>
          </table:table-cell>
          <table:table-cell office:value-type="float" office:value="-0.272989" calcext:value-type="float">
            <text:p>-0.272989</text:p>
          </table:table-cell>
          <table:table-cell office:value-type="float" office:value="0.880706" calcext:value-type="float">
            <text:p>0.880706</text:p>
          </table:table-cell>
          <table:table-cell office:value-type="string" calcext:value-type="string">
            <text:p><text:s/></text:p>
          </table:table-cell>
          <table:table-cell office:value-type="float" office:value="-1.57086" calcext:value-type="float">
            <text:p>-1.57086</text:p>
          </table:table-cell>
          <table:table-cell table:style-name="ce1" office:value-type="float" office:value="-0.0000248388" calcext:value-type="float">
            <text:p>-2.48E-05</text:p>
          </table:table-cell>
          <table:table-cell office:value-type="float" office:value="-1.57475" calcext:value-type="float">
            <text:p>-1.574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9872" calcext:value-type="float">
            <text:p>0.579872</text:p>
          </table:table-cell>
          <table:table-cell office:value-type="float" office:value="-0.703819" calcext:value-type="float">
            <text:p>-0.703819</text:p>
          </table:table-cell>
          <table:table-cell office:value-type="float" office:value="-0.747039" calcext:value-type="float">
            <text:p>-0.747039</text:p>
          </table:table-cell>
          <table:table-cell office:value-type="float" office:value="1.61" calcext:value-type="float">
            <text:p>1.61</text:p>
          </table:table-cell>
          <table:table-cell office:value-type="float" office:value="0.0575242" calcext:value-type="float">
            <text:p>0.0575242</text:p>
          </table:table-cell>
          <table:table-cell office:value-type="float" office:value="0.537553" calcext:value-type="float">
            <text:p>0.537553</text:p>
          </table:table-cell>
          <table:table-cell office:value-type="float" office:value="-0.505075" calcext:value-type="float">
            <text:p>-0.505075</text:p>
          </table:table-cell>
          <table:table-cell office:value-type="string" calcext:value-type="string">
            <text:p><text:s/></text:p>
          </table:table-cell>
          <table:table-cell office:value-type="float" office:value="0.321785" calcext:value-type="float">
            <text:p>0.321785</text:p>
          </table:table-cell>
          <table:table-cell office:value-type="float" office:value="-0.283479" calcext:value-type="float">
            <text:p>-0.283479</text:p>
          </table:table-cell>
          <table:table-cell office:value-type="float" office:value="0.880792" calcext:value-type="float">
            <text:p>0.880792</text:p>
          </table:table-cell>
          <table:table-cell office:value-type="string" calcext:value-type="string">
            <text:p><text:s/></text:p>
          </table:table-cell>
          <table:table-cell office:value-type="float" office:value="-1.57088" calcext:value-type="float">
            <text:p>-1.57088</text:p>
          </table:table-cell>
          <table:table-cell table:style-name="ce1" office:value-type="float" office:value="-0.0000253145" calcext:value-type="float">
            <text:p>-2.53E-05</text:p>
          </table:table-cell>
          <table:table-cell office:value-type="float" office:value="-1.57492" calcext:value-type="float">
            <text:p>-1.574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99808" calcext:value-type="float">
            <text:p>0.599808</text:p>
          </table:table-cell>
          <table:table-cell office:value-type="float" office:value="-0.707571" calcext:value-type="float">
            <text:p>-0.707571</text:p>
          </table:table-cell>
          <table:table-cell office:value-type="float" office:value="-0.770489" calcext:value-type="float">
            <text:p>-0.770489</text:p>
          </table:table-cell>
          <table:table-cell office:value-type="float" office:value="1.59619" calcext:value-type="float">
            <text:p>1.59619</text:p>
          </table:table-cell>
          <table:table-cell office:value-type="float" office:value="0.057446" calcext:value-type="float">
            <text:p>0.057446</text:p>
          </table:table-cell>
          <table:table-cell office:value-type="float" office:value="0.54577" calcext:value-type="float">
            <text:p>0.54577</text:p>
          </table:table-cell>
          <table:table-cell office:value-type="float" office:value="-0.519316" calcext:value-type="float">
            <text:p>-0.519316</text:p>
          </table:table-cell>
          <table:table-cell office:value-type="string" calcext:value-type="string">
            <text:p><text:s/></text:p>
          </table:table-cell>
          <table:table-cell office:value-type="float" office:value="0.321876" calcext:value-type="float">
            <text:p>0.321876</text:p>
          </table:table-cell>
          <table:table-cell office:value-type="float" office:value="-0.293967" calcext:value-type="float">
            <text:p>-0.293967</text:p>
          </table:table-cell>
          <table:table-cell office:value-type="float" office:value="0.880878" calcext:value-type="float">
            <text:p>0.880878</text:p>
          </table:table-cell>
          <table:table-cell office:value-type="string" calcext:value-type="string">
            <text:p><text:s/></text:p>
          </table:table-cell>
          <table:table-cell office:value-type="float" office:value="-1.5709" calcext:value-type="float">
            <text:p>-1.5709</text:p>
          </table:table-cell>
          <table:table-cell table:style-name="ce1" office:value-type="float" office:value="-0.0000257107" calcext:value-type="float">
            <text:p>-2.57E-05</text:p>
          </table:table-cell>
          <table:table-cell office:value-type="float" office:value="-1.5751" calcext:value-type="float">
            <text:p>-1.57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9681" calcext:value-type="float">
            <text:p>0.619681</text:p>
          </table:table-cell>
          <table:table-cell office:value-type="float" office:value="-0.71141" calcext:value-type="float">
            <text:p>-0.71141</text:p>
          </table:table-cell>
          <table:table-cell office:value-type="float" office:value="-0.793592" calcext:value-type="float">
            <text:p>-0.793592</text:p>
          </table:table-cell>
          <table:table-cell office:value-type="float" office:value="1.5819" calcext:value-type="float">
            <text:p>1.5819</text:p>
          </table:table-cell>
          <table:table-cell office:value-type="float" office:value="0.0571769" calcext:value-type="float">
            <text:p>0.0571769</text:p>
          </table:table-cell>
          <table:table-cell office:value-type="float" office:value="0.554234" calcext:value-type="float">
            <text:p>0.554234</text:p>
          </table:table-cell>
          <table:table-cell office:value-type="float" office:value="-0.533184" calcext:value-type="float">
            <text:p>-0.533184</text:p>
          </table:table-cell>
          <table:table-cell office:value-type="string" calcext:value-type="string">
            <text:p><text:s/></text:p>
          </table:table-cell>
          <table:table-cell office:value-type="float" office:value="0.321966" calcext:value-type="float">
            <text:p>0.321966</text:p>
          </table:table-cell>
          <table:table-cell office:value-type="float" office:value="-0.304454" calcext:value-type="float">
            <text:p>-0.304454</text:p>
          </table:table-cell>
          <table:table-cell office:value-type="float" office:value="0.880964" calcext:value-type="float">
            <text:p>0.880964</text:p>
          </table:table-cell>
          <table:table-cell office:value-type="string" calcext:value-type="string">
            <text:p><text:s/></text:p>
          </table:table-cell>
          <table:table-cell office:value-type="float" office:value="-1.57093" calcext:value-type="float">
            <text:p>-1.57093</text:p>
          </table:table-cell>
          <table:table-cell table:style-name="ce1" office:value-type="float" office:value="-0.0000260207" calcext:value-type="float">
            <text:p>-2.60E-05</text:p>
          </table:table-cell>
          <table:table-cell office:value-type="float" office:value="-1.57527" calcext:value-type="float">
            <text:p>-1.575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498" calcext:value-type="float">
            <text:p>0.639498</text:p>
          </table:table-cell>
          <table:table-cell office:value-type="float" office:value="-0.715335" calcext:value-type="float">
            <text:p>-0.715335</text:p>
          </table:table-cell>
          <table:table-cell office:value-type="float" office:value="-0.816348" calcext:value-type="float">
            <text:p>-0.816348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0567164" calcext:value-type="float">
            <text:p>0.0567164</text:p>
          </table:table-cell>
          <table:table-cell office:value-type="float" office:value="0.562943" calcext:value-type="float">
            <text:p>0.562943</text:p>
          </table:table-cell>
          <table:table-cell office:value-type="float" office:value="-0.546682" calcext:value-type="float">
            <text:p>-0.546682</text:p>
          </table:table-cell>
          <table:table-cell office:value-type="string" calcext:value-type="string">
            <text:p><text:s/></text:p>
          </table:table-cell>
          <table:table-cell office:value-type="float" office:value="0.322055" calcext:value-type="float">
            <text:p>0.322055</text:p>
          </table:table-cell>
          <table:table-cell office:value-type="float" office:value="-0.314939" calcext:value-type="float">
            <text:p>-0.314939</text:p>
          </table:table-cell>
          <table:table-cell office:value-type="float" office:value="0.881049" calcext:value-type="float">
            <text:p>0.881049</text:p>
          </table:table-cell>
          <table:table-cell office:value-type="string" calcext:value-type="string">
            <text:p><text:s/></text:p>
          </table:table-cell>
          <table:table-cell office:value-type="float" office:value="-1.57095" calcext:value-type="float">
            <text:p>-1.57095</text:p>
          </table:table-cell>
          <table:table-cell table:style-name="ce1" office:value-type="float" office:value="-0.0000262378" calcext:value-type="float">
            <text:p>-2.62E-05</text:p>
          </table:table-cell>
          <table:table-cell office:value-type="float" office:value="-1.57544" calcext:value-type="float">
            <text:p>-1.57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-0.719344" calcext:value-type="float">
            <text:p>-0.719344</text:p>
          </table:table-cell>
          <table:table-cell office:value-type="float" office:value="-0.838759" calcext:value-type="float">
            <text:p>-0.838759</text:p>
          </table:table-cell>
          <table:table-cell office:value-type="float" office:value="1.55186" calcext:value-type="float">
            <text:p>1.55186</text:p>
          </table:table-cell>
          <table:table-cell office:value-type="float" office:value="0.0560641" calcext:value-type="float">
            <text:p>0.0560641</text:p>
          </table:table-cell>
          <table:table-cell office:value-type="float" office:value="0.571897" calcext:value-type="float">
            <text:p>0.571897</text:p>
          </table:table-cell>
          <table:table-cell office:value-type="float" office:value="-0.559813" calcext:value-type="float">
            <text:p>-0.559813</text:p>
          </table:table-cell>
          <table:table-cell office:value-type="string" calcext:value-type="string">
            <text:p><text:s/></text:p>
          </table:table-cell>
          <table:table-cell office:value-type="float" office:value="0.322144" calcext:value-type="float">
            <text:p>0.322144</text:p>
          </table:table-cell>
          <table:table-cell office:value-type="float" office:value="-0.325422" calcext:value-type="float">
            <text:p>-0.325422</text:p>
          </table:table-cell>
          <table:table-cell office:value-type="float" office:value="0.881135" calcext:value-type="float">
            <text:p>0.881135</text:p>
          </table:table-cell>
          <table:table-cell office:value-type="string" calcext:value-type="string">
            <text:p><text:s/></text:p>
          </table:table-cell>
          <table:table-cell office:value-type="float" office:value="-1.57099" calcext:value-type="float">
            <text:p>-1.57099</text:p>
          </table:table-cell>
          <table:table-cell table:style-name="ce1" office:value-type="float" office:value="-0.0000263559" calcext:value-type="float">
            <text:p>-2.64E-05</text:p>
          </table:table-cell>
          <table:table-cell office:value-type="float" office:value="-1.57562" calcext:value-type="float">
            <text:p>-1.575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79007" calcext:value-type="float">
            <text:p>0.679007</text:p>
          </table:table-cell>
          <table:table-cell office:value-type="float" office:value="-0.723437" calcext:value-type="float">
            <text:p>-0.723437</text:p>
          </table:table-cell>
          <table:table-cell office:value-type="float" office:value="-0.860825" calcext:value-type="float">
            <text:p>-0.860825</text:p>
          </table:table-cell>
          <table:table-cell office:value-type="float" office:value="1.53611" calcext:value-type="float">
            <text:p>1.53611</text:p>
          </table:table-cell>
          <table:table-cell office:value-type="float" office:value="0.0552199" calcext:value-type="float">
            <text:p>0.0552199</text:p>
          </table:table-cell>
          <table:table-cell office:value-type="float" office:value="0.581094" calcext:value-type="float">
            <text:p>0.581094</text:p>
          </table:table-cell>
          <table:table-cell office:value-type="float" office:value="-0.57258" calcext:value-type="float">
            <text:p>-0.57258</text:p>
          </table:table-cell>
          <table:table-cell office:value-type="string" calcext:value-type="string">
            <text:p><text:s/></text:p>
          </table:table-cell>
          <table:table-cell office:value-type="float" office:value="0.322232" calcext:value-type="float">
            <text:p>0.322232</text:p>
          </table:table-cell>
          <table:table-cell office:value-type="float" office:value="-0.335904" calcext:value-type="float">
            <text:p>-0.335904</text:p>
          </table:table-cell>
          <table:table-cell office:value-type="float" office:value="0.881221" calcext:value-type="float">
            <text:p>0.881221</text:p>
          </table:table-cell>
          <table:table-cell office:value-type="string" calcext:value-type="string">
            <text:p><text:s/></text:p>
          </table:table-cell>
          <table:table-cell office:value-type="float" office:value="-1.57102" calcext:value-type="float">
            <text:p>-1.57102</text:p>
          </table:table-cell>
          <table:table-cell table:style-name="ce1" office:value-type="float" office:value="-0.0000263694" calcext:value-type="float">
            <text:p>-2.64E-05</text:p>
          </table:table-cell>
          <table:table-cell office:value-type="float" office:value="-1.57579" calcext:value-type="float">
            <text:p>-1.575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2823" calcext:value-type="float">
            <text:p>0.692823</text:p>
          </table:table-cell>
          <table:table-cell office:value-type="float" office:value="-0.727363" calcext:value-type="float">
            <text:p>-0.727363</text:p>
          </table:table-cell>
          <table:table-cell office:value-type="float" office:value="-0.873997" calcext:value-type="float">
            <text:p>-0.873997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0.0506448" calcext:value-type="float">
            <text:p>0.0506448</text:p>
          </table:table-cell>
          <table:table-cell office:value-type="float" office:value="0.58684" calcext:value-type="float">
            <text:p>0.58684</text:p>
          </table:table-cell>
          <table:table-cell office:value-type="float" office:value="-0.587655" calcext:value-type="float">
            <text:p>-0.587655</text:p>
          </table:table-cell>
          <table:table-cell office:value-type="string" calcext:value-type="string">
            <text:p><text:s/></text:p>
          </table:table-cell>
          <table:table-cell office:value-type="float" office:value="0.322258" calcext:value-type="float">
            <text:p>0.322258</text:p>
          </table:table-cell>
          <table:table-cell office:value-type="float" office:value="-0.342441" calcext:value-type="float">
            <text:p>-0.342441</text:p>
          </table:table-cell>
          <table:table-cell office:value-type="float" office:value="0.881251" calcext:value-type="float">
            <text:p>0.881251</text:p>
          </table:table-cell>
          <table:table-cell office:value-type="string" calcext:value-type="string">
            <text:p><text:s/></text:p>
          </table:table-cell>
          <table:table-cell office:value-type="float" office:value="-1.57101" calcext:value-type="float">
            <text:p>-1.57101</text:p>
          </table:table-cell>
          <table:table-cell table:style-name="ce1" office:value-type="float" office:value="-0.00998134" calcext:value-type="float">
            <text:p>-9.98E-03</text:p>
          </table:table-cell>
          <table:table-cell office:value-type="float" office:value="-1.57589" calcext:value-type="float">
            <text:p>-1.575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94506" calcext:value-type="float">
            <text:p>0.694506</text:p>
          </table:table-cell>
          <table:table-cell office:value-type="float" office:value="-0.730824" calcext:value-type="float">
            <text:p>-0.730824</text:p>
          </table:table-cell>
          <table:table-cell office:value-type="float" office:value="-0.869727" calcext:value-type="float">
            <text:p>-0.869727</text:p>
          </table:table-cell>
          <table:table-cell office:value-type="float" office:value="1.52847" calcext:value-type="float">
            <text:p>1.52847</text:p>
          </table:table-cell>
          <table:table-cell office:value-type="float" office:value="0.0390201" calcext:value-type="float">
            <text:p>0.0390201</text:p>
          </table:table-cell>
          <table:table-cell office:value-type="float" office:value="0.585572" calcext:value-type="float">
            <text:p>0.585572</text:p>
          </table:table-cell>
          <table:table-cell office:value-type="float" office:value="-0.608055" calcext:value-type="float">
            <text:p>-0.608055</text:p>
          </table:table-cell>
          <table:table-cell office:value-type="string" calcext:value-type="string">
            <text:p><text:s/></text:p>
          </table:table-cell>
          <table:table-cell office:value-type="float" office:value="0.322028" calcext:value-type="float">
            <text:p>0.322028</text:p>
          </table:table-cell>
          <table:table-cell office:value-type="float" office:value="-0.341065" calcext:value-type="float">
            <text:p>-0.341065</text:p>
          </table:table-cell>
          <table:table-cell office:value-type="float" office:value="0.881239" calcext:value-type="float">
            <text:p>0.881239</text:p>
          </table:table-cell>
          <table:table-cell office:value-type="string" calcext:value-type="string">
            <text:p><text:s/></text:p>
          </table:table-cell>
          <table:table-cell office:value-type="float" office:value="-1.57089" calcext:value-type="float">
            <text:p>-1.57089</text:p>
          </table:table-cell>
          <table:table-cell table:style-name="ce1" office:value-type="float" office:value="-0.0400047" calcext:value-type="float">
            <text:p>-4.00E-02</text:p>
          </table:table-cell>
          <table:table-cell office:value-type="float" office:value="-1.57584" calcext:value-type="float">
            <text:p>-1.575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6116" calcext:value-type="float">
            <text:p>0.696116</text:p>
          </table:table-cell>
          <table:table-cell office:value-type="float" office:value="-0.734645" calcext:value-type="float">
            <text:p>-0.734645</text:p>
          </table:table-cell>
          <table:table-cell office:value-type="float" office:value="-0.865509" calcext:value-type="float">
            <text:p>-0.865509</text:p>
          </table:table-cell>
          <table:table-cell office:value-type="float" office:value="1.53152" calcext:value-type="float">
            <text:p>1.53152</text:p>
          </table:table-cell>
          <table:table-cell office:value-type="float" office:value="0.0273305" calcext:value-type="float">
            <text:p>0.0273305</text:p>
          </table:table-cell>
          <table:table-cell office:value-type="float" office:value="0.583937" calcext:value-type="float">
            <text:p>0.583937</text:p>
          </table:table-cell>
          <table:table-cell office:value-type="float" office:value="-0.628626" calcext:value-type="float">
            <text:p>-0.628626</text:p>
          </table:table-cell>
          <table:table-cell office:value-type="string" calcext:value-type="string">
            <text:p><text:s/></text:p>
          </table:table-cell>
          <table:table-cell office:value-type="float" office:value="0.321797" calcext:value-type="float">
            <text:p>0.321797</text:p>
          </table:table-cell>
          <table:table-cell office:value-type="float" office:value="-0.339705" calcext:value-type="float">
            <text:p>-0.339705</text:p>
          </table:table-cell>
          <table:table-cell office:value-type="float" office:value="0.88093" calcext:value-type="float">
            <text:p>0.88093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700083" calcext:value-type="float">
            <text:p>-7.00E-02</text:p>
          </table:table-cell>
          <table:table-cell office:value-type="float" office:value="-1.57579" calcext:value-type="float">
            <text:p>-1.575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7771" calcext:value-type="float">
            <text:p>0.697771</text:p>
          </table:table-cell>
          <table:table-cell office:value-type="float" office:value="-0.738507" calcext:value-type="float">
            <text:p>-0.738507</text:p>
          </table:table-cell>
          <table:table-cell office:value-type="float" office:value="-0.861366" calcext:value-type="float">
            <text:p>-0.861366</text:p>
          </table:table-cell>
          <table:table-cell office:value-type="float" office:value="1.53463" calcext:value-type="float">
            <text:p>1.53463</text:p>
          </table:table-cell>
          <table:table-cell office:value-type="float" office:value="0.0156168" calcext:value-type="float">
            <text:p>0.0156168</text:p>
          </table:table-cell>
          <table:table-cell office:value-type="float" office:value="0.582315" calcext:value-type="float">
            <text:p>0.582315</text:p>
          </table:table-cell>
          <table:table-cell office:value-type="float" office:value="-0.649208" calcext:value-type="float">
            <text:p>-0.649208</text:p>
          </table:table-cell>
          <table:table-cell office:value-type="string" calcext:value-type="string">
            <text:p><text:s/></text:p>
          </table:table-cell>
          <table:table-cell office:value-type="float" office:value="0.321566" calcext:value-type="float">
            <text:p>0.321566</text:p>
          </table:table-cell>
          <table:table-cell office:value-type="float" office:value="-0.338366" calcext:value-type="float">
            <text:p>-0.338366</text:p>
          </table:table-cell>
          <table:table-cell office:value-type="float" office:value="0.880579" calcext:value-type="float">
            <text:p>0.880579</text:p>
          </table:table-cell>
          <table:table-cell office:value-type="string" calcext:value-type="string">
            <text:p><text:s/></text:p>
          </table:table-cell>
          <table:table-cell office:value-type="float" office:value="-1.57064" calcext:value-type="float">
            <text:p>-1.57064</text:p>
          </table:table-cell>
          <table:table-cell table:style-name="ce1" office:value-type="float" office:value="-0.100008" calcext:value-type="float">
            <text:p>-1.00E-01</text:p>
          </table:table-cell>
          <table:table-cell office:value-type="float" office:value="-1.57575" calcext:value-type="float">
            <text:p>-1.575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99454" calcext:value-type="float">
            <text:p>0.699454</text:p>
          </table:table-cell>
          <table:table-cell office:value-type="float" office:value="-0.742404" calcext:value-type="float">
            <text:p>-0.742404</text:p>
          </table:table-cell>
          <table:table-cell office:value-type="float" office:value="-0.857279" calcext:value-type="float">
            <text:p>-0.857279</text:p>
          </table:table-cell>
          <table:table-cell office:value-type="float" office:value="1.53782" calcext:value-type="float">
            <text:p>1.53782</text:p>
          </table:table-cell>
          <table:table-cell office:value-type="float" office:value="0.00387964" calcext:value-type="float">
            <text:p>0.00387964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-0.669791" calcext:value-type="float">
            <text:p>-0.669791</text:p>
          </table:table-cell>
          <table:table-cell office:value-type="string" calcext:value-type="string">
            <text:p><text:s/></text:p>
          </table:table-cell>
          <table:table-cell office:value-type="float" office:value="0.321335" calcext:value-type="float">
            <text:p>0.321335</text:p>
          </table:table-cell>
          <table:table-cell office:value-type="float" office:value="-0.337039" calcext:value-type="float">
            <text:p>-0.337039</text:p>
          </table:table-cell>
          <table:table-cell office:value-type="float" office:value="0.880188" calcext:value-type="float">
            <text:p>0.880188</text:p>
          </table:table-cell>
          <table:table-cell office:value-type="string" calcext:value-type="string">
            <text:p><text:s/></text:p>
          </table:table-cell>
          <table:table-cell office:value-type="float" office:value="-1.57052" calcext:value-type="float">
            <text:p>-1.57052</text:p>
          </table:table-cell>
          <table:table-cell table:style-name="ce1" office:value-type="float" office:value="-0.130008" calcext:value-type="float">
            <text:p>-1.30E-01</text:p>
          </table:table-cell>
          <table:table-cell office:value-type="float" office:value="-1.57571" calcext:value-type="float">
            <text:p>-1.575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01166" calcext:value-type="float">
            <text:p>0.701166</text:p>
          </table:table-cell>
          <table:table-cell office:value-type="float" office:value="-0.746337" calcext:value-type="float">
            <text:p>-0.746337</text:p>
          </table:table-cell>
          <table:table-cell office:value-type="float" office:value="-0.853249" calcext:value-type="float">
            <text:p>-0.853249</text:p>
          </table:table-cell>
          <table:table-cell office:value-type="float" office:value="1.54108" calcext:value-type="float">
            <text:p>1.54108</text:p>
          </table:table-cell>
          <table:table-cell office:value-type="float" office:value="-0.00788064" calcext:value-type="float">
            <text:p>-0.00788064</text:p>
          </table:table-cell>
          <table:table-cell office:value-type="float" office:value="0.579101" calcext:value-type="float">
            <text:p>0.579101</text:p>
          </table:table-cell>
          <table:table-cell office:value-type="float" office:value="-0.690376" calcext:value-type="float">
            <text:p>-0.690376</text:p>
          </table:table-cell>
          <table:table-cell office:value-type="string" calcext:value-type="string">
            <text:p><text:s/></text:p>
          </table:table-cell>
          <table:table-cell office:value-type="float" office:value="0.321104" calcext:value-type="float">
            <text:p>0.321104</text:p>
          </table:table-cell>
          <table:table-cell office:value-type="float" office:value="-0.335725" calcext:value-type="float">
            <text:p>-0.335725</text:p>
          </table:table-cell>
          <table:table-cell office:value-type="float" office:value="0.879758" calcext:value-type="float">
            <text:p>0.879758</text:p>
          </table:table-cell>
          <table:table-cell office:value-type="string" calcext:value-type="string">
            <text:p><text:s/></text:p>
          </table:table-cell>
          <table:table-cell office:value-type="float" office:value="-1.57039" calcext:value-type="float">
            <text:p>-1.57039</text:p>
          </table:table-cell>
          <table:table-cell table:style-name="ce1" office:value-type="float" office:value="-0.160008" calcext:value-type="float">
            <text:p>-1.60E-01</text:p>
          </table:table-cell>
          <table:table-cell office:value-type="float" office:value="-1.57567" calcext:value-type="float">
            <text:p>-1.575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02908" calcext:value-type="float">
            <text:p>0.702908</text:p>
          </table:table-cell>
          <table:table-cell office:value-type="float" office:value="-0.750306" calcext:value-type="float">
            <text:p>-0.750306</text:p>
          </table:table-cell>
          <table:table-cell office:value-type="float" office:value="-0.84928" calcext:value-type="float">
            <text:p>-0.84928</text:p>
          </table:table-cell>
          <table:table-cell office:value-type="float" office:value="1.54441" calcext:value-type="float">
            <text:p>1.54441</text:p>
          </table:table-cell>
          <table:table-cell office:value-type="float" office:value="-0.0196636" calcext:value-type="float">
            <text:p>-0.0196636</text:p>
          </table:table-cell>
          <table:table-cell office:value-type="float" office:value="0.577512" calcext:value-type="float">
            <text:p>0.577512</text:p>
          </table:table-cell>
          <table:table-cell office:value-type="float" office:value="-0.710964" calcext:value-type="float">
            <text:p>-0.710964</text:p>
          </table:table-cell>
          <table:table-cell office:value-type="string" calcext:value-type="string">
            <text:p><text:s/></text:p>
          </table:table-cell>
          <table:table-cell office:value-type="float" office:value="0.320873" calcext:value-type="float">
            <text:p>0.320873</text:p>
          </table:table-cell>
          <table:table-cell office:value-type="float" office:value="-0.334425" calcext:value-type="float">
            <text:p>-0.334425</text:p>
          </table:table-cell>
          <table:table-cell office:value-type="float" office:value="0.879288" calcext:value-type="float">
            <text:p>0.879288</text:p>
          </table:table-cell>
          <table:table-cell office:value-type="string" calcext:value-type="string">
            <text:p><text:s/></text:p>
          </table:table-cell>
          <table:table-cell office:value-type="float" office:value="-1.57027" calcext:value-type="float">
            <text:p>-1.57027</text:p>
          </table:table-cell>
          <table:table-cell table:style-name="ce1" office:value-type="float" office:value="-0.190007" calcext:value-type="float">
            <text:p>-1.90E-01</text:p>
          </table:table-cell>
          <table:table-cell office:value-type="float" office:value="-1.57564" calcext:value-type="float">
            <text:p>-1.575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04682" calcext:value-type="float">
            <text:p>0.704682</text:p>
          </table:table-cell>
          <table:table-cell office:value-type="float" office:value="-0.75431" calcext:value-type="float">
            <text:p>-0.75431</text:p>
          </table:table-cell>
          <table:table-cell office:value-type="float" office:value="-0.845372" calcext:value-type="float">
            <text:p>-0.845372</text:p>
          </table:table-cell>
          <table:table-cell office:value-type="float" office:value="1.5478" calcext:value-type="float">
            <text:p>1.5478</text:p>
          </table:table-cell>
          <table:table-cell office:value-type="float" office:value="-0.0314688" calcext:value-type="float">
            <text:p>-0.0314688</text:p>
          </table:table-cell>
          <table:table-cell office:value-type="float" office:value="0.575937" calcext:value-type="float">
            <text:p>0.575937</text:p>
          </table:table-cell>
          <table:table-cell office:value-type="float" office:value="-0.731557" calcext:value-type="float">
            <text:p>-0.731557</text:p>
          </table:table-cell>
          <table:table-cell office:value-type="string" calcext:value-type="string">
            <text:p><text:s/></text:p>
          </table:table-cell>
          <table:table-cell office:value-type="float" office:value="0.320641" calcext:value-type="float">
            <text:p>0.320641</text:p>
          </table:table-cell>
          <table:table-cell office:value-type="float" office:value="-0.333141" calcext:value-type="float">
            <text:p>-0.333141</text:p>
          </table:table-cell>
          <table:table-cell office:value-type="float" office:value="0.878779" calcext:value-type="float">
            <text:p>0.878779</text:p>
          </table:table-cell>
          <table:table-cell office:value-type="string" calcext:value-type="string">
            <text:p><text:s/></text:p>
          </table:table-cell>
          <table:table-cell office:value-type="float" office:value="-1.57014" calcext:value-type="float">
            <text:p>-1.57014</text:p>
          </table:table-cell>
          <table:table-cell table:style-name="ce1" office:value-type="float" office:value="-0.220007" calcext:value-type="float">
            <text:p>-2.20E-01</text:p>
          </table:table-cell>
          <table:table-cell office:value-type="float" office:value="-1.57561" calcext:value-type="float">
            <text:p>-1.575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06489" calcext:value-type="float">
            <text:p>0.706489</text:p>
          </table:table-cell>
          <table:table-cell office:value-type="float" office:value="-0.758349" calcext:value-type="float">
            <text:p>-0.758349</text:p>
          </table:table-cell>
          <table:table-cell office:value-type="float" office:value="-0.841529" calcext:value-type="float">
            <text:p>-0.841529</text:p>
          </table:table-cell>
          <table:table-cell office:value-type="float" office:value="1.55126" calcext:value-type="float">
            <text:p>1.55126</text:p>
          </table:table-cell>
          <table:table-cell office:value-type="float" office:value="-0.0432958" calcext:value-type="float">
            <text:p>-0.0432958</text:p>
          </table:table-cell>
          <table:table-cell office:value-type="float" office:value="0.574379" calcext:value-type="float">
            <text:p>0.574379</text:p>
          </table:table-cell>
          <table:table-cell office:value-type="float" office:value="-0.752154" calcext:value-type="float">
            <text:p>-0.752154</text:p>
          </table:table-cell>
          <table:table-cell office:value-type="string" calcext:value-type="string">
            <text:p><text:s/>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-0.331873" calcext:value-type="float">
            <text:p>-0.331873</text:p>
          </table:table-cell>
          <table:table-cell office:value-type="float" office:value="0.878232" calcext:value-type="float">
            <text:p>0.878232</text:p>
          </table:table-cell>
          <table:table-cell office:value-type="string" calcext:value-type="string">
            <text:p><text:s/></text:p>
          </table:table-cell>
          <table:table-cell office:value-type="float" office:value="-1.57001" calcext:value-type="float">
            <text:p>-1.57001</text:p>
          </table:table-cell>
          <table:table-cell table:style-name="ce1" office:value-type="float" office:value="-0.250007" calcext:value-type="float">
            <text:p>-2.50E-01</text:p>
          </table:table-cell>
          <table:table-cell office:value-type="float" office:value="-1.57559" calcext:value-type="float">
            <text:p>-1.575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08329" calcext:value-type="float">
            <text:p>0.708329</text:p>
          </table:table-cell>
          <table:table-cell office:value-type="float" office:value="-0.762424" calcext:value-type="float">
            <text:p>-0.762424</text:p>
          </table:table-cell>
          <table:table-cell office:value-type="float" office:value="-0.837752" calcext:value-type="float">
            <text:p>-0.837752</text:p>
          </table:table-cell>
          <table:table-cell office:value-type="float" office:value="1.55477" calcext:value-type="float">
            <text:p>1.55477</text:p>
          </table:table-cell>
          <table:table-cell office:value-type="float" office:value="-0.0551441" calcext:value-type="float">
            <text:p>-0.0551441</text:p>
          </table:table-cell>
          <table:table-cell office:value-type="float" office:value="0.572841" calcext:value-type="float">
            <text:p>0.572841</text:p>
          </table:table-cell>
          <table:table-cell office:value-type="float" office:value="-0.772759" calcext:value-type="float">
            <text:p>-0.772759</text:p>
          </table:table-cell>
          <table:table-cell office:value-type="string" calcext:value-type="string">
            <text:p><text:s/></text:p>
          </table:table-cell>
          <table:table-cell office:value-type="float" office:value="0.320179" calcext:value-type="float">
            <text:p>0.320179</text:p>
          </table:table-cell>
          <table:table-cell office:value-type="float" office:value="-0.330624" calcext:value-type="float">
            <text:p>-0.330624</text:p>
          </table:table-cell>
          <table:table-cell office:value-type="float" office:value="0.877648" calcext:value-type="float">
            <text:p>0.877648</text:p>
          </table:table-cell>
          <table:table-cell office:value-type="string" calcext:value-type="string">
            <text:p><text:s/></text:p>
          </table:table-cell>
          <table:table-cell office:value-type="float" office:value="-1.56988" calcext:value-type="float">
            <text:p>-1.56988</text:p>
          </table:table-cell>
          <table:table-cell table:style-name="ce1" office:value-type="float" office:value="-0.280007" calcext:value-type="float">
            <text:p>-2.80E-01</text:p>
          </table:table-cell>
          <table:table-cell office:value-type="float" office:value="-1.57556" calcext:value-type="float">
            <text:p>-1.575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10205" calcext:value-type="float">
            <text:p>0.710205</text:p>
          </table:table-cell>
          <table:table-cell office:value-type="float" office:value="-0.766533" calcext:value-type="float">
            <text:p>-0.766533</text:p>
          </table:table-cell>
          <table:table-cell office:value-type="float" office:value="-0.834043" calcext:value-type="float">
            <text:p>-0.834043</text:p>
          </table:table-cell>
          <table:table-cell office:value-type="float" office:value="1.55834" calcext:value-type="float">
            <text:p>1.55834</text:p>
          </table:table-cell>
          <table:table-cell office:value-type="float" office:value="-0.0670131" calcext:value-type="float">
            <text:p>-0.0670131</text:p>
          </table:table-cell>
          <table:table-cell office:value-type="float" office:value="0.571323" calcext:value-type="float">
            <text:p>0.571323</text:p>
          </table:table-cell>
          <table:table-cell office:value-type="float" office:value="-0.793371" calcext:value-type="float">
            <text:p>-0.793371</text:p>
          </table:table-cell>
          <table:table-cell office:value-type="string" calcext:value-type="string">
            <text:p><text:s/></text:p>
          </table:table-cell>
          <table:table-cell office:value-type="float" office:value="0.319947" calcext:value-type="float">
            <text:p>0.319947</text:p>
          </table:table-cell>
          <table:table-cell office:value-type="float" office:value="-0.329392" calcext:value-type="float">
            <text:p>-0.329392</text:p>
          </table:table-cell>
          <table:table-cell office:value-type="float" office:value="0.877026" calcext:value-type="float">
            <text:p>0.877026</text:p>
          </table:table-cell>
          <table:table-cell office:value-type="string" calcext:value-type="string">
            <text:p><text:s/></text:p>
          </table:table-cell>
          <table:table-cell office:value-type="float" office:value="-1.56975" calcext:value-type="float">
            <text:p>-1.56975</text:p>
          </table:table-cell>
          <table:table-cell table:style-name="ce1" office:value-type="float" office:value="-0.310007" calcext:value-type="float">
            <text:p>-3.10E-01</text:p>
          </table:table-cell>
          <table:table-cell office:value-type="float" office:value="-1.57555" calcext:value-type="float">
            <text:p>-1.575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2116" calcext:value-type="float">
            <text:p>0.712116</text:p>
          </table:table-cell>
          <table:table-cell office:value-type="float" office:value="-0.770678" calcext:value-type="float">
            <text:p>-0.770678</text:p>
          </table:table-cell>
          <table:table-cell office:value-type="float" office:value="-0.830403" calcext:value-type="float">
            <text:p>-0.830403</text:p>
          </table:table-cell>
          <table:table-cell office:value-type="float" office:value="1.56196" calcext:value-type="float">
            <text:p>1.56196</text:p>
          </table:table-cell>
          <table:table-cell office:value-type="float" office:value="-0.0789025" calcext:value-type="float">
            <text:p>-0.0789025</text:p>
          </table:table-cell>
          <table:table-cell office:value-type="float" office:value="0.569829" calcext:value-type="float">
            <text:p>0.569829</text:p>
          </table:table-cell>
          <table:table-cell office:value-type="float" office:value="-0.813993" calcext:value-type="float">
            <text:p>-0.813993</text:p>
          </table:table-cell>
          <table:table-cell office:value-type="string" calcext:value-type="string">
            <text:p><text:s/></text:p>
          </table:table-cell>
          <table:table-cell office:value-type="float" office:value="0.319716" calcext:value-type="float">
            <text:p>0.319716</text:p>
          </table:table-cell>
          <table:table-cell office:value-type="float" office:value="-0.328181" calcext:value-type="float">
            <text:p>-0.328181</text:p>
          </table:table-cell>
          <table:table-cell office:value-type="float" office:value="0.876368" calcext:value-type="float">
            <text:p>0.876368</text:p>
          </table:table-cell>
          <table:table-cell office:value-type="string" calcext:value-type="string">
            <text:p><text:s/></text:p>
          </table:table-cell>
          <table:table-cell office:value-type="float" office:value="-1.56961" calcext:value-type="float">
            <text:p>-1.56961</text:p>
          </table:table-cell>
          <table:table-cell table:style-name="ce1" office:value-type="float" office:value="-0.340006" calcext:value-type="float">
            <text:p>-3.40E-01</text:p>
          </table:table-cell>
          <table:table-cell office:value-type="float" office:value="-1.57553" calcext:value-type="float">
            <text:p>-1.575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14065" calcext:value-type="float">
            <text:p>0.714065</text:p>
          </table:table-cell>
          <table:table-cell office:value-type="float" office:value="-0.774857" calcext:value-type="float">
            <text:p>-0.774857</text:p>
          </table:table-cell>
          <table:table-cell office:value-type="float" office:value="-0.826835" calcext:value-type="float">
            <text:p>-0.826835</text:p>
          </table:table-cell>
          <table:table-cell office:value-type="float" office:value="1.56563" calcext:value-type="float">
            <text:p>1.56563</text:p>
          </table:table-cell>
          <table:table-cell office:value-type="float" office:value="-0.0908115" calcext:value-type="float">
            <text:p>-0.0908115</text:p>
          </table:table-cell>
          <table:table-cell office:value-type="float" office:value="0.56836" calcext:value-type="float">
            <text:p>0.56836</text:p>
          </table:table-cell>
          <table:table-cell office:value-type="float" office:value="-0.834625" calcext:value-type="float">
            <text:p>-0.834625</text:p>
          </table:table-cell>
          <table:table-cell office:value-type="string" calcext:value-type="string">
            <text:p><text:s/></text:p>
          </table:table-cell>
          <table:table-cell office:value-type="float" office:value="0.319485" calcext:value-type="float">
            <text:p>0.319485</text:p>
          </table:table-cell>
          <table:table-cell office:value-type="float" office:value="-0.32699" calcext:value-type="float">
            <text:p>-0.32699</text:p>
          </table:table-cell>
          <table:table-cell office:value-type="float" office:value="0.875674" calcext:value-type="float">
            <text:p>0.875674</text:p>
          </table:table-cell>
          <table:table-cell office:value-type="string" calcext:value-type="string">
            <text:p><text:s/></text:p>
          </table:table-cell>
          <table:table-cell office:value-type="float" office:value="-1.56948" calcext:value-type="float">
            <text:p>-1.56948</text:p>
          </table:table-cell>
          <table:table-cell table:style-name="ce1" office:value-type="float" office:value="-0.370006" calcext:value-type="float">
            <text:p>-3.70E-01</text:p>
          </table:table-cell>
          <table:table-cell office:value-type="float" office:value="-1.57553" calcext:value-type="float">
            <text:p>-1.575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16051" calcext:value-type="float">
            <text:p>0.716051</text:p>
          </table:table-cell>
          <table:table-cell office:value-type="float" office:value="-0.779072" calcext:value-type="float">
            <text:p>-0.779072</text:p>
          </table:table-cell>
          <table:table-cell office:value-type="float" office:value="-0.823338" calcext:value-type="float">
            <text:p>-0.823338</text:p>
          </table:table-cell>
          <table:table-cell office:value-type="float" office:value="1.56934" calcext:value-type="float">
            <text:p>1.56934</text:p>
          </table:table-cell>
          <table:table-cell office:value-type="float" office:value="-0.10274" calcext:value-type="float">
            <text:p>-0.10274</text:p>
          </table:table-cell>
          <table:table-cell office:value-type="float" office:value="0.566918" calcext:value-type="float">
            <text:p>0.566918</text:p>
          </table:table-cell>
          <table:table-cell office:value-type="float" office:value="-0.855269" calcext:value-type="float">
            <text:p>-0.855269</text:p>
          </table:table-cell>
          <table:table-cell office:value-type="string" calcext:value-type="string">
            <text:p><text:s/></text:p>
          </table:table-cell>
          <table:table-cell office:value-type="float" office:value="0.319254" calcext:value-type="float">
            <text:p>0.319254</text:p>
          </table:table-cell>
          <table:table-cell office:value-type="float" office:value="-0.325822" calcext:value-type="float">
            <text:p>-0.325822</text:p>
          </table:table-cell>
          <table:table-cell office:value-type="float" office:value="0.874945" calcext:value-type="float">
            <text:p>0.874945</text:p>
          </table:table-cell>
          <table:table-cell office:value-type="string" calcext:value-type="string">
            <text:p><text:s/></text:p>
          </table:table-cell>
          <table:table-cell office:value-type="float" office:value="-1.56934" calcext:value-type="float">
            <text:p>-1.56934</text:p>
          </table:table-cell>
          <table:table-cell table:style-name="ce1" office:value-type="float" office:value="-0.400006" calcext:value-type="float">
            <text:p>-4.00E-01</text:p>
          </table:table-cell>
          <table:table-cell office:value-type="float" office:value="-1.57553" calcext:value-type="float">
            <text:p>-1.575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18075" calcext:value-type="float">
            <text:p>0.718075</text:p>
          </table:table-cell>
          <table:table-cell office:value-type="float" office:value="-0.783321" calcext:value-type="float">
            <text:p>-0.783321</text:p>
          </table:table-cell>
          <table:table-cell office:value-type="float" office:value="-0.819915" calcext:value-type="float">
            <text:p>-0.819915</text:p>
          </table:table-cell>
          <table:table-cell office:value-type="float" office:value="1.5731" calcext:value-type="float">
            <text:p>1.5731</text:p>
          </table:table-cell>
          <table:table-cell office:value-type="float" office:value="-0.114687" calcext:value-type="float">
            <text:p>-0.114687</text:p>
          </table:table-cell>
          <table:table-cell office:value-type="float" office:value="0.565505" calcext:value-type="float">
            <text:p>0.565505</text:p>
          </table:table-cell>
          <table:table-cell office:value-type="float" office:value="-0.875926" calcext:value-type="float">
            <text:p>-0.875926</text:p>
          </table:table-cell>
          <table:table-cell office:value-type="string" calcext:value-type="string">
            <text:p><text:s/></text:p>
          </table:table-cell>
          <table:table-cell office:value-type="float" office:value="0.319022" calcext:value-type="float">
            <text:p>0.319022</text:p>
          </table:table-cell>
          <table:table-cell office:value-type="float" office:value="-0.324676" calcext:value-type="float">
            <text:p>-0.324676</text:p>
          </table:table-cell>
          <table:table-cell office:value-type="float" office:value="0.874182" calcext:value-type="float">
            <text:p>0.874182</text:p>
          </table:table-cell>
          <table:table-cell office:value-type="string" calcext:value-type="string">
            <text:p><text:s/></text:p>
          </table:table-cell>
          <table:table-cell office:value-type="float" office:value="-1.56919" calcext:value-type="float">
            <text:p>-1.56919</text:p>
          </table:table-cell>
          <table:table-cell table:style-name="ce1" office:value-type="float" office:value="-0.430005" calcext:value-type="float">
            <text:p>-4.30E-01</text:p>
          </table:table-cell>
          <table:table-cell office:value-type="float" office:value="-1.57553" calcext:value-type="float">
            <text:p>-1.575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20138" calcext:value-type="float">
            <text:p>0.720138</text:p>
          </table:table-cell>
          <table:table-cell office:value-type="float" office:value="-0.787605" calcext:value-type="float">
            <text:p>-0.787605</text:p>
          </table:table-cell>
          <table:table-cell office:value-type="float" office:value="-0.816567" calcext:value-type="float">
            <text:p>-0.816567</text:p>
          </table:table-cell>
          <table:table-cell office:value-type="float" office:value="1.5769" calcext:value-type="float">
            <text:p>1.5769</text:p>
          </table:table-cell>
          <table:table-cell office:value-type="float" office:value="-0.126651" calcext:value-type="float">
            <text:p>-0.126651</text:p>
          </table:table-cell>
          <table:table-cell office:value-type="float" office:value="0.564124" calcext:value-type="float">
            <text:p>0.564124</text:p>
          </table:table-cell>
          <table:table-cell office:value-type="float" office:value="-0.896598" calcext:value-type="float">
            <text:p>-0.896598</text:p>
          </table:table-cell>
          <table:table-cell office:value-type="string" calcext:value-type="string">
            <text:p><text:s/></text:p>
          </table:table-cell>
          <table:table-cell office:value-type="float" office:value="0.318791" calcext:value-type="float">
            <text:p>0.318791</text:p>
          </table:table-cell>
          <table:table-cell office:value-type="float" office:value="-0.323554" calcext:value-type="float">
            <text:p>-0.323554</text:p>
          </table:table-cell>
          <table:table-cell office:value-type="float" office:value="0.873386" calcext:value-type="float">
            <text:p>0.873386</text:p>
          </table:table-cell>
          <table:table-cell office:value-type="string" calcext:value-type="string">
            <text:p><text:s/></text:p>
          </table:table-cell>
          <table:table-cell office:value-type="float" office:value="-1.56905" calcext:value-type="float">
            <text:p>-1.56905</text:p>
          </table:table-cell>
          <table:table-cell table:style-name="ce1" office:value-type="float" office:value="-0.460005" calcext:value-type="float">
            <text:p>-4.60E-01</text:p>
          </table:table-cell>
          <table:table-cell office:value-type="float" office:value="-1.57554" calcext:value-type="float">
            <text:p>-1.575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2242" calcext:value-type="float">
            <text:p>0.722242</text:p>
          </table:table-cell>
          <table:table-cell office:value-type="float" office:value="-0.791923" calcext:value-type="float">
            <text:p>-0.791923</text:p>
          </table:table-cell>
          <table:table-cell office:value-type="float" office:value="-0.813294" calcext:value-type="float">
            <text:p>-0.813294</text:p>
          </table:table-cell>
          <table:table-cell office:value-type="float" office:value="1.58073" calcext:value-type="float">
            <text:p>1.58073</text:p>
          </table:table-cell>
          <table:table-cell office:value-type="float" office:value="-0.138633" calcext:value-type="float">
            <text:p>-0.138633</text:p>
          </table:table-cell>
          <table:table-cell office:value-type="float" office:value="0.562777" calcext:value-type="float">
            <text:p>0.562777</text:p>
          </table:table-cell>
          <table:table-cell office:value-type="float" office:value="-0.917286" calcext:value-type="float">
            <text:p>-0.917286</text:p>
          </table:table-cell>
          <table:table-cell office:value-type="string" calcext:value-type="string">
            <text:p><text:s/></text:p>
          </table:table-cell>
          <table:table-cell office:value-type="float" office:value="0.31856" calcext:value-type="float">
            <text:p>0.31856</text:p>
          </table:table-cell>
          <table:table-cell office:value-type="float" office:value="-0.322457" calcext:value-type="float">
            <text:p>-0.322457</text:p>
          </table:table-cell>
          <table:table-cell office:value-type="float" office:value="0.872556" calcext:value-type="float">
            <text:p>0.872556</text:p>
          </table:table-cell>
          <table:table-cell office:value-type="string" calcext:value-type="string">
            <text:p><text:s/></text:p>
          </table:table-cell>
          <table:table-cell office:value-type="float" office:value="-1.5689" calcext:value-type="float">
            <text:p>-1.5689</text:p>
          </table:table-cell>
          <table:table-cell table:style-name="ce1" office:value-type="float" office:value="-0.490005" calcext:value-type="float">
            <text:p>-4.90E-01</text:p>
          </table:table-cell>
          <table:table-cell office:value-type="float" office:value="-1.57555" calcext:value-type="float">
            <text:p>-1.575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24386" calcext:value-type="float">
            <text:p>0.724386</text:p>
          </table:table-cell>
          <table:table-cell office:value-type="float" office:value="-0.796276" calcext:value-type="float">
            <text:p>-0.796276</text:p>
          </table:table-cell>
          <table:table-cell office:value-type="float" office:value="-0.810098" calcext:value-type="float">
            <text:p>-0.810098</text:p>
          </table:table-cell>
          <table:table-cell office:value-type="float" office:value="1.5846" calcext:value-type="float">
            <text:p>1.5846</text:p>
          </table:table-cell>
          <table:table-cell office:value-type="float" office:value="-0.150632" calcext:value-type="float">
            <text:p>-0.150632</text:p>
          </table:table-cell>
          <table:table-cell office:value-type="float" office:value="0.561465" calcext:value-type="float">
            <text:p>0.561465</text:p>
          </table:table-cell>
          <table:table-cell office:value-type="float" office:value="-0.937992" calcext:value-type="float">
            <text:p>-0.937992</text:p>
          </table:table-cell>
          <table:table-cell office:value-type="string" calcext:value-type="string">
            <text:p><text:s/></text:p>
          </table:table-cell>
          <table:table-cell office:value-type="float" office:value="0.318329" calcext:value-type="float">
            <text:p>0.318329</text:p>
          </table:table-cell>
          <table:table-cell office:value-type="float" office:value="-0.321385" calcext:value-type="float">
            <text:p>-0.321385</text:p>
          </table:table-cell>
          <table:table-cell office:value-type="float" office:value="0.871695" calcext:value-type="float">
            <text:p>0.871695</text:p>
          </table:table-cell>
          <table:table-cell office:value-type="string" calcext:value-type="string">
            <text:p><text:s/></text:p>
          </table:table-cell>
          <table:table-cell office:value-type="float" office:value="-1.56874" calcext:value-type="float">
            <text:p>-1.56874</text:p>
          </table:table-cell>
          <table:table-cell table:style-name="ce1" office:value-type="float" office:value="-0.520004" calcext:value-type="float">
            <text:p>-5.20E-01</text:p>
          </table:table-cell>
          <table:table-cell office:value-type="float" office:value="-1.57558" calcext:value-type="float">
            <text:p>-1.575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-0.800664" calcext:value-type="float">
            <text:p>-0.800664</text:p>
          </table:table-cell>
          <table:table-cell office:value-type="float" office:value="-0.806979" calcext:value-type="float">
            <text:p>-0.806979</text:p>
          </table:table-cell>
          <table:table-cell office:value-type="float" office:value="1.58849" calcext:value-type="float">
            <text:p>1.58849</text:p>
          </table:table-cell>
          <table:table-cell office:value-type="float" office:value="-0.162647" calcext:value-type="float">
            <text:p>-0.162647</text:p>
          </table:table-cell>
          <table:table-cell office:value-type="float" office:value="0.56019" calcext:value-type="float">
            <text:p>0.56019</text:p>
          </table:table-cell>
          <table:table-cell office:value-type="float" office:value="-0.958717" calcext:value-type="float">
            <text:p>-0.958717</text:p>
          </table:table-cell>
          <table:table-cell office:value-type="string" calcext:value-type="string">
            <text:p><text:s/>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-0.32034" calcext:value-type="float">
            <text:p>-0.32034</text:p>
          </table:table-cell>
          <table:table-cell office:value-type="float" office:value="0.870802" calcext:value-type="float">
            <text:p>0.870802</text:p>
          </table:table-cell>
          <table:table-cell office:value-type="string" calcext:value-type="string">
            <text:p><text:s/></text:p>
          </table:table-cell>
          <table:table-cell office:value-type="float" office:value="-1.56859" calcext:value-type="float">
            <text:p>-1.56859</text:p>
          </table:table-cell>
          <table:table-cell table:style-name="ce1" office:value-type="float" office:value="-0.550004" calcext:value-type="float">
            <text:p>-5.50E-01</text:p>
          </table:table-cell>
          <table:table-cell office:value-type="float" office:value="-1.57561" calcext:value-type="float">
            <text:p>-1.575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28797" calcext:value-type="float">
            <text:p>0.728797</text:p>
          </table:table-cell>
          <table:table-cell office:value-type="float" office:value="-0.805085" calcext:value-type="float">
            <text:p>-0.805085</text:p>
          </table:table-cell>
          <table:table-cell office:value-type="float" office:value="-0.803938" calcext:value-type="float">
            <text:p>-0.803938</text:p>
          </table:table-cell>
          <table:table-cell office:value-type="float" office:value="1.59242" calcext:value-type="float">
            <text:p>1.59242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558954" calcext:value-type="float">
            <text:p>0.558954</text:p>
          </table:table-cell>
          <table:table-cell office:value-type="float" office:value="-0.979464" calcext:value-type="float">
            <text:p>-0.979464</text:p>
          </table:table-cell>
          <table:table-cell office:value-type="string" calcext:value-type="string">
            <text:p><text:s/></text:p>
          </table:table-cell>
          <table:table-cell office:value-type="float" office:value="0.317867" calcext:value-type="float">
            <text:p>0.317867</text:p>
          </table:table-cell>
          <table:table-cell office:value-type="float" office:value="-0.319322" calcext:value-type="float">
            <text:p>-0.319322</text:p>
          </table:table-cell>
          <table:table-cell office:value-type="float" office:value="0.86988" calcext:value-type="float">
            <text:p>0.86988</text:p>
          </table:table-cell>
          <table:table-cell office:value-type="string" calcext:value-type="string">
            <text:p><text:s/></text:p>
          </table:table-cell>
          <table:table-cell office:value-type="float" office:value="-1.56842" calcext:value-type="float">
            <text:p>-1.56842</text:p>
          </table:table-cell>
          <table:table-cell table:style-name="ce1" office:value-type="float" office:value="-0.580004" calcext:value-type="float">
            <text:p>-5.80E-01</text:p>
          </table:table-cell>
          <table:table-cell office:value-type="float" office:value="-1.57564" calcext:value-type="float">
            <text:p>-1.575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31066" calcext:value-type="float">
            <text:p>0.731066</text:p>
          </table:table-cell>
          <table:table-cell office:value-type="float" office:value="-0.809541" calcext:value-type="float">
            <text:p>-0.809541</text:p>
          </table:table-cell>
          <table:table-cell office:value-type="float" office:value="-0.800975" calcext:value-type="float">
            <text:p>-0.800975</text:p>
          </table:table-cell>
          <table:table-cell office:value-type="float" office:value="1.59636" calcext:value-type="float">
            <text:p>1.59636</text:p>
          </table:table-cell>
          <table:table-cell office:value-type="float" office:value="-0.186721" calcext:value-type="float">
            <text:p>-0.186721</text:p>
          </table:table-cell>
          <table:table-cell office:value-type="float" office:value="0.557761" calcext:value-type="float">
            <text:p>0.557761</text:p>
          </table:table-cell>
          <table:table-cell office:value-type="float" office:value="-1.00023" calcext:value-type="float">
            <text:p>-1.00023</text:p>
          </table:table-cell>
          <table:table-cell office:value-type="string" calcext:value-type="string">
            <text:p><text:s/></text:p>
          </table:table-cell>
          <table:table-cell office:value-type="float" office:value="0.317636" calcext:value-type="float">
            <text:p>0.317636</text:p>
          </table:table-cell>
          <table:table-cell office:value-type="float" office:value="-0.318332" calcext:value-type="float">
            <text:p>-0.318332</text:p>
          </table:table-cell>
          <table:table-cell office:value-type="float" office:value="0.868927" calcext:value-type="float">
            <text:p>0.868927</text:p>
          </table:table-cell>
          <table:table-cell office:value-type="string" calcext:value-type="string">
            <text:p><text:s/></text:p>
          </table:table-cell>
          <table:table-cell office:value-type="float" office:value="-1.56825" calcext:value-type="float">
            <text:p>-1.56825</text:p>
          </table:table-cell>
          <table:table-cell table:style-name="ce1" office:value-type="float" office:value="-0.610003" calcext:value-type="float">
            <text:p>-6.10E-01</text:p>
          </table:table-cell>
          <table:table-cell office:value-type="float" office:value="-1.57569" calcext:value-type="float">
            <text:p>-1.575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33378" calcext:value-type="float">
            <text:p>0.733378</text:p>
          </table:table-cell>
          <table:table-cell office:value-type="float" office:value="-0.814032" calcext:value-type="float">
            <text:p>-0.814032</text:p>
          </table:table-cell>
          <table:table-cell office:value-type="float" office:value="-0.79809" calcext:value-type="float">
            <text:p>-0.79809</text:p>
          </table:table-cell>
          <table:table-cell office:value-type="float" office:value="1.60033" calcext:value-type="float">
            <text:p>1.60033</text:p>
          </table:table-cell>
          <table:table-cell office:value-type="float" office:value="-0.198779" calcext:value-type="float">
            <text:p>-0.198779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-1.02103" calcext:value-type="float">
            <text:p>-1.02103</text:p>
          </table:table-cell>
          <table:table-cell office:value-type="string" calcext:value-type="string">
            <text:p><text:s/></text:p>
          </table:table-cell>
          <table:table-cell office:value-type="float" office:value="0.317405" calcext:value-type="float">
            <text:p>0.317405</text:p>
          </table:table-cell>
          <table:table-cell office:value-type="float" office:value="-0.317371" calcext:value-type="float">
            <text:p>-0.317371</text:p>
          </table:table-cell>
          <table:table-cell office:value-type="float" office:value="0.867947" calcext:value-type="float">
            <text:p>0.867947</text:p>
          </table:table-cell>
          <table:table-cell office:value-type="string" calcext:value-type="string">
            <text:p><text:s/></text:p>
          </table:table-cell>
          <table:table-cell office:value-type="float" office:value="-1.56808" calcext:value-type="float">
            <text:p>-1.56808</text:p>
          </table:table-cell>
          <table:table-cell table:style-name="ce1" office:value-type="float" office:value="-0.640003" calcext:value-type="float">
            <text:p>-6.40E-01</text:p>
          </table:table-cell>
          <table:table-cell office:value-type="float" office:value="-1.57575" calcext:value-type="float">
            <text:p>-1.575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5732" calcext:value-type="float">
            <text:p>0.735732</text:p>
          </table:table-cell>
          <table:table-cell office:value-type="float" office:value="-0.818556" calcext:value-type="float">
            <text:p>-0.818556</text:p>
          </table:table-cell>
          <table:table-cell office:value-type="float" office:value="-0.795285" calcext:value-type="float">
            <text:p>-0.795285</text:p>
          </table:table-cell>
          <table:table-cell office:value-type="float" office:value="1.60431" calcext:value-type="float">
            <text:p>1.60431</text:p>
          </table:table-cell>
          <table:table-cell office:value-type="float" office:value="-0.21085" calcext:value-type="float">
            <text:p>-0.21085</text:p>
          </table:table-cell>
          <table:table-cell office:value-type="float" office:value="0.555505" calcext:value-type="float">
            <text:p>0.555505</text:p>
          </table:table-cell>
          <table:table-cell office:value-type="float" office:value="-1.04185" calcext:value-type="float">
            <text:p>-1.04185</text:p>
          </table:table-cell>
          <table:table-cell office:value-type="string" calcext:value-type="string">
            <text:p><text:s/></text:p>
          </table:table-cell>
          <table:table-cell office:value-type="float" office:value="0.317175" calcext:value-type="float">
            <text:p>0.317175</text:p>
          </table:table-cell>
          <table:table-cell office:value-type="float" office:value="-0.316439" calcext:value-type="float">
            <text:p>-0.316439</text:p>
          </table:table-cell>
          <table:table-cell office:value-type="float" office:value="0.866938" calcext:value-type="float">
            <text:p>0.866938</text:p>
          </table:table-cell>
          <table:table-cell office:value-type="string" calcext:value-type="string">
            <text:p><text:s/></text:p>
          </table:table-cell>
          <table:table-cell office:value-type="float" office:value="-1.5679" calcext:value-type="float">
            <text:p>-1.5679</text:p>
          </table:table-cell>
          <table:table-cell table:style-name="ce1" office:value-type="float" office:value="-0.670002" calcext:value-type="float">
            <text:p>-6.70E-01</text:p>
          </table:table-cell>
          <table:table-cell office:value-type="float" office:value="-1.57581" calcext:value-type="float">
            <text:p>-1.575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8131" calcext:value-type="float">
            <text:p>0.738131</text:p>
          </table:table-cell>
          <table:table-cell office:value-type="float" office:value="-0.823115" calcext:value-type="float">
            <text:p>-0.823115</text:p>
          </table:table-cell>
          <table:table-cell office:value-type="float" office:value="-0.792559" calcext:value-type="float">
            <text:p>-0.792559</text:p>
          </table:table-cell>
          <table:table-cell office:value-type="float" office:value="1.60831" calcext:value-type="float">
            <text:p>1.60831</text:p>
          </table:table-cell>
          <table:table-cell office:value-type="float" office:value="-0.222933" calcext:value-type="float">
            <text:p>-0.222933</text:p>
          </table:table-cell>
          <table:table-cell office:value-type="float" office:value="0.554446" calcext:value-type="float">
            <text:p>0.554446</text:p>
          </table:table-cell>
          <table:table-cell office:value-type="float" office:value="-1.06269" calcext:value-type="float">
            <text:p>-1.06269</text:p>
          </table:table-cell>
          <table:table-cell office:value-type="string" calcext:value-type="string">
            <text:p><text:s/></text:p>
          </table:table-cell>
          <table:table-cell office:value-type="float" office:value="0.316944" calcext:value-type="float">
            <text:p>0.316944</text:p>
          </table:table-cell>
          <table:table-cell office:value-type="float" office:value="-0.315538" calcext:value-type="float">
            <text:p>-0.315538</text:p>
          </table:table-cell>
          <table:table-cell office:value-type="float" office:value="0.865903" calcext:value-type="float">
            <text:p>0.865903</text:p>
          </table:table-cell>
          <table:table-cell office:value-type="string" calcext:value-type="string">
            <text:p><text:s/></text:p>
          </table:table-cell>
          <table:table-cell office:value-type="float" office:value="-1.56771" calcext:value-type="float">
            <text:p>-1.56771</text:p>
          </table:table-cell>
          <table:table-cell table:style-name="ce1" office:value-type="float" office:value="-0.700002" calcext:value-type="float">
            <text:p>-7.00E-01</text:p>
          </table:table-cell>
          <table:table-cell office:value-type="float" office:value="-1.57589" calcext:value-type="float">
            <text:p>-1.575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40573" calcext:value-type="float">
            <text:p>0.740573</text:p>
          </table:table-cell>
          <table:table-cell office:value-type="float" office:value="-0.827708" calcext:value-type="float">
            <text:p>-0.827708</text:p>
          </table:table-cell>
          <table:table-cell office:value-type="float" office:value="-0.789912" calcext:value-type="float">
            <text:p>-0.789912</text:p>
          </table:table-cell>
          <table:table-cell office:value-type="float" office:value="1.61232" calcext:value-type="float">
            <text:p>1.61232</text:p>
          </table:table-cell>
          <table:table-cell office:value-type="float" office:value="-0.235027" calcext:value-type="float">
            <text:p>-0.235027</text:p>
          </table:table-cell>
          <table:table-cell office:value-type="float" office:value="0.553437" calcext:value-type="float">
            <text:p>0.553437</text:p>
          </table:table-cell>
          <table:table-cell office:value-type="float" office:value="-1.08357" calcext:value-type="float">
            <text:p>-1.08357</text:p>
          </table:table-cell>
          <table:table-cell office:value-type="string" calcext:value-type="string">
            <text:p><text:s/></text:p>
          </table:table-cell>
          <table:table-cell office:value-type="float" office:value="0.316714" calcext:value-type="float">
            <text:p>0.316714</text:p>
          </table:table-cell>
          <table:table-cell office:value-type="float" office:value="-0.314669" calcext:value-type="float">
            <text:p>-0.314669</text:p>
          </table:table-cell>
          <table:table-cell office:value-type="float" office:value="0.864842" calcext:value-type="float">
            <text:p>0.864842</text:p>
          </table:table-cell>
          <table:table-cell office:value-type="string" calcext:value-type="string">
            <text:p><text:s/></text:p>
          </table:table-cell>
          <table:table-cell office:value-type="float" office:value="-1.56751" calcext:value-type="float">
            <text:p>-1.56751</text:p>
          </table:table-cell>
          <table:table-cell table:style-name="ce1" office:value-type="float" office:value="-0.730001" calcext:value-type="float">
            <text:p>-7.30E-01</text:p>
          </table:table-cell>
          <table:table-cell office:value-type="float" office:value="-1.57597" calcext:value-type="float">
            <text:p>-1.575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4306" calcext:value-type="float">
            <text:p>0.74306</text:p>
          </table:table-cell>
          <table:table-cell office:value-type="float" office:value="-0.832336" calcext:value-type="float">
            <text:p>-0.832336</text:p>
          </table:table-cell>
          <table:table-cell office:value-type="float" office:value="-0.787344" calcext:value-type="float">
            <text:p>-0.787344</text:p>
          </table:table-cell>
          <table:table-cell office:value-type="float" office:value="1.61633" calcext:value-type="float">
            <text:p>1.61633</text:p>
          </table:table-cell>
          <table:table-cell office:value-type="float" office:value="-0.247132" calcext:value-type="float">
            <text:p>-0.247132</text:p>
          </table:table-cell>
          <table:table-cell office:value-type="float" office:value="0.552479" calcext:value-type="float">
            <text:p>0.552479</text:p>
          </table:table-cell>
          <table:table-cell office:value-type="float" office:value="-1.10448" calcext:value-type="float">
            <text:p>-1.10448</text:p>
          </table:table-cell>
          <table:table-cell office:value-type="string" calcext:value-type="string">
            <text:p><text:s/></text:p>
          </table:table-cell>
          <table:table-cell office:value-type="float" office:value="0.316483" calcext:value-type="float">
            <text:p>0.316483</text:p>
          </table:table-cell>
          <table:table-cell office:value-type="float" office:value="-0.313831" calcext:value-type="float">
            <text:p>-0.313831</text:p>
          </table:table-cell>
          <table:table-cell office:value-type="float" office:value="0.863756" calcext:value-type="float">
            <text:p>0.863756</text:p>
          </table:table-cell>
          <table:table-cell office:value-type="string" calcext:value-type="string">
            <text:p><text:s/></text:p>
          </table:table-cell>
          <table:table-cell office:value-type="float" office:value="-1.5673" calcext:value-type="float">
            <text:p>-1.5673</text:p>
          </table:table-cell>
          <table:table-cell table:style-name="ce1" office:value-type="float" office:value="-0.760001" calcext:value-type="float">
            <text:p>-7.60E-01</text:p>
          </table:table-cell>
          <table:table-cell office:value-type="float" office:value="-1.57607" calcext:value-type="float">
            <text:p>-1.576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5592" calcext:value-type="float">
            <text:p>0.745592</text:p>
          </table:table-cell>
          <table:table-cell office:value-type="float" office:value="-0.836998" calcext:value-type="float">
            <text:p>-0.836998</text:p>
          </table:table-cell>
          <table:table-cell office:value-type="float" office:value="-0.784856" calcext:value-type="float">
            <text:p>-0.784856</text:p>
          </table:table-cell>
          <table:table-cell office:value-type="float" office:value="1.62035" calcext:value-type="float">
            <text:p>1.62035</text:p>
          </table:table-cell>
          <table:table-cell office:value-type="float" office:value="-0.259246" calcext:value-type="float">
            <text:p>-0.259246</text:p>
          </table:table-cell>
          <table:table-cell office:value-type="float" office:value="0.551574" calcext:value-type="float">
            <text:p>0.551574</text:p>
          </table:table-cell>
          <table:table-cell office:value-type="float" office:value="-1.12543" calcext:value-type="float">
            <text:p>-1.12543</text:p>
          </table:table-cell>
          <table:table-cell office:value-type="string" calcext:value-type="string">
            <text:p><text:s/></text:p>
          </table:table-cell>
          <table:table-cell office:value-type="float" office:value="0.316253" calcext:value-type="float">
            <text:p>0.316253</text:p>
          </table:table-cell>
          <table:table-cell office:value-type="float" office:value="-0.313025" calcext:value-type="float">
            <text:p>-0.313025</text:p>
          </table:table-cell>
          <table:table-cell office:value-type="float" office:value="0.862645" calcext:value-type="float">
            <text:p>0.862645</text:p>
          </table:table-cell>
          <table:table-cell office:value-type="string" calcext:value-type="string">
            <text:p><text:s/></text:p>
          </table:table-cell>
          <table:table-cell office:value-type="float" office:value="-1.56708" calcext:value-type="float">
            <text:p>-1.56708</text:p>
          </table:table-cell>
          <table:table-cell table:style-name="ce1" office:value-type="float" office:value="-0.79" calcext:value-type="float">
            <text:p>-7.90E-01</text:p>
          </table:table-cell>
          <table:table-cell office:value-type="float" office:value="-1.57619" calcext:value-type="float">
            <text:p>-1.576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8169" calcext:value-type="float">
            <text:p>0.748169</text:p>
          </table:table-cell>
          <table:table-cell office:value-type="float" office:value="-0.841695" calcext:value-type="float">
            <text:p>-0.841695</text:p>
          </table:table-cell>
          <table:table-cell office:value-type="float" office:value="-0.782446" calcext:value-type="float">
            <text:p>-0.782446</text:p>
          </table:table-cell>
          <table:table-cell office:value-type="float" office:value="1.62437" calcext:value-type="float">
            <text:p>1.62437</text:p>
          </table:table-cell>
          <table:table-cell office:value-type="float" office:value="-0.271368" calcext:value-type="float">
            <text:p>-0.271368</text:p>
          </table:table-cell>
          <table:table-cell office:value-type="float" office:value="0.550723" calcext:value-type="float">
            <text:p>0.550723</text:p>
          </table:table-cell>
          <table:table-cell office:value-type="float" office:value="-1.14641" calcext:value-type="float">
            <text:p>-1.14641</text:p>
          </table:table-cell>
          <table:table-cell office:value-type="string" calcext:value-type="string">
            <text:p><text:s/></text:p>
          </table:table-cell>
          <table:table-cell office:value-type="float" office:value="0.316023" calcext:value-type="float">
            <text:p>0.316023</text:p>
          </table:table-cell>
          <table:table-cell office:value-type="float" office:value="-0.312252" calcext:value-type="float">
            <text:p>-0.312252</text:p>
          </table:table-cell>
          <table:table-cell office:value-type="float" office:value="0.861512" calcext:value-type="float">
            <text:p>0.861512</text:p>
          </table:table-cell>
          <table:table-cell office:value-type="string" calcext:value-type="string">
            <text:p><text:s/></text:p>
          </table:table-cell>
          <table:table-cell office:value-type="float" office:value="-1.56685" calcext:value-type="float">
            <text:p>-1.56685</text:p>
          </table:table-cell>
          <table:table-cell table:style-name="ce1" office:value-type="float" office:value="-0.82" calcext:value-type="float">
            <text:p>-8.20E-01</text:p>
          </table:table-cell>
          <table:table-cell office:value-type="float" office:value="-1.57632" calcext:value-type="float">
            <text:p>-1.576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0792" calcext:value-type="float">
            <text:p>0.750792</text:p>
          </table:table-cell>
          <table:table-cell office:value-type="float" office:value="-0.846426" calcext:value-type="float">
            <text:p>-0.846426</text:p>
          </table:table-cell>
          <table:table-cell office:value-type="float" office:value="-0.780115" calcext:value-type="float">
            <text:p>-0.780115</text:p>
          </table:table-cell>
          <table:table-cell office:value-type="float" office:value="1.62839" calcext:value-type="float">
            <text:p>1.62839</text:p>
          </table:table-cell>
          <table:table-cell office:value-type="float" office:value="-0.283497" calcext:value-type="float">
            <text:p>-0.283497</text:p>
          </table:table-cell>
          <table:table-cell office:value-type="float" office:value="0.549929" calcext:value-type="float">
            <text:p>0.549929</text:p>
          </table:table-cell>
          <table:table-cell office:value-type="float" office:value="-1.16742" calcext:value-type="float">
            <text:p>-1.16742</text:p>
          </table:table-cell>
          <table:table-cell office:value-type="string" calcext:value-type="string">
            <text:p><text:s/></text:p>
          </table:table-cell>
          <table:table-cell office:value-type="float" office:value="0.315794" calcext:value-type="float">
            <text:p>0.315794</text:p>
          </table:table-cell>
          <table:table-cell office:value-type="float" office:value="-0.311514" calcext:value-type="float">
            <text:p>-0.311514</text:p>
          </table:table-cell>
          <table:table-cell office:value-type="float" office:value="0.860357" calcext:value-type="float">
            <text:p>0.860357</text:p>
          </table:table-cell>
          <table:table-cell office:value-type="string" calcext:value-type="string">
            <text:p><text:s/></text:p>
          </table:table-cell>
          <table:table-cell office:value-type="float" office:value="-1.56661" calcext:value-type="float">
            <text:p>-1.56661</text:p>
          </table:table-cell>
          <table:table-cell table:style-name="ce1" office:value-type="float" office:value="-0.849999" calcext:value-type="float">
            <text:p>-8.50E-01</text:p>
          </table:table-cell>
          <table:table-cell office:value-type="float" office:value="-1.57646" calcext:value-type="float">
            <text:p>-1.576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53461" calcext:value-type="float">
            <text:p>0.753461</text:p>
          </table:table-cell>
          <table:table-cell office:value-type="float" office:value="-0.851192" calcext:value-type="float">
            <text:p>-0.851192</text:p>
          </table:table-cell>
          <table:table-cell office:value-type="float" office:value="-0.777861" calcext:value-type="float">
            <text:p>-0.777861</text:p>
          </table:table-cell>
          <table:table-cell office:value-type="float" office:value="1.63241" calcext:value-type="float">
            <text:p>1.63241</text:p>
          </table:table-cell>
          <table:table-cell office:value-type="float" office:value="-0.295633" calcext:value-type="float">
            <text:p>-0.295633</text:p>
          </table:table-cell>
          <table:table-cell office:value-type="float" office:value="0.549193" calcext:value-type="float">
            <text:p>0.549193</text:p>
          </table:table-cell>
          <table:table-cell office:value-type="float" office:value="-1.18848" calcext:value-type="float">
            <text:p>-1.18848</text:p>
          </table:table-cell>
          <table:table-cell office:value-type="string" calcext:value-type="string">
            <text:p><text:s/></text:p>
          </table:table-cell>
          <table:table-cell office:value-type="float" office:value="0.315564" calcext:value-type="float">
            <text:p>0.315564</text:p>
          </table:table-cell>
          <table:table-cell office:value-type="float" office:value="-0.310809" calcext:value-type="float">
            <text:p>-0.310809</text:p>
          </table:table-cell>
          <table:table-cell office:value-type="float" office:value="0.859181" calcext:value-type="float">
            <text:p>0.859181</text:p>
          </table:table-cell>
          <table:table-cell office:value-type="string" calcext:value-type="string">
            <text:p><text:s/></text:p>
          </table:table-cell>
          <table:table-cell office:value-type="float" office:value="-1.56635" calcext:value-type="float">
            <text:p>-1.56635</text:p>
          </table:table-cell>
          <table:table-cell table:style-name="ce1" office:value-type="float" office:value="-0.879998" calcext:value-type="float">
            <text:p>-8.80E-01</text:p>
          </table:table-cell>
          <table:table-cell office:value-type="float" office:value="-1.57663" calcext:value-type="float">
            <text:p>-1.576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6176" calcext:value-type="float">
            <text:p>0.756176</text:p>
          </table:table-cell>
          <table:table-cell office:value-type="float" office:value="-0.855992" calcext:value-type="float">
            <text:p>-0.855992</text:p>
          </table:table-cell>
          <table:table-cell office:value-type="float" office:value="-0.775685" calcext:value-type="float">
            <text:p>-0.775685</text:p>
          </table:table-cell>
          <table:table-cell office:value-type="float" office:value="1.63641" calcext:value-type="float">
            <text:p>1.63641</text:p>
          </table:table-cell>
          <table:table-cell office:value-type="float" office:value="-0.307774" calcext:value-type="float">
            <text:p>-0.307774</text:p>
          </table:table-cell>
          <table:table-cell office:value-type="float" office:value="0.548517" calcext:value-type="float">
            <text:p>0.548517</text:p>
          </table:table-cell>
          <table:table-cell office:value-type="float" office:value="-1.20958" calcext:value-type="float">
            <text:p>-1.20958</text:p>
          </table:table-cell>
          <table:table-cell office:value-type="string" calcext:value-type="string">
            <text:p><text:s/></text:p>
          </table:table-cell>
          <table:table-cell office:value-type="float" office:value="0.315335" calcext:value-type="float">
            <text:p>0.315335</text:p>
          </table:table-cell>
          <table:table-cell office:value-type="float" office:value="-0.310139" calcext:value-type="float">
            <text:p>-0.310139</text:p>
          </table:table-cell>
          <table:table-cell office:value-type="float" office:value="0.857985" calcext:value-type="float">
            <text:p>0.857985</text:p>
          </table:table-cell>
          <table:table-cell office:value-type="string" calcext:value-type="string">
            <text:p><text:s/></text:p>
          </table:table-cell>
          <table:table-cell office:value-type="float" office:value="-1.56607" calcext:value-type="float">
            <text:p>-1.56607</text:p>
          </table:table-cell>
          <table:table-cell table:style-name="ce1" office:value-type="float" office:value="-0.909997" calcext:value-type="float">
            <text:p>-9.10E-01</text:p>
          </table:table-cell>
          <table:table-cell office:value-type="float" office:value="-1.57681" calcext:value-type="float">
            <text:p>-1.576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58938" calcext:value-type="float">
            <text:p>0.758938</text:p>
          </table:table-cell>
          <table:table-cell office:value-type="float" office:value="-0.860828" calcext:value-type="float">
            <text:p>-0.860828</text:p>
          </table:table-cell>
          <table:table-cell office:value-type="float" office:value="-0.773586" calcext:value-type="float">
            <text:p>-0.773586</text:p>
          </table:table-cell>
          <table:table-cell office:value-type="float" office:value="1.64041" calcext:value-type="float">
            <text:p>1.64041</text:p>
          </table:table-cell>
          <table:table-cell office:value-type="float" office:value="-0.319918" calcext:value-type="float">
            <text:p>-0.319918</text:p>
          </table:table-cell>
          <table:table-cell office:value-type="float" office:value="0.547904" calcext:value-type="float">
            <text:p>0.547904</text:p>
          </table:table-cell>
          <table:table-cell office:value-type="float" office:value="-1.23073" calcext:value-type="float">
            <text:p>-1.23073</text:p>
          </table:table-cell>
          <table:table-cell office:value-type="string" calcext:value-type="string">
            <text:p><text:s/></text:p>
          </table:table-cell>
          <table:table-cell office:value-type="float" office:value="0.315106" calcext:value-type="float">
            <text:p>0.315106</text:p>
          </table:table-cell>
          <table:table-cell office:value-type="float" office:value="-0.309504" calcext:value-type="float">
            <text:p>-0.309504</text:p>
          </table:table-cell>
          <table:table-cell office:value-type="float" office:value="0.85677" calcext:value-type="float">
            <text:p>0.85677</text:p>
          </table:table-cell>
          <table:table-cell office:value-type="string" calcext:value-type="string">
            <text:p><text:s/></text:p>
          </table:table-cell>
          <table:table-cell office:value-type="float" office:value="-1.56577" calcext:value-type="float">
            <text:p>-1.56577</text:p>
          </table:table-cell>
          <table:table-cell table:style-name="ce1" office:value-type="float" office:value="-0.939997" calcext:value-type="float">
            <text:p>-9.40E-01</text:p>
          </table:table-cell>
          <table:table-cell office:value-type="float" office:value="-1.57702" calcext:value-type="float">
            <text:p>-1.577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61747" calcext:value-type="float">
            <text:p>0.761747</text:p>
          </table:table-cell>
          <table:table-cell office:value-type="float" office:value="-0.865699" calcext:value-type="float">
            <text:p>-0.865699</text:p>
          </table:table-cell>
          <table:table-cell office:value-type="float" office:value="-0.771563" calcext:value-type="float">
            <text:p>-0.771563</text:p>
          </table:table-cell>
          <table:table-cell office:value-type="float" office:value="1.64439" calcext:value-type="float">
            <text:p>1.64439</text:p>
          </table:table-cell>
          <table:table-cell office:value-type="float" office:value="-0.332065" calcext:value-type="float">
            <text:p>-0.332065</text:p>
          </table:table-cell>
          <table:table-cell office:value-type="float" office:value="0.547355" calcext:value-type="float">
            <text:p>0.547355</text:p>
          </table:table-cell>
          <table:table-cell office:value-type="float" office:value="-1.25192" calcext:value-type="float">
            <text:p>-1.25192</text:p>
          </table:table-cell>
          <table:table-cell office:value-type="string" calcext:value-type="string">
            <text:p><text:s/></text:p>
          </table:table-cell>
          <table:table-cell office:value-type="float" office:value="0.314877" calcext:value-type="float">
            <text:p>0.314877</text:p>
          </table:table-cell>
          <table:table-cell office:value-type="float" office:value="-0.308906" calcext:value-type="float">
            <text:p>-0.308906</text:p>
          </table:table-cell>
          <table:table-cell office:value-type="float" office:value="0.855537" calcext:value-type="float">
            <text:p>0.855537</text:p>
          </table:table-cell>
          <table:table-cell office:value-type="string" calcext:value-type="string">
            <text:p><text:s/></text:p>
          </table:table-cell>
          <table:table-cell office:value-type="float" office:value="-1.56545" calcext:value-type="float">
            <text:p>-1.56545</text:p>
          </table:table-cell>
          <table:table-cell table:style-name="ce1" office:value-type="float" office:value="-0.969996" calcext:value-type="float">
            <text:p>-9.70E-01</text:p>
          </table:table-cell>
          <table:table-cell office:value-type="float" office:value="-1.57726" calcext:value-type="float">
            <text:p>-1.577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64603" calcext:value-type="float">
            <text:p>0.764603</text:p>
          </table:table-cell>
          <table:table-cell office:value-type="float" office:value="-0.870605" calcext:value-type="float">
            <text:p>-0.870605</text:p>
          </table:table-cell>
          <table:table-cell office:value-type="float" office:value="-0.769615" calcext:value-type="float">
            <text:p>-0.769615</text:p>
          </table:table-cell>
          <table:table-cell office:value-type="float" office:value="1.64835" calcext:value-type="float">
            <text:p>1.64835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0.546871" calcext:value-type="float">
            <text:p>0.546871</text:p>
          </table:table-cell>
          <table:table-cell office:value-type="float" office:value="-1.27316" calcext:value-type="float">
            <text:p>-1.27316</text:p>
          </table:table-cell>
          <table:table-cell office:value-type="string" calcext:value-type="string">
            <text:p><text:s/></text:p>
          </table:table-cell>
          <table:table-cell office:value-type="float" office:value="0.314648" calcext:value-type="float">
            <text:p>0.314648</text:p>
          </table:table-cell>
          <table:table-cell office:value-type="float" office:value="-0.308343" calcext:value-type="float">
            <text:p>-0.308343</text:p>
          </table:table-cell>
          <table:table-cell office:value-type="float" office:value="0.854287" calcext:value-type="float">
            <text:p>0.854287</text:p>
          </table:table-cell>
          <table:table-cell office:value-type="string" calcext:value-type="string">
            <text:p><text:s/></text:p>
          </table:table-cell>
          <table:table-cell office:value-type="float" office:value="-1.5651" calcext:value-type="float">
            <text:p>-1.5651</text:p>
          </table:table-cell>
          <table:table-cell table:style-name="ce1" office:value-type="float" office:value="-0.999995" calcext:value-type="float">
            <text:p>-1.00E+00</text:p>
          </table:table-cell>
          <table:table-cell office:value-type="float" office:value="-1.57753" calcext:value-type="float">
            <text:p>-1.577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5058" calcext:value-type="float">
            <text:p>0.75058</text:p>
          </table:table-cell>
          <table:table-cell office:value-type="float" office:value="-0.85781" calcext:value-type="float">
            <text:p>-0.85781</text:p>
          </table:table-cell>
          <table:table-cell office:value-type="float" office:value="-0.752141" calcext:value-type="float">
            <text:p>-0.752141</text:p>
          </table:table-cell>
          <table:table-cell office:value-type="float" office:value="1.65196" calcext:value-type="float">
            <text:p>1.65196</text:p>
          </table:table-cell>
          <table:table-cell office:value-type="float" office:value="-0.340947" calcext:value-type="float">
            <text:p>-0.340947</text:p>
          </table:table-cell>
          <table:table-cell office:value-type="float" office:value="0.544269" calcext:value-type="float">
            <text:p>0.544269</text:p>
          </table:table-cell>
          <table:table-cell office:value-type="float" office:value="-1.25682" calcext:value-type="float">
            <text:p>-1.25682</text:p>
          </table:table-cell>
          <table:table-cell office:value-type="string" calcext:value-type="string">
            <text:p><text:s/></text:p>
          </table:table-cell>
          <table:table-cell office:value-type="float" office:value="0.314801" calcext:value-type="float">
            <text:p>0.314801</text:p>
          </table:table-cell>
          <table:table-cell office:value-type="float" office:value="-0.297866" calcext:value-type="float">
            <text:p>-0.297866</text:p>
          </table:table-cell>
          <table:table-cell office:value-type="float" office:value="0.858573" calcext:value-type="float">
            <text:p>0.858573</text:p>
          </table:table-cell>
          <table:table-cell office:value-type="string" calcext:value-type="string">
            <text:p><text:s/></text:p>
          </table:table-cell>
          <table:table-cell office:value-type="float" office:value="-1.56466" calcext:value-type="float">
            <text:p>-1.56466</text:p>
          </table:table-cell>
          <table:table-cell table:style-name="ce1" office:value-type="float" office:value="-0.999929" calcext:value-type="float">
            <text:p>-1.00E+00</text:p>
          </table:table-cell>
          <table:table-cell office:value-type="float" office:value="-1.57793" calcext:value-type="float">
            <text:p>-1.577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36615" calcext:value-type="float">
            <text:p>0.736615</text:p>
          </table:table-cell>
          <table:table-cell office:value-type="float" office:value="-0.844772" calcext:value-type="float">
            <text:p>-0.844772</text:p>
          </table:table-cell>
          <table:table-cell office:value-type="float" office:value="-0.734155" calcext:value-type="float">
            <text:p>-0.734155</text:p>
          </table:table-cell>
          <table:table-cell office:value-type="float" office:value="1.65418" calcext:value-type="float">
            <text:p>1.65418</text:p>
          </table:table-cell>
          <table:table-cell office:value-type="float" office:value="-0.337762" calcext:value-type="float">
            <text:p>-0.337762</text:p>
          </table:table-cell>
          <table:table-cell office:value-type="float" office:value="0.542533" calcext:value-type="float">
            <text:p>0.542533</text:p>
          </table:table-cell>
          <table:table-cell office:value-type="float" office:value="-1.24039" calcext:value-type="float">
            <text:p>-1.24039</text:p>
          </table:table-cell>
          <table:table-cell office:value-type="string" calcext:value-type="string">
            <text:p><text:s/></text:p>
          </table:table-cell>
          <table:table-cell office:value-type="float" office:value="0.314958" calcext:value-type="float">
            <text:p>0.314958</text:p>
          </table:table-cell>
          <table:table-cell office:value-type="float" office:value="-0.28741" calcext:value-type="float">
            <text:p>-0.28741</text:p>
          </table:table-cell>
          <table:table-cell office:value-type="float" office:value="0.863186" calcext:value-type="float">
            <text:p>0.863186</text:p>
          </table:table-cell>
          <table:table-cell office:value-type="string" calcext:value-type="string">
            <text:p><text:s/></text:p>
          </table:table-cell>
          <table:table-cell office:value-type="float" office:value="-1.56421" calcext:value-type="float">
            <text:p>-1.56421</text:p>
          </table:table-cell>
          <table:table-cell table:style-name="ce1" office:value-type="float" office:value="-0.999925" calcext:value-type="float">
            <text:p>-1.00E+00</text:p>
          </table:table-cell>
          <table:table-cell office:value-type="float" office:value="-1.57834" calcext:value-type="float">
            <text:p>-1.578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22501" calcext:value-type="float">
            <text:p>0.722501</text:p>
          </table:table-cell>
          <table:table-cell office:value-type="float" office:value="-0.831861" calcext:value-type="float">
            <text:p>-0.831861</text:p>
          </table:table-cell>
          <table:table-cell office:value-type="float" office:value="-0.715748" calcext:value-type="float">
            <text:p>-0.715748</text:p>
          </table:table-cell>
          <table:table-cell office:value-type="float" office:value="1.65579" calcext:value-type="float">
            <text:p>1.65579</text:p>
          </table:table-cell>
          <table:table-cell office:value-type="float" office:value="-0.334754" calcext:value-type="float">
            <text:p>-0.334754</text:p>
          </table:table-cell>
          <table:table-cell office:value-type="float" office:value="0.541189" calcext:value-type="float">
            <text:p>0.541189</text:p>
          </table:table-cell>
          <table:table-cell office:value-type="float" office:value="-1.22389" calcext:value-type="float">
            <text:p>-1.22389</text:p>
          </table:table-cell>
          <table:table-cell office:value-type="string" calcext:value-type="string">
            <text:p><text:s/></text:p>
          </table:table-cell>
          <table:table-cell office:value-type="float" office:value="0.315115" calcext:value-type="float">
            <text:p>0.315115</text:p>
          </table:table-cell>
          <table:table-cell office:value-type="float" office:value="-0.276965" calcext:value-type="float">
            <text:p>-0.276965</text:p>
          </table:table-cell>
          <table:table-cell office:value-type="float" office:value="0.867798" calcext:value-type="float">
            <text:p>0.867798</text:p>
          </table:table-cell>
          <table:table-cell office:value-type="string" calcext:value-type="string">
            <text:p><text:s/></text:p>
          </table:table-cell>
          <table:table-cell office:value-type="float" office:value="-1.56376" calcext:value-type="float">
            <text:p>-1.56376</text:p>
          </table:table-cell>
          <table:table-cell table:style-name="ce1" office:value-type="float" office:value="-0.999922" calcext:value-type="float">
            <text:p>-1.00E+00</text:p>
          </table:table-cell>
          <table:table-cell office:value-type="float" office:value="-1.57874" calcext:value-type="float">
            <text:p>-1.578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08228" calcext:value-type="float">
            <text:p>0.708228</text:p>
          </table:table-cell>
          <table:table-cell office:value-type="float" office:value="-0.81908" calcext:value-type="float">
            <text:p>-0.81908</text:p>
          </table:table-cell>
          <table:table-cell office:value-type="float" office:value="-0.696917" calcext:value-type="float">
            <text:p>-0.696917</text:p>
          </table:table-cell>
          <table:table-cell office:value-type="float" office:value="1.65682" calcext:value-type="float">
            <text:p>1.65682</text:p>
          </table:table-cell>
          <table:table-cell office:value-type="float" office:value="-0.331942" calcext:value-type="float">
            <text:p>-0.331942</text:p>
          </table:table-cell>
          <table:table-cell office:value-type="float" office:value="0.540231" calcext:value-type="float">
            <text:p>0.540231</text:p>
          </table:table-cell>
          <table:table-cell office:value-type="float" office:value="-1.20731" calcext:value-type="float">
            <text:p>-1.20731</text:p>
          </table:table-cell>
          <table:table-cell office:value-type="string" calcext:value-type="string">
            <text:p><text:s/></text:p>
          </table:table-cell>
          <table:table-cell office:value-type="float" office:value="0.315273" calcext:value-type="float">
            <text:p>0.315273</text:p>
          </table:table-cell>
          <table:table-cell office:value-type="float" office:value="-0.266522" calcext:value-type="float">
            <text:p>-0.266522</text:p>
          </table:table-cell>
          <table:table-cell office:value-type="float" office:value="0.872411" calcext:value-type="float">
            <text:p>0.872411</text:p>
          </table:table-cell>
          <table:table-cell office:value-type="string" calcext:value-type="string">
            <text:p><text:s/></text:p>
          </table:table-cell>
          <table:table-cell office:value-type="float" office:value="-1.5633" calcext:value-type="float">
            <text:p>-1.5633</text:p>
          </table:table-cell>
          <table:table-cell table:style-name="ce1" office:value-type="float" office:value="-0.999918" calcext:value-type="float">
            <text:p>-1.00E+00</text:p>
          </table:table-cell>
          <table:table-cell office:value-type="float" office:value="-1.57915" calcext:value-type="float">
            <text:p>-1.579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93803" calcext:value-type="float">
            <text:p>0.693803</text:p>
          </table:table-cell>
          <table:table-cell office:value-type="float" office:value="-0.806436" calcext:value-type="float">
            <text:p>-0.806436</text:p>
          </table:table-cell>
          <table:table-cell office:value-type="float" office:value="-0.677673" calcext:value-type="float">
            <text:p>-0.677673</text:p>
          </table:table-cell>
          <table:table-cell office:value-type="float" office:value="1.65726" calcext:value-type="float">
            <text:p>1.65726</text:p>
          </table:table-cell>
          <table:table-cell office:value-type="float" office:value="-0.329344" calcext:value-type="float">
            <text:p>-0.329344</text:p>
          </table:table-cell>
          <table:table-cell office:value-type="float" office:value="0.539663" calcext:value-type="float">
            <text:p>0.539663</text:p>
          </table:table-cell>
          <table:table-cell office:value-type="float" office:value="-1.19063" calcext:value-type="float">
            <text:p>-1.19063</text:p>
          </table:table-cell>
          <table:table-cell office:value-type="string" calcext:value-type="string">
            <text:p><text:s/></text:p>
          </table:table-cell>
          <table:table-cell office:value-type="float" office:value="0.31543" calcext:value-type="float">
            <text:p>0.31543</text:p>
          </table:table-cell>
          <table:table-cell office:value-type="float" office:value="-0.25608" calcext:value-type="float">
            <text:p>-0.25608</text:p>
          </table:table-cell>
          <table:table-cell office:value-type="float" office:value="0.877024" calcext:value-type="float">
            <text:p>0.877024</text:p>
          </table:table-cell>
          <table:table-cell office:value-type="string" calcext:value-type="string">
            <text:p><text:s/></text:p>
          </table:table-cell>
          <table:table-cell office:value-type="float" office:value="-1.56283" calcext:value-type="float">
            <text:p>-1.56283</text:p>
          </table:table-cell>
          <table:table-cell table:style-name="ce1" office:value-type="float" office:value="-0.999914" calcext:value-type="float">
            <text:p>-1.00E+00</text:p>
          </table:table-cell>
          <table:table-cell office:value-type="float" office:value="-1.57957" calcext:value-type="float">
            <text:p>-1.579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79234" calcext:value-type="float">
            <text:p>0.679234</text:p>
          </table:table-cell>
          <table:table-cell office:value-type="float" office:value="-0.793937" calcext:value-type="float">
            <text:p>-0.793937</text:p>
          </table:table-cell>
          <table:table-cell office:value-type="float" office:value="-0.658029" calcext:value-type="float">
            <text:p>-0.658029</text:p>
          </table:table-cell>
          <table:table-cell office:value-type="float" office:value="1.65712" calcext:value-type="float">
            <text:p>1.65712</text:p>
          </table:table-cell>
          <table:table-cell office:value-type="float" office:value="-0.32698" calcext:value-type="float">
            <text:p>-0.32698</text:p>
          </table:table-cell>
          <table:table-cell office:value-type="float" office:value="0.539486" calcext:value-type="float">
            <text:p>0.539486</text:p>
          </table:table-cell>
          <table:table-cell office:value-type="float" office:value="-1.17387" calcext:value-type="float">
            <text:p>-1.17387</text:p>
          </table:table-cell>
          <table:table-cell office:value-type="string" calcext:value-type="string">
            <text:p><text:s/></text:p>
          </table:table-cell>
          <table:table-cell office:value-type="float" office:value="0.315586" calcext:value-type="float">
            <text:p>0.315586</text:p>
          </table:table-cell>
          <table:table-cell office:value-type="float" office:value="-0.245641" calcext:value-type="float">
            <text:p>-0.245641</text:p>
          </table:table-cell>
          <table:table-cell office:value-type="float" office:value="0.881639" calcext:value-type="float">
            <text:p>0.881639</text:p>
          </table:table-cell>
          <table:table-cell office:value-type="string" calcext:value-type="string">
            <text:p><text:s/></text:p>
          </table:table-cell>
          <table:table-cell office:value-type="float" office:value="-1.56236" calcext:value-type="float">
            <text:p>-1.56236</text:p>
          </table:table-cell>
          <table:table-cell table:style-name="ce1" office:value-type="float" office:value="-0.99991" calcext:value-type="float">
            <text:p>-1.00E+00</text:p>
          </table:table-cell>
          <table:table-cell office:value-type="float" office:value="-1.57998" calcext:value-type="float">
            <text:p>-1.57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4531" calcext:value-type="float">
            <text:p>0.664531</text:p>
          </table:table-cell>
          <table:table-cell office:value-type="float" office:value="-0.78159" calcext:value-type="float">
            <text:p>-0.78159</text:p>
          </table:table-cell>
          <table:table-cell office:value-type="float" office:value="-0.638" calcext:value-type="float">
            <text:p>-0.638</text:p>
          </table:table-cell>
          <table:table-cell office:value-type="float" office:value="1.65639" calcext:value-type="float">
            <text:p>1.65639</text:p>
          </table:table-cell>
          <table:table-cell office:value-type="float" office:value="-0.32487" calcext:value-type="float">
            <text:p>-0.32487</text:p>
          </table:table-cell>
          <table:table-cell office:value-type="float" office:value="0.5397" calcext:value-type="float">
            <text:p>0.5397</text:p>
          </table:table-cell>
          <table:table-cell office:value-type="float" office:value="-1.157" calcext:value-type="float">
            <text:p>-1.157</text:p>
          </table:table-cell>
          <table:table-cell office:value-type="string" calcext:value-type="string">
            <text:p><text:s/></text:p>
          </table:table-cell>
          <table:table-cell office:value-type="float" office:value="0.315742" calcext:value-type="float">
            <text:p>0.315742</text:p>
          </table:table-cell>
          <table:table-cell office:value-type="float" office:value="-0.235203" calcext:value-type="float">
            <text:p>-0.235203</text:p>
          </table:table-cell>
          <table:table-cell office:value-type="float" office:value="0.886254" calcext:value-type="float">
            <text:p>0.886254</text:p>
          </table:table-cell>
          <table:table-cell office:value-type="string" calcext:value-type="string">
            <text:p><text:s/></text:p>
          </table:table-cell>
          <table:table-cell office:value-type="float" office:value="-1.56188" calcext:value-type="float">
            <text:p>-1.56188</text:p>
          </table:table-cell>
          <table:table-cell table:style-name="ce1" office:value-type="float" office:value="-0.999906" calcext:value-type="float">
            <text:p>-1.00E+00</text:p>
          </table:table-cell>
          <table:table-cell office:value-type="float" office:value="-1.5804" calcext:value-type="float">
            <text:p>-1.5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49704" calcext:value-type="float">
            <text:p>0.649704</text:p>
          </table:table-cell>
          <table:table-cell office:value-type="float" office:value="-0.7694" calcext:value-type="float">
            <text:p>-0.7694</text:p>
          </table:table-cell>
          <table:table-cell office:value-type="float" office:value="-0.617599" calcext:value-type="float">
            <text:p>-0.617599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-0.323031" calcext:value-type="float">
            <text:p>-0.323031</text:p>
          </table:table-cell>
          <table:table-cell office:value-type="float" office:value="0.540306" calcext:value-type="float">
            <text:p>0.540306</text:p>
          </table:table-cell>
          <table:table-cell office:value-type="float" office:value="-1.14004" calcext:value-type="float">
            <text:p>-1.14004</text:p>
          </table:table-cell>
          <table:table-cell office:value-type="string" calcext:value-type="string">
            <text:p><text:s/></text:p>
          </table:table-cell>
          <table:table-cell office:value-type="float" office:value="0.315897" calcext:value-type="float">
            <text:p>0.315897</text:p>
          </table:table-cell>
          <table:table-cell office:value-type="float" office:value="-0.224767" calcext:value-type="float">
            <text:p>-0.224767</text:p>
          </table:table-cell>
          <table:table-cell office:value-type="float" office:value="0.89087" calcext:value-type="float">
            <text:p>0.89087</text:p>
          </table:table-cell>
          <table:table-cell office:value-type="string" calcext:value-type="string">
            <text:p><text:s/></text:p>
          </table:table-cell>
          <table:table-cell office:value-type="float" office:value="-1.5614" calcext:value-type="float">
            <text:p>-1.5614</text:p>
          </table:table-cell>
          <table:table-cell table:style-name="ce1" office:value-type="float" office:value="-0.999902" calcext:value-type="float">
            <text:p>-1.00E+00</text:p>
          </table:table-cell>
          <table:table-cell office:value-type="float" office:value="-1.58082" calcext:value-type="float">
            <text:p>-1.580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4766" calcext:value-type="float">
            <text:p>0.634766</text:p>
          </table:table-cell>
          <table:table-cell office:value-type="float" office:value="-0.757371" calcext:value-type="float">
            <text:p>-0.757371</text:p>
          </table:table-cell>
          <table:table-cell office:value-type="float" office:value="-0.596843" calcext:value-type="float">
            <text:p>-0.596843</text:p>
          </table:table-cell>
          <table:table-cell office:value-type="float" office:value="1.65318" calcext:value-type="float">
            <text:p>1.65318</text:p>
          </table:table-cell>
          <table:table-cell office:value-type="float" office:value="-0.321482" calcext:value-type="float">
            <text:p>-0.321482</text:p>
          </table:table-cell>
          <table:table-cell office:value-type="float" office:value="0.541305" calcext:value-type="float">
            <text:p>0.541305</text:p>
          </table:table-cell>
          <table:table-cell office:value-type="float" office:value="-1.12298" calcext:value-type="float">
            <text:p>-1.12298</text:p>
          </table:table-cell>
          <table:table-cell office:value-type="string" calcext:value-type="string">
            <text:p><text:s/></text:p>
          </table:table-cell>
          <table:table-cell office:value-type="float" office:value="0.316051" calcext:value-type="float">
            <text:p>0.316051</text:p>
          </table:table-cell>
          <table:table-cell office:value-type="float" office:value="-0.214332" calcext:value-type="float">
            <text:p>-0.214332</text:p>
          </table:table-cell>
          <table:table-cell office:value-type="float" office:value="0.895486" calcext:value-type="float">
            <text:p>0.895486</text:p>
          </table:table-cell>
          <table:table-cell office:value-type="string" calcext:value-type="string">
            <text:p><text:s/></text:p>
          </table:table-cell>
          <table:table-cell office:value-type="float" office:value="-1.56092" calcext:value-type="float">
            <text:p>-1.56092</text:p>
          </table:table-cell>
          <table:table-cell table:style-name="ce1" office:value-type="float" office:value="-0.999897" calcext:value-type="float">
            <text:p>-1.00E+00</text:p>
          </table:table-cell>
          <table:table-cell office:value-type="float" office:value="-1.58124" calcext:value-type="float">
            <text:p>-1.58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9731" calcext:value-type="float">
            <text:p>0.619731</text:p>
          </table:table-cell>
          <table:table-cell office:value-type="float" office:value="-0.745505" calcext:value-type="float">
            <text:p>-0.745505</text:p>
          </table:table-cell>
          <table:table-cell office:value-type="float" office:value="-0.575748" calcext:value-type="float">
            <text:p>-0.575748</text:p>
          </table:table-cell>
          <table:table-cell office:value-type="float" office:value="1.6507" calcext:value-type="float">
            <text:p>1.6507</text:p>
          </table:table-cell>
          <table:table-cell office:value-type="float" office:value="-0.32024" calcext:value-type="float">
            <text:p>-0.32024</text:p>
          </table:table-cell>
          <table:table-cell office:value-type="float" office:value="0.542696" calcext:value-type="float">
            <text:p>0.542696</text:p>
          </table:table-cell>
          <table:table-cell office:value-type="float" office:value="-1.10582" calcext:value-type="float">
            <text:p>-1.10582</text:p>
          </table:table-cell>
          <table:table-cell office:value-type="string" calcext:value-type="string">
            <text:p><text:s/></text:p>
          </table:table-cell>
          <table:table-cell office:value-type="float" office:value="0.316202" calcext:value-type="float">
            <text:p>0.316202</text:p>
          </table:table-cell>
          <table:table-cell office:value-type="float" office:value="-0.203899" calcext:value-type="float">
            <text:p>-0.203899</text:p>
          </table:table-cell>
          <table:table-cell office:value-type="float" office:value="0.900102" calcext:value-type="float">
            <text:p>0.900102</text:p>
          </table:table-cell>
          <table:table-cell office:value-type="string" calcext:value-type="string">
            <text:p><text:s/></text:p>
          </table:table-cell>
          <table:table-cell office:value-type="float" office:value="-1.56043" calcext:value-type="float">
            <text:p>-1.56043</text:p>
          </table:table-cell>
          <table:table-cell table:style-name="ce1" office:value-type="float" office:value="-0.999892" calcext:value-type="float">
            <text:p>-1.00E+00</text:p>
          </table:table-cell>
          <table:table-cell office:value-type="float" office:value="-1.58166" calcext:value-type="float">
            <text:p>-1.581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4612" calcext:value-type="float">
            <text:p>0.604612</text:p>
          </table:table-cell>
          <table:table-cell office:value-type="float" office:value="-0.733802" calcext:value-type="float">
            <text:p>-0.733802</text:p>
          </table:table-cell>
          <table:table-cell office:value-type="float" office:value="-0.554333" calcext:value-type="float">
            <text:p>-0.554333</text:p>
          </table:table-cell>
          <table:table-cell office:value-type="float" office:value="1.64765" calcext:value-type="float">
            <text:p>1.64765</text:p>
          </table:table-cell>
          <table:table-cell office:value-type="float" office:value="-0.319323" calcext:value-type="float">
            <text:p>-0.319323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-1.08856" calcext:value-type="float">
            <text:p>-1.08856</text:p>
          </table:table-cell>
          <table:table-cell office:value-type="string" calcext:value-type="string">
            <text:p><text:s/></text:p>
          </table:table-cell>
          <table:table-cell office:value-type="float" office:value="0.316352" calcext:value-type="float">
            <text:p>0.316352</text:p>
          </table:table-cell>
          <table:table-cell office:value-type="float" office:value="-0.193467" calcext:value-type="float">
            <text:p>-0.193467</text:p>
          </table:table-cell>
          <table:table-cell office:value-type="float" office:value="0.904719" calcext:value-type="float">
            <text:p>0.904719</text:p>
          </table:table-cell>
          <table:table-cell office:value-type="string" calcext:value-type="string">
            <text:p><text:s/></text:p>
          </table:table-cell>
          <table:table-cell office:value-type="float" office:value="-1.55994" calcext:value-type="float">
            <text:p>-1.55994</text:p>
          </table:table-cell>
          <table:table-cell table:style-name="ce1" office:value-type="float" office:value="-0.999886" calcext:value-type="float">
            <text:p>-1.00E+00</text:p>
          </table:table-cell>
          <table:table-cell office:value-type="float" office:value="-1.58208" calcext:value-type="float">
            <text:p>-1.58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89428" calcext:value-type="float">
            <text:p>0.589428</text:p>
          </table:table-cell>
          <table:table-cell office:value-type="float" office:value="-0.722263" calcext:value-type="float">
            <text:p>-0.722263</text:p>
          </table:table-cell>
          <table:table-cell office:value-type="float" office:value="-0.532616" calcext:value-type="float">
            <text:p>-0.532616</text:p>
          </table:table-cell>
          <table:table-cell office:value-type="float" office:value="1.64401" calcext:value-type="float">
            <text:p>1.64401</text:p>
          </table:table-cell>
          <table:table-cell office:value-type="float" office:value="-0.318745" calcext:value-type="float">
            <text:p>-0.318745</text:p>
          </table:table-cell>
          <table:table-cell office:value-type="float" office:value="0.546656" calcext:value-type="float">
            <text:p>0.546656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<text:s/>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83037" calcext:value-type="float">
            <text:p>-0.183037</text:p>
          </table:table-cell>
          <table:table-cell office:value-type="float" office:value="0.909337" calcext:value-type="float">
            <text:p>0.909337</text:p>
          </table:table-cell>
          <table:table-cell office:value-type="string" calcext:value-type="string">
            <text:p><text:s/></text:p>
          </table:table-cell>
          <table:table-cell office:value-type="float" office:value="-1.55945" calcext:value-type="float">
            <text:p>-1.55945</text:p>
          </table:table-cell>
          <table:table-cell table:style-name="ce1" office:value-type="float" office:value="-0.999881" calcext:value-type="float">
            <text:p>-1.00E+00</text:p>
          </table:table-cell>
          <table:table-cell office:value-type="float" office:value="-1.5825" calcext:value-type="float">
            <text:p>-1.58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74194" calcext:value-type="float">
            <text:p>0.574194</text:p>
          </table:table-cell>
          <table:table-cell office:value-type="float" office:value="-0.710883" calcext:value-type="float">
            <text:p>-0.710883</text:p>
          </table:table-cell>
          <table:table-cell office:value-type="float" office:value="-0.510616" calcext:value-type="float">
            <text:p>-0.510616</text:p>
          </table:table-cell>
          <table:table-cell office:value-type="float" office:value="1.6398" calcext:value-type="float">
            <text:p>1.6398</text:p>
          </table:table-cell>
          <table:table-cell office:value-type="float" office:value="-0.318522" calcext:value-type="float">
            <text:p>-0.318522</text:p>
          </table:table-cell>
          <table:table-cell office:value-type="float" office:value="0.549224" calcext:value-type="float">
            <text:p>0.549224</text:p>
          </table:table-cell>
          <table:table-cell office:value-type="float" office:value="-1.05375" calcext:value-type="float">
            <text:p>-1.05375</text:p>
          </table:table-cell>
          <table:table-cell office:value-type="string" calcext:value-type="string">
            <text:p><text:s/></text:p>
          </table:table-cell>
          <table:table-cell office:value-type="float" office:value="0.316645" calcext:value-type="float">
            <text:p>0.316645</text:p>
          </table:table-cell>
          <table:table-cell office:value-type="float" office:value="-0.172608" calcext:value-type="float">
            <text:p>-0.172608</text:p>
          </table:table-cell>
          <table:table-cell office:value-type="float" office:value="0.913954" calcext:value-type="float">
            <text:p>0.913954</text:p>
          </table:table-cell>
          <table:table-cell office:value-type="string" calcext:value-type="string">
            <text:p><text:s/></text:p>
          </table:table-cell>
          <table:table-cell office:value-type="float" office:value="-1.55896" calcext:value-type="float">
            <text:p>-1.55896</text:p>
          </table:table-cell>
          <table:table-cell table:style-name="ce1" office:value-type="float" office:value="-0.999875" calcext:value-type="float">
            <text:p>-1.00E+00</text:p>
          </table:table-cell>
          <table:table-cell office:value-type="float" office:value="-1.58292" calcext:value-type="float">
            <text:p>-1.582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58928" calcext:value-type="float">
            <text:p>0.558928</text:p>
          </table:table-cell>
          <table:table-cell office:value-type="float" office:value="-0.699661" calcext:value-type="float">
            <text:p>-0.699661</text:p>
          </table:table-cell>
          <table:table-cell office:value-type="float" office:value="-0.488353" calcext:value-type="float">
            <text:p>-0.488353</text:p>
          </table:table-cell>
          <table:table-cell office:value-type="float" office:value="1.63501" calcext:value-type="float">
            <text:p>1.63501</text:p>
          </table:table-cell>
          <table:table-cell office:value-type="float" office:value="-0.318667" calcext:value-type="float">
            <text:p>-0.318667</text:p>
          </table:table-cell>
          <table:table-cell office:value-type="float" office:value="0.552183" calcext:value-type="float">
            <text:p>0.552183</text:p>
          </table:table-cell>
          <table:table-cell office:value-type="float" office:value="-1.0362" calcext:value-type="float">
            <text:p>-1.0362</text:p>
          </table:table-cell>
          <table:table-cell office:value-type="string" calcext:value-type="string">
            <text:p><text:s/></text:p>
          </table:table-cell>
          <table:table-cell office:value-type="float" office:value="0.316787" calcext:value-type="float">
            <text:p>0.316787</text:p>
          </table:table-cell>
          <table:table-cell office:value-type="float" office:value="-0.162179" calcext:value-type="float">
            <text:p>-0.162179</text:p>
          </table:table-cell>
          <table:table-cell office:value-type="float" office:value="0.918572" calcext:value-type="float">
            <text:p>0.918572</text:p>
          </table:table-cell>
          <table:table-cell office:value-type="string" calcext:value-type="string">
            <text:p><text:s/></text:p>
          </table:table-cell>
          <table:table-cell office:value-type="float" office:value="-1.55846" calcext:value-type="float">
            <text:p>-1.55846</text:p>
          </table:table-cell>
          <table:table-cell table:style-name="ce1" office:value-type="float" office:value="-0.999868" calcext:value-type="float">
            <text:p>-1.00E+00</text:p>
          </table:table-cell>
          <table:table-cell office:value-type="float" office:value="-1.58334" calcext:value-type="float">
            <text:p>-1.583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43649" calcext:value-type="float">
            <text:p>0.543649</text:p>
          </table:table-cell>
          <table:table-cell office:value-type="float" office:value="-0.688589" calcext:value-type="float">
            <text:p>-0.688589</text:p>
          </table:table-cell>
          <table:table-cell office:value-type="float" office:value="-0.465846" calcext:value-type="float">
            <text:p>-0.465846</text:p>
          </table:table-cell>
          <table:table-cell office:value-type="float" office:value="1.62964" calcext:value-type="float">
            <text:p>1.62964</text:p>
          </table:table-cell>
          <table:table-cell office:value-type="float" office:value="-0.319193" calcext:value-type="float">
            <text:p>-0.319193</text:p>
          </table:table-cell>
          <table:table-cell office:value-type="float" office:value="0.555533" calcext:value-type="float">
            <text:p>0.555533</text:p>
          </table:table-cell>
          <table:table-cell office:value-type="float" office:value="-1.01856" calcext:value-type="float">
            <text:p>-1.01856</text:p>
          </table:table-cell>
          <table:table-cell office:value-type="string" calcext:value-type="string">
            <text:p><text:s/></text:p>
          </table:table-cell>
          <table:table-cell office:value-type="float" office:value="0.316926" calcext:value-type="float">
            <text:p>0.316926</text:p>
          </table:table-cell>
          <table:table-cell office:value-type="float" office:value="-0.151752" calcext:value-type="float">
            <text:p>-0.151752</text:p>
          </table:table-cell>
          <table:table-cell office:value-type="float" office:value="0.923189" calcext:value-type="float">
            <text:p>0.923189</text:p>
          </table:table-cell>
          <table:table-cell office:value-type="string" calcext:value-type="string">
            <text:p><text:s/></text:p>
          </table:table-cell>
          <table:table-cell office:value-type="float" office:value="-1.55797" calcext:value-type="float">
            <text:p>-1.55797</text:p>
          </table:table-cell>
          <table:table-cell table:style-name="ce1" office:value-type="float" office:value="-0.999862" calcext:value-type="float">
            <text:p>-1.00E+00</text:p>
          </table:table-cell>
          <table:table-cell office:value-type="float" office:value="-1.58376" calcext:value-type="float">
            <text:p>-1.583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8375" calcext:value-type="float">
            <text:p>0.528375</text:p>
          </table:table-cell>
          <table:table-cell office:value-type="float" office:value="-0.67766" calcext:value-type="float">
            <text:p>-0.67766</text:p>
          </table:table-cell>
          <table:table-cell office:value-type="float" office:value="-0.443115" calcext:value-type="float">
            <text:p>-0.443115</text:p>
          </table:table-cell>
          <table:table-cell office:value-type="float" office:value="1.62371" calcext:value-type="float">
            <text:p>1.62371</text:p>
          </table:table-cell>
          <table:table-cell office:value-type="float" office:value="-0.32011" calcext:value-type="float">
            <text:p>-0.32011</text:p>
          </table:table-cell>
          <table:table-cell office:value-type="float" office:value="0.559272" calcext:value-type="float">
            <text:p>0.559272</text:p>
          </table:table-cell>
          <table:table-cell office:value-type="float" office:value="-1.00083" calcext:value-type="float">
            <text:p>-1.00083</text:p>
          </table:table-cell>
          <table:table-cell office:value-type="string" calcext:value-type="string">
            <text:p><text:s/></text:p>
          </table:table-cell>
          <table:table-cell office:value-type="float" office:value="0.317062" calcext:value-type="float">
            <text:p>0.317062</text:p>
          </table:table-cell>
          <table:table-cell office:value-type="float" office:value="-0.141325" calcext:value-type="float">
            <text:p>-0.141325</text:p>
          </table:table-cell>
          <table:table-cell office:value-type="float" office:value="0.927806" calcext:value-type="float">
            <text:p>0.927806</text:p>
          </table:table-cell>
          <table:table-cell office:value-type="string" calcext:value-type="string">
            <text:p><text:s/></text:p>
          </table:table-cell>
          <table:table-cell office:value-type="float" office:value="-1.55747" calcext:value-type="float">
            <text:p>-1.55747</text:p>
          </table:table-cell>
          <table:table-cell table:style-name="ce1" office:value-type="float" office:value="-0.999855" calcext:value-type="float">
            <text:p>-1.00E+00</text:p>
          </table:table-cell>
          <table:table-cell office:value-type="float" office:value="-1.58418" calcext:value-type="float">
            <text:p>-1.584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13126" calcext:value-type="float">
            <text:p>0.513126</text:p>
          </table:table-cell>
          <table:table-cell office:value-type="float" office:value="-0.666867" calcext:value-type="float">
            <text:p>-0.666867</text:p>
          </table:table-cell>
          <table:table-cell office:value-type="float" office:value="-0.420178" calcext:value-type="float">
            <text:p>-0.420178</text:p>
          </table:table-cell>
          <table:table-cell office:value-type="float" office:value="1.6172" calcext:value-type="float">
            <text:p>1.6172</text:p>
          </table:table-cell>
          <table:table-cell office:value-type="float" office:value="-0.321429" calcext:value-type="float">
            <text:p>-0.321429</text:p>
          </table:table-cell>
          <table:table-cell office:value-type="float" office:value="0.563401" calcext:value-type="float">
            <text:p>0.563401</text:p>
          </table:table-cell>
          <table:table-cell office:value-type="float" office:value="-0.98303" calcext:value-type="float">
            <text:p>-0.98303</text:p>
          </table:table-cell>
          <table:table-cell office:value-type="string" calcext:value-type="string">
            <text:p><text:s/></text:p>
          </table:table-cell>
          <table:table-cell office:value-type="float" office:value="0.317194" calcext:value-type="float">
            <text:p>0.317194</text:p>
          </table:table-cell>
          <table:table-cell office:value-type="float" office:value="-0.130898" calcext:value-type="float">
            <text:p>-0.130898</text:p>
          </table:table-cell>
          <table:table-cell office:value-type="float" office:value="0.932423" calcext:value-type="float">
            <text:p>0.932423</text:p>
          </table:table-cell>
          <table:table-cell office:value-type="string" calcext:value-type="string">
            <text:p><text:s/></text:p>
          </table:table-cell>
          <table:table-cell office:value-type="float" office:value="-1.55698" calcext:value-type="float">
            <text:p>-1.55698</text:p>
          </table:table-cell>
          <table:table-cell table:style-name="ce1" office:value-type="float" office:value="-0.999847" calcext:value-type="float">
            <text:p>-1.00E+00</text:p>
          </table:table-cell>
          <table:table-cell office:value-type="float" office:value="-1.58459" calcext:value-type="float">
            <text:p>-1.584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7921" calcext:value-type="float">
            <text:p>0.497921</text:p>
          </table:table-cell>
          <table:table-cell office:value-type="float" office:value="-0.656197" calcext:value-type="float">
            <text:p>-0.656197</text:p>
          </table:table-cell>
          <table:table-cell office:value-type="float" office:value="-0.397056" calcext:value-type="float">
            <text:p>-0.397056</text:p>
          </table:table-cell>
          <table:table-cell office:value-type="float" office:value="1.61011" calcext:value-type="float">
            <text:p>1.61011</text:p>
          </table:table-cell>
          <table:table-cell office:value-type="float" office:value="-0.323158" calcext:value-type="float">
            <text:p>-0.323158</text:p>
          </table:table-cell>
          <table:table-cell office:value-type="float" office:value="0.567918" calcext:value-type="float">
            <text:p>0.567918</text:p>
          </table:table-cell>
          <table:table-cell office:value-type="float" office:value="-0.965157" calcext:value-type="float">
            <text:p>-0.965157</text:p>
          </table:table-cell>
          <table:table-cell office:value-type="string" calcext:value-type="string">
            <text:p><text:s/></text:p>
          </table:table-cell>
          <table:table-cell office:value-type="float" office:value="0.317323" calcext:value-type="float">
            <text:p>0.317323</text:p>
          </table:table-cell>
          <table:table-cell office:value-type="float" office:value="-0.120473" calcext:value-type="float">
            <text:p>-0.120473</text:p>
          </table:table-cell>
          <table:table-cell office:value-type="float" office:value="0.937039" calcext:value-type="float">
            <text:p>0.937039</text:p>
          </table:table-cell>
          <table:table-cell office:value-type="string" calcext:value-type="string">
            <text:p><text:s/></text:p>
          </table:table-cell>
          <table:table-cell office:value-type="float" office:value="-1.55649" calcext:value-type="float">
            <text:p>-1.55649</text:p>
          </table:table-cell>
          <table:table-cell table:style-name="ce1" office:value-type="float" office:value="-0.99984" calcext:value-type="float">
            <text:p>-1.00E+00</text:p>
          </table:table-cell>
          <table:table-cell office:value-type="float" office:value="-1.585" calcext:value-type="float">
            <text:p>-1.5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82778" calcext:value-type="float">
            <text:p>0.482778</text:p>
          </table:table-cell>
          <table:table-cell office:value-type="float" office:value="-0.64564" calcext:value-type="float">
            <text:p>-0.64564</text:p>
          </table:table-cell>
          <table:table-cell office:value-type="float" office:value="-0.373765" calcext:value-type="float">
            <text:p>-0.373765</text:p>
          </table:table-cell>
          <table:table-cell office:value-type="float" office:value="1.60246" calcext:value-type="float">
            <text:p>1.60246</text:p>
          </table:table-cell>
          <table:table-cell office:value-type="float" office:value="-0.325305" calcext:value-type="float">
            <text:p>-0.325305</text:p>
          </table:table-cell>
          <table:table-cell office:value-type="float" office:value="0.572824" calcext:value-type="float">
            <text:p>0.572824</text:p>
          </table:table-cell>
          <table:table-cell office:value-type="float" office:value="-0.947222" calcext:value-type="float">
            <text:p>-0.947222</text:p>
          </table:table-cell>
          <table:table-cell office:value-type="string" calcext:value-type="string">
            <text:p><text:s/></text:p>
          </table:table-cell>
          <table:table-cell office:value-type="float" office:value="0.317447" calcext:value-type="float">
            <text:p>0.317447</text:p>
          </table:table-cell>
          <table:table-cell office:value-type="float" office:value="-0.110047" calcext:value-type="float">
            <text:p>-0.110047</text:p>
          </table:table-cell>
          <table:table-cell office:value-type="float" office:value="0.941655" calcext:value-type="float">
            <text:p>0.941655</text:p>
          </table:table-cell>
          <table:table-cell office:value-type="string" calcext:value-type="string">
            <text:p><text:s/></text:p>
          </table:table-cell>
          <table:table-cell office:value-type="float" office:value="-1.556" calcext:value-type="float">
            <text:p>-1.556</text:p>
          </table:table-cell>
          <table:table-cell table:style-name="ce1" office:value-type="float" office:value="-0.999831" calcext:value-type="float">
            <text:p>-1.00E+00</text:p>
          </table:table-cell>
          <table:table-cell office:value-type="float" office:value="-1.58541" calcext:value-type="float">
            <text:p>-1.585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67715" calcext:value-type="float">
            <text:p>0.467715</text:p>
          </table:table-cell>
          <table:table-cell office:value-type="float" office:value="-0.635182" calcext:value-type="float">
            <text:p>-0.635182</text:p>
          </table:table-cell>
          <table:table-cell office:value-type="float" office:value="-0.350323" calcext:value-type="float">
            <text:p>-0.350323</text:p>
          </table:table-cell>
          <table:table-cell office:value-type="float" office:value="1.59424" calcext:value-type="float">
            <text:p>1.59424</text:p>
          </table:table-cell>
          <table:table-cell office:value-type="float" office:value="-0.327877" calcext:value-type="float">
            <text:p>-0.327877</text:p>
          </table:table-cell>
          <table:table-cell office:value-type="float" office:value="0.578117" calcext:value-type="float">
            <text:p>0.578117</text:p>
          </table:table-cell>
          <table:table-cell office:value-type="float" office:value="-0.929234" calcext:value-type="float">
            <text:p>-0.929234</text:p>
          </table:table-cell>
          <table:table-cell office:value-type="string" calcext:value-type="string">
            <text:p><text:s/></text:p>
          </table:table-cell>
          <table:table-cell office:value-type="float" office:value="0.317568" calcext:value-type="float">
            <text:p>0.317568</text:p>
          </table:table-cell>
          <table:table-cell office:value-type="float" office:value="-0.0996222" calcext:value-type="float">
            <text:p>-0.0996222</text:p>
          </table:table-cell>
          <table:table-cell office:value-type="float" office:value="0.94627" calcext:value-type="float">
            <text:p>0.94627</text:p>
          </table:table-cell>
          <table:table-cell office:value-type="string" calcext:value-type="string">
            <text:p><text:s/></text:p>
          </table:table-cell>
          <table:table-cell office:value-type="float" office:value="-1.55551" calcext:value-type="float">
            <text:p>-1.55551</text:p>
          </table:table-cell>
          <table:table-cell table:style-name="ce1" office:value-type="float" office:value="-0.999823" calcext:value-type="float">
            <text:p>-1.00E+00</text:p>
          </table:table-cell>
          <table:table-cell office:value-type="float" office:value="-1.58582" calcext:value-type="float">
            <text:p>-1.585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-0.624808" calcext:value-type="float">
            <text:p>-0.624808</text:p>
          </table:table-cell>
          <table:table-cell office:value-type="float" office:value="-0.326746" calcext:value-type="float">
            <text:p>-0.326746</text:p>
          </table:table-cell>
          <table:table-cell office:value-type="float" office:value="1.58544" calcext:value-type="float">
            <text:p>1.58544</text:p>
          </table:table-cell>
          <table:table-cell office:value-type="float" office:value="-0.33088" calcext:value-type="float">
            <text:p>-0.33088</text:p>
          </table:table-cell>
          <table:table-cell office:value-type="float" office:value="0.583798" calcext:value-type="float">
            <text:p>0.583798</text:p>
          </table:table-cell>
          <table:table-cell office:value-type="float" office:value="-0.911203" calcext:value-type="float">
            <text:p>-0.911203</text:p>
          </table:table-cell>
          <table:table-cell office:value-type="string" calcext:value-type="string">
            <text:p><text:s/></text:p>
          </table:table-cell>
          <table:table-cell office:value-type="float" office:value="0.317684" calcext:value-type="float">
            <text:p>0.317684</text:p>
          </table:table-cell>
          <table:table-cell office:value-type="float" office:value="-0.0891973" calcext:value-type="float">
            <text:p>-0.0891973</text:p>
          </table:table-cell>
          <table:table-cell office:value-type="float" office:value="0.950885" calcext:value-type="float">
            <text:p>0.950885</text:p>
          </table:table-cell>
          <table:table-cell office:value-type="string" calcext:value-type="string">
            <text:p><text:s/></text:p>
          </table:table-cell>
          <table:table-cell office:value-type="float" office:value="-1.55503" calcext:value-type="float">
            <text:p>-1.55503</text:p>
          </table:table-cell>
          <table:table-cell table:style-name="ce1" office:value-type="float" office:value="-0.999813" calcext:value-type="float">
            <text:p>-1.00E+00</text:p>
          </table:table-cell>
          <table:table-cell office:value-type="float" office:value="-1.58623" calcext:value-type="float">
            <text:p>-1.586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37899" calcext:value-type="float">
            <text:p>0.437899</text:p>
          </table:table-cell>
          <table:table-cell office:value-type="float" office:value="-0.614503" calcext:value-type="float">
            <text:p>-0.614503</text:p>
          </table:table-cell>
          <table:table-cell office:value-type="float" office:value="-0.303047" calcext:value-type="float">
            <text:p>-0.303047</text:p>
          </table:table-cell>
          <table:table-cell office:value-type="float" office:value="1.57608" calcext:value-type="float">
            <text:p>1.57608</text:p>
          </table:table-cell>
          <table:table-cell office:value-type="float" office:value="-0.334318" calcext:value-type="float">
            <text:p>-0.334318</text:p>
          </table:table-cell>
          <table:table-cell office:value-type="float" office:value="0.589866" calcext:value-type="float">
            <text:p>0.589866</text:p>
          </table:table-cell>
          <table:table-cell office:value-type="float" office:value="-0.89314" calcext:value-type="float">
            <text:p>-0.89314</text:p>
          </table:table-cell>
          <table:table-cell office:value-type="string" calcext:value-type="string">
            <text:p><text:s/></text:p>
          </table:table-cell>
          <table:table-cell office:value-type="float" office:value="0.317796" calcext:value-type="float">
            <text:p>0.317796</text:p>
          </table:table-cell>
          <table:table-cell office:value-type="float" office:value="-0.0787725" calcext:value-type="float">
            <text:p>-0.0787725</text:p>
          </table:table-cell>
          <table:table-cell office:value-type="float" office:value="0.955499" calcext:value-type="float">
            <text:p>0.955499</text:p>
          </table:table-cell>
          <table:table-cell office:value-type="string" calcext:value-type="string">
            <text:p><text:s/></text:p>
          </table:table-cell>
          <table:table-cell office:value-type="float" office:value="-1.55455" calcext:value-type="float">
            <text:p>-1.55455</text:p>
          </table:table-cell>
          <table:table-cell table:style-name="ce1" office:value-type="float" office:value="-0.999804" calcext:value-type="float">
            <text:p>-1.00E+00</text:p>
          </table:table-cell>
          <table:table-cell office:value-type="float" office:value="-1.58663" calcext:value-type="float">
            <text:p>-1.586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23179" calcext:value-type="float">
            <text:p>0.423179</text:p>
          </table:table-cell>
          <table:table-cell office:value-type="float" office:value="-0.604249" calcext:value-type="float">
            <text:p>-0.604249</text:p>
          </table:table-cell>
          <table:table-cell office:value-type="float" office:value="-0.279239" calcext:value-type="float">
            <text:p>-0.279239</text:p>
          </table:table-cell>
          <table:table-cell office:value-type="float" office:value="1.56615" calcext:value-type="float">
            <text:p>1.56615</text:p>
          </table:table-cell>
          <table:table-cell office:value-type="float" office:value="-0.338196" calcext:value-type="float">
            <text:p>-0.338196</text:p>
          </table:table-cell>
          <table:table-cell office:value-type="float" office:value="0.596322" calcext:value-type="float">
            <text:p>0.596322</text:p>
          </table:table-cell>
          <table:table-cell office:value-type="float" office:value="-0.875058" calcext:value-type="float">
            <text:p>-0.875058</text:p>
          </table:table-cell>
          <table:table-cell office:value-type="string" calcext:value-type="string">
            <text:p><text:s/></text:p>
          </table:table-cell>
          <table:table-cell office:value-type="float" office:value="0.317904" calcext:value-type="float">
            <text:p>0.317904</text:p>
          </table:table-cell>
          <table:table-cell office:value-type="float" office:value="-0.0683479" calcext:value-type="float">
            <text:p>-0.0683479</text:p>
          </table:table-cell>
          <table:table-cell office:value-type="float" office:value="0.960112" calcext:value-type="float">
            <text:p>0.960112</text:p>
          </table:table-cell>
          <table:table-cell office:value-type="string" calcext:value-type="string">
            <text:p><text:s/></text:p>
          </table:table-cell>
          <table:table-cell office:value-type="float" office:value="-1.55407" calcext:value-type="float">
            <text:p>-1.55407</text:p>
          </table:table-cell>
          <table:table-cell table:style-name="ce1" office:value-type="float" office:value="-0.999794" calcext:value-type="float">
            <text:p>-1.00E+00</text:p>
          </table:table-cell>
          <table:table-cell office:value-type="float" office:value="-1.58703" calcext:value-type="float">
            <text:p>-1.587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08603" calcext:value-type="float">
            <text:p>0.408603</text:p>
          </table:table-cell>
          <table:table-cell office:value-type="float" office:value="-0.594028" calcext:value-type="float">
            <text:p>-0.594028</text:p>
          </table:table-cell>
          <table:table-cell office:value-type="float" office:value="-0.255332" calcext:value-type="float">
            <text:p>-0.255332</text:p>
          </table:table-cell>
          <table:table-cell office:value-type="float" office:value="1.55565" calcext:value-type="float">
            <text:p>1.55565</text:p>
          </table:table-cell>
          <table:table-cell office:value-type="float" office:value="-0.342518" calcext:value-type="float">
            <text:p>-0.342518</text:p>
          </table:table-cell>
          <table:table-cell office:value-type="float" office:value="0.603167" calcext:value-type="float">
            <text:p>0.603167</text:p>
          </table:table-cell>
          <table:table-cell office:value-type="float" office:value="-0.856968" calcext:value-type="float">
            <text:p>-0.856968</text:p>
          </table:table-cell>
          <table:table-cell office:value-type="string" calcext:value-type="string">
            <text:p><text:s/></text:p>
          </table:table-cell>
          <table:table-cell office:value-type="float" office:value="0.318007" calcext:value-type="float">
            <text:p>0.318007</text:p>
          </table:table-cell>
          <table:table-cell office:value-type="float" office:value="-0.0579232" calcext:value-type="float">
            <text:p>-0.0579232</text:p>
          </table:table-cell>
          <table:table-cell office:value-type="float" office:value="0.964724" calcext:value-type="float">
            <text:p>0.964724</text:p>
          </table:table-cell>
          <table:table-cell office:value-type="string" calcext:value-type="string">
            <text:p><text:s/></text:p>
          </table:table-cell>
          <table:table-cell office:value-type="float" office:value="-1.5536" calcext:value-type="float">
            <text:p>-1.5536</text:p>
          </table:table-cell>
          <table:table-cell table:style-name="ce1" office:value-type="float" office:value="-0.999783" calcext:value-type="float">
            <text:p>-1.00E+00</text:p>
          </table:table-cell>
          <table:table-cell office:value-type="float" office:value="-1.58742" calcext:value-type="float">
            <text:p>-1.587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4184" calcext:value-type="float">
            <text:p>0.394184</text:p>
          </table:table-cell>
          <table:table-cell office:value-type="float" office:value="-0.583822" calcext:value-type="float">
            <text:p>-0.583822</text:p>
          </table:table-cell>
          <table:table-cell office:value-type="float" office:value="-0.231335" calcext:value-type="float">
            <text:p>-0.231335</text:p>
          </table:table-cell>
          <table:table-cell office:value-type="float" office:value="1.54457" calcext:value-type="float">
            <text:p>1.54457</text:p>
          </table:table-cell>
          <table:table-cell office:value-type="float" office:value="-0.347289" calcext:value-type="float">
            <text:p>-0.347289</text:p>
          </table:table-cell>
          <table:table-cell office:value-type="float" office:value="0.610402" calcext:value-type="float">
            <text:p>0.610402</text:p>
          </table:table-cell>
          <table:table-cell office:value-type="float" office:value="-0.838884" calcext:value-type="float">
            <text:p>-0.838884</text:p>
          </table:table-cell>
          <table:table-cell office:value-type="string" calcext:value-type="string">
            <text:p><text:s/></text:p>
          </table:table-cell>
          <table:table-cell office:value-type="float" office:value="0.318106" calcext:value-type="float">
            <text:p>0.318106</text:p>
          </table:table-cell>
          <table:table-cell office:value-type="float" office:value="-0.0474986" calcext:value-type="float">
            <text:p>-0.0474986</text:p>
          </table:table-cell>
          <table:table-cell office:value-type="float" office:value="0.969336" calcext:value-type="float">
            <text:p>0.969336</text:p>
          </table:table-cell>
          <table:table-cell office:value-type="string" calcext:value-type="string">
            <text:p><text:s/></text:p>
          </table:table-cell>
          <table:table-cell office:value-type="float" office:value="-1.55313" calcext:value-type="float">
            <text:p>-1.55313</text:p>
          </table:table-cell>
          <table:table-cell table:style-name="ce1" office:value-type="float" office:value="-0.999772" calcext:value-type="float">
            <text:p>-1.00E+00</text:p>
          </table:table-cell>
          <table:table-cell office:value-type="float" office:value="-1.58781" calcext:value-type="float">
            <text:p>-1.587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9934" calcext:value-type="float">
            <text:p>0.379934</text:p>
          </table:table-cell>
          <table:table-cell office:value-type="float" office:value="-0.573608" calcext:value-type="float">
            <text:p>-0.573608</text:p>
          </table:table-cell>
          <table:table-cell office:value-type="float" office:value="-0.207252" calcext:value-type="float">
            <text:p>-0.207252</text:p>
          </table:table-cell>
          <table:table-cell office:value-type="float" office:value="1.53292" calcext:value-type="float">
            <text:p>1.53292</text:p>
          </table:table-cell>
          <table:table-cell office:value-type="float" office:value="-0.352511" calcext:value-type="float">
            <text:p>-0.352511</text:p>
          </table:table-cell>
          <table:table-cell office:value-type="float" office:value="0.618028" calcext:value-type="float">
            <text:p>0.618028</text:p>
          </table:table-cell>
          <table:table-cell office:value-type="float" office:value="-0.820819" calcext:value-type="float">
            <text:p>-0.820819</text:p>
          </table:table-cell>
          <table:table-cell office:value-type="string" calcext:value-type="string">
            <text:p><text:s/></text:p>
          </table:table-cell>
          <table:table-cell office:value-type="float" office:value="0.3182" calcext:value-type="float">
            <text:p>0.3182</text:p>
          </table:table-cell>
          <table:table-cell office:value-type="float" office:value="-0.037074" calcext:value-type="float">
            <text:p>-0.037074</text:p>
          </table:table-cell>
          <table:table-cell office:value-type="float" office:value="0.973946" calcext:value-type="float">
            <text:p>0.973946</text:p>
          </table:table-cell>
          <table:table-cell office:value-type="string" calcext:value-type="string">
            <text:p><text:s/></text:p>
          </table:table-cell>
          <table:table-cell office:value-type="float" office:value="-1.55266" calcext:value-type="float">
            <text:p>-1.55266</text:p>
          </table:table-cell>
          <table:table-cell table:style-name="ce1" office:value-type="float" office:value="-0.99976" calcext:value-type="float">
            <text:p>-1.00E+00</text:p>
          </table:table-cell>
          <table:table-cell office:value-type="float" office:value="-1.5882" calcext:value-type="float">
            <text:p>-1.58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5863" calcext:value-type="float">
            <text:p>0.365863</text:p>
          </table:table-cell>
          <table:table-cell office:value-type="float" office:value="-0.563368" calcext:value-type="float">
            <text:p>-0.563368</text:p>
          </table:table-cell>
          <table:table-cell office:value-type="float" office:value="-0.183087" calcext:value-type="float">
            <text:p>-0.183087</text:p>
          </table:table-cell>
          <table:table-cell office:value-type="float" office:value="1.5207" calcext:value-type="float">
            <text:p>1.5207</text:p>
          </table:table-cell>
          <table:table-cell office:value-type="float" office:value="-0.35819" calcext:value-type="float">
            <text:p>-0.35819</text:p>
          </table:table-cell>
          <table:table-cell office:value-type="float" office:value="0.626047" calcext:value-type="float">
            <text:p>0.626047</text:p>
          </table:table-cell>
          <table:table-cell office:value-type="float" office:value="-0.802786" calcext:value-type="float">
            <text:p>-0.802786</text:p>
          </table:table-cell>
          <table:table-cell office:value-type="string" calcext:value-type="string">
            <text:p><text:s/></text:p>
          </table:table-cell>
          <table:table-cell office:value-type="float" office:value="0.318289" calcext:value-type="float">
            <text:p>0.318289</text:p>
          </table:table-cell>
          <table:table-cell office:value-type="float" office:value="-0.0266492" calcext:value-type="float">
            <text:p>-0.0266492</text:p>
          </table:table-cell>
          <table:table-cell office:value-type="float" office:value="0.978556" calcext:value-type="float">
            <text:p>0.978556</text:p>
          </table:table-cell>
          <table:table-cell office:value-type="string" calcext:value-type="string">
            <text:p><text:s/></text:p>
          </table:table-cell>
          <table:table-cell office:value-type="float" office:value="-1.5522" calcext:value-type="float">
            <text:p>-1.5522</text:p>
          </table:table-cell>
          <table:table-cell table:style-name="ce1" office:value-type="float" office:value="-0.999747" calcext:value-type="float">
            <text:p>-1.00E+00</text:p>
          </table:table-cell>
          <table:table-cell office:value-type="float" office:value="-1.58858" calcext:value-type="float">
            <text:p>-1.58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198" calcext:value-type="float">
            <text:p>0.35198</text:p>
          </table:table-cell>
          <table:table-cell office:value-type="float" office:value="-0.553078" calcext:value-type="float">
            <text:p>-0.553078</text:p>
          </table:table-cell>
          <table:table-cell office:value-type="float" office:value="-0.15884" calcext:value-type="float">
            <text:p>-0.15884</text:p>
          </table:table-cell>
          <table:table-cell office:value-type="float" office:value="1.50789" calcext:value-type="float">
            <text:p>1.50789</text:p>
          </table:table-cell>
          <table:table-cell office:value-type="float" office:value="-0.364332" calcext:value-type="float">
            <text:p>-0.364332</text:p>
          </table:table-cell>
          <table:table-cell office:value-type="float" office:value="0.634462" calcext:value-type="float">
            <text:p>0.634462</text:p>
          </table:table-cell>
          <table:table-cell office:value-type="float" office:value="-0.784798" calcext:value-type="float">
            <text:p>-0.784798</text:p>
          </table:table-cell>
          <table:table-cell office:value-type="string" calcext:value-type="string">
            <text:p><text:s/></text:p>
          </table:table-cell>
          <table:table-cell office:value-type="float" office:value="0.318374" calcext:value-type="float">
            <text:p>0.318374</text:p>
          </table:table-cell>
          <table:table-cell office:value-type="float" office:value="-0.0162245" calcext:value-type="float">
            <text:p>-0.0162245</text:p>
          </table:table-cell>
          <table:table-cell office:value-type="float" office:value="0.983164" calcext:value-type="float">
            <text:p>0.983164</text:p>
          </table:table-cell>
          <table:table-cell office:value-type="string" calcext:value-type="string">
            <text:p><text:s/></text:p>
          </table:table-cell>
          <table:table-cell office:value-type="float" office:value="-1.55174" calcext:value-type="float">
            <text:p>-1.55174</text:p>
          </table:table-cell>
          <table:table-cell table:style-name="ce1" office:value-type="float" office:value="-0.999733" calcext:value-type="float">
            <text:p>-1.00E+00</text:p>
          </table:table-cell>
          <table:table-cell office:value-type="float" office:value="-1.58896" calcext:value-type="float">
            <text:p>-1.58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8291" calcext:value-type="float">
            <text:p>0.338291</text:p>
          </table:table-cell>
          <table:table-cell office:value-type="float" office:value="-0.542716" calcext:value-type="float">
            <text:p>-0.542716</text:p>
          </table:table-cell>
          <table:table-cell office:value-type="float" office:value="-0.134506" calcext:value-type="float">
            <text:p>-0.134506</text:p>
          </table:table-cell>
          <table:table-cell office:value-type="float" office:value="1.49451" calcext:value-type="float">
            <text:p>1.49451</text:p>
          </table:table-cell>
          <table:table-cell office:value-type="float" office:value="-0.370942" calcext:value-type="float">
            <text:p>-0.370942</text:p>
          </table:table-cell>
          <table:table-cell office:value-type="float" office:value="0.643276" calcext:value-type="float">
            <text:p>0.643276</text:p>
          </table:table-cell>
          <table:table-cell office:value-type="float" office:value="-0.766869" calcext:value-type="float">
            <text:p>-0.766869</text:p>
          </table:table-cell>
          <table:table-cell office:value-type="string" calcext:value-type="string">
            <text:p><text:s/></text:p>
          </table:table-cell>
          <table:table-cell office:value-type="float" office:value="0.318454" calcext:value-type="float">
            <text:p>0.318454</text:p>
          </table:table-cell>
          <table:table-cell office:value-type="float" office:value="-0.00579969" calcext:value-type="float">
            <text:p>-0.00579969</text:p>
          </table:table-cell>
          <table:table-cell office:value-type="float" office:value="0.987772" calcext:value-type="float">
            <text:p>0.987772</text:p>
          </table:table-cell>
          <table:table-cell office:value-type="string" calcext:value-type="string">
            <text:p><text:s/></text:p>
          </table:table-cell>
          <table:table-cell office:value-type="float" office:value="-1.55128" calcext:value-type="float">
            <text:p>-1.55128</text:p>
          </table:table-cell>
          <table:table-cell table:style-name="ce1" office:value-type="float" office:value="-0.999719" calcext:value-type="float">
            <text:p>-1.00E+00</text:p>
          </table:table-cell>
          <table:table-cell office:value-type="float" office:value="-1.58934" calcext:value-type="float">
            <text:p>-1.589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4801" calcext:value-type="float">
            <text:p>0.324801</text:p>
          </table:table-cell>
          <table:table-cell office:value-type="float" office:value="-0.532259" calcext:value-type="float">
            <text:p>-0.532259</text:p>
          </table:table-cell>
          <table:table-cell office:value-type="float" office:value="-0.11008" calcext:value-type="float">
            <text:p>-0.11008</text:p>
          </table:table-cell>
          <table:table-cell office:value-type="float" office:value="1.48054" calcext:value-type="float">
            <text:p>1.48054</text:p>
          </table:table-cell>
          <table:table-cell office:value-type="float" office:value="-0.378029" calcext:value-type="float">
            <text:p>-0.378029</text:p>
          </table:table-cell>
          <table:table-cell office:value-type="float" office:value="0.652494" calcext:value-type="float">
            <text:p>0.652494</text:p>
          </table:table-cell>
          <table:table-cell office:value-type="float" office:value="-0.749011" calcext:value-type="float">
            <text:p>-0.749011</text:p>
          </table:table-cell>
          <table:table-cell office:value-type="string" calcext:value-type="string">
            <text:p><text:s/></text:p>
          </table:table-cell>
          <table:table-cell office:value-type="float" office:value="0.31853" calcext:value-type="float">
            <text:p>0.31853</text:p>
          </table:table-cell>
          <table:table-cell office:value-type="float" office:value="0.00462515" calcext:value-type="float">
            <text:p>0.00462515</text:p>
          </table:table-cell>
          <table:table-cell office:value-type="float" office:value="0.992379" calcext:value-type="float">
            <text:p>0.992379</text:p>
          </table:table-cell>
          <table:table-cell office:value-type="string" calcext:value-type="string">
            <text:p><text:s/></text:p>
          </table:table-cell>
          <table:table-cell office:value-type="float" office:value="-1.55083" calcext:value-type="float">
            <text:p>-1.55083</text:p>
          </table:table-cell>
          <table:table-cell table:style-name="ce1" office:value-type="float" office:value="-0.999704" calcext:value-type="float">
            <text:p>-1.00E+00</text:p>
          </table:table-cell>
          <table:table-cell office:value-type="float" office:value="-1.58971" calcext:value-type="float">
            <text:p>-1.58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11515" calcext:value-type="float">
            <text:p>0.311515</text:p>
          </table:table-cell>
          <table:table-cell office:value-type="float" office:value="-0.521683" calcext:value-type="float">
            <text:p>-0.521683</text:p>
          </table:table-cell>
          <table:table-cell office:value-type="float" office:value="-0.08555" calcext:value-type="float">
            <text:p>-0.08555</text:p>
          </table:table-cell>
          <table:table-cell office:value-type="float" office:value="1.46598" calcext:value-type="float">
            <text:p>1.46598</text:p>
          </table:table-cell>
          <table:table-cell office:value-type="float" office:value="-0.385603" calcext:value-type="float">
            <text:p>-0.385603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-0.731238" calcext:value-type="float">
            <text:p>-0.731238</text:p>
          </table:table-cell>
          <table:table-cell office:value-type="string" calcext:value-type="string">
            <text:p><text:s/></text:p>
          </table:table-cell>
          <table:table-cell office:value-type="float" office:value="0.318601" calcext:value-type="float">
            <text:p>0.318601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996985" calcext:value-type="float">
            <text:p>0.996985</text:p>
          </table:table-cell>
          <table:table-cell office:value-type="string" calcext:value-type="string">
            <text:p><text:s/></text:p>
          </table:table-cell>
          <table:table-cell office:value-type="float" office:value="-1.55039" calcext:value-type="float">
            <text:p>-1.55039</text:p>
          </table:table-cell>
          <table:table-cell table:style-name="ce1" office:value-type="float" office:value="-0.999688" calcext:value-type="float">
            <text:p>-1.00E+00</text:p>
          </table:table-cell>
          <table:table-cell office:value-type="float" office:value="-1.59008" calcext:value-type="float">
            <text:p>-1.590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8435" calcext:value-type="float">
            <text:p>0.298435</text:p>
          </table:table-cell>
          <table:table-cell office:value-type="float" office:value="-0.510963" calcext:value-type="float">
            <text:p>-0.510963</text:p>
          </table:table-cell>
          <table:table-cell office:value-type="float" office:value="-0.0609025" calcext:value-type="float">
            <text:p>-0.0609025</text:p>
          </table:table-cell>
          <table:table-cell office:value-type="float" office:value="1.45082" calcext:value-type="float">
            <text:p>1.45082</text:p>
          </table:table-cell>
          <table:table-cell office:value-type="float" office:value="-0.393675" calcext:value-type="float">
            <text:p>-0.393675</text:p>
          </table:table-cell>
          <table:table-cell office:value-type="float" office:value="0.672161" calcext:value-type="float">
            <text:p>0.672161</text:p>
          </table:table-cell>
          <table:table-cell office:value-type="float" office:value="-0.713562" calcext:value-type="float">
            <text:p>-0.713562</text:p>
          </table:table-cell>
          <table:table-cell office:value-type="string" calcext:value-type="string">
            <text:p><text:s/></text:p>
          </table:table-cell>
          <table:table-cell office:value-type="float" office:value="0.318668" calcext:value-type="float">
            <text:p>0.318668</text:p>
          </table:table-cell>
          <table:table-cell office:value-type="float" office:value="0.0254748" calcext:value-type="float">
            <text:p>0.0254748</text:p>
          </table:table-cell>
          <table:table-cell office:value-type="float" office:value="1.00159" calcext:value-type="float">
            <text:p>1.00159</text:p>
          </table:table-cell>
          <table:table-cell office:value-type="string" calcext:value-type="string">
            <text:p><text:s/></text:p>
          </table:table-cell>
          <table:table-cell office:value-type="float" office:value="-1.54994" calcext:value-type="float">
            <text:p>-1.54994</text:p>
          </table:table-cell>
          <table:table-cell table:style-name="ce1" office:value-type="float" office:value="-0.999671" calcext:value-type="float">
            <text:p>-1.00E+00</text:p>
          </table:table-cell>
          <table:table-cell office:value-type="float" office:value="-1.59045" calcext:value-type="float">
            <text:p>-1.590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5562" calcext:value-type="float">
            <text:p>0.285562</text:p>
          </table:table-cell>
          <table:table-cell office:value-type="float" office:value="-0.500072" calcext:value-type="float">
            <text:p>-0.500072</text:p>
          </table:table-cell>
          <table:table-cell office:value-type="float" office:value="-0.0361185" calcext:value-type="float">
            <text:p>-0.0361185</text:p>
          </table:table-cell>
          <table:table-cell office:value-type="float" office:value="1.43506" calcext:value-type="float">
            <text:p>1.43506</text:p>
          </table:table-cell>
          <table:table-cell office:value-type="float" office:value="-0.402262" calcext:value-type="float">
            <text:p>-0.402262</text:p>
          </table:table-cell>
          <table:table-cell office:value-type="float" office:value="0.682623" calcext:value-type="float">
            <text:p>0.682623</text:p>
          </table:table-cell>
          <table:table-cell office:value-type="float" office:value="-0.695995" calcext:value-type="float">
            <text:p>-0.695995</text:p>
          </table:table-cell>
          <table:table-cell office:value-type="string" calcext:value-type="string">
            <text:p><text:s/></text:p>
          </table:table-cell>
          <table:table-cell office:value-type="float" office:value="0.31873" calcext:value-type="float">
            <text:p>0.31873</text:p>
          </table:table-cell>
          <table:table-cell office:value-type="float" office:value="0.0358996" calcext:value-type="float">
            <text:p>0.0358996</text:p>
          </table:table-cell>
          <table:table-cell office:value-type="float" office:value="1.0062" calcext:value-type="float">
            <text:p>1.0062</text:p>
          </table:table-cell>
          <table:table-cell office:value-type="string" calcext:value-type="string">
            <text:p><text:s/></text:p>
          </table:table-cell>
          <table:table-cell office:value-type="float" office:value="-1.5495" calcext:value-type="float">
            <text:p>-1.5495</text:p>
          </table:table-cell>
          <table:table-cell table:style-name="ce1" office:value-type="float" office:value="-0.999652" calcext:value-type="float">
            <text:p>-1.00E+00</text:p>
          </table:table-cell>
          <table:table-cell office:value-type="float" office:value="-1.59082" calcext:value-type="float">
            <text:p>-1.590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81583" calcext:value-type="float">
            <text:p>0.281583</text:p>
          </table:table-cell>
          <table:table-cell office:value-type="float" office:value="-0.496156" calcext:value-type="float">
            <text:p>-0.496156</text:p>
          </table:table-cell>
          <table:table-cell office:value-type="float" office:value="-0.0279669" calcext:value-type="float">
            <text:p>-0.0279669</text:p>
          </table:table-cell>
          <table:table-cell office:value-type="float" office:value="1.42911" calcext:value-type="float">
            <text:p>1.42911</text:p>
          </table:table-cell>
          <table:table-cell office:value-type="float" office:value="-0.405191" calcext:value-type="float">
            <text:p>-0.405191</text:p>
          </table:table-cell>
          <table:table-cell office:value-type="float" office:value="0.686592" calcext:value-type="float">
            <text:p>0.686592</text:p>
          </table:table-cell>
          <table:table-cell office:value-type="float" office:value="-0.690565" calcext:value-type="float">
            <text:p>-0.690565</text:p>
          </table:table-cell>
          <table:table-cell office:value-type="string" calcext:value-type="string">
            <text:p><text:s/></text:p>
          </table:table-cell>
          <table:table-cell office:value-type="float" office:value="0.318758" calcext:value-type="float">
            <text:p>0.318758</text:p>
          </table:table-cell>
          <table:table-cell office:value-type="float" office:value="0.0393623" calcext:value-type="float">
            <text:p>0.0393623</text:p>
          </table:table-cell>
          <table:table-cell office:value-type="float" office:value="1.0079" calcext:value-type="float">
            <text:p>1.0079</text:p>
          </table:table-cell>
          <table:table-cell office:value-type="string" calcext:value-type="string">
            <text:p><text:s/></text:p>
          </table:table-cell>
          <table:table-cell office:value-type="float" office:value="-1.54917" calcext:value-type="float">
            <text:p>-1.54917</text:p>
          </table:table-cell>
          <table:table-cell table:style-name="ce1" office:value-type="float" office:value="-0.999866" calcext:value-type="float">
            <text:p>-1.00E+00</text:p>
          </table:table-cell>
          <table:table-cell office:value-type="float" office:value="-1.5911" calcext:value-type="float">
            <text:p>-1.59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81845" calcext:value-type="float">
            <text:p>0.281845</text:p>
          </table:table-cell>
          <table:table-cell office:value-type="float" office:value="-0.495995" calcext:value-type="float">
            <text:p>-0.495995</text:p>
          </table:table-cell>
          <table:table-cell office:value-type="float" office:value="-0.0281888" calcext:value-type="float">
            <text:p>-0.0281888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-0.405002" calcext:value-type="float">
            <text:p>-0.405002</text:p>
          </table:table-cell>
          <table:table-cell office:value-type="float" office:value="0.686876" calcext:value-type="float">
            <text:p>0.686876</text:p>
          </table:table-cell>
          <table:table-cell office:value-type="float" office:value="-0.690887" calcext:value-type="float">
            <text:p>-0.690887</text:p>
          </table:table-cell>
          <table:table-cell office:value-type="string" calcext:value-type="string">
            <text:p><text:s/></text:p>
          </table:table-cell>
          <table:table-cell office:value-type="float" office:value="0.318782" calcext:value-type="float">
            <text:p>0.318782</text:p>
          </table:table-cell>
          <table:table-cell office:value-type="float" office:value="0.0393191" calcext:value-type="float">
            <text:p>0.0393191</text:p>
          </table:table-cell>
          <table:table-cell office:value-type="float" office:value="1.00799" calcext:value-type="float">
            <text:p>1.00799</text:p>
          </table:table-cell>
          <table:table-cell office:value-type="string" calcext:value-type="string">
            <text:p><text:s/></text:p>
          </table:table-cell>
          <table:table-cell office:value-type="float" office:value="-1.54884" calcext:value-type="float">
            <text:p>-1.54884</text:p>
          </table:table-cell>
          <table:table-cell office:value-type="float" office:value="-0.999894" calcext:value-type="float">
            <text:p>-0.999894</text:p>
          </table:table-cell>
          <table:table-cell office:value-type="float" office:value="-1.59138" calcext:value-type="float">
            <text:p>-1.591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2101" calcext:value-type="float">
            <text:p>0.282101</text:p>
          </table:table-cell>
          <table:table-cell office:value-type="float" office:value="-0.49585" calcext:value-type="float">
            <text:p>-0.49585</text:p>
          </table:table-cell>
          <table:table-cell office:value-type="float" office:value="-0.0284147" calcext:value-type="float">
            <text:p>-0.0284147</text:p>
          </table:table-cell>
          <table:table-cell office:value-type="float" office:value="1.42844" calcext:value-type="float">
            <text:p>1.42844</text:p>
          </table:table-cell>
          <table:table-cell office:value-type="float" office:value="-0.404806" calcext:value-type="float">
            <text:p>-0.404806</text:p>
          </table:table-cell>
          <table:table-cell office:value-type="float" office:value="0.687141" calcext:value-type="float">
            <text:p>0.687141</text:p>
          </table:table-cell>
          <table:table-cell office:value-type="float" office:value="-0.691181" calcext:value-type="float">
            <text:p>-0.691181</text:p>
          </table:table-cell>
          <table:table-cell office:value-type="string" calcext:value-type="string">
            <text:p><text:s/>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0.0392729" calcext:value-type="float">
            <text:p>0.0392729</text:p>
          </table:table-cell>
          <table:table-cell office:value-type="float" office:value="1.00807" calcext:value-type="float">
            <text:p>1.00807</text:p>
          </table:table-cell>
          <table:table-cell office:value-type="string" calcext:value-type="string">
            <text:p><text:s/></text:p>
          </table:table-cell>
          <table:table-cell office:value-type="float" office:value="-1.54851" calcext:value-type="float">
            <text:p>-1.54851</text:p>
          </table:table-cell>
          <table:table-cell office:value-type="float" office:value="-0.99989" calcext:value-type="float">
            <text:p>-0.99989</text:p>
          </table:table-cell>
          <table:table-cell office:value-type="float" office:value="-1.59167" calcext:value-type="float">
            <text:p>-1.591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82362" calcext:value-type="float">
            <text:p>0.282362</text:p>
          </table:table-cell>
          <table:table-cell office:value-type="float" office:value="-0.495701" calcext:value-type="float">
            <text:p>-0.495701</text:p>
          </table:table-cell>
          <table:table-cell office:value-type="float" office:value="-0.0286449" calcext:value-type="float">
            <text:p>-0.0286449</text:p>
          </table:table-cell>
          <table:table-cell office:value-type="float" office:value="1.42811" calcext:value-type="float">
            <text:p>1.42811</text:p>
          </table:table-cell>
          <table:table-cell office:value-type="float" office:value="-0.404605" calcext:value-type="float">
            <text:p>-0.404605</text:p>
          </table:table-cell>
          <table:table-cell office:value-type="float" office:value="0.687414" calcext:value-type="float">
            <text:p>0.687414</text:p>
          </table:table-cell>
          <table:table-cell office:value-type="float" office:value="-0.691482" calcext:value-type="float">
            <text:p>-0.691482</text:p>
          </table:table-cell>
          <table:table-cell office:value-type="string" calcext:value-type="string">
            <text:p><text:s/></text:p>
          </table:table-cell>
          <table:table-cell office:value-type="float" office:value="0.318831" calcext:value-type="float">
            <text:p>0.318831</text:p>
          </table:table-cell>
          <table:table-cell office:value-type="float" office:value="0.0392259" calcext:value-type="float">
            <text:p>0.0392259</text:p>
          </table:table-cell>
          <table:table-cell office:value-type="float" office:value="1.00814" calcext:value-type="float">
            <text:p>1.00814</text:p>
          </table:table-cell>
          <table:table-cell office:value-type="string" calcext:value-type="string">
            <text:p><text:s/></text:p>
          </table:table-cell>
          <table:table-cell office:value-type="float" office:value="-1.54817" calcext:value-type="float">
            <text:p>-1.54817</text:p>
          </table:table-cell>
          <table:table-cell office:value-type="float" office:value="-0.999887" calcext:value-type="float">
            <text:p>-0.999887</text:p>
          </table:table-cell>
          <table:table-cell office:value-type="float" office:value="-1.59196" calcext:value-type="float">
            <text:p>-1.59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82628" calcext:value-type="float">
            <text:p>0.282628</text:p>
          </table:table-cell>
          <table:table-cell office:value-type="float" office:value="-0.495548" calcext:value-type="float">
            <text:p>-0.495548</text:p>
          </table:table-cell>
          <table:table-cell office:value-type="float" office:value="-0.0288798" calcext:value-type="float">
            <text:p>-0.0288798</text:p>
          </table:table-cell>
          <table:table-cell office:value-type="float" office:value="1.42778" calcext:value-type="float">
            <text:p>1.42778</text:p>
          </table:table-cell>
          <table:table-cell office:value-type="float" office:value="-0.4044" calcext:value-type="float">
            <text:p>-0.4044</text:p>
          </table:table-cell>
          <table:table-cell office:value-type="float" office:value="0.687695" calcext:value-type="float">
            <text:p>0.687695</text:p>
          </table:table-cell>
          <table:table-cell office:value-type="float" office:value="-0.691789" calcext:value-type="float">
            <text:p>-0.691789</text:p>
          </table:table-cell>
          <table:table-cell office:value-type="string" calcext:value-type="string">
            <text:p><text:s/></text:p>
          </table:table-cell>
          <table:table-cell office:value-type="float" office:value="0.318857" calcext:value-type="float">
            <text:p>0.318857</text:p>
          </table:table-cell>
          <table:table-cell office:value-type="float" office:value="0.0391781" calcext:value-type="float">
            <text:p>0.0391781</text:p>
          </table:table-cell>
          <table:table-cell office:value-type="float" office:value="1.00823" calcext:value-type="float">
            <text:p>1.00823</text:p>
          </table:table-cell>
          <table:table-cell office:value-type="string" calcext:value-type="string">
            <text:p><text:s/></text:p>
          </table:table-cell>
          <table:table-cell office:value-type="float" office:value="-1.54782" calcext:value-type="float">
            <text:p>-1.54782</text:p>
          </table:table-cell>
          <table:table-cell office:value-type="float" office:value="-0.999884" calcext:value-type="float">
            <text:p>-0.999884</text:p>
          </table:table-cell>
          <table:table-cell office:value-type="float" office:value="-1.59226" calcext:value-type="float">
            <text:p>-1.592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29" calcext:value-type="float">
            <text:p>0.2829</text:p>
          </table:table-cell>
          <table:table-cell office:value-type="float" office:value="-0.495389" calcext:value-type="float">
            <text:p>-0.495389</text:p>
          </table:table-cell>
          <table:table-cell office:value-type="float" office:value="-0.0291195" calcext:value-type="float">
            <text:p>-0.0291195</text:p>
          </table:table-cell>
          <table:table-cell office:value-type="float" office:value="1.42744" calcext:value-type="float">
            <text:p>1.42744</text:p>
          </table:table-cell>
          <table:table-cell office:value-type="float" office:value="-0.40419" calcext:value-type="float">
            <text:p>-0.40419</text:p>
          </table:table-cell>
          <table:table-cell office:value-type="float" office:value="0.687984" calcext:value-type="float">
            <text:p>0.687984</text:p>
          </table:table-cell>
          <table:table-cell office:value-type="float" office:value="-0.692103" calcext:value-type="float">
            <text:p>-0.692103</text:p>
          </table:table-cell>
          <table:table-cell office:value-type="string" calcext:value-type="string">
            <text:p><text:s/></text:p>
          </table:table-cell>
          <table:table-cell office:value-type="float" office:value="0.318884" calcext:value-type="float">
            <text:p>0.318884</text:p>
          </table:table-cell>
          <table:table-cell office:value-type="float" office:value="0.0391294" calcext:value-type="float">
            <text:p>0.0391294</text:p>
          </table:table-cell>
          <table:table-cell office:value-type="float" office:value="1.00831" calcext:value-type="float">
            <text:p>1.00831</text:p>
          </table:table-cell>
          <table:table-cell office:value-type="string" calcext:value-type="string">
            <text:p><text:s/></text:p>
          </table:table-cell>
          <table:table-cell office:value-type="float" office:value="-1.54746" calcext:value-type="float">
            <text:p>-1.54746</text:p>
          </table:table-cell>
          <table:table-cell office:value-type="float" office:value="-0.99988" calcext:value-type="float">
            <text:p>-0.99988</text:p>
          </table:table-cell>
          <table:table-cell office:value-type="float" office:value="-1.59257" calcext:value-type="float">
            <text:p>-1.592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3178" calcext:value-type="float">
            <text:p>0.283178</text:p>
          </table:table-cell>
          <table:table-cell office:value-type="float" office:value="-0.495225" calcext:value-type="float">
            <text:p>-0.495225</text:p>
          </table:table-cell>
          <table:table-cell office:value-type="float" office:value="-0.0293643" calcext:value-type="float">
            <text:p>-0.0293643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-0.403975" calcext:value-type="float">
            <text:p>-0.403975</text:p>
          </table:table-cell>
          <table:table-cell office:value-type="float" office:value="0.688282" calcext:value-type="float">
            <text:p>0.688282</text:p>
          </table:table-cell>
          <table:table-cell office:value-type="float" office:value="-0.692424" calcext:value-type="float">
            <text:p>-0.692424</text:p>
          </table:table-cell>
          <table:table-cell office:value-type="string" calcext:value-type="string">
            <text:p><text:s/></text:p>
          </table:table-cell>
          <table:table-cell office:value-type="float" office:value="0.318911" calcext:value-type="float">
            <text:p>0.318911</text:p>
          </table:table-cell>
          <table:table-cell office:value-type="float" office:value="0.0390798" calcext:value-type="float">
            <text:p>0.0390798</text:p>
          </table:table-cell>
          <table:table-cell office:value-type="float" office:value="1.0084" calcext:value-type="float">
            <text:p>1.0084</text:p>
          </table:table-cell>
          <table:table-cell office:value-type="string" calcext:value-type="string">
            <text:p><text:s/></text:p>
          </table:table-cell>
          <table:table-cell office:value-type="float" office:value="-1.54709" calcext:value-type="float">
            <text:p>-1.54709</text:p>
          </table:table-cell>
          <table:table-cell office:value-type="float" office:value="-0.999877" calcext:value-type="float">
            <text:p>-0.999877</text:p>
          </table:table-cell>
          <table:table-cell office:value-type="float" office:value="-1.59289" calcext:value-type="float">
            <text:p>-1.592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83462" calcext:value-type="float">
            <text:p>0.283462</text:p>
          </table:table-cell>
          <table:table-cell office:value-type="float" office:value="-0.495056" calcext:value-type="float">
            <text:p>-0.495056</text:p>
          </table:table-cell>
          <table:table-cell office:value-type="float" office:value="-0.0296145" calcext:value-type="float">
            <text:p>-0.0296145</text:p>
          </table:table-cell>
          <table:table-cell office:value-type="float" office:value="1.42672" calcext:value-type="float">
            <text:p>1.42672</text:p>
          </table:table-cell>
          <table:table-cell office:value-type="float" office:value="-0.403754" calcext:value-type="float">
            <text:p>-0.403754</text:p>
          </table:table-cell>
          <table:table-cell office:value-type="float" office:value="0.68859" calcext:value-type="float">
            <text:p>0.68859</text:p>
          </table:table-cell>
          <table:table-cell office:value-type="float" office:value="-0.692753" calcext:value-type="float">
            <text:p>-0.692753</text:p>
          </table:table-cell>
          <table:table-cell office:value-type="string" calcext:value-type="string">
            <text:p><text:s/></text:p>
          </table:table-cell>
          <table:table-cell office:value-type="float" office:value="0.31894" calcext:value-type="float">
            <text:p>0.31894</text:p>
          </table:table-cell>
          <table:table-cell office:value-type="float" office:value="0.0390293" calcext:value-type="float">
            <text:p>0.0390293</text:p>
          </table:table-cell>
          <table:table-cell office:value-type="float" office:value="1.00849" calcext:value-type="float">
            <text:p>1.00849</text:p>
          </table:table-cell>
          <table:table-cell office:value-type="string" calcext:value-type="string">
            <text:p><text:s/></text:p>
          </table:table-cell>
          <table:table-cell office:value-type="float" office:value="-1.54672" calcext:value-type="float">
            <text:p>-1.54672</text:p>
          </table:table-cell>
          <table:table-cell office:value-type="float" office:value="-0.999873" calcext:value-type="float">
            <text:p>-0.999873</text:p>
          </table:table-cell>
          <table:table-cell office:value-type="float" office:value="-1.59322" calcext:value-type="float">
            <text:p>-1.593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83753" calcext:value-type="float">
            <text:p>0.283753</text:p>
          </table:table-cell>
          <table:table-cell office:value-type="float" office:value="-0.494881" calcext:value-type="float">
            <text:p>-0.494881</text:p>
          </table:table-cell>
          <table:table-cell office:value-type="float" office:value="-0.0298703" calcext:value-type="float">
            <text:p>-0.0298703</text:p>
          </table:table-cell>
          <table:table-cell office:value-type="float" office:value="1.42634" calcext:value-type="float">
            <text:p>1.42634</text:p>
          </table:table-cell>
          <table:table-cell office:value-type="float" office:value="-0.403529" calcext:value-type="float">
            <text:p>-0.403529</text:p>
          </table:table-cell>
          <table:table-cell office:value-type="float" office:value="0.688907" calcext:value-type="float">
            <text:p>0.688907</text:p>
          </table:table-cell>
          <table:table-cell office:value-type="float" office:value="-0.69309" calcext:value-type="float">
            <text:p>-0.69309</text:p>
          </table:table-cell>
          <table:table-cell office:value-type="string" calcext:value-type="string">
            <text:p><text:s/></text:p>
          </table:table-cell>
          <table:table-cell office:value-type="float" office:value="0.318969" calcext:value-type="float">
            <text:p>0.318969</text:p>
          </table:table-cell>
          <table:table-cell office:value-type="float" office:value="0.0389777" calcext:value-type="float">
            <text:p>0.0389777</text:p>
          </table:table-cell>
          <table:table-cell office:value-type="float" office:value="1.00858" calcext:value-type="float">
            <text:p>1.00858</text:p>
          </table:table-cell>
          <table:table-cell office:value-type="string" calcext:value-type="string">
            <text:p><text:s/></text:p>
          </table:table-cell>
          <table:table-cell office:value-type="float" office:value="-1.54633" calcext:value-type="float">
            <text:p>-1.54633</text:p>
          </table:table-cell>
          <table:table-cell office:value-type="float" office:value="-0.999869" calcext:value-type="float">
            <text:p>-0.999869</text:p>
          </table:table-cell>
          <table:table-cell office:value-type="float" office:value="-1.59356" calcext:value-type="float">
            <text:p>-1.593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4051" calcext:value-type="float">
            <text:p>0.284051</text:p>
          </table:table-cell>
          <table:table-cell office:value-type="float" office:value="-0.494701" calcext:value-type="float">
            <text:p>-0.494701</text:p>
          </table:table-cell>
          <table:table-cell office:value-type="float" office:value="-0.030132" calcext:value-type="float">
            <text:p>-0.030132</text:p>
          </table:table-cell>
          <table:table-cell office:value-type="float" office:value="1.42596" calcext:value-type="float">
            <text:p>1.42596</text:p>
          </table:table-cell>
          <table:table-cell office:value-type="float" office:value="-0.403297" calcext:value-type="float">
            <text:p>-0.403297</text:p>
          </table:table-cell>
          <table:table-cell office:value-type="float" office:value="0.689234" calcext:value-type="float">
            <text:p>0.689234</text:p>
          </table:table-cell>
          <table:table-cell office:value-type="float" office:value="-0.693435" calcext:value-type="float">
            <text:p>-0.693435</text:p>
          </table:table-cell>
          <table:table-cell office:value-type="string" calcext:value-type="string">
            <text:p><text:s/></text:p>
          </table:table-cell>
          <table:table-cell office:value-type="float" office:value="0.318999" calcext:value-type="float">
            <text:p>0.318999</text:p>
          </table:table-cell>
          <table:table-cell office:value-type="float" office:value="0.0389251" calcext:value-type="float">
            <text:p>0.0389251</text:p>
          </table:table-cell>
          <table:table-cell office:value-type="float" office:value="1.00867" calcext:value-type="float">
            <text:p>1.00867</text:p>
          </table:table-cell>
          <table:table-cell office:value-type="string" calcext:value-type="string">
            <text:p><text:s/></text:p>
          </table:table-cell>
          <table:table-cell office:value-type="float" office:value="-1.54593" calcext:value-type="float">
            <text:p>-1.54593</text:p>
          </table:table-cell>
          <table:table-cell office:value-type="float" office:value="-0.999865" calcext:value-type="float">
            <text:p>-0.999865</text:p>
          </table:table-cell>
          <table:table-cell office:value-type="float" office:value="-1.59391" calcext:value-type="float">
            <text:p>-1.593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84356" calcext:value-type="float">
            <text:p>0.284356</text:p>
          </table:table-cell>
          <table:table-cell office:value-type="float" office:value="-0.494514" calcext:value-type="float">
            <text:p>-0.494514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1.42556" calcext:value-type="float">
            <text:p>1.42556</text:p>
          </table:table-cell>
          <table:table-cell office:value-type="float" office:value="-0.40306" calcext:value-type="float">
            <text:p>-0.40306</text:p>
          </table:table-cell>
          <table:table-cell office:value-type="float" office:value="0.689571" calcext:value-type="float">
            <text:p>0.689571</text:p>
          </table:table-cell>
          <table:table-cell office:value-type="float" office:value="-0.693789" calcext:value-type="float">
            <text:p>-0.693789</text:p>
          </table:table-cell>
          <table:table-cell office:value-type="string" calcext:value-type="string">
            <text:p><text:s/></text:p>
          </table:table-cell>
          <table:table-cell office:value-type="float" office:value="0.319031" calcext:value-type="float">
            <text:p>0.319031</text:p>
          </table:table-cell>
          <table:table-cell office:value-type="float" office:value="0.0388713" calcext:value-type="float">
            <text:p>0.0388713</text:p>
          </table:table-cell>
          <table:table-cell office:value-type="float" office:value="1.00877" calcext:value-type="float">
            <text:p>1.00877</text:p>
          </table:table-cell>
          <table:table-cell office:value-type="string" calcext:value-type="string">
            <text:p><text:s/></text:p>
          </table:table-cell>
          <table:table-cell office:value-type="float" office:value="-1.54552" calcext:value-type="float">
            <text:p>-1.54552</text:p>
          </table:table-cell>
          <table:table-cell office:value-type="float" office:value="-0.99986" calcext:value-type="float">
            <text:p>-0.99986</text:p>
          </table:table-cell>
          <table:table-cell office:value-type="float" office:value="-1.59427" calcext:value-type="float">
            <text:p>-1.594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84669" calcext:value-type="float">
            <text:p>0.284669</text:p>
          </table:table-cell>
          <table:table-cell office:value-type="float" office:value="-0.494321" calcext:value-type="float">
            <text:p>-0.494321</text:p>
          </table:table-cell>
          <table:table-cell office:value-type="float" office:value="-0.0306745" calcext:value-type="float">
            <text:p>-0.0306745</text:p>
          </table:table-cell>
          <table:table-cell office:value-type="float" office:value="1.42514" calcext:value-type="float">
            <text:p>1.42514</text:p>
          </table:table-cell>
          <table:table-cell office:value-type="float" office:value="-0.402817" calcext:value-type="float">
            <text:p>-0.402817</text:p>
          </table:table-cell>
          <table:table-cell office:value-type="float" office:value="0.68992" calcext:value-type="float">
            <text:p>0.68992</text:p>
          </table:table-cell>
          <table:table-cell office:value-type="float" office:value="-0.694152" calcext:value-type="float">
            <text:p>-0.694152</text:p>
          </table:table-cell>
          <table:table-cell office:value-type="string" calcext:value-type="string">
            <text:p><text:s/></text:p>
          </table:table-cell>
          <table:table-cell office:value-type="float" office:value="0.319063" calcext:value-type="float">
            <text:p>0.319063</text:p>
          </table:table-cell>
          <table:table-cell office:value-type="float" office:value="0.0388164" calcext:value-type="float">
            <text:p>0.0388164</text:p>
          </table:table-cell>
          <table:table-cell office:value-type="float" office:value="1.00887" calcext:value-type="float">
            <text:p>1.00887</text:p>
          </table:table-cell>
          <table:table-cell office:value-type="string" calcext:value-type="string">
            <text:p><text:s/></text:p>
          </table:table-cell>
          <table:table-cell office:value-type="float" office:value="-1.5451" calcext:value-type="float">
            <text:p>-1.5451</text:p>
          </table:table-cell>
          <table:table-cell office:value-type="float" office:value="-0.999856" calcext:value-type="float">
            <text:p>-0.999856</text:p>
          </table:table-cell>
          <table:table-cell office:value-type="float" office:value="-1.59464" calcext:value-type="float">
            <text:p>-1.594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-0.494122" calcext:value-type="float">
            <text:p>-0.494122</text:p>
          </table:table-cell>
          <table:table-cell office:value-type="float" office:value="-0.0309559" calcext:value-type="float">
            <text:p>-0.0309559</text:p>
          </table:table-cell>
          <table:table-cell office:value-type="float" office:value="1.42472" calcext:value-type="float">
            <text:p>1.42472</text:p>
          </table:table-cell>
          <table:table-cell office:value-type="float" office:value="-0.402566" calcext:value-type="float">
            <text:p>-0.402566</text:p>
          </table:table-cell>
          <table:table-cell office:value-type="float" office:value="0.69028" calcext:value-type="float">
            <text:p>0.69028</text:p>
          </table:table-cell>
          <table:table-cell office:value-type="float" office:value="-0.694524" calcext:value-type="float">
            <text:p>-0.694524</text:p>
          </table:table-cell>
          <table:table-cell office:value-type="string" calcext:value-type="string">
            <text:p><text:s/></text:p>
          </table:table-cell>
          <table:table-cell office:value-type="float" office:value="0.319096" calcext:value-type="float">
            <text:p>0.319096</text:p>
          </table:table-cell>
          <table:table-cell office:value-type="float" office:value="0.0387602" calcext:value-type="float">
            <text:p>0.0387602</text:p>
          </table:table-cell>
          <table:table-cell office:value-type="float" office:value="1.00897" calcext:value-type="float">
            <text:p>1.00897</text:p>
          </table:table-cell>
          <table:table-cell office:value-type="string" calcext:value-type="string">
            <text:p><text:s/></text:p>
          </table:table-cell>
          <table:table-cell office:value-type="float" office:value="-1.54466" calcext:value-type="float">
            <text:p>-1.54466</text:p>
          </table:table-cell>
          <table:table-cell office:value-type="float" office:value="-0.999851" calcext:value-type="float">
            <text:p>-0.999851</text:p>
          </table:table-cell>
          <table:table-cell office:value-type="float" office:value="-1.59502" calcext:value-type="float">
            <text:p>-1.595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85319" calcext:value-type="float">
            <text:p>0.285319</text:p>
          </table:table-cell>
          <table:table-cell office:value-type="float" office:value="-0.493915" calcext:value-type="float">
            <text:p>-0.493915</text:p>
          </table:table-cell>
          <table:table-cell office:value-type="float" office:value="-0.0312446" calcext:value-type="float">
            <text:p>-0.0312446</text:p>
          </table:table-cell>
          <table:table-cell office:value-type="float" office:value="1.42428" calcext:value-type="float">
            <text:p>1.42428</text:p>
          </table:table-cell>
          <table:table-cell office:value-type="float" office:value="-0.402309" calcext:value-type="float">
            <text:p>-0.402309</text:p>
          </table:table-cell>
          <table:table-cell office:value-type="float" office:value="0.690653" calcext:value-type="float">
            <text:p>0.690653</text:p>
          </table:table-cell>
          <table:table-cell office:value-type="float" office:value="-0.694907" calcext:value-type="float">
            <text:p>-0.694907</text:p>
          </table:table-cell>
          <table:table-cell office:value-type="string" calcext:value-type="string">
            <text:p><text:s/></text:p>
          </table:table-cell>
          <table:table-cell office:value-type="float" office:value="0.319131" calcext:value-type="float">
            <text:p>0.319131</text:p>
          </table:table-cell>
          <table:table-cell office:value-type="float" office:value="0.0387027" calcext:value-type="float">
            <text:p>0.0387027</text:p>
          </table:table-cell>
          <table:table-cell office:value-type="float" office:value="1.00908" calcext:value-type="float">
            <text:p>1.00908</text:p>
          </table:table-cell>
          <table:table-cell office:value-type="string" calcext:value-type="string">
            <text:p><text:s/></text:p>
          </table:table-cell>
          <table:table-cell office:value-type="float" office:value="-1.54421" calcext:value-type="float">
            <text:p>-1.54421</text:p>
          </table:table-cell>
          <table:table-cell office:value-type="float" office:value="-0.999846" calcext:value-type="float">
            <text:p>-0.999846</text:p>
          </table:table-cell>
          <table:table-cell office:value-type="float" office:value="-1.59542" calcext:value-type="float">
            <text:p>-1.595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85658" calcext:value-type="float">
            <text:p>0.285658</text:p>
          </table:table-cell>
          <table:table-cell office:value-type="float" office:value="-0.493701" calcext:value-type="float">
            <text:p>-0.493701</text:p>
          </table:table-cell>
          <table:table-cell office:value-type="float" office:value="-0.031541" calcext:value-type="float">
            <text:p>-0.031541</text:p>
          </table:table-cell>
          <table:table-cell office:value-type="float" office:value="1.42382" calcext:value-type="float">
            <text:p>1.42382</text:p>
          </table:table-cell>
          <table:table-cell office:value-type="float" office:value="-0.402045" calcext:value-type="float">
            <text:p>-0.402045</text:p>
          </table:table-cell>
          <table:table-cell office:value-type="float" office:value="0.691037" calcext:value-type="float">
            <text:p>0.691037</text:p>
          </table:table-cell>
          <table:table-cell office:value-type="float" office:value="-0.6953" calcext:value-type="float">
            <text:p>-0.6953</text:p>
          </table:table-cell>
          <table:table-cell office:value-type="string" calcext:value-type="string">
            <text:p><text:s/></text:p>
          </table:table-cell>
          <table:table-cell office:value-type="float" office:value="0.319167" calcext:value-type="float">
            <text:p>0.319167</text:p>
          </table:table-cell>
          <table:table-cell office:value-type="float" office:value="0.0386437" calcext:value-type="float">
            <text:p>0.0386437</text:p>
          </table:table-cell>
          <table:table-cell office:value-type="float" office:value="1.00919" calcext:value-type="float">
            <text:p>1.00919</text:p>
          </table:table-cell>
          <table:table-cell office:value-type="string" calcext:value-type="string">
            <text:p><text:s/></text:p>
          </table:table-cell>
          <table:table-cell office:value-type="float" office:value="-1.54375" calcext:value-type="float">
            <text:p>-1.54375</text:p>
          </table:table-cell>
          <table:table-cell office:value-type="float" office:value="-0.999841" calcext:value-type="float">
            <text:p>-0.999841</text:p>
          </table:table-cell>
          <table:table-cell office:value-type="float" office:value="-1.59583" calcext:value-type="float">
            <text:p>-1.595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86005" calcext:value-type="float">
            <text:p>0.286005</text:p>
          </table:table-cell>
          <table:table-cell office:value-type="float" office:value="-0.49348" calcext:value-type="float">
            <text:p>-0.49348</text:p>
          </table:table-cell>
          <table:table-cell office:value-type="float" office:value="-0.0318455" calcext:value-type="float">
            <text:p>-0.0318455</text:p>
          </table:table-cell>
          <table:table-cell office:value-type="float" office:value="1.42335" calcext:value-type="float">
            <text:p>1.42335</text:p>
          </table:table-cell>
          <table:table-cell office:value-type="float" office:value="-0.401772" calcext:value-type="float">
            <text:p>-0.401772</text:p>
          </table:table-cell>
          <table:table-cell office:value-type="float" office:value="0.691436" calcext:value-type="float">
            <text:p>0.691436</text:p>
          </table:table-cell>
          <table:table-cell office:value-type="float" office:value="-0.695705" calcext:value-type="float">
            <text:p>-0.695705</text:p>
          </table:table-cell>
          <table:table-cell office:value-type="string" calcext:value-type="string">
            <text:p><text:s/></text:p>
          </table:table-cell>
          <table:table-cell office:value-type="float" office:value="0.319204" calcext:value-type="float">
            <text:p>0.319204</text:p>
          </table:table-cell>
          <table:table-cell office:value-type="float" office:value="0.0385833" calcext:value-type="float">
            <text:p>0.0385833</text:p>
          </table:table-cell>
          <table:table-cell office:value-type="float" office:value="1.0093" calcext:value-type="float">
            <text:p>1.0093</text:p>
          </table:table-cell>
          <table:table-cell office:value-type="string" calcext:value-type="string">
            <text:p><text:s/></text:p>
          </table:table-cell>
          <table:table-cell office:value-type="float" office:value="-1.54327" calcext:value-type="float">
            <text:p>-1.54327</text:p>
          </table:table-cell>
          <table:table-cell office:value-type="float" office:value="-0.999835" calcext:value-type="float">
            <text:p>-0.999835</text:p>
          </table:table-cell>
          <table:table-cell office:value-type="float" office:value="-1.59625" calcext:value-type="float">
            <text:p>-1.596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6363" calcext:value-type="float">
            <text:p>0.286363</text:p>
          </table:table-cell>
          <table:table-cell office:value-type="float" office:value="-0.49325" calcext:value-type="float">
            <text:p>-0.49325</text:p>
          </table:table-cell>
          <table:table-cell office:value-type="float" office:value="-0.0321586" calcext:value-type="float">
            <text:p>-0.0321586</text:p>
          </table:table-cell>
          <table:table-cell office:value-type="float" office:value="1.42286" calcext:value-type="float">
            <text:p>1.42286</text:p>
          </table:table-cell>
          <table:table-cell office:value-type="float" office:value="-0.401492" calcext:value-type="float">
            <text:p>-0.401492</text:p>
          </table:table-cell>
          <table:table-cell office:value-type="float" office:value="0.691848" calcext:value-type="float">
            <text:p>0.691848</text:p>
          </table:table-cell>
          <table:table-cell office:value-type="float" office:value="-0.696121" calcext:value-type="float">
            <text:p>-0.696121</text:p>
          </table:table-cell>
          <table:table-cell office:value-type="string" calcext:value-type="string">
            <text:p><text:s/></text:p>
          </table:table-cell>
          <table:table-cell office:value-type="float" office:value="0.319242" calcext:value-type="float">
            <text:p>0.319242</text:p>
          </table:table-cell>
          <table:table-cell office:value-type="float" office:value="0.0385213" calcext:value-type="float">
            <text:p>0.0385213</text:p>
          </table:table-cell>
          <table:table-cell office:value-type="float" office:value="1.00942" calcext:value-type="float">
            <text:p>1.00942</text:p>
          </table:table-cell>
          <table:table-cell office:value-type="string" calcext:value-type="string">
            <text:p><text:s/></text:p>
          </table:table-cell>
          <table:table-cell office:value-type="float" office:value="-1.54278" calcext:value-type="float">
            <text:p>-1.54278</text:p>
          </table:table-cell>
          <table:table-cell office:value-type="float" office:value="-0.99983" calcext:value-type="float">
            <text:p>-0.99983</text:p>
          </table:table-cell>
          <table:table-cell office:value-type="float" office:value="-1.59669" calcext:value-type="float">
            <text:p>-1.596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86731" calcext:value-type="float">
            <text:p>0.286731</text:p>
          </table:table-cell>
          <table:table-cell office:value-type="float" office:value="-0.493012" calcext:value-type="float">
            <text:p>-0.493012</text:p>
          </table:table-cell>
          <table:table-cell office:value-type="float" office:value="-0.0324807" calcext:value-type="float">
            <text:p>-0.0324807</text:p>
          </table:table-cell>
          <table:table-cell office:value-type="float" office:value="1.42236" calcext:value-type="float">
            <text:p>1.42236</text:p>
          </table:table-cell>
          <table:table-cell office:value-type="float" office:value="-0.401203" calcext:value-type="float">
            <text:p>-0.401203</text:p>
          </table:table-cell>
          <table:table-cell office:value-type="float" office:value="0.692275" calcext:value-type="float">
            <text:p>0.692275</text:p>
          </table:table-cell>
          <table:table-cell office:value-type="float" office:value="-0.69655" calcext:value-type="float">
            <text:p>-0.69655</text:p>
          </table:table-cell>
          <table:table-cell office:value-type="string" calcext:value-type="string">
            <text:p><text:s/></text:p>
          </table:table-cell>
          <table:table-cell office:value-type="float" office:value="0.319282" calcext:value-type="float">
            <text:p>0.319282</text:p>
          </table:table-cell>
          <table:table-cell office:value-type="float" office:value="0.0384576" calcext:value-type="float">
            <text:p>0.0384576</text:p>
          </table:table-cell>
          <table:table-cell office:value-type="float" office:value="1.00954" calcext:value-type="float">
            <text:p>1.00954</text:p>
          </table:table-cell>
          <table:table-cell office:value-type="string" calcext:value-type="string">
            <text:p><text:s/></text:p>
          </table:table-cell>
          <table:table-cell office:value-type="float" office:value="-1.54227" calcext:value-type="float">
            <text:p>-1.54227</text:p>
          </table:table-cell>
          <table:table-cell office:value-type="float" office:value="-0.999823" calcext:value-type="float">
            <text:p>-0.999823</text:p>
          </table:table-cell>
          <table:table-cell office:value-type="float" office:value="-1.59714" calcext:value-type="float">
            <text:p>-1.597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8711" calcext:value-type="float">
            <text:p>0.28711</text:p>
          </table:table-cell>
          <table:table-cell office:value-type="float" office:value="-0.492765" calcext:value-type="float">
            <text:p>-0.492765</text:p>
          </table:table-cell>
          <table:table-cell office:value-type="float" office:value="-0.0328123" calcext:value-type="float">
            <text:p>-0.0328123</text:p>
          </table:table-cell>
          <table:table-cell office:value-type="float" office:value="1.42183" calcext:value-type="float">
            <text:p>1.42183</text:p>
          </table:table-cell>
          <table:table-cell office:value-type="float" office:value="-0.400905" calcext:value-type="float">
            <text:p>-0.400905</text:p>
          </table:table-cell>
          <table:table-cell office:value-type="float" office:value="0.692717" calcext:value-type="float">
            <text:p>0.692717</text:p>
          </table:table-cell>
          <table:table-cell office:value-type="float" office:value="-0.696992" calcext:value-type="float">
            <text:p>-0.696992</text:p>
          </table:table-cell>
          <table:table-cell office:value-type="string" calcext:value-type="string">
            <text:p><text:s/></text:p>
          </table:table-cell>
          <table:table-cell office:value-type="float" office:value="0.319324" calcext:value-type="float">
            <text:p>0.319324</text:p>
          </table:table-cell>
          <table:table-cell office:value-type="float" office:value="0.0383922" calcext:value-type="float">
            <text:p>0.0383922</text:p>
          </table:table-cell>
          <table:table-cell office:value-type="float" office:value="1.00967" calcext:value-type="float">
            <text:p>1.00967</text:p>
          </table:table-cell>
          <table:table-cell office:value-type="string" calcext:value-type="string">
            <text:p><text:s/></text:p>
          </table:table-cell>
          <table:table-cell office:value-type="float" office:value="-1.54175" calcext:value-type="float">
            <text:p>-1.54175</text:p>
          </table:table-cell>
          <table:table-cell office:value-type="float" office:value="-0.999817" calcext:value-type="float">
            <text:p>-0.999817</text:p>
          </table:table-cell>
          <table:table-cell office:value-type="float" office:value="-1.59761" calcext:value-type="float">
            <text:p>-1.597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75" calcext:value-type="float">
            <text:p>0.2875</text:p>
          </table:table-cell>
          <table:table-cell office:value-type="float" office:value="-0.492509" calcext:value-type="float">
            <text:p>-0.492509</text:p>
          </table:table-cell>
          <table:table-cell office:value-type="float" office:value="-0.033154" calcext:value-type="float">
            <text:p>-0.033154</text:p>
          </table:table-cell>
          <table:table-cell office:value-type="float" office:value="1.42129" calcext:value-type="float">
            <text:p>1.42129</text:p>
          </table:table-cell>
          <table:table-cell office:value-type="float" office:value="-0.400597" calcext:value-type="float">
            <text:p>-0.400597</text:p>
          </table:table-cell>
          <table:table-cell office:value-type="float" office:value="0.693175" calcext:value-type="float">
            <text:p>0.693175</text:p>
          </table:table-cell>
          <table:table-cell office:value-type="float" office:value="-0.697448" calcext:value-type="float">
            <text:p>-0.697448</text:p>
          </table:table-cell>
          <table:table-cell office:value-type="string" calcext:value-type="string">
            <text:p><text:s/></text:p>
          </table:table-cell>
          <table:table-cell office:value-type="float" office:value="0.319367" calcext:value-type="float">
            <text:p>0.319367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1.0098" calcext:value-type="float">
            <text:p>1.0098</text:p>
          </table:table-cell>
          <table:table-cell office:value-type="string" calcext:value-type="string">
            <text:p><text:s/></text:p>
          </table:table-cell>
          <table:table-cell office:value-type="float" office:value="-1.5412" calcext:value-type="float">
            <text:p>-1.5412</text:p>
          </table:table-cell>
          <table:table-cell office:value-type="float" office:value="-0.99981" calcext:value-type="float">
            <text:p>-0.99981</text:p>
          </table:table-cell>
          <table:table-cell office:value-type="float" office:value="-1.59809" calcext:value-type="float">
            <text:p>-1.59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87903" calcext:value-type="float">
            <text:p>0.287903</text:p>
          </table:table-cell>
          <table:table-cell office:value-type="float" office:value="-0.492242" calcext:value-type="float">
            <text:p>-0.492242</text:p>
          </table:table-cell>
          <table:table-cell office:value-type="float" office:value="-0.0335065" calcext:value-type="float">
            <text:p>-0.0335065</text:p>
          </table:table-cell>
          <table:table-cell office:value-type="float" office:value="1.42073" calcext:value-type="float">
            <text:p>1.42073</text:p>
          </table:table-cell>
          <table:table-cell office:value-type="float" office:value="-0.400279" calcext:value-type="float">
            <text:p>-0.400279</text:p>
          </table:table-cell>
          <table:table-cell office:value-type="float" office:value="0.693651" calcext:value-type="float">
            <text:p>0.693651</text:p>
          </table:table-cell>
          <table:table-cell office:value-type="float" office:value="-0.697919" calcext:value-type="float">
            <text:p>-0.697919</text:p>
          </table:table-cell>
          <table:table-cell office:value-type="string" calcext:value-type="string">
            <text:p><text:s/></text:p>
          </table:table-cell>
          <table:table-cell office:value-type="float" office:value="0.319411" calcext:value-type="float">
            <text:p>0.319411</text:p>
          </table:table-cell>
          <table:table-cell office:value-type="float" office:value="0.0382557" calcext:value-type="float">
            <text:p>0.0382557</text:p>
          </table:table-cell>
          <table:table-cell office:value-type="float" office:value="1.00994" calcext:value-type="float">
            <text:p>1.00994</text:p>
          </table:table-cell>
          <table:table-cell office:value-type="string" calcext:value-type="string">
            <text:p><text:s/></text:p>
          </table:table-cell>
          <table:table-cell office:value-type="float" office:value="-1.54064" calcext:value-type="float">
            <text:p>-1.54064</text:p>
          </table:table-cell>
          <table:table-cell office:value-type="float" office:value="-0.999803" calcext:value-type="float">
            <text:p>-0.999803</text:p>
          </table:table-cell>
          <table:table-cell office:value-type="float" office:value="-1.59859" calcext:value-type="float">
            <text:p>-1.598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88319" calcext:value-type="float">
            <text:p>0.288319</text:p>
          </table:table-cell>
          <table:table-cell office:value-type="float" office:value="-0.491966" calcext:value-type="float">
            <text:p>-0.491966</text:p>
          </table:table-cell>
          <table:table-cell office:value-type="float" office:value="-0.0338702" calcext:value-type="float">
            <text:p>-0.0338702</text:p>
          </table:table-cell>
          <table:table-cell office:value-type="float" office:value="1.42015" calcext:value-type="float">
            <text:p>1.42015</text:p>
          </table:table-cell>
          <table:table-cell office:value-type="float" office:value="-0.399951" calcext:value-type="float">
            <text:p>-0.399951</text:p>
          </table:table-cell>
          <table:table-cell office:value-type="float" office:value="0.694144" calcext:value-type="float">
            <text:p>0.694144</text:p>
          </table:table-cell>
          <table:table-cell office:value-type="float" office:value="-0.698405" calcext:value-type="float">
            <text:p>-0.698405</text:p>
          </table:table-cell>
          <table:table-cell office:value-type="string" calcext:value-type="string">
            <text:p><text:s/></text:p>
          </table:table-cell>
          <table:table-cell office:value-type="float" office:value="0.319457" calcext:value-type="float">
            <text:p>0.319457</text:p>
          </table:table-cell>
          <table:table-cell office:value-type="float" office:value="0.0381844" calcext:value-type="float">
            <text:p>0.0381844</text:p>
          </table:table-cell>
          <table:table-cell office:value-type="float" office:value="1.01008" calcext:value-type="float">
            <text:p>1.01008</text:p>
          </table:table-cell>
          <table:table-cell office:value-type="string" calcext:value-type="string">
            <text:p><text:s/></text:p>
          </table:table-cell>
          <table:table-cell office:value-type="float" office:value="-1.54006" calcext:value-type="float">
            <text:p>-1.54006</text:p>
          </table:table-cell>
          <table:table-cell office:value-type="float" office:value="-0.999795" calcext:value-type="float">
            <text:p>-0.999795</text:p>
          </table:table-cell>
          <table:table-cell office:value-type="float" office:value="-1.59912" calcext:value-type="float">
            <text:p>-1.599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-0.491678" calcext:value-type="float">
            <text:p>-0.491678</text:p>
          </table:table-cell>
          <table:table-cell office:value-type="float" office:value="-0.034246" calcext:value-type="float">
            <text:p>-0.034246</text:p>
          </table:table-cell>
          <table:table-cell office:value-type="float" office:value="1.41954" calcext:value-type="float">
            <text:p>1.41954</text:p>
          </table:table-cell>
          <table:table-cell office:value-type="float" office:value="-0.399611" calcext:value-type="float">
            <text:p>-0.399611</text:p>
          </table:table-cell>
          <table:table-cell office:value-type="float" office:value="0.694657" calcext:value-type="float">
            <text:p>0.694657</text:p>
          </table:table-cell>
          <table:table-cell office:value-type="float" office:value="-0.698908" calcext:value-type="float">
            <text:p>-0.698908</text:p>
          </table:table-cell>
          <table:table-cell office:value-type="string" calcext:value-type="string">
            <text:p><text:s/></text:p>
          </table:table-cell>
          <table:table-cell office:value-type="float" office:value="0.319506" calcext:value-type="float">
            <text:p>0.319506</text:p>
          </table:table-cell>
          <table:table-cell office:value-type="float" office:value="0.0381108" calcext:value-type="float">
            <text:p>0.0381108</text:p>
          </table:table-cell>
          <table:table-cell office:value-type="float" office:value="1.01022" calcext:value-type="float">
            <text:p>1.01022</text:p>
          </table:table-cell>
          <table:table-cell office:value-type="string" calcext:value-type="string">
            <text:p><text:s/></text:p>
          </table:table-cell>
          <table:table-cell office:value-type="float" office:value="-1.53945" calcext:value-type="float">
            <text:p>-1.53945</text:p>
          </table:table-cell>
          <table:table-cell office:value-type="float" office:value="-0.999787" calcext:value-type="float">
            <text:p>-0.999787</text:p>
          </table:table-cell>
          <table:table-cell office:value-type="float" office:value="-1.59966" calcext:value-type="float">
            <text:p>-1.59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89192" calcext:value-type="float">
            <text:p>0.289192</text:p>
          </table:table-cell>
          <table:table-cell office:value-type="float" office:value="-0.491379" calcext:value-type="float">
            <text:p>-0.491379</text:p>
          </table:table-cell>
          <table:table-cell office:value-type="float" office:value="-0.0346345" calcext:value-type="float">
            <text:p>-0.0346345</text:p>
          </table:table-cell>
          <table:table-cell office:value-type="float" office:value="1.41891" calcext:value-type="float">
            <text:p>1.41891</text:p>
          </table:table-cell>
          <table:table-cell office:value-type="float" office:value="-0.399258" calcext:value-type="float">
            <text:p>-0.399258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-0.699428" calcext:value-type="float">
            <text:p>-0.699428</text:p>
          </table:table-cell>
          <table:table-cell office:value-type="string" calcext:value-type="string">
            <text:p><text:s/></text:p>
          </table:table-cell>
          <table:table-cell office:value-type="float" office:value="0.319556" calcext:value-type="float">
            <text:p>0.319556</text:p>
          </table:table-cell>
          <table:table-cell office:value-type="float" office:value="0.0380349" calcext:value-type="float">
            <text:p>0.0380349</text:p>
          </table:table-cell>
          <table:table-cell office:value-type="float" office:value="1.01038" calcext:value-type="float">
            <text:p>1.01038</text:p>
          </table:table-cell>
          <table:table-cell office:value-type="string" calcext:value-type="string">
            <text:p><text:s/></text:p>
          </table:table-cell>
          <table:table-cell office:value-type="float" office:value="-1.53883" calcext:value-type="float">
            <text:p>-1.53883</text:p>
          </table:table-cell>
          <table:table-cell office:value-type="float" office:value="-0.999779" calcext:value-type="float">
            <text:p>-0.999779</text:p>
          </table:table-cell>
          <table:table-cell office:value-type="float" office:value="-1.60022" calcext:value-type="float">
            <text:p>-1.600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89652" calcext:value-type="float">
            <text:p>0.289652</text:p>
          </table:table-cell>
          <table:table-cell office:value-type="float" office:value="-0.491067" calcext:value-type="float">
            <text:p>-0.491067</text:p>
          </table:table-cell>
          <table:table-cell office:value-type="float" office:value="-0.0350366" calcext:value-type="float">
            <text:p>-0.0350366</text:p>
          </table:table-cell>
          <table:table-cell office:value-type="float" office:value="1.41826" calcext:value-type="float">
            <text:p>1.41826</text:p>
          </table:table-cell>
          <table:table-cell office:value-type="float" office:value="-0.398894" calcext:value-type="float">
            <text:p>-0.398894</text:p>
          </table:table-cell>
          <table:table-cell office:value-type="float" office:value="0.695744" calcext:value-type="float">
            <text:p>0.695744</text:p>
          </table:table-cell>
          <table:table-cell office:value-type="float" office:value="-0.699966" calcext:value-type="float">
            <text:p>-0.699966</text:p>
          </table:table-cell>
          <table:table-cell office:value-type="string" calcext:value-type="string">
            <text:p><text:s/></text:p>
          </table:table-cell>
          <table:table-cell office:value-type="float" office:value="0.319608" calcext:value-type="float">
            <text:p>0.319608</text:p>
          </table:table-cell>
          <table:table-cell office:value-type="float" office:value="0.0379564" calcext:value-type="float">
            <text:p>0.0379564</text:p>
          </table:table-cell>
          <table:table-cell office:value-type="float" office:value="1.01053" calcext:value-type="float">
            <text:p>1.01053</text:p>
          </table:table-cell>
          <table:table-cell office:value-type="string" calcext:value-type="string">
            <text:p><text:s/></text:p>
          </table:table-cell>
          <table:table-cell office:value-type="float" office:value="-1.53818" calcext:value-type="float">
            <text:p>-1.53818</text:p>
          </table:table-cell>
          <table:table-cell office:value-type="float" office:value="-0.99977" calcext:value-type="float">
            <text:p>-0.99977</text:p>
          </table:table-cell>
          <table:table-cell office:value-type="float" office:value="-1.6008" calcext:value-type="float">
            <text:p>-1.60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90127" calcext:value-type="float">
            <text:p>0.290127</text:p>
          </table:table-cell>
          <table:table-cell office:value-type="float" office:value="-0.490743" calcext:value-type="float">
            <text:p>-0.490743</text:p>
          </table:table-cell>
          <table:table-cell office:value-type="float" office:value="-0.0354531" calcext:value-type="float">
            <text:p>-0.0354531</text:p>
          </table:table-cell>
          <table:table-cell office:value-type="float" office:value="1.41757" calcext:value-type="float">
            <text:p>1.41757</text:p>
          </table:table-cell>
          <table:table-cell office:value-type="float" office:value="-0.398515" calcext:value-type="float">
            <text:p>-0.398515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-0.700524" calcext:value-type="float">
            <text:p>-0.700524</text:p>
          </table:table-cell>
          <table:table-cell office:value-type="string" calcext:value-type="string">
            <text:p><text:s/></text:p>
          </table:table-cell>
          <table:table-cell office:value-type="float" office:value="0.319662" calcext:value-type="float">
            <text:p>0.319662</text:p>
          </table:table-cell>
          <table:table-cell office:value-type="float" office:value="0.0378753" calcext:value-type="float">
            <text:p>0.0378753</text:p>
          </table:table-cell>
          <table:table-cell office:value-type="float" office:value="1.0107" calcext:value-type="float">
            <text:p>1.0107</text:p>
          </table:table-cell>
          <table:table-cell office:value-type="string" calcext:value-type="string">
            <text:p><text:s/></text:p>
          </table:table-cell>
          <table:table-cell office:value-type="float" office:value="-1.5375" calcext:value-type="float">
            <text:p>-1.5375</text:p>
          </table:table-cell>
          <table:table-cell office:value-type="float" office:value="-0.99976" calcext:value-type="float">
            <text:p>-0.99976</text:p>
          </table:table-cell>
          <table:table-cell office:value-type="float" office:value="-1.60141" calcext:value-type="float">
            <text:p>-1.601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90621" calcext:value-type="float">
            <text:p>0.290621</text:p>
          </table:table-cell>
          <table:table-cell office:value-type="float" office:value="-0.490404" calcext:value-type="float">
            <text:p>-0.490404</text:p>
          </table:table-cell>
          <table:table-cell office:value-type="float" office:value="-0.0358849" calcext:value-type="float">
            <text:p>-0.0358849</text:p>
          </table:table-cell>
          <table:table-cell office:value-type="float" office:value="1.41686" calcext:value-type="float">
            <text:p>1.41686</text:p>
          </table:table-cell>
          <table:table-cell office:value-type="float" office:value="-0.398122" calcext:value-type="float">
            <text:p>-0.398122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-0.701103" calcext:value-type="float">
            <text:p>-0.701103</text:p>
          </table:table-cell>
          <table:table-cell office:value-type="string" calcext:value-type="string">
            <text:p><text:s/></text:p>
          </table:table-cell>
          <table:table-cell office:value-type="float" office:value="0.319719" calcext:value-type="float">
            <text:p>0.319719</text:p>
          </table:table-cell>
          <table:table-cell office:value-type="float" office:value="0.0377913" calcext:value-type="float">
            <text:p>0.0377913</text:p>
          </table:table-cell>
          <table:table-cell office:value-type="float" office:value="1.01087" calcext:value-type="float">
            <text:p>1.01087</text:p>
          </table:table-cell>
          <table:table-cell office:value-type="string" calcext:value-type="string">
            <text:p><text:s/></text:p>
          </table:table-cell>
          <table:table-cell office:value-type="float" office:value="-1.5368" calcext:value-type="float">
            <text:p>-1.5368</text:p>
          </table:table-cell>
          <table:table-cell office:value-type="float" office:value="-0.99975" calcext:value-type="float">
            <text:p>-0.99975</text:p>
          </table:table-cell>
          <table:table-cell office:value-type="float" office:value="-1.60205" calcext:value-type="float">
            <text:p>-1.602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1132" calcext:value-type="float">
            <text:p>0.291132</text:p>
          </table:table-cell>
          <table:table-cell office:value-type="float" office:value="-0.490051" calcext:value-type="float">
            <text:p>-0.490051</text:p>
          </table:table-cell>
          <table:table-cell office:value-type="float" office:value="-0.036333" calcext:value-type="float">
            <text:p>-0.036333</text:p>
          </table:table-cell>
          <table:table-cell office:value-type="float" office:value="1.41612" calcext:value-type="float">
            <text:p>1.41612</text:p>
          </table:table-cell>
          <table:table-cell office:value-type="float" office:value="-0.397713" calcext:value-type="float">
            <text:p>-0.397713</text:p>
          </table:table-cell>
          <table:table-cell office:value-type="float" office:value="0.697547" calcext:value-type="float">
            <text:p>0.697547</text:p>
          </table:table-cell>
          <table:table-cell office:value-type="float" office:value="-0.701704" calcext:value-type="float">
            <text:p>-0.701704</text:p>
          </table:table-cell>
          <table:table-cell office:value-type="string" calcext:value-type="string">
            <text:p><text:s/></text:p>
          </table:table-cell>
          <table:table-cell office:value-type="float" office:value="0.319778" calcext:value-type="float">
            <text:p>0.319778</text:p>
          </table:table-cell>
          <table:table-cell office:value-type="float" office:value="0.0377043" calcext:value-type="float">
            <text:p>0.0377043</text:p>
          </table:table-cell>
          <table:table-cell office:value-type="float" office:value="1.01105" calcext:value-type="float">
            <text:p>1.01105</text:p>
          </table:table-cell>
          <table:table-cell office:value-type="string" calcext:value-type="string">
            <text:p><text:s/></text:p>
          </table:table-cell>
          <table:table-cell office:value-type="float" office:value="-1.53607" calcext:value-type="float">
            <text:p>-1.53607</text:p>
          </table:table-cell>
          <table:table-cell office:value-type="float" office:value="-0.99974" calcext:value-type="float">
            <text:p>-0.99974</text:p>
          </table:table-cell>
          <table:table-cell office:value-type="float" office:value="-1.6027" calcext:value-type="float">
            <text:p>-1.60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91663" calcext:value-type="float">
            <text:p>0.291663</text:p>
          </table:table-cell>
          <table:table-cell office:value-type="float" office:value="-0.489682" calcext:value-type="float">
            <text:p>-0.489682</text:p>
          </table:table-cell>
          <table:table-cell office:value-type="float" office:value="-0.0367985" calcext:value-type="float">
            <text:p>-0.0367985</text:p>
          </table:table-cell>
          <table:table-cell office:value-type="float" office:value="1.41535" calcext:value-type="float">
            <text:p>1.41535</text:p>
          </table:table-cell>
          <table:table-cell office:value-type="float" office:value="-0.397288" calcext:value-type="float">
            <text:p>-0.397288</text:p>
          </table:table-cell>
          <table:table-cell office:value-type="float" office:value="0.6982" calcext:value-type="float">
            <text:p>0.6982</text:p>
          </table:table-cell>
          <table:table-cell office:value-type="float" office:value="-0.702329" calcext:value-type="float">
            <text:p>-0.702329</text:p>
          </table:table-cell>
          <table:table-cell office:value-type="string" calcext:value-type="string">
            <text:p><text:s/></text:p>
          </table:table-cell>
          <table:table-cell office:value-type="float" office:value="0.31984" calcext:value-type="float">
            <text:p>0.31984</text:p>
          </table:table-cell>
          <table:table-cell office:value-type="float" office:value="0.037614" calcext:value-type="float">
            <text:p>0.037614</text:p>
          </table:table-cell>
          <table:table-cell office:value-type="float" office:value="1.01123" calcext:value-type="float">
            <text:p>1.01123</text:p>
          </table:table-cell>
          <table:table-cell office:value-type="string" calcext:value-type="string">
            <text:p><text:s/></text:p>
          </table:table-cell>
          <table:table-cell office:value-type="float" office:value="-1.53531" calcext:value-type="float">
            <text:p>-1.53531</text:p>
          </table:table-cell>
          <table:table-cell office:value-type="float" office:value="-0.999728" calcext:value-type="float">
            <text:p>-0.999728</text:p>
          </table:table-cell>
          <table:table-cell office:value-type="float" office:value="-1.60339" calcext:value-type="float">
            <text:p>-1.603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92215" calcext:value-type="float">
            <text:p>0.292215</text:p>
          </table:table-cell>
          <table:table-cell office:value-type="float" office:value="-0.489297" calcext:value-type="float">
            <text:p>-0.489297</text:p>
          </table:table-cell>
          <table:table-cell office:value-type="float" office:value="-0.0372826" calcext:value-type="float">
            <text:p>-0.0372826</text:p>
          </table:table-cell>
          <table:table-cell office:value-type="float" office:value="1.41454" calcext:value-type="float">
            <text:p>1.41454</text:p>
          </table:table-cell>
          <table:table-cell office:value-type="float" office:value="-0.396846" calcext:value-type="float">
            <text:p>-0.396846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-0.702978" calcext:value-type="float">
            <text:p>-0.702978</text:p>
          </table:table-cell>
          <table:table-cell office:value-type="string" calcext:value-type="string">
            <text:p><text:s/></text:p>
          </table:table-cell>
          <table:table-cell office:value-type="float" office:value="0.319905" calcext:value-type="float">
            <text:p>0.319905</text:p>
          </table:table-cell>
          <table:table-cell office:value-type="float" office:value="0.0375203" calcext:value-type="float">
            <text:p>0.0375203</text:p>
          </table:table-cell>
          <table:table-cell office:value-type="float" office:value="1.01143" calcext:value-type="float">
            <text:p>1.01143</text:p>
          </table:table-cell>
          <table:table-cell office:value-type="string" calcext:value-type="string">
            <text:p><text:s/></text:p>
          </table:table-cell>
          <table:table-cell office:value-type="float" office:value="-1.53452" calcext:value-type="float">
            <text:p>-1.53452</text:p>
          </table:table-cell>
          <table:table-cell office:value-type="float" office:value="-0.999716" calcext:value-type="float">
            <text:p>-0.999716</text:p>
          </table:table-cell>
          <table:table-cell office:value-type="float" office:value="-1.60411" calcext:value-type="float">
            <text:p>-1.604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92789" calcext:value-type="float">
            <text:p>0.292789</text:p>
          </table:table-cell>
          <table:table-cell office:value-type="float" office:value="-0.488893" calcext:value-type="float">
            <text:p>-0.488893</text:p>
          </table:table-cell>
          <table:table-cell office:value-type="float" office:value="-0.0377865" calcext:value-type="float">
            <text:p>-0.0377865</text:p>
          </table:table-cell>
          <table:table-cell office:value-type="float" office:value="1.4137" calcext:value-type="float">
            <text:p>1.4137</text:p>
          </table:table-cell>
          <table:table-cell office:value-type="float" office:value="-0.396384" calcext:value-type="float">
            <text:p>-0.396384</text:p>
          </table:table-cell>
          <table:table-cell office:value-type="float" office:value="0.699594" calcext:value-type="float">
            <text:p>0.699594</text:p>
          </table:table-cell>
          <table:table-cell office:value-type="float" office:value="-0.703655" calcext:value-type="float">
            <text:p>-0.703655</text:p>
          </table:table-cell>
          <table:table-cell office:value-type="string" calcext:value-type="string">
            <text:p><text:s/></text:p>
          </table:table-cell>
          <table:table-cell office:value-type="float" office:value="0.319972" calcext:value-type="float">
            <text:p>0.319972</text:p>
          </table:table-cell>
          <table:table-cell office:value-type="float" office:value="0.0374229" calcext:value-type="float">
            <text:p>0.0374229</text:p>
          </table:table-cell>
          <table:table-cell office:value-type="float" office:value="1.01163" calcext:value-type="float">
            <text:p>1.01163</text:p>
          </table:table-cell>
          <table:table-cell office:value-type="string" calcext:value-type="string">
            <text:p><text:s/></text:p>
          </table:table-cell>
          <table:table-cell office:value-type="float" office:value="-1.5337" calcext:value-type="float">
            <text:p>-1.5337</text:p>
          </table:table-cell>
          <table:table-cell office:value-type="float" office:value="-0.999703" calcext:value-type="float">
            <text:p>-0.999703</text:p>
          </table:table-cell>
          <table:table-cell office:value-type="float" office:value="-1.60486" calcext:value-type="float">
            <text:p>-1.604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93388" calcext:value-type="float">
            <text:p>0.293388</text:p>
          </table:table-cell>
          <table:table-cell office:value-type="float" office:value="-0.488471" calcext:value-type="float">
            <text:p>-0.488471</text:p>
          </table:table-cell>
          <table:table-cell office:value-type="float" office:value="-0.0383117" calcext:value-type="float">
            <text:p>-0.0383117</text:p>
          </table:table-cell>
          <table:table-cell office:value-type="float" office:value="1.41282" calcext:value-type="float">
            <text:p>1.41282</text:p>
          </table:table-cell>
          <table:table-cell office:value-type="float" office:value="-0.395903" calcext:value-type="float">
            <text:p>-0.395903</text:p>
          </table:table-cell>
          <table:table-cell office:value-type="float" office:value="0.700339" calcext:value-type="float">
            <text:p>0.700339</text:p>
          </table:table-cell>
          <table:table-cell office:value-type="float" office:value="-0.70436" calcext:value-type="float">
            <text:p>-0.70436</text:p>
          </table:table-cell>
          <table:table-cell office:value-type="string" calcext:value-type="string">
            <text:p><text:s/></text:p>
          </table:table-cell>
          <table:table-cell office:value-type="float" office:value="0.320043" calcext:value-type="float">
            <text:p>0.320043</text:p>
          </table:table-cell>
          <table:table-cell office:value-type="float" office:value="0.0373214" calcext:value-type="float">
            <text:p>0.0373214</text:p>
          </table:table-cell>
          <table:table-cell office:value-type="float" office:value="1.01184" calcext:value-type="float">
            <text:p>1.01184</text:p>
          </table:table-cell>
          <table:table-cell office:value-type="string" calcext:value-type="string">
            <text:p><text:s/></text:p>
          </table:table-cell>
          <table:table-cell office:value-type="float" office:value="-1.53283" calcext:value-type="float">
            <text:p>-1.53283</text:p>
          </table:table-cell>
          <table:table-cell office:value-type="float" office:value="-0.999689" calcext:value-type="float">
            <text:p>-0.999689</text:p>
          </table:table-cell>
          <table:table-cell office:value-type="float" office:value="-1.60564" calcext:value-type="float">
            <text:p>-1.605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94011" calcext:value-type="float">
            <text:p>0.294011</text:p>
          </table:table-cell>
          <table:table-cell office:value-type="float" office:value="-0.488028" calcext:value-type="float">
            <text:p>-0.488028</text:p>
          </table:table-cell>
          <table:table-cell office:value-type="float" office:value="-0.0388597" calcext:value-type="float">
            <text:p>-0.0388597</text:p>
          </table:table-cell>
          <table:table-cell office:value-type="float" office:value="1.4119" calcext:value-type="float">
            <text:p>1.4119</text:p>
          </table:table-cell>
          <table:table-cell office:value-type="float" office:value="-0.3954" calcext:value-type="float">
            <text:p>-0.3954</text:p>
          </table:table-cell>
          <table:table-cell office:value-type="float" office:value="0.701119" calcext:value-type="float">
            <text:p>0.701119</text:p>
          </table:table-cell>
          <table:table-cell office:value-type="float" office:value="-0.705096" calcext:value-type="float">
            <text:p>-0.705096</text:p>
          </table:table-cell>
          <table:table-cell office:value-type="string" calcext:value-type="string">
            <text:p><text:s/></text:p>
          </table:table-cell>
          <table:table-cell office:value-type="float" office:value="0.320118" calcext:value-type="float">
            <text:p>0.320118</text:p>
          </table:table-cell>
          <table:table-cell office:value-type="float" office:value="0.0372158" calcext:value-type="float">
            <text:p>0.0372158</text:p>
          </table:table-cell>
          <table:table-cell office:value-type="float" office:value="1.01206" calcext:value-type="float">
            <text:p>1.01206</text:p>
          </table:table-cell>
          <table:table-cell office:value-type="string" calcext:value-type="string">
            <text:p><text:s/></text:p>
          </table:table-cell>
          <table:table-cell office:value-type="float" office:value="-1.53193" calcext:value-type="float">
            <text:p>-1.53193</text:p>
          </table:table-cell>
          <table:table-cell office:value-type="float" office:value="-0.999674" calcext:value-type="float">
            <text:p>-0.999674</text:p>
          </table:table-cell>
          <table:table-cell office:value-type="float" office:value="-1.60646" calcext:value-type="float">
            <text:p>-1.606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01476" calcext:value-type="float">
            <text:p>0.301476</text:p>
          </table:table-cell>
          <table:table-cell office:value-type="float" office:value="-0.489756" calcext:value-type="float">
            <text:p>-0.489756</text:p>
          </table:table-cell>
          <table:table-cell office:value-type="float" office:value="-0.0484153" calcext:value-type="float">
            <text:p>-0.0484153</text:p>
          </table:table-cell>
          <table:table-cell office:value-type="float" office:value="1.41289" calcext:value-type="float">
            <text:p>1.41289</text:p>
          </table:table-cell>
          <table:table-cell office:value-type="float" office:value="-0.393853" calcext:value-type="float">
            <text:p>-0.393853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-0.720836" calcext:value-type="float">
            <text:p>-0.720836</text:p>
          </table:table-cell>
          <table:table-cell office:value-type="string" calcext:value-type="string">
            <text:p><text:s/>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.0337978" calcext:value-type="float">
            <text:p>0.0337978</text:p>
          </table:table-cell>
          <table:table-cell office:value-type="float" office:value="1.01182" calcext:value-type="float">
            <text:p>1.01182</text:p>
          </table:table-cell>
          <table:table-cell office:value-type="string" calcext:value-type="string">
            <text:p><text:s/></text:p>
          </table:table-cell>
          <table:table-cell office:value-type="float" office:value="-1.53029" calcext:value-type="float">
            <text:p>-1.53029</text:p>
          </table:table-cell>
          <table:table-cell office:value-type="float" office:value="-1.00964" calcext:value-type="float">
            <text:p>-1.00964</text:p>
          </table:table-cell>
          <table:table-cell office:value-type="float" office:value="-1.60792" calcext:value-type="float">
            <text:p>-1.607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22457" calcext:value-type="float">
            <text:p>0.322457</text:p>
          </table:table-cell>
          <table:table-cell office:value-type="float" office:value="-0.496331" calcext:value-type="float">
            <text:p>-0.496331</text:p>
          </table:table-cell>
          <table:table-cell office:value-type="float" office:value="-0.0757003" calcext:value-type="float">
            <text:p>-0.0757003</text:p>
          </table:table-cell>
          <table:table-cell office:value-type="float" office:value="1.41822" calcext:value-type="float">
            <text:p>1.41822</text:p>
          </table:table-cell>
          <table:table-cell office:value-type="float" office:value="-0.390505" calcext:value-type="float">
            <text:p>-0.390505</text:p>
          </table:table-cell>
          <table:table-cell office:value-type="float" office:value="0.697884" calcext:value-type="float">
            <text:p>0.697884</text:p>
          </table:table-cell>
          <table:table-cell office:value-type="float" office:value="-0.766328" calcext:value-type="float">
            <text:p>-0.766328</text:p>
          </table:table-cell>
          <table:table-cell office:value-type="string" calcext:value-type="string">
            <text:p><text:s/></text:p>
          </table:table-cell>
          <table:table-cell office:value-type="float" office:value="0.320222" calcext:value-type="float">
            <text:p>0.320222</text:p>
          </table:table-cell>
          <table:table-cell office:value-type="float" office:value="0.0237455" calcext:value-type="float">
            <text:p>0.0237455</text:p>
          </table:table-cell>
          <table:table-cell office:value-type="float" office:value="1.01044" calcext:value-type="float">
            <text:p>1.01044</text:p>
          </table:table-cell>
          <table:table-cell office:value-type="string" calcext:value-type="string">
            <text:p><text:s/></text:p>
          </table:table-cell>
          <table:table-cell office:value-type="float" office:value="-1.52682" calcext:value-type="float">
            <text:p>-1.52682</text:p>
          </table:table-cell>
          <table:table-cell office:value-type="float" office:value="-1.03949" calcext:value-type="float">
            <text:p>-1.03949</text:p>
          </table:table-cell>
          <table:table-cell office:value-type="float" office:value="-1.61102" calcext:value-type="float">
            <text:p>-1.61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43804" calcext:value-type="float">
            <text:p>0.343804</text:p>
          </table:table-cell>
          <table:table-cell office:value-type="float" office:value="-0.502389" calcext:value-type="float">
            <text:p>-0.502389</text:p>
          </table:table-cell>
          <table:table-cell office:value-type="float" office:value="-0.102954" calcext:value-type="float">
            <text:p>-0.102954</text:p>
          </table:table-cell>
          <table:table-cell office:value-type="float" office:value="1.42173" calcext:value-type="float">
            <text:p>1.42173</text:p>
          </table:table-cell>
          <table:table-cell office:value-type="float" office:value="-0.387515" calcext:value-type="float">
            <text:p>-0.387515</text:p>
          </table:table-cell>
          <table:table-cell office:value-type="float" office:value="0.696151" calcext:value-type="float">
            <text:p>0.696151</text:p>
          </table:table-cell>
          <table:table-cell office:value-type="float" office:value="-0.812139" calcext:value-type="float">
            <text:p>-0.812139</text:p>
          </table:table-cell>
          <table:table-cell office:value-type="string" calcext:value-type="string">
            <text:p><text:s/>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0136402" calcext:value-type="float">
            <text:p>0.0136402</text:p>
          </table:table-cell>
          <table:table-cell office:value-type="float" office:value="1.00947" calcext:value-type="float">
            <text:p>1.00947</text:p>
          </table:table-cell>
          <table:table-cell office:value-type="string" calcext:value-type="string">
            <text:p><text:s/></text:p>
          </table:table-cell>
          <table:table-cell office:value-type="float" office:value="-1.52298" calcext:value-type="float">
            <text:p>-1.52298</text:p>
          </table:table-cell>
          <table:table-cell office:value-type="float" office:value="-1.06946" calcext:value-type="float">
            <text:p>-1.06946</text:p>
          </table:table-cell>
          <table:table-cell office:value-type="float" office:value="-1.61454" calcext:value-type="float">
            <text:p>-1.614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5159" calcext:value-type="float">
            <text:p>0.365159</text:p>
          </table:table-cell>
          <table:table-cell office:value-type="float" office:value="-0.508504" calcext:value-type="float">
            <text:p>-0.508504</text:p>
          </table:table-cell>
          <table:table-cell office:value-type="float" office:value="-0.129914" calcext:value-type="float">
            <text:p>-0.129914</text:p>
          </table:table-cell>
          <table:table-cell office:value-type="float" office:value="1.42476" calcext:value-type="float">
            <text:p>1.42476</text:p>
          </table:table-cell>
          <table:table-cell office:value-type="float" office:value="-0.385047" calcext:value-type="float">
            <text:p>-0.385047</text:p>
          </table:table-cell>
          <table:table-cell office:value-type="float" office:value="0.694777" calcext:value-type="float">
            <text:p>0.694777</text:p>
          </table:table-cell>
          <table:table-cell office:value-type="float" office:value="-0.857707" calcext:value-type="float">
            <text:p>-0.857707</text:p>
          </table:table-cell>
          <table:table-cell office:value-type="string" calcext:value-type="string">
            <text:p><text:s/></text:p>
          </table:table-cell>
          <table:table-cell office:value-type="float" office:value="0.32031" calcext:value-type="float">
            <text:p>0.32031</text:p>
          </table:table-cell>
          <table:table-cell office:value-type="float" office:value="0.00353885" calcext:value-type="float">
            <text:p>0.00353885</text:p>
          </table:table-cell>
          <table:table-cell office:value-type="float" office:value="1.0085" calcext:value-type="float">
            <text:p>1.0085</text:p>
          </table:table-cell>
          <table:table-cell office:value-type="string" calcext:value-type="string">
            <text:p><text:s/></text:p>
          </table:table-cell>
          <table:table-cell office:value-type="float" office:value="-1.5187" calcext:value-type="float">
            <text:p>-1.5187</text:p>
          </table:table-cell>
          <table:table-cell office:value-type="float" office:value="-1.09941" calcext:value-type="float">
            <text:p>-1.09941</text:p>
          </table:table-cell>
          <table:table-cell office:value-type="float" office:value="-1.61855" calcext:value-type="float">
            <text:p>-1.618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6536" calcext:value-type="float">
            <text:p>0.386536</text:p>
          </table:table-cell>
          <table:table-cell office:value-type="float" office:value="-0.514703" calcext:value-type="float">
            <text:p>-0.514703</text:p>
          </table:table-cell>
          <table:table-cell office:value-type="float" office:value="-0.156606" calcext:value-type="float">
            <text:p>-0.156606</text:p>
          </table:table-cell>
          <table:table-cell office:value-type="float" office:value="1.42734" calcext:value-type="float">
            <text:p>1.42734</text:p>
          </table:table-cell>
          <table:table-cell office:value-type="float" office:value="-0.383095" calcext:value-type="float">
            <text:p>-0.383095</text:p>
          </table:table-cell>
          <table:table-cell office:value-type="float" office:value="0.693742" calcext:value-type="float">
            <text:p>0.693742</text:p>
          </table:table-cell>
          <table:table-cell office:value-type="float" office:value="-0.903054" calcext:value-type="float">
            <text:p>-0.903054</text:p>
          </table:table-cell>
          <table:table-cell office:value-type="string" calcext:value-type="string">
            <text:p><text:s/></text:p>
          </table:table-cell>
          <table:table-cell office:value-type="float" office:value="0.320369" calcext:value-type="float">
            <text:p>0.320369</text:p>
          </table:table-cell>
          <table:table-cell office:value-type="float" office:value="-0.00657271" calcext:value-type="float">
            <text:p>-0.00657271</text:p>
          </table:table-cell>
          <table:table-cell office:value-type="float" office:value="1.00753" calcext:value-type="float">
            <text:p>1.00753</text:p>
          </table:table-cell>
          <table:table-cell office:value-type="string" calcext:value-type="string">
            <text:p><text:s/></text:p>
          </table:table-cell>
          <table:table-cell office:value-type="float" office:value="-1.51388" calcext:value-type="float">
            <text:p>-1.51388</text:p>
          </table:table-cell>
          <table:table-cell office:value-type="float" office:value="-1.12934" calcext:value-type="float">
            <text:p>-1.12934</text:p>
          </table:table-cell>
          <table:table-cell office:value-type="float" office:value="-1.62314" calcext:value-type="float">
            <text:p>-1.62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07929" calcext:value-type="float">
            <text:p>0.407929</text:p>
          </table:table-cell>
          <table:table-cell office:value-type="float" office:value="-0.520998" calcext:value-type="float">
            <text:p>-0.520998</text:p>
          </table:table-cell>
          <table:table-cell office:value-type="float" office:value="-0.183019" calcext:value-type="float">
            <text:p>-0.183019</text:p>
          </table:table-cell>
          <table:table-cell office:value-type="float" office:value="1.42946" calcext:value-type="float">
            <text:p>1.42946</text:p>
          </table:table-cell>
          <table:table-cell office:value-type="float" office:value="-0.381663" calcext:value-type="float">
            <text:p>-0.381663</text:p>
          </table:table-cell>
          <table:table-cell office:value-type="float" office:value="0.69304" calcext:value-type="float">
            <text:p>0.69304</text:p>
          </table:table-cell>
          <table:table-cell office:value-type="float" office:value="-0.94817" calcext:value-type="float">
            <text:p>-0.94817</text:p>
          </table:table-cell>
          <table:table-cell office:value-type="string" calcext:value-type="string">
            <text:p><text:s/></text:p>
          </table:table-cell>
          <table:table-cell office:value-type="float" office:value="0.320438" calcext:value-type="float">
            <text:p>0.320438</text:p>
          </table:table-cell>
          <table:table-cell office:value-type="float" office:value="-0.0166946" calcext:value-type="float">
            <text:p>-0.0166946</text:p>
          </table:table-cell>
          <table:table-cell office:value-type="float" office:value="1.00655" calcext:value-type="float">
            <text:p>1.00655</text:p>
          </table:table-cell>
          <table:table-cell office:value-type="string" calcext:value-type="string">
            <text:p><text:s/></text:p>
          </table:table-cell>
          <table:table-cell office:value-type="float" office:value="-1.5084" calcext:value-type="float">
            <text:p>-1.5084</text:p>
          </table:table-cell>
          <table:table-cell office:value-type="float" office:value="-1.15927" calcext:value-type="float">
            <text:p>-1.15927</text:p>
          </table:table-cell>
          <table:table-cell office:value-type="float" office:value="-1.62842" calcext:value-type="float">
            <text:p>-1.628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29329" calcext:value-type="float">
            <text:p>0.429329</text:p>
          </table:table-cell>
          <table:table-cell office:value-type="float" office:value="-0.527402" calcext:value-type="float">
            <text:p>-0.527402</text:p>
          </table:table-cell>
          <table:table-cell office:value-type="float" office:value="-0.20914" calcext:value-type="float">
            <text:p>-0.20914</text:p>
          </table:table-cell>
          <table:table-cell office:value-type="float" office:value="1.43114" calcext:value-type="float">
            <text:p>1.43114</text:p>
          </table:table-cell>
          <table:table-cell office:value-type="float" office:value="-0.380755" calcext:value-type="float">
            <text:p>-0.380755</text:p>
          </table:table-cell>
          <table:table-cell office:value-type="float" office:value="0.692662" calcext:value-type="float">
            <text:p>0.692662</text:p>
          </table:table-cell>
          <table:table-cell office:value-type="float" office:value="-0.993041" calcext:value-type="float">
            <text:p>-0.993041</text:p>
          </table:table-cell>
          <table:table-cell office:value-type="string" calcext:value-type="string">
            <text:p><text:s/></text:p>
          </table:table-cell>
          <table:table-cell office:value-type="float" office:value="0.320516" calcext:value-type="float">
            <text:p>0.320516</text:p>
          </table:table-cell>
          <table:table-cell office:value-type="float" office:value="-0.0268267" calcext:value-type="float">
            <text:p>-0.0268267</text:p>
          </table:table-cell>
          <table:table-cell office:value-type="float" office:value="1.00556" calcext:value-type="float">
            <text:p>1.00556</text:p>
          </table:table-cell>
          <table:table-cell office:value-type="string" calcext:value-type="string">
            <text:p><text:s/></text:p>
          </table:table-cell>
          <table:table-cell office:value-type="float" office:value="-1.50212" calcext:value-type="float">
            <text:p>-1.50212</text:p>
          </table:table-cell>
          <table:table-cell office:value-type="float" office:value="-1.18918" calcext:value-type="float">
            <text:p>-1.18918</text:p>
          </table:table-cell>
          <table:table-cell office:value-type="float" office:value="-1.63456" calcext:value-type="float">
            <text:p>-1.634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50729" calcext:value-type="float">
            <text:p>0.450729</text:p>
          </table:table-cell>
          <table:table-cell office:value-type="float" office:value="-0.533928" calcext:value-type="float">
            <text:p>-0.533928</text:p>
          </table:table-cell>
          <table:table-cell office:value-type="float" office:value="-0.234956" calcext:value-type="float">
            <text:p>-0.234956</text:p>
          </table:table-cell>
          <table:table-cell office:value-type="float" office:value="1.43237" calcext:value-type="float">
            <text:p>1.43237</text:p>
          </table:table-cell>
          <table:table-cell office:value-type="float" office:value="-0.380375" calcext:value-type="float">
            <text:p>-0.380375</text:p>
          </table:table-cell>
          <table:table-cell office:value-type="float" office:value="0.692599" calcext:value-type="float">
            <text:p>0.692599</text:p>
          </table:table-cell>
          <table:table-cell office:value-type="float" office:value="-1.03766" calcext:value-type="float">
            <text:p>-1.03766</text:p>
          </table:table-cell>
          <table:table-cell office:value-type="string" calcext:value-type="string">
            <text:p><text:s/></text:p>
          </table:table-cell>
          <table:table-cell office:value-type="float" office:value="0.320601" calcext:value-type="float">
            <text:p>0.320601</text:p>
          </table:table-cell>
          <table:table-cell office:value-type="float" office:value="-0.0369695" calcext:value-type="float">
            <text:p>-0.0369695</text:p>
          </table:table-cell>
          <table:table-cell office:value-type="float" office:value="1.00456" calcext:value-type="float">
            <text:p>1.00456</text:p>
          </table:table-cell>
          <table:table-cell office:value-type="string" calcext:value-type="string">
            <text:p><text:s/></text:p>
          </table:table-cell>
          <table:table-cell office:value-type="float" office:value="-1.49481" calcext:value-type="float">
            <text:p>-1.49481</text:p>
          </table:table-cell>
          <table:table-cell office:value-type="float" office:value="-1.21908" calcext:value-type="float">
            <text:p>-1.21908</text:p>
          </table:table-cell>
          <table:table-cell office:value-type="float" office:value="-1.64175" calcext:value-type="float">
            <text:p>-1.641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7212" calcext:value-type="float">
            <text:p>0.47212</text:p>
          </table:table-cell>
          <table:table-cell office:value-type="float" office:value="-0.540591" calcext:value-type="float">
            <text:p>-0.540591</text:p>
          </table:table-cell>
          <table:table-cell office:value-type="float" office:value="-0.260453" calcext:value-type="float">
            <text:p>-0.260453</text:p>
          </table:table-cell>
          <table:table-cell office:value-type="float" office:value="1.43315" calcext:value-type="float">
            <text:p>1.43315</text:p>
          </table:table-cell>
          <table:table-cell office:value-type="float" office:value="-0.380524" calcext:value-type="float">
            <text:p>-0.380524</text:p>
          </table:table-cell>
          <table:table-cell office:value-type="float" office:value="0.692843" calcext:value-type="float">
            <text:p>0.692843</text:p>
          </table:table-cell>
          <table:table-cell office:value-type="float" office:value="-1.08202" calcext:value-type="float">
            <text:p>-1.08202</text:p>
          </table:table-cell>
          <table:table-cell office:value-type="string" calcext:value-type="string">
            <text:p><text:s/></text:p>
          </table:table-cell>
          <table:table-cell office:value-type="float" office:value="0.320694" calcext:value-type="float">
            <text:p>0.320694</text:p>
          </table:table-cell>
          <table:table-cell office:value-type="float" office:value="-0.0471233" calcext:value-type="float">
            <text:p>-0.0471233</text:p>
          </table:table-cell>
          <table:table-cell office:value-type="float" office:value="1.00355" calcext:value-type="float">
            <text:p>1.00355</text:p>
          </table:table-cell>
          <table:table-cell office:value-type="string" calcext:value-type="string">
            <text:p><text:s/></text:p>
          </table:table-cell>
          <table:table-cell office:value-type="float" office:value="-1.48621" calcext:value-type="float">
            <text:p>-1.48621</text:p>
          </table:table-cell>
          <table:table-cell office:value-type="float" office:value="-1.24895" calcext:value-type="float">
            <text:p>-1.24895</text:p>
          </table:table-cell>
          <table:table-cell office:value-type="float" office:value="-1.65028" calcext:value-type="float">
            <text:p>-1.650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93495" calcext:value-type="float">
            <text:p>0.493495</text:p>
          </table:table-cell>
          <table:table-cell office:value-type="float" office:value="-0.5474" calcext:value-type="float">
            <text:p>-0.5474</text:p>
          </table:table-cell>
          <table:table-cell office:value-type="float" office:value="-0.285616" calcext:value-type="float">
            <text:p>-0.285616</text:p>
          </table:table-cell>
          <table:table-cell office:value-type="float" office:value="1.4335" calcext:value-type="float">
            <text:p>1.4335</text:p>
          </table:table-cell>
          <table:table-cell office:value-type="float" office:value="-0.381203" calcext:value-type="float">
            <text:p>-0.381203</text:p>
          </table:table-cell>
          <table:table-cell office:value-type="float" office:value="0.693389" calcext:value-type="float">
            <text:p>0.693389</text:p>
          </table:table-cell>
          <table:table-cell office:value-type="float" office:value="-1.12611" calcext:value-type="float">
            <text:p>-1.12611</text:p>
          </table:table-cell>
          <table:table-cell office:value-type="string" calcext:value-type="string">
            <text:p><text:s/></text:p>
          </table:table-cell>
          <table:table-cell office:value-type="float" office:value="0.320794" calcext:value-type="float">
            <text:p>0.320794</text:p>
          </table:table-cell>
          <table:table-cell office:value-type="float" office:value="-0.0572888" calcext:value-type="float">
            <text:p>-0.0572888</text:p>
          </table:table-cell>
          <table:table-cell office:value-type="float" office:value="1.00254" calcext:value-type="float">
            <text:p>1.00254</text:p>
          </table:table-cell>
          <table:table-cell office:value-type="string" calcext:value-type="string">
            <text:p><text:s/></text:p>
          </table:table-cell>
          <table:table-cell office:value-type="float" office:value="-1.47591" calcext:value-type="float">
            <text:p>-1.47591</text:p>
          </table:table-cell>
          <table:table-cell office:value-type="float" office:value="-1.2788" calcext:value-type="float">
            <text:p>-1.2788</text:p>
          </table:table-cell>
          <table:table-cell office:value-type="float" office:value="-1.66054" calcext:value-type="float">
            <text:p>-1.660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14844" calcext:value-type="float">
            <text:p>0.514844</text:p>
          </table:table-cell>
          <table:table-cell office:value-type="float" office:value="-0.554369" calcext:value-type="float">
            <text:p>-0.554369</text:p>
          </table:table-cell>
          <table:table-cell office:value-type="float" office:value="-0.310429" calcext:value-type="float">
            <text:p>-0.310429</text:p>
          </table:table-cell>
          <table:table-cell office:value-type="float" office:value="1.43341" calcext:value-type="float">
            <text:p>1.43341</text:p>
          </table:table-cell>
          <table:table-cell office:value-type="float" office:value="-0.382411" calcext:value-type="float">
            <text:p>-0.382411</text:p>
          </table:table-cell>
          <table:table-cell office:value-type="float" office:value="0.694229" calcext:value-type="float">
            <text:p>0.694229</text:p>
          </table:table-cell>
          <table:table-cell office:value-type="float" office:value="-1.16993" calcext:value-type="float">
            <text:p>-1.16993</text:p>
          </table:table-cell>
          <table:table-cell office:value-type="string" calcext:value-type="string">
            <text:p><text:s/></text:p>
          </table:table-cell>
          <table:table-cell office:value-type="float" office:value="0.3209" calcext:value-type="float">
            <text:p>0.3209</text:p>
          </table:table-cell>
          <table:table-cell office:value-type="float" office:value="-0.0674666" calcext:value-type="float">
            <text:p>-0.0674666</text:p>
          </table:table-cell>
          <table:table-cell office:value-type="float" office:value="1.00151" calcext:value-type="float">
            <text:p>1.00151</text:p>
          </table:table-cell>
          <table:table-cell office:value-type="string" calcext:value-type="string">
            <text:p><text:s/></text:p>
          </table:table-cell>
          <table:table-cell office:value-type="float" office:value="-1.46333" calcext:value-type="float">
            <text:p>-1.46333</text:p>
          </table:table-cell>
          <table:table-cell office:value-type="float" office:value="-1.3086" calcext:value-type="float">
            <text:p>-1.3086</text:p>
          </table:table-cell>
          <table:table-cell office:value-type="float" office:value="-1.67313" calcext:value-type="float">
            <text:p>-1.673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3616" calcext:value-type="float">
            <text:p>0.53616</text:p>
          </table:table-cell>
          <table:table-cell office:value-type="float" office:value="-0.561506" calcext:value-type="float">
            <text:p>-0.561506</text:p>
          </table:table-cell>
          <table:table-cell office:value-type="float" office:value="-0.334876" calcext:value-type="float">
            <text:p>-0.334876</text:p>
          </table:table-cell>
          <table:table-cell office:value-type="float" office:value="1.43289" calcext:value-type="float">
            <text:p>1.43289</text:p>
          </table:table-cell>
          <table:table-cell office:value-type="float" office:value="-0.384148" calcext:value-type="float">
            <text:p>-0.384148</text:p>
          </table:table-cell>
          <table:table-cell office:value-type="float" office:value="0.695359" calcext:value-type="float">
            <text:p>0.695359</text:p>
          </table:table-cell>
          <table:table-cell office:value-type="float" office:value="-1.21347" calcext:value-type="float">
            <text:p>-1.21347</text:p>
          </table:table-cell>
          <table:table-cell office:value-type="string" calcext:value-type="string">
            <text:p><text:s/></text:p>
          </table:table-cell>
          <table:table-cell office:value-type="float" office:value="0.32101" calcext:value-type="float">
            <text:p>0.32101</text:p>
          </table:table-cell>
          <table:table-cell office:value-type="float" office:value="-0.0776577" calcext:value-type="float">
            <text:p>-0.0776577</text:p>
          </table:table-cell>
          <table:table-cell office:value-type="float" office:value="1.00047" calcext:value-type="float">
            <text:p>1.00047</text:p>
          </table:table-cell>
          <table:table-cell office:value-type="string" calcext:value-type="string">
            <text:p><text:s/></text:p>
          </table:table-cell>
          <table:table-cell office:value-type="float" office:value="-1.44759" calcext:value-type="float">
            <text:p>-1.44759</text:p>
          </table:table-cell>
          <table:table-cell office:value-type="float" office:value="-1.33836" calcext:value-type="float">
            <text:p>-1.33836</text:p>
          </table:table-cell>
          <table:table-cell office:value-type="float" office:value="-1.68891" calcext:value-type="float">
            <text:p>-1.688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57433" calcext:value-type="float">
            <text:p>0.557433</text:p>
          </table:table-cell>
          <table:table-cell office:value-type="float" office:value="-0.568824" calcext:value-type="float">
            <text:p>-0.568824</text:p>
          </table:table-cell>
          <table:table-cell office:value-type="float" office:value="-0.358939" calcext:value-type="float">
            <text:p>-0.358939</text:p>
          </table:table-cell>
          <table:table-cell office:value-type="float" office:value="1.43194" calcext:value-type="float">
            <text:p>1.43194</text:p>
          </table:table-cell>
          <table:table-cell office:value-type="float" office:value="-0.386408" calcext:value-type="float">
            <text:p>-0.386408</text:p>
          </table:table-cell>
          <table:table-cell office:value-type="float" office:value="0.696773" calcext:value-type="float">
            <text:p>0.696773</text:p>
          </table:table-cell>
          <table:table-cell office:value-type="float" office:value="-1.25675" calcext:value-type="float">
            <text:p>-1.25675</text:p>
          </table:table-cell>
          <table:table-cell office:value-type="string" calcext:value-type="string">
            <text:p><text:s/></text:p>
          </table:table-cell>
          <table:table-cell office:value-type="float" office:value="0.321126" calcext:value-type="float">
            <text:p>0.321126</text:p>
          </table:table-cell>
          <table:table-cell office:value-type="float" office:value="-0.087863" calcext:value-type="float">
            <text:p>-0.087863</text:p>
          </table:table-cell>
          <table:table-cell office:value-type="float" office:value="0.999427" calcext:value-type="float">
            <text:p>0.999427</text:p>
          </table:table-cell>
          <table:table-cell office:value-type="string" calcext:value-type="string">
            <text:p><text:s/></text:p>
          </table:table-cell>
          <table:table-cell office:value-type="float" office:value="-1.4273" calcext:value-type="float">
            <text:p>-1.4273</text:p>
          </table:table-cell>
          <table:table-cell office:value-type="float" office:value="-1.36804" calcext:value-type="float">
            <text:p>-1.36804</text:p>
          </table:table-cell>
          <table:table-cell office:value-type="float" office:value="-1.70927" calcext:value-type="float">
            <text:p>-1.709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78653" calcext:value-type="float">
            <text:p>0.578653</text:p>
          </table:table-cell>
          <table:table-cell office:value-type="float" office:value="-0.576329" calcext:value-type="float">
            <text:p>-0.576329</text:p>
          </table:table-cell>
          <table:table-cell office:value-type="float" office:value="-0.382601" calcext:value-type="float">
            <text:p>-0.382601</text:p>
          </table:table-cell>
          <table:table-cell office:value-type="float" office:value="1.43055" calcext:value-type="float">
            <text:p>1.43055</text:p>
          </table:table-cell>
          <table:table-cell office:value-type="float" office:value="-0.389189" calcext:value-type="float">
            <text:p>-0.389189</text:p>
          </table:table-cell>
          <table:table-cell office:value-type="float" office:value="0.698469" calcext:value-type="float">
            <text:p>0.698469</text:p>
          </table:table-cell>
          <table:table-cell office:value-type="float" office:value="-1.29976" calcext:value-type="float">
            <text:p>-1.29976</text:p>
          </table:table-cell>
          <table:table-cell office:value-type="string" calcext:value-type="string">
            <text:p><text:s/></text:p>
          </table:table-cell>
          <table:table-cell office:value-type="float" office:value="0.321245" calcext:value-type="float">
            <text:p>0.321245</text:p>
          </table:table-cell>
          <table:table-cell office:value-type="float" office:value="-0.0980833" calcext:value-type="float">
            <text:p>-0.0980833</text:p>
          </table:table-cell>
          <table:table-cell office:value-type="float" office:value="0.998368" calcext:value-type="float">
            <text:p>0.998368</text:p>
          </table:table-cell>
          <table:table-cell office:value-type="string" calcext:value-type="string">
            <text:p><text:s/></text:p>
          </table:table-cell>
          <table:table-cell office:value-type="float" office:value="-1.40013" calcext:value-type="float">
            <text:p>-1.40013</text:p>
          </table:table-cell>
          <table:table-cell office:value-type="float" office:value="-1.39761" calcext:value-type="float">
            <text:p>-1.39761</text:p>
          </table:table-cell>
          <table:table-cell office:value-type="float" office:value="-1.73654" calcext:value-type="float">
            <text:p>-1.736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99811" calcext:value-type="float">
            <text:p>0.599811</text:p>
          </table:table-cell>
          <table:table-cell office:value-type="float" office:value="-0.58403" calcext:value-type="float">
            <text:p>-0.58403</text:p>
          </table:table-cell>
          <table:table-cell office:value-type="float" office:value="-0.405843" calcext:value-type="float">
            <text:p>-0.405843</text:p>
          </table:table-cell>
          <table:table-cell office:value-type="float" office:value="1.42873" calcext:value-type="float">
            <text:p>1.42873</text:p>
          </table:table-cell>
          <table:table-cell office:value-type="float" office:value="-0.392482" calcext:value-type="float">
            <text:p>-0.392482</text:p>
          </table:table-cell>
          <table:table-cell office:value-type="float" office:value="0.700443" calcext:value-type="float">
            <text:p>0.700443</text:p>
          </table:table-cell>
          <table:table-cell office:value-type="float" office:value="-1.3425" calcext:value-type="float">
            <text:p>-1.3425</text:p>
          </table:table-cell>
          <table:table-cell office:value-type="string" calcext:value-type="string">
            <text:p><text:s/></text:p>
          </table:table-cell>
          <table:table-cell office:value-type="float" office:value="0.321366" calcext:value-type="float">
            <text:p>0.321366</text:p>
          </table:table-cell>
          <table:table-cell office:value-type="float" office:value="-0.10832" calcext:value-type="float">
            <text:p>-0.10832</text:p>
          </table:table-cell>
          <table:table-cell office:value-type="float" office:value="0.997299" calcext:value-type="float">
            <text:p>0.997299</text:p>
          </table:table-cell>
          <table:table-cell office:value-type="string" calcext:value-type="string">
            <text:p><text:s/></text:p>
          </table:table-cell>
          <table:table-cell office:value-type="float" office:value="-1.36191" calcext:value-type="float">
            <text:p>-1.36191</text:p>
          </table:table-cell>
          <table:table-cell office:value-type="float" office:value="-1.42701" calcext:value-type="float">
            <text:p>-1.42701</text:p>
          </table:table-cell>
          <table:table-cell office:value-type="float" office:value="-1.7749" calcext:value-type="float">
            <text:p>-1.77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20897" calcext:value-type="float">
            <text:p>0.620897</text:p>
          </table:table-cell>
          <table:table-cell office:value-type="float" office:value="-0.591935" calcext:value-type="float">
            <text:p>-0.591935</text:p>
          </table:table-cell>
          <table:table-cell office:value-type="float" office:value="-0.428647" calcext:value-type="float">
            <text:p>-0.428647</text:p>
          </table:table-cell>
          <table:table-cell office:value-type="float" office:value="1.42648" calcext:value-type="float">
            <text:p>1.42648</text:p>
          </table:table-cell>
          <table:table-cell office:value-type="float" office:value="-0.396281" calcext:value-type="float">
            <text:p>-0.396281</text:p>
          </table:table-cell>
          <table:table-cell office:value-type="float" office:value="0.702695" calcext:value-type="float">
            <text:p>0.702695</text:p>
          </table:table-cell>
          <table:table-cell office:value-type="float" office:value="-1.38498" calcext:value-type="float">
            <text:p>-1.38498</text:p>
          </table:table-cell>
          <table:table-cell office:value-type="string" calcext:value-type="string">
            <text:p><text:s/></text:p>
          </table:table-cell>
          <table:table-cell office:value-type="float" office:value="0.32149" calcext:value-type="float">
            <text:p>0.32149</text:p>
          </table:table-cell>
          <table:table-cell office:value-type="float" office:value="-0.118574" calcext:value-type="float">
            <text:p>-0.118574</text:p>
          </table:table-cell>
          <table:table-cell office:value-type="float" office:value="0.996219" calcext:value-type="float">
            <text:p>0.996219</text:p>
          </table:table-cell>
          <table:table-cell office:value-type="string" calcext:value-type="string">
            <text:p><text:s/></text:p>
          </table:table-cell>
          <table:table-cell office:value-type="float" office:value="-1.30428" calcext:value-type="float">
            <text:p>-1.30428</text:p>
          </table:table-cell>
          <table:table-cell office:value-type="float" office:value="-1.45608" calcext:value-type="float">
            <text:p>-1.45608</text:p>
          </table:table-cell>
          <table:table-cell office:value-type="float" office:value="-1.83269" calcext:value-type="float">
            <text:p>-1.832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1899" calcext:value-type="float">
            <text:p>0.641899</text:p>
          </table:table-cell>
          <table:table-cell office:value-type="float" office:value="-0.600048" calcext:value-type="float">
            <text:p>-0.600048</text:p>
          </table:table-cell>
          <table:table-cell office:value-type="float" office:value="-0.450993" calcext:value-type="float">
            <text:p>-0.450993</text:p>
          </table:table-cell>
          <table:table-cell office:value-type="float" office:value="1.42379" calcext:value-type="float">
            <text:p>1.42379</text:p>
          </table:table-cell>
          <table:table-cell office:value-type="float" office:value="-0.400575" calcext:value-type="float">
            <text:p>-0.400575</text:p>
          </table:table-cell>
          <table:table-cell office:value-type="float" office:value="0.705221" calcext:value-type="float">
            <text:p>0.705221</text:p>
          </table:table-cell>
          <table:table-cell office:value-type="float" office:value="-1.42721" calcext:value-type="float">
            <text:p>-1.42721</text:p>
          </table:table-cell>
          <table:table-cell office:value-type="string" calcext:value-type="string">
            <text:p><text:s/></text:p>
          </table:table-cell>
          <table:table-cell office:value-type="float" office:value="0.321616" calcext:value-type="float">
            <text:p>0.321616</text:p>
          </table:table-cell>
          <table:table-cell office:value-type="float" office:value="-0.128846" calcext:value-type="float">
            <text:p>-0.128846</text:p>
          </table:table-cell>
          <table:table-cell office:value-type="float" office:value="0.995128" calcext:value-type="float">
            <text:p>0.995128</text:p>
          </table:table-cell>
          <table:table-cell office:value-type="string" calcext:value-type="string">
            <text:p><text:s/></text:p>
          </table:table-cell>
          <table:table-cell office:value-type="float" office:value="-1.20824" calcext:value-type="float">
            <text:p>-1.20824</text:p>
          </table:table-cell>
          <table:table-cell office:value-type="float" office:value="-1.48452" calcext:value-type="float">
            <text:p>-1.48452</text:p>
          </table:table-cell>
          <table:table-cell office:value-type="float" office:value="-1.92892" calcext:value-type="float">
            <text:p>-1.928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2808" calcext:value-type="float">
            <text:p>0.662808</text:p>
          </table:table-cell>
          <table:table-cell office:value-type="float" office:value="-0.608374" calcext:value-type="float">
            <text:p>-0.608374</text:p>
          </table:table-cell>
          <table:table-cell office:value-type="float" office:value="-0.472862" calcext:value-type="float">
            <text:p>-0.472862</text:p>
          </table:table-cell>
          <table:table-cell office:value-type="float" office:value="1.42066" calcext:value-type="float">
            <text:p>1.42066</text:p>
          </table:table-cell>
          <table:table-cell office:value-type="float" office:value="-0.405353" calcext:value-type="float">
            <text:p>-0.405353</text:p>
          </table:table-cell>
          <table:table-cell office:value-type="float" office:value="0.708022" calcext:value-type="float">
            <text:p>0.708022</text:p>
          </table:table-cell>
          <table:table-cell office:value-type="float" office:value="-1.46921" calcext:value-type="float">
            <text:p>-1.46921</text:p>
          </table:table-cell>
          <table:table-cell office:value-type="string" calcext:value-type="string">
            <text:p><text:s/></text:p>
          </table:table-cell>
          <table:table-cell office:value-type="float" office:value="0.321742" calcext:value-type="float">
            <text:p>0.321742</text:p>
          </table:table-cell>
          <table:table-cell office:value-type="float" office:value="-0.139137" calcext:value-type="float">
            <text:p>-0.139137</text:p>
          </table:table-cell>
          <table:table-cell office:value-type="float" office:value="0.994027" calcext:value-type="float">
            <text:p>0.994027</text:p>
          </table:table-cell>
          <table:table-cell office:value-type="string" calcext:value-type="string">
            <text:p><text:s/>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1.51141" calcext:value-type="float">
            <text:p>-1.51141</text:p>
          </table:table-cell>
          <table:table-cell office:value-type="float" office:value="-2.11532" calcext:value-type="float">
            <text:p>-2.11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83612" calcext:value-type="float">
            <text:p>0.683612</text:p>
          </table:table-cell>
          <table:table-cell office:value-type="float" office:value="-0.616915" calcext:value-type="float">
            <text:p>-0.616915</text:p>
          </table:table-cell>
          <table:table-cell office:value-type="float" office:value="-0.494235" calcext:value-type="float">
            <text:p>-0.494235</text:p>
          </table:table-cell>
          <table:table-cell office:value-type="float" office:value="1.41709" calcext:value-type="float">
            <text:p>1.41709</text:p>
          </table:table-cell>
          <table:table-cell office:value-type="float" office:value="-0.410601" calcext:value-type="float">
            <text:p>-0.410601</text:p>
          </table:table-cell>
          <table:table-cell office:value-type="float" office:value="0.711099" calcext:value-type="float">
            <text:p>0.711099</text:p>
          </table:table-cell>
          <table:table-cell office:value-type="float" office:value="-1.51097" calcext:value-type="float">
            <text:p>-1.51097</text:p>
          </table:table-cell>
          <table:table-cell office:value-type="string" calcext:value-type="string">
            <text:p><text:s/></text:p>
          </table:table-cell>
          <table:table-cell office:value-type="float" office:value="0.321868" calcext:value-type="float">
            <text:p>0.321868</text:p>
          </table:table-cell>
          <table:table-cell office:value-type="float" office:value="-0.149449" calcext:value-type="float">
            <text:p>-0.149449</text:p>
          </table:table-cell>
          <table:table-cell office:value-type="float" office:value="0.992916" calcext:value-type="float">
            <text:p>0.992916</text:p>
          </table:table-cell>
          <table:table-cell office:value-type="string" calcext:value-type="string">
            <text:p><text:s/></text:p>
          </table:table-cell>
          <table:table-cell office:value-type="float" office:value="-0.582917" calcext:value-type="float">
            <text:p>-0.582917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2.55472" calcext:value-type="float">
            <text:p>-2.554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043" calcext:value-type="float">
            <text:p>0.7043</text:p>
          </table:table-cell>
          <table:table-cell office:value-type="float" office:value="-0.625674" calcext:value-type="float">
            <text:p>-0.625674</text:p>
          </table:table-cell>
          <table:table-cell office:value-type="float" office:value="-0.515094" calcext:value-type="float">
            <text:p>-0.515094</text:p>
          </table:table-cell>
          <table:table-cell office:value-type="float" office:value="1.41307" calcext:value-type="float">
            <text:p>1.41307</text:p>
          </table:table-cell>
          <table:table-cell office:value-type="float" office:value="-0.416303" calcext:value-type="float">
            <text:p>-0.416303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-1.55251" calcext:value-type="float">
            <text:p>-1.55251</text:p>
          </table:table-cell>
          <table:table-cell office:value-type="string" calcext:value-type="string">
            <text:p><text:s/></text:p>
          </table:table-cell>
          <table:table-cell office:value-type="float" office:value="0.321993" calcext:value-type="float">
            <text:p>0.321993</text:p>
          </table:table-cell>
          <table:table-cell office:value-type="float" office:value="-0.159782" calcext:value-type="float">
            <text:p>-0.159782</text:p>
          </table:table-cell>
          <table:table-cell office:value-type="float" office:value="0.991795" calcext:value-type="float">
            <text:p>0.991795</text:p>
          </table:table-cell>
          <table:table-cell office:value-type="string" calcext:value-type="string">
            <text:p><text:s/></text:p>
          </table:table-cell>
          <table:table-cell office:value-type="float" office:value="0.286149" calcext:value-type="float">
            <text:p>0.286149</text:p>
          </table:table-cell>
          <table:table-cell office:value-type="float" office:value="-1.53774" calcext:value-type="float">
            <text:p>-1.53774</text:p>
          </table:table-cell>
          <table:table-cell office:value-type="float" office:value="2.85913" calcext:value-type="float">
            <text:p>2.859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24862" calcext:value-type="float">
            <text:p>0.724862</text:p>
          </table:table-cell>
          <table:table-cell office:value-type="float" office:value="-0.634649" calcext:value-type="float">
            <text:p>-0.634649</text:p>
          </table:table-cell>
          <table:table-cell office:value-type="float" office:value="-0.535421" calcext:value-type="float">
            <text:p>-0.535421</text:p>
          </table:table-cell>
          <table:table-cell office:value-type="float" office:value="1.4086" calcext:value-type="float">
            <text:p>1.4086</text:p>
          </table:table-cell>
          <table:table-cell office:value-type="float" office:value="-0.422442" calcext:value-type="float">
            <text:p>-0.422442</text:p>
          </table:table-cell>
          <table:table-cell office:value-type="float" office:value="0.718077" calcext:value-type="float">
            <text:p>0.718077</text:p>
          </table:table-cell>
          <table:table-cell office:value-type="float" office:value="-1.59386" calcext:value-type="float">
            <text:p>-1.59386</text:p>
          </table:table-cell>
          <table:table-cell office:value-type="string" calcext:value-type="string">
            <text:p><text:s/></text:p>
          </table:table-cell>
          <table:table-cell office:value-type="float" office:value="0.322116" calcext:value-type="float">
            <text:p>0.322116</text:p>
          </table:table-cell>
          <table:table-cell office:value-type="float" office:value="-0.170137" calcext:value-type="float">
            <text:p>-0.170137</text:p>
          </table:table-cell>
          <table:table-cell office:value-type="float" office:value="0.990666" calcext:value-type="float">
            <text:p>0.990666</text:p>
          </table:table-cell>
          <table:table-cell office:value-type="string" calcext:value-type="string">
            <text:p><text:s/></text:p>
          </table:table-cell>
          <table:table-cell office:value-type="float" office:value="0.886686" calcext:value-type="float">
            <text:p>0.886686</text:p>
          </table:table-cell>
          <table:table-cell office:value-type="float" office:value="-1.52005" calcext:value-type="float">
            <text:p>-1.52005</text:p>
          </table:table-cell>
          <table:table-cell office:value-type="float" office:value="2.2583" calcext:value-type="float">
            <text:p>2.25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45285" calcext:value-type="float">
            <text:p>0.745285</text:p>
          </table:table-cell>
          <table:table-cell office:value-type="float" office:value="-0.643839" calcext:value-type="float">
            <text:p>-0.643839</text:p>
          </table:table-cell>
          <table:table-cell office:value-type="float" office:value="-0.555197" calcext:value-type="float">
            <text:p>-0.555197</text:p>
          </table:table-cell>
          <table:table-cell office:value-type="float" office:value="1.40368" calcext:value-type="float">
            <text:p>1.40368</text:p>
          </table:table-cell>
          <table:table-cell office:value-type="float" office:value="-0.428999" calcext:value-type="float">
            <text:p>-0.428999</text:p>
          </table:table-cell>
          <table:table-cell office:value-type="float" office:value="0.721982" calcext:value-type="float">
            <text:p>0.721982</text:p>
          </table:table-cell>
          <table:table-cell office:value-type="float" office:value="-1.63502" calcext:value-type="float">
            <text:p>-1.63502</text:p>
          </table:table-cell>
          <table:table-cell office:value-type="string" calcext:value-type="string">
            <text:p><text:s/></text:p>
          </table:table-cell>
          <table:table-cell office:value-type="float" office:value="0.322237" calcext:value-type="float">
            <text:p>0.322237</text:p>
          </table:table-cell>
          <table:table-cell office:value-type="float" office:value="-0.180516" calcext:value-type="float">
            <text:p>-0.180516</text:p>
          </table:table-cell>
          <table:table-cell office:value-type="float" office:value="0.989528" calcext:value-type="float">
            <text:p>0.989528</text:p>
          </table:table-cell>
          <table:table-cell office:value-type="string" calcext:value-type="string">
            <text:p><text:s/></text:p>
          </table:table-cell>
          <table:table-cell office:value-type="float" office:value="1.13327" calcext:value-type="float">
            <text:p>1.13327</text:p>
          </table:table-cell>
          <table:table-cell office:value-type="float" office:value="-1.49427" calcext:value-type="float">
            <text:p>-1.49427</text:p>
          </table:table-cell>
          <table:table-cell office:value-type="float" office:value="2.0114" calcext:value-type="float">
            <text:p>2.0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65561" calcext:value-type="float">
            <text:p>0.765561</text:p>
          </table:table-cell>
          <table:table-cell office:value-type="float" office:value="-0.653239" calcext:value-type="float">
            <text:p>-0.653239</text:p>
          </table:table-cell>
          <table:table-cell office:value-type="float" office:value="-0.574406" calcext:value-type="float">
            <text:p>-0.574406</text:p>
          </table:table-cell>
          <table:table-cell office:value-type="float" office:value="1.39829" calcext:value-type="float">
            <text:p>1.39829</text:p>
          </table:table-cell>
          <table:table-cell office:value-type="float" office:value="-0.435952" calcext:value-type="float">
            <text:p>-0.435952</text:p>
          </table:table-cell>
          <table:table-cell office:value-type="float" office:value="0.726165" calcext:value-type="float">
            <text:p>0.726165</text:p>
          </table:table-cell>
          <table:table-cell office:value-type="float" office:value="-1.67602" calcext:value-type="float">
            <text:p>-1.67602</text:p>
          </table:table-cell>
          <table:table-cell office:value-type="string" calcext:value-type="string">
            <text:p><text:s/></text:p>
          </table:table-cell>
          <table:table-cell office:value-type="float" office:value="0.322355" calcext:value-type="float">
            <text:p>0.322355</text:p>
          </table:table-cell>
          <table:table-cell office:value-type="float" office:value="-0.190919" calcext:value-type="float">
            <text:p>-0.190919</text:p>
          </table:table-cell>
          <table:table-cell office:value-type="float" office:value="0.988382" calcext:value-type="float">
            <text:p>0.988382</text:p>
          </table:table-cell>
          <table:table-cell office:value-type="string" calcext:value-type="string">
            <text:p><text:s/>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6621" calcext:value-type="float">
            <text:p>-1.46621</text:p>
          </table:table-cell>
          <table:table-cell office:value-type="float" office:value="1.89234" calcext:value-type="float">
            <text:p>1.892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8568" calcext:value-type="float">
            <text:p>0.78568</text:p>
          </table:table-cell>
          <table:table-cell office:value-type="float" office:value="-0.662845" calcext:value-type="float">
            <text:p>-0.662845</text:p>
          </table:table-cell>
          <table:table-cell office:value-type="float" office:value="-0.593034" calcext:value-type="float">
            <text:p>-0.593034</text:p>
          </table:table-cell>
          <table:table-cell office:value-type="float" office:value="1.39243" calcext:value-type="float">
            <text:p>1.39243</text:p>
          </table:table-cell>
          <table:table-cell office:value-type="float" office:value="-0.443279" calcext:value-type="float">
            <text:p>-0.443279</text:p>
          </table:table-cell>
          <table:table-cell office:value-type="float" office:value="0.730628" calcext:value-type="float">
            <text:p>0.730628</text:p>
          </table:table-cell>
          <table:table-cell office:value-type="float" office:value="-1.71687" calcext:value-type="float">
            <text:p>-1.71687</text:p>
          </table:table-cell>
          <table:table-cell office:value-type="string" calcext:value-type="string">
            <text:p><text:s/></text:p>
          </table:table-cell>
          <table:table-cell office:value-type="float" office:value="0.322469" calcext:value-type="float">
            <text:p>0.322469</text:p>
          </table:table-cell>
          <table:table-cell office:value-type="float" office:value="-0.201347" calcext:value-type="float">
            <text:p>-0.201347</text:p>
          </table:table-cell>
          <table:table-cell office:value-type="float" office:value="0.98723" calcext:value-type="float">
            <text:p>0.98723</text:p>
          </table:table-cell>
          <table:table-cell office:value-type="string" calcext:value-type="string">
            <text:p><text:s/></text:p>
          </table:table-cell>
          <table:table-cell office:value-type="float" office:value="1.31997" calcext:value-type="float">
            <text:p>1.31997</text:p>
          </table:table-cell>
          <table:table-cell office:value-type="float" office:value="-1.43731" calcext:value-type="float">
            <text:p>-1.43731</text:p>
          </table:table-cell>
          <table:table-cell office:value-type="float" office:value="1.82401" calcext:value-type="float">
            <text:p>1.824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05632" calcext:value-type="float">
            <text:p>0.805632</text:p>
          </table:table-cell>
          <table:table-cell office:value-type="float" office:value="-0.672648" calcext:value-type="float">
            <text:p>-0.672648</text:p>
          </table:table-cell>
          <table:table-cell office:value-type="float" office:value="-0.611065" calcext:value-type="float">
            <text:p>-0.611065</text:p>
          </table:table-cell>
          <table:table-cell office:value-type="float" office:value="1.3861" calcext:value-type="float">
            <text:p>1.3861</text:p>
          </table:table-cell>
          <table:table-cell office:value-type="float" office:value="-0.450954" calcext:value-type="float">
            <text:p>-0.450954</text:p>
          </table:table-cell>
          <table:table-cell office:value-type="float" office:value="0.735372" calcext:value-type="float">
            <text:p>0.735372</text:p>
          </table:table-cell>
          <table:table-cell office:value-type="float" office:value="-1.7576" calcext:value-type="float">
            <text:p>-1.7576</text:p>
          </table:table-cell>
          <table:table-cell office:value-type="string" calcext:value-type="string">
            <text:p><text:s/></text:p>
          </table:table-cell>
          <table:table-cell office:value-type="float" office:value="0.322578" calcext:value-type="float">
            <text:p>0.322578</text:p>
          </table:table-cell>
          <table:table-cell office:value-type="float" office:value="-0.211801" calcext:value-type="float">
            <text:p>-0.211801</text:p>
          </table:table-cell>
          <table:table-cell office:value-type="float" office:value="0.986071" calcext:value-type="float">
            <text:p>0.986071</text:p>
          </table:table-cell>
          <table:table-cell office:value-type="string" calcext:value-type="string">
            <text:p><text:s/>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-1.40801" calcext:value-type="float">
            <text:p>-1.40801</text:p>
          </table:table-cell>
          <table:table-cell office:value-type="float" office:value="1.77998" calcext:value-type="float">
            <text:p>1.77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25409" calcext:value-type="float">
            <text:p>0.825409</text:p>
          </table:table-cell>
          <table:table-cell office:value-type="float" office:value="-0.682639" calcext:value-type="float">
            <text:p>-0.682639</text:p>
          </table:table-cell>
          <table:table-cell office:value-type="float" office:value="-0.628489" calcext:value-type="float">
            <text:p>-0.628489</text:p>
          </table:table-cell>
          <table:table-cell office:value-type="float" office:value="1.37929" calcext:value-type="float">
            <text:p>1.37929</text:p>
          </table:table-cell>
          <table:table-cell office:value-type="float" office:value="-0.458952" calcext:value-type="float">
            <text:p>-0.458952</text:p>
          </table:table-cell>
          <table:table-cell office:value-type="float" office:value="0.740399" calcext:value-type="float">
            <text:p>0.740399</text:p>
          </table:table-cell>
          <table:table-cell office:value-type="float" office:value="-1.79822" calcext:value-type="float">
            <text:p>-1.79822</text:p>
          </table:table-cell>
          <table:table-cell office:value-type="string" calcext:value-type="string">
            <text:p><text:s/></text:p>
          </table:table-cell>
          <table:table-cell office:value-type="float" office:value="0.322682" calcext:value-type="float">
            <text:p>0.322682</text:p>
          </table:table-cell>
          <table:table-cell office:value-type="float" office:value="-0.222281" calcext:value-type="float">
            <text:p>-0.222281</text:p>
          </table:table-cell>
          <table:table-cell office:value-type="float" office:value="0.984907" calcext:value-type="float">
            <text:p>0.984907</text:p>
          </table:table-cell>
          <table:table-cell office:value-type="string" calcext:value-type="string">
            <text:p><text:s/></text:p>
          </table:table-cell>
          <table:table-cell office:value-type="float" office:value="1.39392" calcext:value-type="float">
            <text:p>1.39392</text:p>
          </table:table-cell>
          <table:table-cell office:value-type="float" office:value="-1.3785" calcext:value-type="float">
            <text:p>-1.3785</text:p>
          </table:table-cell>
          <table:table-cell office:value-type="float" office:value="1.74929" calcext:value-type="float">
            <text:p>1.749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45006" calcext:value-type="float">
            <text:p>0.845006</text:p>
          </table:table-cell>
          <table:table-cell office:value-type="float" office:value="-0.692807" calcext:value-type="float">
            <text:p>-0.692807</text:p>
          </table:table-cell>
          <table:table-cell office:value-type="float" office:value="-0.645294" calcext:value-type="float">
            <text:p>-0.645294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-0.467246" calcext:value-type="float">
            <text:p>-0.467246</text:p>
          </table:table-cell>
          <table:table-cell office:value-type="float" office:value="0.745709" calcext:value-type="float">
            <text:p>0.745709</text:p>
          </table:table-cell>
          <table:table-cell office:value-type="float" office:value="-1.83877" calcext:value-type="float">
            <text:p>-1.83877</text:p>
          </table:table-cell>
          <table:table-cell office:value-type="string" calcext:value-type="string">
            <text:p><text:s/>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-0.232789" calcext:value-type="float">
            <text:p>-0.232789</text:p>
          </table:table-cell>
          <table:table-cell office:value-type="float" office:value="0.983739" calcext:value-type="float">
            <text:p>0.983739</text:p>
          </table:table-cell>
          <table:table-cell office:value-type="string" calcext:value-type="string">
            <text:p><text:s/></text:p>
          </table:table-cell>
          <table:table-cell office:value-type="float" office:value="1.41614" calcext:value-type="float">
            <text:p>1.41614</text:p>
          </table:table-cell>
          <table:table-cell office:value-type="float" office:value="-1.34886" calcext:value-type="float">
            <text:p>-1.34886</text:p>
          </table:table-cell>
          <table:table-cell office:value-type="float" office:value="1.72666" calcext:value-type="float">
            <text:p>1.726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64415" calcext:value-type="float">
            <text:p>0.864415</text:p>
          </table:table-cell>
          <table:table-cell office:value-type="float" office:value="-0.703139" calcext:value-type="float">
            <text:p>-0.703139</text:p>
          </table:table-cell>
          <table:table-cell office:value-type="float" office:value="-0.661471" calcext:value-type="float">
            <text:p>-0.661471</text:p>
          </table:table-cell>
          <table:table-cell office:value-type="float" office:value="1.36418" calcext:value-type="float">
            <text:p>1.36418</text:p>
          </table:table-cell>
          <table:table-cell office:value-type="float" office:value="-0.475808" calcext:value-type="float">
            <text:p>-0.475808</text:p>
          </table:table-cell>
          <table:table-cell office:value-type="float" office:value="0.751305" calcext:value-type="float">
            <text:p>0.751305</text:p>
          </table:table-cell>
          <table:table-cell office:value-type="float" office:value="-1.87926" calcext:value-type="float">
            <text:p>-1.87926</text:p>
          </table:table-cell>
          <table:table-cell office:value-type="string" calcext:value-type="string">
            <text:p><text:s/></text:p>
          </table:table-cell>
          <table:table-cell office:value-type="float" office:value="0.322871" calcext:value-type="float">
            <text:p>0.322871</text:p>
          </table:table-cell>
          <table:table-cell office:value-type="float" office:value="-0.243324" calcext:value-type="float">
            <text:p>-0.243324</text:p>
          </table:table-cell>
          <table:table-cell office:value-type="float" office:value="0.982567" calcext:value-type="float">
            <text:p>0.982567</text:p>
          </table:table-cell>
          <table:table-cell office:value-type="string" calcext:value-type="string">
            <text:p><text:s/></text:p>
          </table:table-cell>
          <table:table-cell office:value-type="float" office:value="1.4331" calcext:value-type="float">
            <text:p>1.4331</text:p>
          </table:table-cell>
          <table:table-cell office:value-type="float" office:value="-1.31914" calcext:value-type="float">
            <text:p>-1.31914</text:p>
          </table:table-cell>
          <table:table-cell office:value-type="float" office:value="1.70927" calcext:value-type="float">
            <text:p>1.709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883634" calcext:value-type="float">
            <text:p>0.883634</text:p>
          </table:table-cell>
          <table:table-cell office:value-type="float" office:value="-0.713621" calcext:value-type="float">
            <text:p>-0.713621</text:p>
          </table:table-cell>
          <table:table-cell office:value-type="float" office:value="-0.677015" calcext:value-type="float">
            <text:p>-0.677015</text:p>
          </table:table-cell>
          <table:table-cell office:value-type="float" office:value="1.35586" calcext:value-type="float">
            <text:p>1.35586</text:p>
          </table:table-cell>
          <table:table-cell office:value-type="float" office:value="-0.484607" calcext:value-type="float">
            <text:p>-0.484607</text:p>
          </table:table-cell>
          <table:table-cell office:value-type="float" office:value="0.757186" calcext:value-type="float">
            <text:p>0.757186</text:p>
          </table:table-cell>
          <table:table-cell office:value-type="float" office:value="-1.91972" calcext:value-type="float">
            <text:p>-1.91972</text:p>
          </table:table-cell>
          <table:table-cell office:value-type="string" calcext:value-type="string">
            <text:p><text:s/></text:p>
          </table:table-cell>
          <table:table-cell office:value-type="float" office:value="0.322955" calcext:value-type="float">
            <text:p>0.322955</text:p>
          </table:table-cell>
          <table:table-cell office:value-type="float" office:value="-0.253888" calcext:value-type="float">
            <text:p>-0.253888</text:p>
          </table:table-cell>
          <table:table-cell office:value-type="float" office:value="0.981392" calcext:value-type="float">
            <text:p>0.981392</text:p>
          </table:table-cell>
          <table:table-cell office:value-type="string" calcext:value-type="string">
            <text:p><text:s/></text:p>
          </table:table-cell>
          <table:table-cell office:value-type="float" office:value="1.44646" calcext:value-type="float">
            <text:p>1.44646</text:p>
          </table:table-cell>
          <table:table-cell office:value-type="float" office:value="-1.28936" calcext:value-type="float">
            <text:p>-1.28936</text:p>
          </table:table-cell>
          <table:table-cell office:value-type="float" office:value="1.69546" calcext:value-type="float">
            <text:p>1.695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-0.724235" calcext:value-type="float">
            <text:p>-0.724235</text:p>
          </table:table-cell>
          <table:table-cell office:value-type="float" office:value="-0.69192" calcext:value-type="float">
            <text:p>-0.69192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-0.493616" calcext:value-type="float">
            <text:p>-0.493616</text:p>
          </table:table-cell>
          <table:table-cell office:value-type="float" office:value="0.763354" calcext:value-type="float">
            <text:p>0.763354</text:p>
          </table:table-cell>
          <table:table-cell office:value-type="float" office:value="-1.96018" calcext:value-type="float">
            <text:p>-1.96018</text:p>
          </table:table-cell>
          <table:table-cell office:value-type="string" calcext:value-type="string">
            <text:p><text:s/>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-0.264481" calcext:value-type="float">
            <text:p>-0.264481</text:p>
          </table:table-cell>
          <table:table-cell office:value-type="float" office:value="0.980215" calcext:value-type="float">
            <text:p>0.980215</text:p>
          </table:table-cell>
          <table:table-cell office:value-type="string" calcext:value-type="string">
            <text:p><text:s/></text:p>
          </table:table-cell>
          <table:table-cell office:value-type="float" office:value="1.45725" calcext:value-type="float">
            <text:p>1.45725</text:p>
          </table:table-cell>
          <table:table-cell office:value-type="float" office:value="-1.25954" calcext:value-type="float">
            <text:p>-1.25954</text:p>
          </table:table-cell>
          <table:table-cell office:value-type="float" office:value="1.6842" calcext:value-type="float">
            <text:p>1.68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2149" calcext:value-type="float">
            <text:p>0.92149</text:p>
          </table:table-cell>
          <table:table-cell office:value-type="float" office:value="-0.734964" calcext:value-type="float">
            <text:p>-0.734964</text:p>
          </table:table-cell>
          <table:table-cell office:value-type="float" office:value="-0.706183" calcext:value-type="float">
            <text:p>-0.706183</text:p>
          </table:table-cell>
          <table:table-cell office:value-type="float" office:value="1.33765" calcext:value-type="float">
            <text:p>1.33765</text:p>
          </table:table-cell>
          <table:table-cell office:value-type="float" office:value="-0.502804" calcext:value-type="float">
            <text:p>-0.502804</text:p>
          </table:table-cell>
          <table:table-cell office:value-type="float" office:value="0.769808" calcext:value-type="float">
            <text:p>0.769808</text:p>
          </table:table-cell>
          <table:table-cell office:value-type="float" office:value="-2.00066" calcext:value-type="float">
            <text:p>-2.00066</text:p>
          </table:table-cell>
          <table:table-cell office:value-type="string" calcext:value-type="string">
            <text:p><text:s/></text:p>
          </table:table-cell>
          <table:table-cell office:value-type="float" office:value="0.323098" calcext:value-type="float">
            <text:p>0.323098</text:p>
          </table:table-cell>
          <table:table-cell office:value-type="float" office:value="-0.275102" calcext:value-type="float">
            <text:p>-0.275102</text:p>
          </table:table-cell>
          <table:table-cell office:value-type="float" office:value="0.979038" calcext:value-type="float">
            <text:p>0.979038</text:p>
          </table:table-cell>
          <table:table-cell office:value-type="string" calcext:value-type="string">
            <text:p><text:s/></text:p>
          </table:table-cell>
          <table:table-cell office:value-type="float" office:value="1.46614" calcext:value-type="float">
            <text:p>1.46614</text:p>
          </table:table-cell>
          <table:table-cell office:value-type="float" office:value="-1.22969" calcext:value-type="float">
            <text:p>-1.22969</text:p>
          </table:table-cell>
          <table:table-cell office:value-type="float" office:value="1.67484" calcext:value-type="float">
            <text:p>1.674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24731" calcext:value-type="float">
            <text:p>0.924731</text:p>
          </table:table-cell>
          <table:table-cell office:value-type="float" office:value="-0.728053" calcext:value-type="float">
            <text:p>-0.728053</text:p>
          </table:table-cell>
          <table:table-cell office:value-type="float" office:value="-0.721547" calcext:value-type="float">
            <text:p>-0.721547</text:p>
          </table:table-cell>
          <table:table-cell office:value-type="float" office:value="1.31422" calcext:value-type="float">
            <text:p>1.31422</text:p>
          </table:table-cell>
          <table:table-cell office:value-type="float" office:value="-0.479237" calcext:value-type="float">
            <text:p>-0.479237</text:p>
          </table:table-cell>
          <table:table-cell office:value-type="float" office:value="0.779224" calcext:value-type="float">
            <text:p>0.779224</text:p>
          </table:table-cell>
          <table:table-cell office:value-type="float" office:value="-1.95645" calcext:value-type="float">
            <text:p>-1.95645</text:p>
          </table:table-cell>
          <table:table-cell office:value-type="string" calcext:value-type="string">
            <text:p><text:s/></text:p>
          </table:table-cell>
          <table:table-cell office:value-type="float" office:value="0.322064" calcext:value-type="float">
            <text:p>0.322064</text:p>
          </table:table-cell>
          <table:table-cell office:value-type="float" office:value="-0.283409" calcext:value-type="float">
            <text:p>-0.283409</text:p>
          </table:table-cell>
          <table:table-cell office:value-type="float" office:value="0.983517" calcext:value-type="float">
            <text:p>0.983517</text:p>
          </table:table-cell>
          <table:table-cell office:value-type="string" calcext:value-type="string">
            <text:p><text:s/></text:p>
          </table:table-cell>
          <table:table-cell office:value-type="float" office:value="1.43744" calcext:value-type="float">
            <text:p>1.43744</text:p>
          </table:table-cell>
          <table:table-cell office:value-type="float" office:value="-1.29881" calcext:value-type="float">
            <text:p>-1.29881</text:p>
          </table:table-cell>
          <table:table-cell office:value-type="float" office:value="1.70155" calcext:value-type="float">
            <text:p>1.701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6879" calcext:value-type="float">
            <text:p>0.946879</text:p>
          </table:table-cell>
          <table:table-cell office:value-type="float" office:value="-0.763892" calcext:value-type="float">
            <text:p>-0.763892</text:p>
          </table:table-cell>
          <table:table-cell office:value-type="float" office:value="-0.722222" calcext:value-type="float">
            <text:p>-0.722222</text:p>
          </table:table-cell>
          <table:table-cell office:value-type="float" office:value="1.32677" calcext:value-type="float">
            <text:p>1.32677</text:p>
          </table:table-cell>
          <table:table-cell office:value-type="float" office:value="-0.521988" calcext:value-type="float">
            <text:p>-0.521988</text:p>
          </table:table-cell>
          <table:table-cell office:value-type="float" office:value="0.785712" calcext:value-type="float">
            <text:p>0.785712</text:p>
          </table:table-cell>
          <table:table-cell office:value-type="float" office:value="-2.07962" calcext:value-type="float">
            <text:p>-2.07962</text:p>
          </table:table-cell>
          <table:table-cell office:value-type="string" calcext:value-type="string">
            <text:p><text:s/></text:p>
          </table:table-cell>
          <table:table-cell office:value-type="float" office:value="0.318135" calcext:value-type="float">
            <text:p>0.318135</text:p>
          </table:table-cell>
          <table:table-cell office:value-type="float" office:value="-0.295603" calcext:value-type="float">
            <text:p>-0.295603</text:p>
          </table:table-cell>
          <table:table-cell office:value-type="float" office:value="0.975356" calcext:value-type="float">
            <text:p>0.975356</text:p>
          </table:table-cell>
          <table:table-cell office:value-type="string" calcext:value-type="string">
            <text:p><text:s/></text:p>
          </table:table-cell>
          <table:table-cell office:value-type="float" office:value="1.48033" calcext:value-type="float">
            <text:p>1.48033</text:p>
          </table:table-cell>
          <table:table-cell office:value-type="float" office:value="-1.17034" calcext:value-type="float">
            <text:p>-1.17034</text:p>
          </table:table-cell>
          <table:table-cell office:value-type="float" office:value="1.65985" calcext:value-type="float">
            <text:p>1.659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3:57:20.16903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6T00:03:27.044326741</dc:date>
    <meta:editing-duration>PT20M2S</meta:editing-duration>
    <meta:editing-cycles>8</meta:editing-cycles>
    <meta:generator>LibreOffice/5.2.3.3$Linux_X86_64 LibreOffice_project/20m0$Build-3</meta:generator>
    <meta:document-statistic meta:table-count="1" meta:cell-count="31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32cm" svg:height="9.899cm" xlink:href=".." xlink:type="simple" chart:class="chart:scatter" chart:style-name="ch1">
        <chart:title svg:x="6.941cm" svg:y="0.333cm" chart:style-name="ch2">
          <text:p>Joint Variables</text:p>
        </chart:title>
        <chart:legend chart:legend-position="end" svg:x="15.032cm" svg:y="3.156cm" style:legend-expansion="high" chart:style-name="ch3"/>
        <chart:plot-area chart:style-name="ch4" table:cell-range-address="Sheet1.A1:Sheet1.H501" chart:data-source-has-labels="row" svg:x="1.349cm" svg:y="1.309cm" svg:width="13.345cm" svg:height="7.412cm">
          <chartooo:coordinate-region svg:x="2.182cm" svg:y="1.508cm" svg:width="12.232cm" svg:height="7.014cm"/>
          <chart:axis chart:dimension="x" chart:name="primary-x" chart:style-name="ch5">
            <chart:title svg:x="6.509cm" svg:y="8.918cm" chart:style-name="ch6">
              <text:p>Marker motion steps</text:p>
            </chart:title>
          </chart:axis>
          <chart:axis chart:dimension="y" chart:name="primary-y" chart:style-name="ch7">
            <chart:title svg:x="0.451cm" svg:y="6.355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6506">
                <text:p>0.0226506</text:p>
              </table:table-cell>
              <table:table-cell office:value-type="float" office:value="-0.65">
                <text:p>-0.65</text:p>
              </table:table-cell>
              <table:table-cell office:value-type="float" office:value="-0.0301255">
                <text:p>-0.0301255</text:p>
              </table:table-cell>
              <table:table-cell office:value-type="float" office:value="1.8">
                <text:p>1.8</text:p>
              </table:table-cell>
              <table:table-cell office:value-type="float" office:value="0.00330167">
                <text:p>0.00330167</text:p>
              </table:table-cell>
              <table:table-cell office:value-type="float" office:value="0.42">
                <text:p>0.42</text:p>
              </table:table-cell>
              <table:table-cell office:value-type="float" office:value="-0.0212452">
                <text:p>-0.021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53027">
                <text:p>0.0453027</text:p>
              </table:table-cell>
              <table:table-cell office:value-type="float" office:value="-0.649967">
                <text:p>-0.649967</text:p>
              </table:table-cell>
              <table:table-cell office:value-type="float" office:value="-0.0602482">
                <text:p>-0.0602482</text:p>
              </table:table-cell>
              <table:table-cell office:value-type="float" office:value="1.79884">
                <text:p>1.79884</text:p>
              </table:table-cell>
              <table:table-cell office:value-type="float" office:value="0.00660013">
                <text:p>0.00660013</text:p>
              </table:table-cell>
              <table:table-cell office:value-type="float" office:value="0.420743">
                <text:p>0.420743</text:p>
              </table:table-cell>
              <table:table-cell office:value-type="float" office:value="-0.0424776">
                <text:p>-0.0424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79148">
                <text:p>0.0679148</text:p>
              </table:table-cell>
              <table:table-cell office:value-type="float" office:value="-0.650138">
                <text:p>-0.650138</text:p>
              </table:table-cell>
              <table:table-cell office:value-type="float" office:value="-0.0903114">
                <text:p>-0.0903114</text:p>
              </table:table-cell>
              <table:table-cell office:value-type="float" office:value="1.79718">
                <text:p>1.79718</text:p>
              </table:table-cell>
              <table:table-cell office:value-type="float" office:value="0.00989442">
                <text:p>0.00989442</text:p>
              </table:table-cell>
              <table:table-cell office:value-type="float" office:value="0.421809">
                <text:p>0.421809</text:p>
              </table:table-cell>
              <table:table-cell office:value-type="float" office:value="-0.0636535">
                <text:p>-0.0636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04835">
                <text:p>0.0904835</text:p>
              </table:table-cell>
              <table:table-cell office:value-type="float" office:value="-0.650511">
                <text:p>-0.650511</text:p>
              </table:table-cell>
              <table:table-cell office:value-type="float" office:value="-0.120302">
                <text:p>-0.120302</text:p>
              </table:table-cell>
              <table:table-cell office:value-type="float" office:value="1.79501">
                <text:p>1.79501</text:p>
              </table:table-cell>
              <table:table-cell office:value-type="float" office:value="0.0131687">
                <text:p>0.0131687</text:p>
              </table:table-cell>
              <table:table-cell office:value-type="float" office:value="0.423197">
                <text:p>0.423197</text:p>
              </table:table-cell>
              <table:table-cell office:value-type="float" office:value="-0.0847597">
                <text:p>-0.0847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2996">
                <text:p>0.112996</text:p>
              </table:table-cell>
              <table:table-cell office:value-type="float" office:value="-0.651082">
                <text:p>-0.651082</text:p>
              </table:table-cell>
              <table:table-cell office:value-type="float" office:value="-0.150195">
                <text:p>-0.150195</text:p>
              </table:table-cell>
              <table:table-cell office:value-type="float" office:value="1.79235">
                <text:p>1.79235</text:p>
              </table:table-cell>
              <table:table-cell office:value-type="float" office:value="0.0164085">
                <text:p>0.0164085</text:p>
              </table:table-cell>
              <table:table-cell office:value-type="float" office:value="0.424905">
                <text:p>0.424905</text:p>
              </table:table-cell>
              <table:table-cell office:value-type="float" office:value="-0.105771">
                <text:p>-0.105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438">
                <text:p>0.135438</text:p>
              </table:table-cell>
              <table:table-cell office:value-type="float" office:value="-0.651848">
                <text:p>-0.651848</text:p>
              </table:table-cell>
              <table:table-cell office:value-type="float" office:value="-0.179966">
                <text:p>-0.179966</text:p>
              </table:table-cell>
              <table:table-cell office:value-type="float" office:value="1.78919">
                <text:p>1.78919</text:p>
              </table:table-cell>
              <table:table-cell office:value-type="float" office:value="0.0195998">
                <text:p>0.0195998</text:p>
              </table:table-cell>
              <table:table-cell office:value-type="float" office:value="0.426932">
                <text:p>0.426932</text:p>
              </table:table-cell>
              <table:table-cell office:value-type="float" office:value="-0.126661">
                <text:p>-0.126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8">
                <text:p>0.1578</text:p>
              </table:table-cell>
              <table:table-cell office:value-type="float" office:value="-0.652805">
                <text:p>-0.652805</text:p>
              </table:table-cell>
              <table:table-cell office:value-type="float" office:value="-0.209592">
                <text:p>-0.209592</text:p>
              </table:table-cell>
              <table:table-cell office:value-type="float" office:value="1.78553">
                <text:p>1.78553</text:p>
              </table:table-cell>
              <table:table-cell office:value-type="float" office:value="0.0227289">
                <text:p>0.0227289</text:p>
              </table:table-cell>
              <table:table-cell office:value-type="float" office:value="0.429274">
                <text:p>0.429274</text:p>
              </table:table-cell>
              <table:table-cell office:value-type="float" office:value="-0.147407">
                <text:p>-0.14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80069">
                <text:p>0.180069</text:p>
              </table:table-cell>
              <table:table-cell office:value-type="float" office:value="-0.653949">
                <text:p>-0.653949</text:p>
              </table:table-cell>
              <table:table-cell office:value-type="float" office:value="-0.23905">
                <text:p>-0.23905</text:p>
              </table:table-cell>
              <table:table-cell office:value-type="float" office:value="1.78137">
                <text:p>1.78137</text:p>
              </table:table-cell>
              <table:table-cell office:value-type="float" office:value="0.0257828">
                <text:p>0.0257828</text:p>
              </table:table-cell>
              <table:table-cell office:value-type="float" office:value="0.431931">
                <text:p>0.431931</text:p>
              </table:table-cell>
              <table:table-cell office:value-type="float" office:value="-0.167986">
                <text:p>-0.167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2237">
                <text:p>0.202237</text:p>
              </table:table-cell>
              <table:table-cell office:value-type="float" office:value="-0.655274">
                <text:p>-0.655274</text:p>
              </table:table-cell>
              <table:table-cell office:value-type="float" office:value="-0.26832">
                <text:p>-0.26832</text:p>
              </table:table-cell>
              <table:table-cell office:value-type="float" office:value="1.77672">
                <text:p>1.77672</text:p>
              </table:table-cell>
              <table:table-cell office:value-type="float" office:value="0.0287492">
                <text:p>0.0287492</text:p>
              </table:table-cell>
              <table:table-cell office:value-type="float" office:value="0.434899">
                <text:p>0.434899</text:p>
              </table:table-cell>
              <table:table-cell office:value-type="float" office:value="-0.188374">
                <text:p>-0.188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4294">
                <text:p>0.224294</text:p>
              </table:table-cell>
              <table:table-cell office:value-type="float" office:value="-0.656776">
                <text:p>-0.656776</text:p>
              </table:table-cell>
              <table:table-cell office:value-type="float" office:value="-0.297382">
                <text:p>-0.297382</text:p>
              </table:table-cell>
              <table:table-cell office:value-type="float" office:value="1.77157">
                <text:p>1.77157</text:p>
              </table:table-cell>
              <table:table-cell office:value-type="float" office:value="0.0316162">
                <text:p>0.0316162</text:p>
              </table:table-cell>
              <table:table-cell office:value-type="float" office:value="0.438175">
                <text:p>0.438175</text:p>
              </table:table-cell>
              <table:table-cell office:value-type="float" office:value="-0.208551">
                <text:p>-0.208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6233">
                <text:p>0.246233</text:p>
              </table:table-cell>
              <table:table-cell office:value-type="float" office:value="-0.658449">
                <text:p>-0.658449</text:p>
              </table:table-cell>
              <table:table-cell office:value-type="float" office:value="-0.326217">
                <text:p>-0.326217</text:p>
              </table:table-cell>
              <table:table-cell office:value-type="float" office:value="1.76594">
                <text:p>1.76594</text:p>
              </table:table-cell>
              <table:table-cell office:value-type="float" office:value="0.0343731">
                <text:p>0.0343731</text:p>
              </table:table-cell>
              <table:table-cell office:value-type="float" office:value="0.441755">
                <text:p>0.441755</text:p>
              </table:table-cell>
              <table:table-cell office:value-type="float" office:value="-0.228497">
                <text:p>-0.228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8049">
                <text:p>0.268049</text:p>
              </table:table-cell>
              <table:table-cell office:value-type="float" office:value="-0.660286">
                <text:p>-0.660286</text:p>
              </table:table-cell>
              <table:table-cell office:value-type="float" office:value="-0.354809">
                <text:p>-0.354809</text:p>
              </table:table-cell>
              <table:table-cell office:value-type="float" office:value="1.75981">
                <text:p>1.75981</text:p>
              </table:table-cell>
              <table:table-cell office:value-type="float" office:value="0.0370096">
                <text:p>0.0370096</text:p>
              </table:table-cell>
              <table:table-cell office:value-type="float" office:value="0.445638">
                <text:p>0.445638</text:p>
              </table:table-cell>
              <table:table-cell office:value-type="float" office:value="-0.248192">
                <text:p>-0.24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9735">
                <text:p>0.289735</text:p>
              </table:table-cell>
              <table:table-cell office:value-type="float" office:value="-0.662283">
                <text:p>-0.662283</text:p>
              </table:table-cell>
              <table:table-cell office:value-type="float" office:value="-0.383141">
                <text:p>-0.383141</text:p>
              </table:table-cell>
              <table:table-cell office:value-type="float" office:value="1.75319">
                <text:p>1.75319</text:p>
              </table:table-cell>
              <table:table-cell office:value-type="float" office:value="0.0395163">
                <text:p>0.0395163</text:p>
              </table:table-cell>
              <table:table-cell office:value-type="float" office:value="0.449818">
                <text:p>0.449818</text:p>
              </table:table-cell>
              <table:table-cell office:value-type="float" office:value="-0.267621">
                <text:p>-0.26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1288">
                <text:p>0.311288</text:p>
              </table:table-cell>
              <table:table-cell office:value-type="float" office:value="-0.664433">
                <text:p>-0.664433</text:p>
              </table:table-cell>
              <table:table-cell office:value-type="float" office:value="-0.411199">
                <text:p>-0.411199</text:p>
              </table:table-cell>
              <table:table-cell office:value-type="float" office:value="1.74608">
                <text:p>1.74608</text:p>
              </table:table-cell>
              <table:table-cell office:value-type="float" office:value="0.0418848">
                <text:p>0.0418848</text:p>
              </table:table-cell>
              <table:table-cell office:value-type="float" office:value="0.454293">
                <text:p>0.454293</text:p>
              </table:table-cell>
              <table:table-cell office:value-type="float" office:value="-0.286767">
                <text:p>-0.286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32707">
                <text:p>0.332707</text:p>
              </table:table-cell>
              <table:table-cell office:value-type="float" office:value="-0.66673">
                <text:p>-0.66673</text:p>
              </table:table-cell>
              <table:table-cell office:value-type="float" office:value="-0.438972">
                <text:p>-0.438972</text:p>
              </table:table-cell>
              <table:table-cell office:value-type="float" office:value="1.73849">
                <text:p>1.73849</text:p>
              </table:table-cell>
              <table:table-cell office:value-type="float" office:value="0.0441073">
                <text:p>0.0441073</text:p>
              </table:table-cell>
              <table:table-cell office:value-type="float" office:value="0.459059">
                <text:p>0.459059</text:p>
              </table:table-cell>
              <table:table-cell office:value-type="float" office:value="-0.305614">
                <text:p>-0.305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53989">
                <text:p>0.353989</text:p>
              </table:table-cell>
              <table:table-cell office:value-type="float" office:value="-0.669169">
                <text:p>-0.669169</text:p>
              </table:table-cell>
              <table:table-cell office:value-type="float" office:value="-0.466447">
                <text:p>-0.466447</text:p>
              </table:table-cell>
              <table:table-cell office:value-type="float" office:value="1.73042">
                <text:p>1.73042</text:p>
              </table:table-cell>
              <table:table-cell office:value-type="float" office:value="0.0461768">
                <text:p>0.0461768</text:p>
              </table:table-cell>
              <table:table-cell office:value-type="float" office:value="0.464111">
                <text:p>0.464111</text:p>
              </table:table-cell>
              <table:table-cell office:value-type="float" office:value="-0.324151">
                <text:p>-0.324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75136">
                <text:p>0.375136</text:p>
              </table:table-cell>
              <table:table-cell office:value-type="float" office:value="-0.671743">
                <text:p>-0.671743</text:p>
              </table:table-cell>
              <table:table-cell office:value-type="float" office:value="-0.493615">
                <text:p>-0.493615</text:p>
              </table:table-cell>
              <table:table-cell office:value-type="float" office:value="1.72186">
                <text:p>1.72186</text:p>
              </table:table-cell>
              <table:table-cell office:value-type="float" office:value="0.0480871">
                <text:p>0.0480871</text:p>
              </table:table-cell>
              <table:table-cell office:value-type="float" office:value="0.469446">
                <text:p>0.469446</text:p>
              </table:table-cell>
              <table:table-cell office:value-type="float" office:value="-0.342366">
                <text:p>-0.34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96147">
                <text:p>0.396147</text:p>
              </table:table-cell>
              <table:table-cell office:value-type="float" office:value="-0.674447">
                <text:p>-0.674447</text:p>
              </table:table-cell>
              <table:table-cell office:value-type="float" office:value="-0.520467">
                <text:p>-0.520467</text:p>
              </table:table-cell>
              <table:table-cell office:value-type="float" office:value="1.71283">
                <text:p>1.71283</text:p>
              </table:table-cell>
              <table:table-cell office:value-type="float" office:value="0.0498327">
                <text:p>0.0498327</text:p>
              </table:table-cell>
              <table:table-cell office:value-type="float" office:value="0.47506">
                <text:p>0.47506</text:p>
              </table:table-cell>
              <table:table-cell office:value-type="float" office:value="-0.360247">
                <text:p>-0.360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17026">
                <text:p>0.417026</text:p>
              </table:table-cell>
              <table:table-cell office:value-type="float" office:value="-0.677275">
                <text:p>-0.677275</text:p>
              </table:table-cell>
              <table:table-cell office:value-type="float" office:value="-0.546995">
                <text:p>-0.546995</text:p>
              </table:table-cell>
              <table:table-cell office:value-type="float" office:value="1.70331">
                <text:p>1.70331</text:p>
              </table:table-cell>
              <table:table-cell office:value-type="float" office:value="0.0514089">
                <text:p>0.0514089</text:p>
              </table:table-cell>
              <table:table-cell office:value-type="float" office:value="0.480949">
                <text:p>0.480949</text:p>
              </table:table-cell>
              <table:table-cell office:value-type="float" office:value="-0.377786">
                <text:p>-0.377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37776">
                <text:p>0.437776</text:p>
              </table:table-cell>
              <table:table-cell office:value-type="float" office:value="-0.680223">
                <text:p>-0.680223</text:p>
              </table:table-cell>
              <table:table-cell office:value-type="float" office:value="-0.573194">
                <text:p>-0.573194</text:p>
              </table:table-cell>
              <table:table-cell office:value-type="float" office:value="1.69331">
                <text:p>1.69331</text:p>
              </table:table-cell>
              <table:table-cell office:value-type="float" office:value="0.0528113">
                <text:p>0.0528113</text:p>
              </table:table-cell>
              <table:table-cell office:value-type="float" office:value="0.48711">
                <text:p>0.48711</text:p>
              </table:table-cell>
              <table:table-cell office:value-type="float" office:value="-0.394974">
                <text:p>-0.394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584">
                <text:p>0.4584</text:p>
              </table:table-cell>
              <table:table-cell office:value-type="float" office:value="-0.683284">
                <text:p>-0.683284</text:p>
              </table:table-cell>
              <table:table-cell office:value-type="float" office:value="-0.599058">
                <text:p>-0.599058</text:p>
              </table:table-cell>
              <table:table-cell office:value-type="float" office:value="1.68284">
                <text:p>1.68284</text:p>
              </table:table-cell>
              <table:table-cell office:value-type="float" office:value="0.0540366">
                <text:p>0.0540366</text:p>
              </table:table-cell>
              <table:table-cell office:value-type="float" office:value="0.493538">
                <text:p>0.493538</text:p>
              </table:table-cell>
              <table:table-cell office:value-type="float" office:value="-0.411806">
                <text:p>-0.411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8906">
                <text:p>0.478906</text:p>
              </table:table-cell>
              <table:table-cell office:value-type="float" office:value="-0.686455">
                <text:p>-0.686455</text:p>
              </table:table-cell>
              <table:table-cell office:value-type="float" office:value="-0.624583">
                <text:p>-0.624583</text:p>
              </table:table-cell>
              <table:table-cell office:value-type="float" office:value="1.67189">
                <text:p>1.67189</text:p>
              </table:table-cell>
              <table:table-cell office:value-type="float" office:value="0.0550814">
                <text:p>0.0550814</text:p>
              </table:table-cell>
              <table:table-cell office:value-type="float" office:value="0.500231">
                <text:p>0.500231</text:p>
              </table:table-cell>
              <table:table-cell office:value-type="float" office:value="-0.428276">
                <text:p>-0.428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99297">
                <text:p>0.499297</text:p>
              </table:table-cell>
              <table:table-cell office:value-type="float" office:value="-0.689732">
                <text:p>-0.689732</text:p>
              </table:table-cell>
              <table:table-cell office:value-type="float" office:value="-0.649765">
                <text:p>-0.649765</text:p>
              </table:table-cell>
              <table:table-cell office:value-type="float" office:value="1.66047">
                <text:p>1.66047</text:p>
              </table:table-cell>
              <table:table-cell office:value-type="float" office:value="0.0559434">
                <text:p>0.0559434</text:p>
              </table:table-cell>
              <table:table-cell office:value-type="float" office:value="0.507185">
                <text:p>0.507185</text:p>
              </table:table-cell>
              <table:table-cell office:value-type="float" office:value="-0.444379">
                <text:p>-0.444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9582">
                <text:p>0.519582</text:p>
              </table:table-cell>
              <table:table-cell office:value-type="float" office:value="-0.69311">
                <text:p>-0.69311</text:p>
              </table:table-cell>
              <table:table-cell office:value-type="float" office:value="-0.674604">
                <text:p>-0.674604</text:p>
              </table:table-cell>
              <table:table-cell office:value-type="float" office:value="1.64856">
                <text:p>1.64856</text:p>
              </table:table-cell>
              <table:table-cell office:value-type="float" office:value="0.0566202">
                <text:p>0.0566202</text:p>
              </table:table-cell>
              <table:table-cell office:value-type="float" office:value="0.514397">
                <text:p>0.514397</text:p>
              </table:table-cell>
              <table:table-cell office:value-type="float" office:value="-0.460112">
                <text:p>-0.46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39767">
                <text:p>0.539767</text:p>
              </table:table-cell>
              <table:table-cell office:value-type="float" office:value="-0.696586">
                <text:p>-0.696586</text:p>
              </table:table-cell>
              <table:table-cell office:value-type="float" office:value="-0.699096">
                <text:p>-0.699096</text:p>
              </table:table-cell>
              <table:table-cell office:value-type="float" office:value="1.63619">
                <text:p>1.63619</text:p>
              </table:table-cell>
              <table:table-cell office:value-type="float" office:value="0.0571102">
                <text:p>0.0571102</text:p>
              </table:table-cell>
              <table:table-cell office:value-type="float" office:value="0.521864">
                <text:p>0.521864</text:p>
              </table:table-cell>
              <table:table-cell office:value-type="float" office:value="-0.475474">
                <text:p>-0.475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59861">
                <text:p>0.559861</text:p>
              </table:table-cell>
              <table:table-cell office:value-type="float" office:value="-0.700156">
                <text:p>-0.700156</text:p>
              </table:table-cell>
              <table:table-cell office:value-type="float" office:value="-0.723241">
                <text:p>-0.723241</text:p>
              </table:table-cell>
              <table:table-cell office:value-type="float" office:value="1.62333">
                <text:p>1.62333</text:p>
              </table:table-cell>
              <table:table-cell office:value-type="float" office:value="0.0574119">
                <text:p>0.0574119</text:p>
              </table:table-cell>
              <table:table-cell office:value-type="float" office:value="0.529583">
                <text:p>0.529583</text:p>
              </table:table-cell>
              <table:table-cell office:value-type="float" office:value="-0.490461">
                <text:p>-0.490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79872">
                <text:p>0.579872</text:p>
              </table:table-cell>
              <table:table-cell office:value-type="float" office:value="-0.703819">
                <text:p>-0.703819</text:p>
              </table:table-cell>
              <table:table-cell office:value-type="float" office:value="-0.747039">
                <text:p>-0.747039</text:p>
              </table:table-cell>
              <table:table-cell office:value-type="float" office:value="1.61">
                <text:p>1.61</text:p>
              </table:table-cell>
              <table:table-cell office:value-type="float" office:value="0.0575242">
                <text:p>0.0575242</text:p>
              </table:table-cell>
              <table:table-cell office:value-type="float" office:value="0.537553">
                <text:p>0.537553</text:p>
              </table:table-cell>
              <table:table-cell office:value-type="float" office:value="-0.505075">
                <text:p>-0.505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99808">
                <text:p>0.599808</text:p>
              </table:table-cell>
              <table:table-cell office:value-type="float" office:value="-0.707571">
                <text:p>-0.707571</text:p>
              </table:table-cell>
              <table:table-cell office:value-type="float" office:value="-0.770489">
                <text:p>-0.770489</text:p>
              </table:table-cell>
              <table:table-cell office:value-type="float" office:value="1.59619">
                <text:p>1.59619</text:p>
              </table:table-cell>
              <table:table-cell office:value-type="float" office:value="0.057446">
                <text:p>0.057446</text:p>
              </table:table-cell>
              <table:table-cell office:value-type="float" office:value="0.54577">
                <text:p>0.54577</text:p>
              </table:table-cell>
              <table:table-cell office:value-type="float" office:value="-0.519316">
                <text:p>-0.519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19681">
                <text:p>0.619681</text:p>
              </table:table-cell>
              <table:table-cell office:value-type="float" office:value="-0.71141">
                <text:p>-0.71141</text:p>
              </table:table-cell>
              <table:table-cell office:value-type="float" office:value="-0.793592">
                <text:p>-0.793592</text:p>
              </table:table-cell>
              <table:table-cell office:value-type="float" office:value="1.5819">
                <text:p>1.5819</text:p>
              </table:table-cell>
              <table:table-cell office:value-type="float" office:value="0.0571769">
                <text:p>0.0571769</text:p>
              </table:table-cell>
              <table:table-cell office:value-type="float" office:value="0.554234">
                <text:p>0.554234</text:p>
              </table:table-cell>
              <table:table-cell office:value-type="float" office:value="-0.533184">
                <text:p>-0.533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39498">
                <text:p>0.639498</text:p>
              </table:table-cell>
              <table:table-cell office:value-type="float" office:value="-0.715335">
                <text:p>-0.715335</text:p>
              </table:table-cell>
              <table:table-cell office:value-type="float" office:value="-0.816348">
                <text:p>-0.816348</text:p>
              </table:table-cell>
              <table:table-cell office:value-type="float" office:value="1.56712">
                <text:p>1.56712</text:p>
              </table:table-cell>
              <table:table-cell office:value-type="float" office:value="0.0567164">
                <text:p>0.0567164</text:p>
              </table:table-cell>
              <table:table-cell office:value-type="float" office:value="0.562943">
                <text:p>0.562943</text:p>
              </table:table-cell>
              <table:table-cell office:value-type="float" office:value="-0.546682">
                <text:p>-0.546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5927">
                <text:p>0.65927</text:p>
              </table:table-cell>
              <table:table-cell office:value-type="float" office:value="-0.719344">
                <text:p>-0.719344</text:p>
              </table:table-cell>
              <table:table-cell office:value-type="float" office:value="-0.838759">
                <text:p>-0.838759</text:p>
              </table:table-cell>
              <table:table-cell office:value-type="float" office:value="1.55186">
                <text:p>1.55186</text:p>
              </table:table-cell>
              <table:table-cell office:value-type="float" office:value="0.0560641">
                <text:p>0.0560641</text:p>
              </table:table-cell>
              <table:table-cell office:value-type="float" office:value="0.571897">
                <text:p>0.571897</text:p>
              </table:table-cell>
              <table:table-cell office:value-type="float" office:value="-0.559813">
                <text:p>-0.559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79007">
                <text:p>0.679007</text:p>
              </table:table-cell>
              <table:table-cell office:value-type="float" office:value="-0.723437">
                <text:p>-0.723437</text:p>
              </table:table-cell>
              <table:table-cell office:value-type="float" office:value="-0.860825">
                <text:p>-0.860825</text:p>
              </table:table-cell>
              <table:table-cell office:value-type="float" office:value="1.53611">
                <text:p>1.53611</text:p>
              </table:table-cell>
              <table:table-cell office:value-type="float" office:value="0.0552199">
                <text:p>0.0552199</text:p>
              </table:table-cell>
              <table:table-cell office:value-type="float" office:value="0.581094">
                <text:p>0.581094</text:p>
              </table:table-cell>
              <table:table-cell office:value-type="float" office:value="-0.57258">
                <text:p>-0.57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92823">
                <text:p>0.692823</text:p>
              </table:table-cell>
              <table:table-cell office:value-type="float" office:value="-0.727363">
                <text:p>-0.727363</text:p>
              </table:table-cell>
              <table:table-cell office:value-type="float" office:value="-0.873997">
                <text:p>-0.873997</text:p>
              </table:table-cell>
              <table:table-cell office:value-type="float" office:value="1.52613">
                <text:p>1.52613</text:p>
              </table:table-cell>
              <table:table-cell office:value-type="float" office:value="0.0506448">
                <text:p>0.0506448</text:p>
              </table:table-cell>
              <table:table-cell office:value-type="float" office:value="0.58684">
                <text:p>0.58684</text:p>
              </table:table-cell>
              <table:table-cell office:value-type="float" office:value="-0.587655">
                <text:p>-0.587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94506">
                <text:p>0.694506</text:p>
              </table:table-cell>
              <table:table-cell office:value-type="float" office:value="-0.730824">
                <text:p>-0.730824</text:p>
              </table:table-cell>
              <table:table-cell office:value-type="float" office:value="-0.869727">
                <text:p>-0.869727</text:p>
              </table:table-cell>
              <table:table-cell office:value-type="float" office:value="1.52847">
                <text:p>1.52847</text:p>
              </table:table-cell>
              <table:table-cell office:value-type="float" office:value="0.0390201">
                <text:p>0.0390201</text:p>
              </table:table-cell>
              <table:table-cell office:value-type="float" office:value="0.585572">
                <text:p>0.585572</text:p>
              </table:table-cell>
              <table:table-cell office:value-type="float" office:value="-0.608055">
                <text:p>-0.608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96116">
                <text:p>0.696116</text:p>
              </table:table-cell>
              <table:table-cell office:value-type="float" office:value="-0.734645">
                <text:p>-0.734645</text:p>
              </table:table-cell>
              <table:table-cell office:value-type="float" office:value="-0.865509">
                <text:p>-0.865509</text:p>
              </table:table-cell>
              <table:table-cell office:value-type="float" office:value="1.53152">
                <text:p>1.53152</text:p>
              </table:table-cell>
              <table:table-cell office:value-type="float" office:value="0.0273305">
                <text:p>0.0273305</text:p>
              </table:table-cell>
              <table:table-cell office:value-type="float" office:value="0.583937">
                <text:p>0.583937</text:p>
              </table:table-cell>
              <table:table-cell office:value-type="float" office:value="-0.628626">
                <text:p>-0.628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97771">
                <text:p>0.697771</text:p>
              </table:table-cell>
              <table:table-cell office:value-type="float" office:value="-0.738507">
                <text:p>-0.738507</text:p>
              </table:table-cell>
              <table:table-cell office:value-type="float" office:value="-0.861366">
                <text:p>-0.861366</text:p>
              </table:table-cell>
              <table:table-cell office:value-type="float" office:value="1.53463">
                <text:p>1.53463</text:p>
              </table:table-cell>
              <table:table-cell office:value-type="float" office:value="0.0156168">
                <text:p>0.0156168</text:p>
              </table:table-cell>
              <table:table-cell office:value-type="float" office:value="0.582315">
                <text:p>0.582315</text:p>
              </table:table-cell>
              <table:table-cell office:value-type="float" office:value="-0.649208">
                <text:p>-0.649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99454">
                <text:p>0.699454</text:p>
              </table:table-cell>
              <table:table-cell office:value-type="float" office:value="-0.742404">
                <text:p>-0.742404</text:p>
              </table:table-cell>
              <table:table-cell office:value-type="float" office:value="-0.857279">
                <text:p>-0.857279</text:p>
              </table:table-cell>
              <table:table-cell office:value-type="float" office:value="1.53782">
                <text:p>1.53782</text:p>
              </table:table-cell>
              <table:table-cell office:value-type="float" office:value="0.00387964">
                <text:p>0.00387964</text:p>
              </table:table-cell>
              <table:table-cell office:value-type="float" office:value="0.580703">
                <text:p>0.580703</text:p>
              </table:table-cell>
              <table:table-cell office:value-type="float" office:value="-0.669791">
                <text:p>-0.669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01166">
                <text:p>0.701166</text:p>
              </table:table-cell>
              <table:table-cell office:value-type="float" office:value="-0.746337">
                <text:p>-0.746337</text:p>
              </table:table-cell>
              <table:table-cell office:value-type="float" office:value="-0.853249">
                <text:p>-0.853249</text:p>
              </table:table-cell>
              <table:table-cell office:value-type="float" office:value="1.54108">
                <text:p>1.54108</text:p>
              </table:table-cell>
              <table:table-cell office:value-type="float" office:value="-0.00788064">
                <text:p>-0.00788064</text:p>
              </table:table-cell>
              <table:table-cell office:value-type="float" office:value="0.579101">
                <text:p>0.579101</text:p>
              </table:table-cell>
              <table:table-cell office:value-type="float" office:value="-0.690376">
                <text:p>-0.690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02908">
                <text:p>0.702908</text:p>
              </table:table-cell>
              <table:table-cell office:value-type="float" office:value="-0.750306">
                <text:p>-0.750306</text:p>
              </table:table-cell>
              <table:table-cell office:value-type="float" office:value="-0.84928">
                <text:p>-0.84928</text:p>
              </table:table-cell>
              <table:table-cell office:value-type="float" office:value="1.54441">
                <text:p>1.54441</text:p>
              </table:table-cell>
              <table:table-cell office:value-type="float" office:value="-0.0196636">
                <text:p>-0.0196636</text:p>
              </table:table-cell>
              <table:table-cell office:value-type="float" office:value="0.577512">
                <text:p>0.577512</text:p>
              </table:table-cell>
              <table:table-cell office:value-type="float" office:value="-0.710964">
                <text:p>-0.710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04682">
                <text:p>0.704682</text:p>
              </table:table-cell>
              <table:table-cell office:value-type="float" office:value="-0.75431">
                <text:p>-0.75431</text:p>
              </table:table-cell>
              <table:table-cell office:value-type="float" office:value="-0.845372">
                <text:p>-0.845372</text:p>
              </table:table-cell>
              <table:table-cell office:value-type="float" office:value="1.5478">
                <text:p>1.5478</text:p>
              </table:table-cell>
              <table:table-cell office:value-type="float" office:value="-0.0314688">
                <text:p>-0.0314688</text:p>
              </table:table-cell>
              <table:table-cell office:value-type="float" office:value="0.575937">
                <text:p>0.575937</text:p>
              </table:table-cell>
              <table:table-cell office:value-type="float" office:value="-0.731557">
                <text:p>-0.731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06489">
                <text:p>0.706489</text:p>
              </table:table-cell>
              <table:table-cell office:value-type="float" office:value="-0.758349">
                <text:p>-0.758349</text:p>
              </table:table-cell>
              <table:table-cell office:value-type="float" office:value="-0.841529">
                <text:p>-0.841529</text:p>
              </table:table-cell>
              <table:table-cell office:value-type="float" office:value="1.55126">
                <text:p>1.55126</text:p>
              </table:table-cell>
              <table:table-cell office:value-type="float" office:value="-0.0432958">
                <text:p>-0.0432958</text:p>
              </table:table-cell>
              <table:table-cell office:value-type="float" office:value="0.574379">
                <text:p>0.574379</text:p>
              </table:table-cell>
              <table:table-cell office:value-type="float" office:value="-0.752154">
                <text:p>-0.752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08329">
                <text:p>0.708329</text:p>
              </table:table-cell>
              <table:table-cell office:value-type="float" office:value="-0.762424">
                <text:p>-0.762424</text:p>
              </table:table-cell>
              <table:table-cell office:value-type="float" office:value="-0.837752">
                <text:p>-0.837752</text:p>
              </table:table-cell>
              <table:table-cell office:value-type="float" office:value="1.55477">
                <text:p>1.55477</text:p>
              </table:table-cell>
              <table:table-cell office:value-type="float" office:value="-0.0551441">
                <text:p>-0.0551441</text:p>
              </table:table-cell>
              <table:table-cell office:value-type="float" office:value="0.572841">
                <text:p>0.572841</text:p>
              </table:table-cell>
              <table:table-cell office:value-type="float" office:value="-0.772759">
                <text:p>-0.772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0205">
                <text:p>0.710205</text:p>
              </table:table-cell>
              <table:table-cell office:value-type="float" office:value="-0.766533">
                <text:p>-0.766533</text:p>
              </table:table-cell>
              <table:table-cell office:value-type="float" office:value="-0.834043">
                <text:p>-0.834043</text:p>
              </table:table-cell>
              <table:table-cell office:value-type="float" office:value="1.55834">
                <text:p>1.55834</text:p>
              </table:table-cell>
              <table:table-cell office:value-type="float" office:value="-0.0670131">
                <text:p>-0.0670131</text:p>
              </table:table-cell>
              <table:table-cell office:value-type="float" office:value="0.571323">
                <text:p>0.571323</text:p>
              </table:table-cell>
              <table:table-cell office:value-type="float" office:value="-0.793371">
                <text:p>-0.793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12116">
                <text:p>0.712116</text:p>
              </table:table-cell>
              <table:table-cell office:value-type="float" office:value="-0.770678">
                <text:p>-0.770678</text:p>
              </table:table-cell>
              <table:table-cell office:value-type="float" office:value="-0.830403">
                <text:p>-0.830403</text:p>
              </table:table-cell>
              <table:table-cell office:value-type="float" office:value="1.56196">
                <text:p>1.56196</text:p>
              </table:table-cell>
              <table:table-cell office:value-type="float" office:value="-0.0789025">
                <text:p>-0.0789025</text:p>
              </table:table-cell>
              <table:table-cell office:value-type="float" office:value="0.569829">
                <text:p>0.569829</text:p>
              </table:table-cell>
              <table:table-cell office:value-type="float" office:value="-0.813993">
                <text:p>-0.8139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14065">
                <text:p>0.714065</text:p>
              </table:table-cell>
              <table:table-cell office:value-type="float" office:value="-0.774857">
                <text:p>-0.774857</text:p>
              </table:table-cell>
              <table:table-cell office:value-type="float" office:value="-0.826835">
                <text:p>-0.826835</text:p>
              </table:table-cell>
              <table:table-cell office:value-type="float" office:value="1.56563">
                <text:p>1.56563</text:p>
              </table:table-cell>
              <table:table-cell office:value-type="float" office:value="-0.0908115">
                <text:p>-0.0908115</text:p>
              </table:table-cell>
              <table:table-cell office:value-type="float" office:value="0.56836">
                <text:p>0.56836</text:p>
              </table:table-cell>
              <table:table-cell office:value-type="float" office:value="-0.834625">
                <text:p>-0.834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16051">
                <text:p>0.716051</text:p>
              </table:table-cell>
              <table:table-cell office:value-type="float" office:value="-0.779072">
                <text:p>-0.779072</text:p>
              </table:table-cell>
              <table:table-cell office:value-type="float" office:value="-0.823338">
                <text:p>-0.823338</text:p>
              </table:table-cell>
              <table:table-cell office:value-type="float" office:value="1.56934">
                <text:p>1.56934</text:p>
              </table:table-cell>
              <table:table-cell office:value-type="float" office:value="-0.10274">
                <text:p>-0.10274</text:p>
              </table:table-cell>
              <table:table-cell office:value-type="float" office:value="0.566918">
                <text:p>0.566918</text:p>
              </table:table-cell>
              <table:table-cell office:value-type="float" office:value="-0.855269">
                <text:p>-0.855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18075">
                <text:p>0.718075</text:p>
              </table:table-cell>
              <table:table-cell office:value-type="float" office:value="-0.783321">
                <text:p>-0.783321</text:p>
              </table:table-cell>
              <table:table-cell office:value-type="float" office:value="-0.819915">
                <text:p>-0.819915</text:p>
              </table:table-cell>
              <table:table-cell office:value-type="float" office:value="1.5731">
                <text:p>1.5731</text:p>
              </table:table-cell>
              <table:table-cell office:value-type="float" office:value="-0.114687">
                <text:p>-0.114687</text:p>
              </table:table-cell>
              <table:table-cell office:value-type="float" office:value="0.565505">
                <text:p>0.565505</text:p>
              </table:table-cell>
              <table:table-cell office:value-type="float" office:value="-0.875926">
                <text:p>-0.875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20138">
                <text:p>0.720138</text:p>
              </table:table-cell>
              <table:table-cell office:value-type="float" office:value="-0.787605">
                <text:p>-0.787605</text:p>
              </table:table-cell>
              <table:table-cell office:value-type="float" office:value="-0.816567">
                <text:p>-0.816567</text:p>
              </table:table-cell>
              <table:table-cell office:value-type="float" office:value="1.5769">
                <text:p>1.5769</text:p>
              </table:table-cell>
              <table:table-cell office:value-type="float" office:value="-0.126651">
                <text:p>-0.126651</text:p>
              </table:table-cell>
              <table:table-cell office:value-type="float" office:value="0.564124">
                <text:p>0.564124</text:p>
              </table:table-cell>
              <table:table-cell office:value-type="float" office:value="-0.896598">
                <text:p>-0.896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722242">
                <text:p>0.722242</text:p>
              </table:table-cell>
              <table:table-cell office:value-type="float" office:value="-0.791923">
                <text:p>-0.791923</text:p>
              </table:table-cell>
              <table:table-cell office:value-type="float" office:value="-0.813294">
                <text:p>-0.813294</text:p>
              </table:table-cell>
              <table:table-cell office:value-type="float" office:value="1.58073">
                <text:p>1.58073</text:p>
              </table:table-cell>
              <table:table-cell office:value-type="float" office:value="-0.138633">
                <text:p>-0.138633</text:p>
              </table:table-cell>
              <table:table-cell office:value-type="float" office:value="0.562777">
                <text:p>0.562777</text:p>
              </table:table-cell>
              <table:table-cell office:value-type="float" office:value="-0.917286">
                <text:p>-0.917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24386">
                <text:p>0.724386</text:p>
              </table:table-cell>
              <table:table-cell office:value-type="float" office:value="-0.796276">
                <text:p>-0.796276</text:p>
              </table:table-cell>
              <table:table-cell office:value-type="float" office:value="-0.810098">
                <text:p>-0.810098</text:p>
              </table:table-cell>
              <table:table-cell office:value-type="float" office:value="1.5846">
                <text:p>1.5846</text:p>
              </table:table-cell>
              <table:table-cell office:value-type="float" office:value="-0.150632">
                <text:p>-0.150632</text:p>
              </table:table-cell>
              <table:table-cell office:value-type="float" office:value="0.561465">
                <text:p>0.561465</text:p>
              </table:table-cell>
              <table:table-cell office:value-type="float" office:value="-0.937992">
                <text:p>-0.9379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726571">
                <text:p>0.726571</text:p>
              </table:table-cell>
              <table:table-cell office:value-type="float" office:value="-0.800664">
                <text:p>-0.800664</text:p>
              </table:table-cell>
              <table:table-cell office:value-type="float" office:value="-0.806979">
                <text:p>-0.806979</text:p>
              </table:table-cell>
              <table:table-cell office:value-type="float" office:value="1.58849">
                <text:p>1.58849</text:p>
              </table:table-cell>
              <table:table-cell office:value-type="float" office:value="-0.162647">
                <text:p>-0.162647</text:p>
              </table:table-cell>
              <table:table-cell office:value-type="float" office:value="0.56019">
                <text:p>0.56019</text:p>
              </table:table-cell>
              <table:table-cell office:value-type="float" office:value="-0.958717">
                <text:p>-0.958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728797">
                <text:p>0.728797</text:p>
              </table:table-cell>
              <table:table-cell office:value-type="float" office:value="-0.805085">
                <text:p>-0.805085</text:p>
              </table:table-cell>
              <table:table-cell office:value-type="float" office:value="-0.803938">
                <text:p>-0.803938</text:p>
              </table:table-cell>
              <table:table-cell office:value-type="float" office:value="1.59242">
                <text:p>1.59242</text:p>
              </table:table-cell>
              <table:table-cell office:value-type="float" office:value="-0.174677">
                <text:p>-0.174677</text:p>
              </table:table-cell>
              <table:table-cell office:value-type="float" office:value="0.558954">
                <text:p>0.558954</text:p>
              </table:table-cell>
              <table:table-cell office:value-type="float" office:value="-0.979464">
                <text:p>-0.979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731066">
                <text:p>0.731066</text:p>
              </table:table-cell>
              <table:table-cell office:value-type="float" office:value="-0.809541">
                <text:p>-0.809541</text:p>
              </table:table-cell>
              <table:table-cell office:value-type="float" office:value="-0.800975">
                <text:p>-0.800975</text:p>
              </table:table-cell>
              <table:table-cell office:value-type="float" office:value="1.59636">
                <text:p>1.59636</text:p>
              </table:table-cell>
              <table:table-cell office:value-type="float" office:value="-0.186721">
                <text:p>-0.186721</text:p>
              </table:table-cell>
              <table:table-cell office:value-type="float" office:value="0.557761">
                <text:p>0.557761</text:p>
              </table:table-cell>
              <table:table-cell office:value-type="float" office:value="-1.00023">
                <text:p>-1.00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733378">
                <text:p>0.733378</text:p>
              </table:table-cell>
              <table:table-cell office:value-type="float" office:value="-0.814032">
                <text:p>-0.814032</text:p>
              </table:table-cell>
              <table:table-cell office:value-type="float" office:value="-0.79809">
                <text:p>-0.79809</text:p>
              </table:table-cell>
              <table:table-cell office:value-type="float" office:value="1.60033">
                <text:p>1.60033</text:p>
              </table:table-cell>
              <table:table-cell office:value-type="float" office:value="-0.198779">
                <text:p>-0.198779</text:p>
              </table:table-cell>
              <table:table-cell office:value-type="float" office:value="0.55661">
                <text:p>0.55661</text:p>
              </table:table-cell>
              <table:table-cell office:value-type="float" office:value="-1.02103">
                <text:p>-1.02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5732">
                <text:p>0.735732</text:p>
              </table:table-cell>
              <table:table-cell office:value-type="float" office:value="-0.818556">
                <text:p>-0.818556</text:p>
              </table:table-cell>
              <table:table-cell office:value-type="float" office:value="-0.795285">
                <text:p>-0.795285</text:p>
              </table:table-cell>
              <table:table-cell office:value-type="float" office:value="1.60431">
                <text:p>1.60431</text:p>
              </table:table-cell>
              <table:table-cell office:value-type="float" office:value="-0.21085">
                <text:p>-0.21085</text:p>
              </table:table-cell>
              <table:table-cell office:value-type="float" office:value="0.555505">
                <text:p>0.555505</text:p>
              </table:table-cell>
              <table:table-cell office:value-type="float" office:value="-1.04185">
                <text:p>-1.04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738131">
                <text:p>0.738131</text:p>
              </table:table-cell>
              <table:table-cell office:value-type="float" office:value="-0.823115">
                <text:p>-0.823115</text:p>
              </table:table-cell>
              <table:table-cell office:value-type="float" office:value="-0.792559">
                <text:p>-0.792559</text:p>
              </table:table-cell>
              <table:table-cell office:value-type="float" office:value="1.60831">
                <text:p>1.60831</text:p>
              </table:table-cell>
              <table:table-cell office:value-type="float" office:value="-0.222933">
                <text:p>-0.222933</text:p>
              </table:table-cell>
              <table:table-cell office:value-type="float" office:value="0.554446">
                <text:p>0.554446</text:p>
              </table:table-cell>
              <table:table-cell office:value-type="float" office:value="-1.06269">
                <text:p>-1.06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740573">
                <text:p>0.740573</text:p>
              </table:table-cell>
              <table:table-cell office:value-type="float" office:value="-0.827708">
                <text:p>-0.827708</text:p>
              </table:table-cell>
              <table:table-cell office:value-type="float" office:value="-0.789912">
                <text:p>-0.789912</text:p>
              </table:table-cell>
              <table:table-cell office:value-type="float" office:value="1.61232">
                <text:p>1.61232</text:p>
              </table:table-cell>
              <table:table-cell office:value-type="float" office:value="-0.235027">
                <text:p>-0.235027</text:p>
              </table:table-cell>
              <table:table-cell office:value-type="float" office:value="0.553437">
                <text:p>0.553437</text:p>
              </table:table-cell>
              <table:table-cell office:value-type="float" office:value="-1.08357">
                <text:p>-1.08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74306">
                <text:p>0.74306</text:p>
              </table:table-cell>
              <table:table-cell office:value-type="float" office:value="-0.832336">
                <text:p>-0.832336</text:p>
              </table:table-cell>
              <table:table-cell office:value-type="float" office:value="-0.787344">
                <text:p>-0.787344</text:p>
              </table:table-cell>
              <table:table-cell office:value-type="float" office:value="1.61633">
                <text:p>1.61633</text:p>
              </table:table-cell>
              <table:table-cell office:value-type="float" office:value="-0.247132">
                <text:p>-0.247132</text:p>
              </table:table-cell>
              <table:table-cell office:value-type="float" office:value="0.552479">
                <text:p>0.552479</text:p>
              </table:table-cell>
              <table:table-cell office:value-type="float" office:value="-1.10448">
                <text:p>-1.104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745592">
                <text:p>0.745592</text:p>
              </table:table-cell>
              <table:table-cell office:value-type="float" office:value="-0.836998">
                <text:p>-0.836998</text:p>
              </table:table-cell>
              <table:table-cell office:value-type="float" office:value="-0.784856">
                <text:p>-0.784856</text:p>
              </table:table-cell>
              <table:table-cell office:value-type="float" office:value="1.62035">
                <text:p>1.62035</text:p>
              </table:table-cell>
              <table:table-cell office:value-type="float" office:value="-0.259246">
                <text:p>-0.259246</text:p>
              </table:table-cell>
              <table:table-cell office:value-type="float" office:value="0.551574">
                <text:p>0.551574</text:p>
              </table:table-cell>
              <table:table-cell office:value-type="float" office:value="-1.12543">
                <text:p>-1.12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748169">
                <text:p>0.748169</text:p>
              </table:table-cell>
              <table:table-cell office:value-type="float" office:value="-0.841695">
                <text:p>-0.841695</text:p>
              </table:table-cell>
              <table:table-cell office:value-type="float" office:value="-0.782446">
                <text:p>-0.782446</text:p>
              </table:table-cell>
              <table:table-cell office:value-type="float" office:value="1.62437">
                <text:p>1.62437</text:p>
              </table:table-cell>
              <table:table-cell office:value-type="float" office:value="-0.271368">
                <text:p>-0.271368</text:p>
              </table:table-cell>
              <table:table-cell office:value-type="float" office:value="0.550723">
                <text:p>0.550723</text:p>
              </table:table-cell>
              <table:table-cell office:value-type="float" office:value="-1.14641">
                <text:p>-1.14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750792">
                <text:p>0.750792</text:p>
              </table:table-cell>
              <table:table-cell office:value-type="float" office:value="-0.846426">
                <text:p>-0.846426</text:p>
              </table:table-cell>
              <table:table-cell office:value-type="float" office:value="-0.780115">
                <text:p>-0.780115</text:p>
              </table:table-cell>
              <table:table-cell office:value-type="float" office:value="1.62839">
                <text:p>1.62839</text:p>
              </table:table-cell>
              <table:table-cell office:value-type="float" office:value="-0.283497">
                <text:p>-0.283497</text:p>
              </table:table-cell>
              <table:table-cell office:value-type="float" office:value="0.549929">
                <text:p>0.549929</text:p>
              </table:table-cell>
              <table:table-cell office:value-type="float" office:value="-1.16742">
                <text:p>-1.16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753461">
                <text:p>0.753461</text:p>
              </table:table-cell>
              <table:table-cell office:value-type="float" office:value="-0.851192">
                <text:p>-0.851192</text:p>
              </table:table-cell>
              <table:table-cell office:value-type="float" office:value="-0.777861">
                <text:p>-0.777861</text:p>
              </table:table-cell>
              <table:table-cell office:value-type="float" office:value="1.63241">
                <text:p>1.63241</text:p>
              </table:table-cell>
              <table:table-cell office:value-type="float" office:value="-0.295633">
                <text:p>-0.295633</text:p>
              </table:table-cell>
              <table:table-cell office:value-type="float" office:value="0.549193">
                <text:p>0.549193</text:p>
              </table:table-cell>
              <table:table-cell office:value-type="float" office:value="-1.18848">
                <text:p>-1.18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56176">
                <text:p>0.756176</text:p>
              </table:table-cell>
              <table:table-cell office:value-type="float" office:value="-0.855992">
                <text:p>-0.855992</text:p>
              </table:table-cell>
              <table:table-cell office:value-type="float" office:value="-0.775685">
                <text:p>-0.775685</text:p>
              </table:table-cell>
              <table:table-cell office:value-type="float" office:value="1.63641">
                <text:p>1.63641</text:p>
              </table:table-cell>
              <table:table-cell office:value-type="float" office:value="-0.307774">
                <text:p>-0.307774</text:p>
              </table:table-cell>
              <table:table-cell office:value-type="float" office:value="0.548517">
                <text:p>0.548517</text:p>
              </table:table-cell>
              <table:table-cell office:value-type="float" office:value="-1.20958">
                <text:p>-1.20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758938">
                <text:p>0.758938</text:p>
              </table:table-cell>
              <table:table-cell office:value-type="float" office:value="-0.860828">
                <text:p>-0.860828</text:p>
              </table:table-cell>
              <table:table-cell office:value-type="float" office:value="-0.773586">
                <text:p>-0.773586</text:p>
              </table:table-cell>
              <table:table-cell office:value-type="float" office:value="1.64041">
                <text:p>1.64041</text:p>
              </table:table-cell>
              <table:table-cell office:value-type="float" office:value="-0.319918">
                <text:p>-0.319918</text:p>
              </table:table-cell>
              <table:table-cell office:value-type="float" office:value="0.547904">
                <text:p>0.547904</text:p>
              </table:table-cell>
              <table:table-cell office:value-type="float" office:value="-1.23073">
                <text:p>-1.23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761747">
                <text:p>0.761747</text:p>
              </table:table-cell>
              <table:table-cell office:value-type="float" office:value="-0.865699">
                <text:p>-0.865699</text:p>
              </table:table-cell>
              <table:table-cell office:value-type="float" office:value="-0.771563">
                <text:p>-0.771563</text:p>
              </table:table-cell>
              <table:table-cell office:value-type="float" office:value="1.64439">
                <text:p>1.64439</text:p>
              </table:table-cell>
              <table:table-cell office:value-type="float" office:value="-0.332065">
                <text:p>-0.332065</text:p>
              </table:table-cell>
              <table:table-cell office:value-type="float" office:value="0.547355">
                <text:p>0.547355</text:p>
              </table:table-cell>
              <table:table-cell office:value-type="float" office:value="-1.25192">
                <text:p>-1.25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764603">
                <text:p>0.764603</text:p>
              </table:table-cell>
              <table:table-cell office:value-type="float" office:value="-0.870605">
                <text:p>-0.870605</text:p>
              </table:table-cell>
              <table:table-cell office:value-type="float" office:value="-0.769615">
                <text:p>-0.769615</text:p>
              </table:table-cell>
              <table:table-cell office:value-type="float" office:value="1.64835">
                <text:p>1.64835</text:p>
              </table:table-cell>
              <table:table-cell office:value-type="float" office:value="-0.344214">
                <text:p>-0.344214</text:p>
              </table:table-cell>
              <table:table-cell office:value-type="float" office:value="0.546871">
                <text:p>0.546871</text:p>
              </table:table-cell>
              <table:table-cell office:value-type="float" office:value="-1.27316">
                <text:p>-1.27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5058">
                <text:p>0.75058</text:p>
              </table:table-cell>
              <table:table-cell office:value-type="float" office:value="-0.85781">
                <text:p>-0.85781</text:p>
              </table:table-cell>
              <table:table-cell office:value-type="float" office:value="-0.752141">
                <text:p>-0.752141</text:p>
              </table:table-cell>
              <table:table-cell office:value-type="float" office:value="1.65196">
                <text:p>1.65196</text:p>
              </table:table-cell>
              <table:table-cell office:value-type="float" office:value="-0.340947">
                <text:p>-0.340947</text:p>
              </table:table-cell>
              <table:table-cell office:value-type="float" office:value="0.544269">
                <text:p>0.544269</text:p>
              </table:table-cell>
              <table:table-cell office:value-type="float" office:value="-1.25682">
                <text:p>-1.25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736615">
                <text:p>0.736615</text:p>
              </table:table-cell>
              <table:table-cell office:value-type="float" office:value="-0.844772">
                <text:p>-0.844772</text:p>
              </table:table-cell>
              <table:table-cell office:value-type="float" office:value="-0.734155">
                <text:p>-0.734155</text:p>
              </table:table-cell>
              <table:table-cell office:value-type="float" office:value="1.65418">
                <text:p>1.65418</text:p>
              </table:table-cell>
              <table:table-cell office:value-type="float" office:value="-0.337762">
                <text:p>-0.337762</text:p>
              </table:table-cell>
              <table:table-cell office:value-type="float" office:value="0.542533">
                <text:p>0.542533</text:p>
              </table:table-cell>
              <table:table-cell office:value-type="float" office:value="-1.24039">
                <text:p>-1.24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722501">
                <text:p>0.722501</text:p>
              </table:table-cell>
              <table:table-cell office:value-type="float" office:value="-0.831861">
                <text:p>-0.831861</text:p>
              </table:table-cell>
              <table:table-cell office:value-type="float" office:value="-0.715748">
                <text:p>-0.715748</text:p>
              </table:table-cell>
              <table:table-cell office:value-type="float" office:value="1.65579">
                <text:p>1.65579</text:p>
              </table:table-cell>
              <table:table-cell office:value-type="float" office:value="-0.334754">
                <text:p>-0.334754</text:p>
              </table:table-cell>
              <table:table-cell office:value-type="float" office:value="0.541189">
                <text:p>0.541189</text:p>
              </table:table-cell>
              <table:table-cell office:value-type="float" office:value="-1.22389">
                <text:p>-1.22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708228">
                <text:p>0.708228</text:p>
              </table:table-cell>
              <table:table-cell office:value-type="float" office:value="-0.81908">
                <text:p>-0.81908</text:p>
              </table:table-cell>
              <table:table-cell office:value-type="float" office:value="-0.696917">
                <text:p>-0.696917</text:p>
              </table:table-cell>
              <table:table-cell office:value-type="float" office:value="1.65682">
                <text:p>1.65682</text:p>
              </table:table-cell>
              <table:table-cell office:value-type="float" office:value="-0.331942">
                <text:p>-0.331942</text:p>
              </table:table-cell>
              <table:table-cell office:value-type="float" office:value="0.540231">
                <text:p>0.540231</text:p>
              </table:table-cell>
              <table:table-cell office:value-type="float" office:value="-1.20731">
                <text:p>-1.20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693803">
                <text:p>0.693803</text:p>
              </table:table-cell>
              <table:table-cell office:value-type="float" office:value="-0.806436">
                <text:p>-0.806436</text:p>
              </table:table-cell>
              <table:table-cell office:value-type="float" office:value="-0.677673">
                <text:p>-0.677673</text:p>
              </table:table-cell>
              <table:table-cell office:value-type="float" office:value="1.65726">
                <text:p>1.65726</text:p>
              </table:table-cell>
              <table:table-cell office:value-type="float" office:value="-0.329344">
                <text:p>-0.329344</text:p>
              </table:table-cell>
              <table:table-cell office:value-type="float" office:value="0.539663">
                <text:p>0.539663</text:p>
              </table:table-cell>
              <table:table-cell office:value-type="float" office:value="-1.19063">
                <text:p>-1.19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679234">
                <text:p>0.679234</text:p>
              </table:table-cell>
              <table:table-cell office:value-type="float" office:value="-0.793937">
                <text:p>-0.793937</text:p>
              </table:table-cell>
              <table:table-cell office:value-type="float" office:value="-0.658029">
                <text:p>-0.658029</text:p>
              </table:table-cell>
              <table:table-cell office:value-type="float" office:value="1.65712">
                <text:p>1.65712</text:p>
              </table:table-cell>
              <table:table-cell office:value-type="float" office:value="-0.32698">
                <text:p>-0.32698</text:p>
              </table:table-cell>
              <table:table-cell office:value-type="float" office:value="0.539486">
                <text:p>0.539486</text:p>
              </table:table-cell>
              <table:table-cell office:value-type="float" office:value="-1.17387">
                <text:p>-1.17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664531">
                <text:p>0.664531</text:p>
              </table:table-cell>
              <table:table-cell office:value-type="float" office:value="-0.78159">
                <text:p>-0.78159</text:p>
              </table:table-cell>
              <table:table-cell office:value-type="float" office:value="-0.638">
                <text:p>-0.638</text:p>
              </table:table-cell>
              <table:table-cell office:value-type="float" office:value="1.65639">
                <text:p>1.65639</text:p>
              </table:table-cell>
              <table:table-cell office:value-type="float" office:value="-0.32487">
                <text:p>-0.32487</text:p>
              </table:table-cell>
              <table:table-cell office:value-type="float" office:value="0.5397">
                <text:p>0.5397</text:p>
              </table:table-cell>
              <table:table-cell office:value-type="float" office:value="-1.157">
                <text:p>-1.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649704">
                <text:p>0.649704</text:p>
              </table:table-cell>
              <table:table-cell office:value-type="float" office:value="-0.7694">
                <text:p>-0.7694</text:p>
              </table:table-cell>
              <table:table-cell office:value-type="float" office:value="-0.617599">
                <text:p>-0.617599</text:p>
              </table:table-cell>
              <table:table-cell office:value-type="float" office:value="1.65508">
                <text:p>1.65508</text:p>
              </table:table-cell>
              <table:table-cell office:value-type="float" office:value="-0.323031">
                <text:p>-0.323031</text:p>
              </table:table-cell>
              <table:table-cell office:value-type="float" office:value="0.540306">
                <text:p>0.540306</text:p>
              </table:table-cell>
              <table:table-cell office:value-type="float" office:value="-1.14004">
                <text:p>-1.14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634766">
                <text:p>0.634766</text:p>
              </table:table-cell>
              <table:table-cell office:value-type="float" office:value="-0.757371">
                <text:p>-0.757371</text:p>
              </table:table-cell>
              <table:table-cell office:value-type="float" office:value="-0.596843">
                <text:p>-0.596843</text:p>
              </table:table-cell>
              <table:table-cell office:value-type="float" office:value="1.65318">
                <text:p>1.65318</text:p>
              </table:table-cell>
              <table:table-cell office:value-type="float" office:value="-0.321482">
                <text:p>-0.321482</text:p>
              </table:table-cell>
              <table:table-cell office:value-type="float" office:value="0.541305">
                <text:p>0.541305</text:p>
              </table:table-cell>
              <table:table-cell office:value-type="float" office:value="-1.12298">
                <text:p>-1.12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619731">
                <text:p>0.619731</text:p>
              </table:table-cell>
              <table:table-cell office:value-type="float" office:value="-0.745505">
                <text:p>-0.745505</text:p>
              </table:table-cell>
              <table:table-cell office:value-type="float" office:value="-0.575748">
                <text:p>-0.575748</text:p>
              </table:table-cell>
              <table:table-cell office:value-type="float" office:value="1.6507">
                <text:p>1.6507</text:p>
              </table:table-cell>
              <table:table-cell office:value-type="float" office:value="-0.32024">
                <text:p>-0.32024</text:p>
              </table:table-cell>
              <table:table-cell office:value-type="float" office:value="0.542696">
                <text:p>0.542696</text:p>
              </table:table-cell>
              <table:table-cell office:value-type="float" office:value="-1.10582">
                <text:p>-1.10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604612">
                <text:p>0.604612</text:p>
              </table:table-cell>
              <table:table-cell office:value-type="float" office:value="-0.733802">
                <text:p>-0.733802</text:p>
              </table:table-cell>
              <table:table-cell office:value-type="float" office:value="-0.554333">
                <text:p>-0.554333</text:p>
              </table:table-cell>
              <table:table-cell office:value-type="float" office:value="1.64765">
                <text:p>1.64765</text:p>
              </table:table-cell>
              <table:table-cell office:value-type="float" office:value="-0.319323">
                <text:p>-0.319323</text:p>
              </table:table-cell>
              <table:table-cell office:value-type="float" office:value="0.54448">
                <text:p>0.54448</text:p>
              </table:table-cell>
              <table:table-cell office:value-type="float" office:value="-1.08856">
                <text:p>-1.08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89428">
                <text:p>0.589428</text:p>
              </table:table-cell>
              <table:table-cell office:value-type="float" office:value="-0.722263">
                <text:p>-0.722263</text:p>
              </table:table-cell>
              <table:table-cell office:value-type="float" office:value="-0.532616">
                <text:p>-0.532616</text:p>
              </table:table-cell>
              <table:table-cell office:value-type="float" office:value="1.64401">
                <text:p>1.64401</text:p>
              </table:table-cell>
              <table:table-cell office:value-type="float" office:value="-0.318745">
                <text:p>-0.318745</text:p>
              </table:table-cell>
              <table:table-cell office:value-type="float" office:value="0.546656">
                <text:p>0.546656</text:p>
              </table:table-cell>
              <table:table-cell office:value-type="float" office:value="-1.0712">
                <text:p>-1.0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74194">
                <text:p>0.574194</text:p>
              </table:table-cell>
              <table:table-cell office:value-type="float" office:value="-0.710883">
                <text:p>-0.710883</text:p>
              </table:table-cell>
              <table:table-cell office:value-type="float" office:value="-0.510616">
                <text:p>-0.510616</text:p>
              </table:table-cell>
              <table:table-cell office:value-type="float" office:value="1.6398">
                <text:p>1.6398</text:p>
              </table:table-cell>
              <table:table-cell office:value-type="float" office:value="-0.318522">
                <text:p>-0.318522</text:p>
              </table:table-cell>
              <table:table-cell office:value-type="float" office:value="0.549224">
                <text:p>0.549224</text:p>
              </table:table-cell>
              <table:table-cell office:value-type="float" office:value="-1.05375">
                <text:p>-1.05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58928">
                <text:p>0.558928</text:p>
              </table:table-cell>
              <table:table-cell office:value-type="float" office:value="-0.699661">
                <text:p>-0.699661</text:p>
              </table:table-cell>
              <table:table-cell office:value-type="float" office:value="-0.488353">
                <text:p>-0.488353</text:p>
              </table:table-cell>
              <table:table-cell office:value-type="float" office:value="1.63501">
                <text:p>1.63501</text:p>
              </table:table-cell>
              <table:table-cell office:value-type="float" office:value="-0.318667">
                <text:p>-0.318667</text:p>
              </table:table-cell>
              <table:table-cell office:value-type="float" office:value="0.552183">
                <text:p>0.552183</text:p>
              </table:table-cell>
              <table:table-cell office:value-type="float" office:value="-1.0362">
                <text:p>-1.03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43649">
                <text:p>0.543649</text:p>
              </table:table-cell>
              <table:table-cell office:value-type="float" office:value="-0.688589">
                <text:p>-0.688589</text:p>
              </table:table-cell>
              <table:table-cell office:value-type="float" office:value="-0.465846">
                <text:p>-0.465846</text:p>
              </table:table-cell>
              <table:table-cell office:value-type="float" office:value="1.62964">
                <text:p>1.62964</text:p>
              </table:table-cell>
              <table:table-cell office:value-type="float" office:value="-0.319193">
                <text:p>-0.319193</text:p>
              </table:table-cell>
              <table:table-cell office:value-type="float" office:value="0.555533">
                <text:p>0.555533</text:p>
              </table:table-cell>
              <table:table-cell office:value-type="float" office:value="-1.01856">
                <text:p>-1.01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28375">
                <text:p>0.528375</text:p>
              </table:table-cell>
              <table:table-cell office:value-type="float" office:value="-0.67766">
                <text:p>-0.67766</text:p>
              </table:table-cell>
              <table:table-cell office:value-type="float" office:value="-0.443115">
                <text:p>-0.443115</text:p>
              </table:table-cell>
              <table:table-cell office:value-type="float" office:value="1.62371">
                <text:p>1.62371</text:p>
              </table:table-cell>
              <table:table-cell office:value-type="float" office:value="-0.32011">
                <text:p>-0.32011</text:p>
              </table:table-cell>
              <table:table-cell office:value-type="float" office:value="0.559272">
                <text:p>0.559272</text:p>
              </table:table-cell>
              <table:table-cell office:value-type="float" office:value="-1.00083">
                <text:p>-1.00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13126">
                <text:p>0.513126</text:p>
              </table:table-cell>
              <table:table-cell office:value-type="float" office:value="-0.666867">
                <text:p>-0.666867</text:p>
              </table:table-cell>
              <table:table-cell office:value-type="float" office:value="-0.420178">
                <text:p>-0.420178</text:p>
              </table:table-cell>
              <table:table-cell office:value-type="float" office:value="1.6172">
                <text:p>1.6172</text:p>
              </table:table-cell>
              <table:table-cell office:value-type="float" office:value="-0.321429">
                <text:p>-0.321429</text:p>
              </table:table-cell>
              <table:table-cell office:value-type="float" office:value="0.563401">
                <text:p>0.563401</text:p>
              </table:table-cell>
              <table:table-cell office:value-type="float" office:value="-0.98303">
                <text:p>-0.98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97921">
                <text:p>0.497921</text:p>
              </table:table-cell>
              <table:table-cell office:value-type="float" office:value="-0.656197">
                <text:p>-0.656197</text:p>
              </table:table-cell>
              <table:table-cell office:value-type="float" office:value="-0.397056">
                <text:p>-0.397056</text:p>
              </table:table-cell>
              <table:table-cell office:value-type="float" office:value="1.61011">
                <text:p>1.61011</text:p>
              </table:table-cell>
              <table:table-cell office:value-type="float" office:value="-0.323158">
                <text:p>-0.323158</text:p>
              </table:table-cell>
              <table:table-cell office:value-type="float" office:value="0.567918">
                <text:p>0.567918</text:p>
              </table:table-cell>
              <table:table-cell office:value-type="float" office:value="-0.965157">
                <text:p>-0.965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82778">
                <text:p>0.482778</text:p>
              </table:table-cell>
              <table:table-cell office:value-type="float" office:value="-0.64564">
                <text:p>-0.64564</text:p>
              </table:table-cell>
              <table:table-cell office:value-type="float" office:value="-0.373765">
                <text:p>-0.373765</text:p>
              </table:table-cell>
              <table:table-cell office:value-type="float" office:value="1.60246">
                <text:p>1.60246</text:p>
              </table:table-cell>
              <table:table-cell office:value-type="float" office:value="-0.325305">
                <text:p>-0.325305</text:p>
              </table:table-cell>
              <table:table-cell office:value-type="float" office:value="0.572824">
                <text:p>0.572824</text:p>
              </table:table-cell>
              <table:table-cell office:value-type="float" office:value="-0.947222">
                <text:p>-0.947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67715">
                <text:p>0.467715</text:p>
              </table:table-cell>
              <table:table-cell office:value-type="float" office:value="-0.635182">
                <text:p>-0.635182</text:p>
              </table:table-cell>
              <table:table-cell office:value-type="float" office:value="-0.350323">
                <text:p>-0.350323</text:p>
              </table:table-cell>
              <table:table-cell office:value-type="float" office:value="1.59424">
                <text:p>1.59424</text:p>
              </table:table-cell>
              <table:table-cell office:value-type="float" office:value="-0.327877">
                <text:p>-0.327877</text:p>
              </table:table-cell>
              <table:table-cell office:value-type="float" office:value="0.578117">
                <text:p>0.578117</text:p>
              </table:table-cell>
              <table:table-cell office:value-type="float" office:value="-0.929234">
                <text:p>-0.929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5275">
                <text:p>0.45275</text:p>
              </table:table-cell>
              <table:table-cell office:value-type="float" office:value="-0.624808">
                <text:p>-0.624808</text:p>
              </table:table-cell>
              <table:table-cell office:value-type="float" office:value="-0.326746">
                <text:p>-0.326746</text:p>
              </table:table-cell>
              <table:table-cell office:value-type="float" office:value="1.58544">
                <text:p>1.58544</text:p>
              </table:table-cell>
              <table:table-cell office:value-type="float" office:value="-0.33088">
                <text:p>-0.33088</text:p>
              </table:table-cell>
              <table:table-cell office:value-type="float" office:value="0.583798">
                <text:p>0.583798</text:p>
              </table:table-cell>
              <table:table-cell office:value-type="float" office:value="-0.911203">
                <text:p>-0.911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37899">
                <text:p>0.437899</text:p>
              </table:table-cell>
              <table:table-cell office:value-type="float" office:value="-0.614503">
                <text:p>-0.614503</text:p>
              </table:table-cell>
              <table:table-cell office:value-type="float" office:value="-0.303047">
                <text:p>-0.303047</text:p>
              </table:table-cell>
              <table:table-cell office:value-type="float" office:value="1.57608">
                <text:p>1.57608</text:p>
              </table:table-cell>
              <table:table-cell office:value-type="float" office:value="-0.334318">
                <text:p>-0.334318</text:p>
              </table:table-cell>
              <table:table-cell office:value-type="float" office:value="0.589866">
                <text:p>0.589866</text:p>
              </table:table-cell>
              <table:table-cell office:value-type="float" office:value="-0.89314">
                <text:p>-0.89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23179">
                <text:p>0.423179</text:p>
              </table:table-cell>
              <table:table-cell office:value-type="float" office:value="-0.604249">
                <text:p>-0.604249</text:p>
              </table:table-cell>
              <table:table-cell office:value-type="float" office:value="-0.279239">
                <text:p>-0.279239</text:p>
              </table:table-cell>
              <table:table-cell office:value-type="float" office:value="1.56615">
                <text:p>1.56615</text:p>
              </table:table-cell>
              <table:table-cell office:value-type="float" office:value="-0.338196">
                <text:p>-0.338196</text:p>
              </table:table-cell>
              <table:table-cell office:value-type="float" office:value="0.596322">
                <text:p>0.596322</text:p>
              </table:table-cell>
              <table:table-cell office:value-type="float" office:value="-0.875058">
                <text:p>-0.875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08603">
                <text:p>0.408603</text:p>
              </table:table-cell>
              <table:table-cell office:value-type="float" office:value="-0.594028">
                <text:p>-0.594028</text:p>
              </table:table-cell>
              <table:table-cell office:value-type="float" office:value="-0.255332">
                <text:p>-0.255332</text:p>
              </table:table-cell>
              <table:table-cell office:value-type="float" office:value="1.55565">
                <text:p>1.55565</text:p>
              </table:table-cell>
              <table:table-cell office:value-type="float" office:value="-0.342518">
                <text:p>-0.342518</text:p>
              </table:table-cell>
              <table:table-cell office:value-type="float" office:value="0.603167">
                <text:p>0.603167</text:p>
              </table:table-cell>
              <table:table-cell office:value-type="float" office:value="-0.856968">
                <text:p>-0.856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4184">
                <text:p>0.394184</text:p>
              </table:table-cell>
              <table:table-cell office:value-type="float" office:value="-0.583822">
                <text:p>-0.583822</text:p>
              </table:table-cell>
              <table:table-cell office:value-type="float" office:value="-0.231335">
                <text:p>-0.231335</text:p>
              </table:table-cell>
              <table:table-cell office:value-type="float" office:value="1.54457">
                <text:p>1.54457</text:p>
              </table:table-cell>
              <table:table-cell office:value-type="float" office:value="-0.347289">
                <text:p>-0.347289</text:p>
              </table:table-cell>
              <table:table-cell office:value-type="float" office:value="0.610402">
                <text:p>0.610402</text:p>
              </table:table-cell>
              <table:table-cell office:value-type="float" office:value="-0.838884">
                <text:p>-0.838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79934">
                <text:p>0.379934</text:p>
              </table:table-cell>
              <table:table-cell office:value-type="float" office:value="-0.573608">
                <text:p>-0.573608</text:p>
              </table:table-cell>
              <table:table-cell office:value-type="float" office:value="-0.207252">
                <text:p>-0.207252</text:p>
              </table:table-cell>
              <table:table-cell office:value-type="float" office:value="1.53292">
                <text:p>1.53292</text:p>
              </table:table-cell>
              <table:table-cell office:value-type="float" office:value="-0.352511">
                <text:p>-0.352511</text:p>
              </table:table-cell>
              <table:table-cell office:value-type="float" office:value="0.618028">
                <text:p>0.618028</text:p>
              </table:table-cell>
              <table:table-cell office:value-type="float" office:value="-0.820819">
                <text:p>-0.8208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65863">
                <text:p>0.365863</text:p>
              </table:table-cell>
              <table:table-cell office:value-type="float" office:value="-0.563368">
                <text:p>-0.563368</text:p>
              </table:table-cell>
              <table:table-cell office:value-type="float" office:value="-0.183087">
                <text:p>-0.183087</text:p>
              </table:table-cell>
              <table:table-cell office:value-type="float" office:value="1.5207">
                <text:p>1.5207</text:p>
              </table:table-cell>
              <table:table-cell office:value-type="float" office:value="-0.35819">
                <text:p>-0.35819</text:p>
              </table:table-cell>
              <table:table-cell office:value-type="float" office:value="0.626047">
                <text:p>0.626047</text:p>
              </table:table-cell>
              <table:table-cell office:value-type="float" office:value="-0.802786">
                <text:p>-0.802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5198">
                <text:p>0.35198</text:p>
              </table:table-cell>
              <table:table-cell office:value-type="float" office:value="-0.553078">
                <text:p>-0.553078</text:p>
              </table:table-cell>
              <table:table-cell office:value-type="float" office:value="-0.15884">
                <text:p>-0.15884</text:p>
              </table:table-cell>
              <table:table-cell office:value-type="float" office:value="1.50789">
                <text:p>1.50789</text:p>
              </table:table-cell>
              <table:table-cell office:value-type="float" office:value="-0.364332">
                <text:p>-0.364332</text:p>
              </table:table-cell>
              <table:table-cell office:value-type="float" office:value="0.634462">
                <text:p>0.634462</text:p>
              </table:table-cell>
              <table:table-cell office:value-type="float" office:value="-0.784798">
                <text:p>-0.784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38291">
                <text:p>0.338291</text:p>
              </table:table-cell>
              <table:table-cell office:value-type="float" office:value="-0.542716">
                <text:p>-0.542716</text:p>
              </table:table-cell>
              <table:table-cell office:value-type="float" office:value="-0.134506">
                <text:p>-0.134506</text:p>
              </table:table-cell>
              <table:table-cell office:value-type="float" office:value="1.49451">
                <text:p>1.49451</text:p>
              </table:table-cell>
              <table:table-cell office:value-type="float" office:value="-0.370942">
                <text:p>-0.370942</text:p>
              </table:table-cell>
              <table:table-cell office:value-type="float" office:value="0.643276">
                <text:p>0.643276</text:p>
              </table:table-cell>
              <table:table-cell office:value-type="float" office:value="-0.766869">
                <text:p>-0.766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4801">
                <text:p>0.324801</text:p>
              </table:table-cell>
              <table:table-cell office:value-type="float" office:value="-0.532259">
                <text:p>-0.532259</text:p>
              </table:table-cell>
              <table:table-cell office:value-type="float" office:value="-0.11008">
                <text:p>-0.11008</text:p>
              </table:table-cell>
              <table:table-cell office:value-type="float" office:value="1.48054">
                <text:p>1.48054</text:p>
              </table:table-cell>
              <table:table-cell office:value-type="float" office:value="-0.378029">
                <text:p>-0.378029</text:p>
              </table:table-cell>
              <table:table-cell office:value-type="float" office:value="0.652494">
                <text:p>0.652494</text:p>
              </table:table-cell>
              <table:table-cell office:value-type="float" office:value="-0.749011">
                <text:p>-0.749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11515">
                <text:p>0.311515</text:p>
              </table:table-cell>
              <table:table-cell office:value-type="float" office:value="-0.521683">
                <text:p>-0.521683</text:p>
              </table:table-cell>
              <table:table-cell office:value-type="float" office:value="-0.08555">
                <text:p>-0.08555</text:p>
              </table:table-cell>
              <table:table-cell office:value-type="float" office:value="1.46598">
                <text:p>1.46598</text:p>
              </table:table-cell>
              <table:table-cell office:value-type="float" office:value="-0.385603">
                <text:p>-0.385603</text:p>
              </table:table-cell>
              <table:table-cell office:value-type="float" office:value="0.66212">
                <text:p>0.66212</text:p>
              </table:table-cell>
              <table:table-cell office:value-type="float" office:value="-0.731238">
                <text:p>-0.731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98435">
                <text:p>0.298435</text:p>
              </table:table-cell>
              <table:table-cell office:value-type="float" office:value="-0.510963">
                <text:p>-0.510963</text:p>
              </table:table-cell>
              <table:table-cell office:value-type="float" office:value="-0.0609025">
                <text:p>-0.0609025</text:p>
              </table:table-cell>
              <table:table-cell office:value-type="float" office:value="1.45082">
                <text:p>1.45082</text:p>
              </table:table-cell>
              <table:table-cell office:value-type="float" office:value="-0.393675">
                <text:p>-0.393675</text:p>
              </table:table-cell>
              <table:table-cell office:value-type="float" office:value="0.672161">
                <text:p>0.672161</text:p>
              </table:table-cell>
              <table:table-cell office:value-type="float" office:value="-0.713562">
                <text:p>-0.7135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85562">
                <text:p>0.285562</text:p>
              </table:table-cell>
              <table:table-cell office:value-type="float" office:value="-0.500072">
                <text:p>-0.500072</text:p>
              </table:table-cell>
              <table:table-cell office:value-type="float" office:value="-0.0361185">
                <text:p>-0.0361185</text:p>
              </table:table-cell>
              <table:table-cell office:value-type="float" office:value="1.43506">
                <text:p>1.43506</text:p>
              </table:table-cell>
              <table:table-cell office:value-type="float" office:value="-0.402262">
                <text:p>-0.402262</text:p>
              </table:table-cell>
              <table:table-cell office:value-type="float" office:value="0.682623">
                <text:p>0.682623</text:p>
              </table:table-cell>
              <table:table-cell office:value-type="float" office:value="-0.695995">
                <text:p>-0.695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81583">
                <text:p>0.281583</text:p>
              </table:table-cell>
              <table:table-cell office:value-type="float" office:value="-0.496156">
                <text:p>-0.496156</text:p>
              </table:table-cell>
              <table:table-cell office:value-type="float" office:value="-0.0279669">
                <text:p>-0.0279669</text:p>
              </table:table-cell>
              <table:table-cell office:value-type="float" office:value="1.42911">
                <text:p>1.42911</text:p>
              </table:table-cell>
              <table:table-cell office:value-type="float" office:value="-0.405191">
                <text:p>-0.405191</text:p>
              </table:table-cell>
              <table:table-cell office:value-type="float" office:value="0.686592">
                <text:p>0.686592</text:p>
              </table:table-cell>
              <table:table-cell office:value-type="float" office:value="-0.690565">
                <text:p>-0.690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81845">
                <text:p>0.281845</text:p>
              </table:table-cell>
              <table:table-cell office:value-type="float" office:value="-0.495995">
                <text:p>-0.495995</text:p>
              </table:table-cell>
              <table:table-cell office:value-type="float" office:value="-0.0281888">
                <text:p>-0.0281888</text:p>
              </table:table-cell>
              <table:table-cell office:value-type="float" office:value="1.42875">
                <text:p>1.42875</text:p>
              </table:table-cell>
              <table:table-cell office:value-type="float" office:value="-0.405002">
                <text:p>-0.405002</text:p>
              </table:table-cell>
              <table:table-cell office:value-type="float" office:value="0.686876">
                <text:p>0.686876</text:p>
              </table:table-cell>
              <table:table-cell office:value-type="float" office:value="-0.690887">
                <text:p>-0.690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2101">
                <text:p>0.282101</text:p>
              </table:table-cell>
              <table:table-cell office:value-type="float" office:value="-0.49585">
                <text:p>-0.49585</text:p>
              </table:table-cell>
              <table:table-cell office:value-type="float" office:value="-0.0284147">
                <text:p>-0.0284147</text:p>
              </table:table-cell>
              <table:table-cell office:value-type="float" office:value="1.42844">
                <text:p>1.42844</text:p>
              </table:table-cell>
              <table:table-cell office:value-type="float" office:value="-0.404806">
                <text:p>-0.404806</text:p>
              </table:table-cell>
              <table:table-cell office:value-type="float" office:value="0.687141">
                <text:p>0.687141</text:p>
              </table:table-cell>
              <table:table-cell office:value-type="float" office:value="-0.691181">
                <text:p>-0.6911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2362">
                <text:p>0.282362</text:p>
              </table:table-cell>
              <table:table-cell office:value-type="float" office:value="-0.495701">
                <text:p>-0.495701</text:p>
              </table:table-cell>
              <table:table-cell office:value-type="float" office:value="-0.0286449">
                <text:p>-0.0286449</text:p>
              </table:table-cell>
              <table:table-cell office:value-type="float" office:value="1.42811">
                <text:p>1.42811</text:p>
              </table:table-cell>
              <table:table-cell office:value-type="float" office:value="-0.404605">
                <text:p>-0.404605</text:p>
              </table:table-cell>
              <table:table-cell office:value-type="float" office:value="0.687414">
                <text:p>0.687414</text:p>
              </table:table-cell>
              <table:table-cell office:value-type="float" office:value="-0.691482">
                <text:p>-0.691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2628">
                <text:p>0.282628</text:p>
              </table:table-cell>
              <table:table-cell office:value-type="float" office:value="-0.495548">
                <text:p>-0.495548</text:p>
              </table:table-cell>
              <table:table-cell office:value-type="float" office:value="-0.0288798">
                <text:p>-0.0288798</text:p>
              </table:table-cell>
              <table:table-cell office:value-type="float" office:value="1.42778">
                <text:p>1.42778</text:p>
              </table:table-cell>
              <table:table-cell office:value-type="float" office:value="-0.4044">
                <text:p>-0.4044</text:p>
              </table:table-cell>
              <table:table-cell office:value-type="float" office:value="0.687695">
                <text:p>0.687695</text:p>
              </table:table-cell>
              <table:table-cell office:value-type="float" office:value="-0.691789">
                <text:p>-0.6917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829">
                <text:p>0.2829</text:p>
              </table:table-cell>
              <table:table-cell office:value-type="float" office:value="-0.495389">
                <text:p>-0.495389</text:p>
              </table:table-cell>
              <table:table-cell office:value-type="float" office:value="-0.0291195">
                <text:p>-0.0291195</text:p>
              </table:table-cell>
              <table:table-cell office:value-type="float" office:value="1.42744">
                <text:p>1.42744</text:p>
              </table:table-cell>
              <table:table-cell office:value-type="float" office:value="-0.40419">
                <text:p>-0.40419</text:p>
              </table:table-cell>
              <table:table-cell office:value-type="float" office:value="0.687984">
                <text:p>0.687984</text:p>
              </table:table-cell>
              <table:table-cell office:value-type="float" office:value="-0.692103">
                <text:p>-0.692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83178">
                <text:p>0.283178</text:p>
              </table:table-cell>
              <table:table-cell office:value-type="float" office:value="-0.495225">
                <text:p>-0.495225</text:p>
              </table:table-cell>
              <table:table-cell office:value-type="float" office:value="-0.0293643">
                <text:p>-0.0293643</text:p>
              </table:table-cell>
              <table:table-cell office:value-type="float" office:value="1.42708">
                <text:p>1.42708</text:p>
              </table:table-cell>
              <table:table-cell office:value-type="float" office:value="-0.403975">
                <text:p>-0.403975</text:p>
              </table:table-cell>
              <table:table-cell office:value-type="float" office:value="0.688282">
                <text:p>0.688282</text:p>
              </table:table-cell>
              <table:table-cell office:value-type="float" office:value="-0.692424">
                <text:p>-0.692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83462">
                <text:p>0.283462</text:p>
              </table:table-cell>
              <table:table-cell office:value-type="float" office:value="-0.495056">
                <text:p>-0.495056</text:p>
              </table:table-cell>
              <table:table-cell office:value-type="float" office:value="-0.0296145">
                <text:p>-0.0296145</text:p>
              </table:table-cell>
              <table:table-cell office:value-type="float" office:value="1.42672">
                <text:p>1.42672</text:p>
              </table:table-cell>
              <table:table-cell office:value-type="float" office:value="-0.403754">
                <text:p>-0.403754</text:p>
              </table:table-cell>
              <table:table-cell office:value-type="float" office:value="0.68859">
                <text:p>0.68859</text:p>
              </table:table-cell>
              <table:table-cell office:value-type="float" office:value="-0.692753">
                <text:p>-0.692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3753">
                <text:p>0.283753</text:p>
              </table:table-cell>
              <table:table-cell office:value-type="float" office:value="-0.494881">
                <text:p>-0.494881</text:p>
              </table:table-cell>
              <table:table-cell office:value-type="float" office:value="-0.0298703">
                <text:p>-0.0298703</text:p>
              </table:table-cell>
              <table:table-cell office:value-type="float" office:value="1.42634">
                <text:p>1.42634</text:p>
              </table:table-cell>
              <table:table-cell office:value-type="float" office:value="-0.403529">
                <text:p>-0.403529</text:p>
              </table:table-cell>
              <table:table-cell office:value-type="float" office:value="0.688907">
                <text:p>0.688907</text:p>
              </table:table-cell>
              <table:table-cell office:value-type="float" office:value="-0.69309">
                <text:p>-0.693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4051">
                <text:p>0.284051</text:p>
              </table:table-cell>
              <table:table-cell office:value-type="float" office:value="-0.494701">
                <text:p>-0.494701</text:p>
              </table:table-cell>
              <table:table-cell office:value-type="float" office:value="-0.030132">
                <text:p>-0.030132</text:p>
              </table:table-cell>
              <table:table-cell office:value-type="float" office:value="1.42596">
                <text:p>1.42596</text:p>
              </table:table-cell>
              <table:table-cell office:value-type="float" office:value="-0.403297">
                <text:p>-0.403297</text:p>
              </table:table-cell>
              <table:table-cell office:value-type="float" office:value="0.689234">
                <text:p>0.689234</text:p>
              </table:table-cell>
              <table:table-cell office:value-type="float" office:value="-0.693435">
                <text:p>-0.693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84356">
                <text:p>0.284356</text:p>
              </table:table-cell>
              <table:table-cell office:value-type="float" office:value="-0.494514">
                <text:p>-0.494514</text:p>
              </table:table-cell>
              <table:table-cell office:value-type="float" office:value="-0.0304">
                <text:p>-0.0304</text:p>
              </table:table-cell>
              <table:table-cell office:value-type="float" office:value="1.42556">
                <text:p>1.42556</text:p>
              </table:table-cell>
              <table:table-cell office:value-type="float" office:value="-0.40306">
                <text:p>-0.40306</text:p>
              </table:table-cell>
              <table:table-cell office:value-type="float" office:value="0.689571">
                <text:p>0.689571</text:p>
              </table:table-cell>
              <table:table-cell office:value-type="float" office:value="-0.693789">
                <text:p>-0.6937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84669">
                <text:p>0.284669</text:p>
              </table:table-cell>
              <table:table-cell office:value-type="float" office:value="-0.494321">
                <text:p>-0.494321</text:p>
              </table:table-cell>
              <table:table-cell office:value-type="float" office:value="-0.0306745">
                <text:p>-0.0306745</text:p>
              </table:table-cell>
              <table:table-cell office:value-type="float" office:value="1.42514">
                <text:p>1.42514</text:p>
              </table:table-cell>
              <table:table-cell office:value-type="float" office:value="-0.402817">
                <text:p>-0.402817</text:p>
              </table:table-cell>
              <table:table-cell office:value-type="float" office:value="0.68992">
                <text:p>0.68992</text:p>
              </table:table-cell>
              <table:table-cell office:value-type="float" office:value="-0.694152">
                <text:p>-0.694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8499">
                <text:p>0.28499</text:p>
              </table:table-cell>
              <table:table-cell office:value-type="float" office:value="-0.494122">
                <text:p>-0.494122</text:p>
              </table:table-cell>
              <table:table-cell office:value-type="float" office:value="-0.0309559">
                <text:p>-0.0309559</text:p>
              </table:table-cell>
              <table:table-cell office:value-type="float" office:value="1.42472">
                <text:p>1.42472</text:p>
              </table:table-cell>
              <table:table-cell office:value-type="float" office:value="-0.402566">
                <text:p>-0.402566</text:p>
              </table:table-cell>
              <table:table-cell office:value-type="float" office:value="0.69028">
                <text:p>0.69028</text:p>
              </table:table-cell>
              <table:table-cell office:value-type="float" office:value="-0.694524">
                <text:p>-0.694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85319">
                <text:p>0.285319</text:p>
              </table:table-cell>
              <table:table-cell office:value-type="float" office:value="-0.493915">
                <text:p>-0.493915</text:p>
              </table:table-cell>
              <table:table-cell office:value-type="float" office:value="-0.0312446">
                <text:p>-0.0312446</text:p>
              </table:table-cell>
              <table:table-cell office:value-type="float" office:value="1.42428">
                <text:p>1.42428</text:p>
              </table:table-cell>
              <table:table-cell office:value-type="float" office:value="-0.402309">
                <text:p>-0.402309</text:p>
              </table:table-cell>
              <table:table-cell office:value-type="float" office:value="0.690653">
                <text:p>0.690653</text:p>
              </table:table-cell>
              <table:table-cell office:value-type="float" office:value="-0.694907">
                <text:p>-0.694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85658">
                <text:p>0.285658</text:p>
              </table:table-cell>
              <table:table-cell office:value-type="float" office:value="-0.493701">
                <text:p>-0.493701</text:p>
              </table:table-cell>
              <table:table-cell office:value-type="float" office:value="-0.031541">
                <text:p>-0.031541</text:p>
              </table:table-cell>
              <table:table-cell office:value-type="float" office:value="1.42382">
                <text:p>1.42382</text:p>
              </table:table-cell>
              <table:table-cell office:value-type="float" office:value="-0.402045">
                <text:p>-0.402045</text:p>
              </table:table-cell>
              <table:table-cell office:value-type="float" office:value="0.691037">
                <text:p>0.691037</text:p>
              </table:table-cell>
              <table:table-cell office:value-type="float" office:value="-0.6953">
                <text:p>-0.6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86005">
                <text:p>0.286005</text:p>
              </table:table-cell>
              <table:table-cell office:value-type="float" office:value="-0.49348">
                <text:p>-0.49348</text:p>
              </table:table-cell>
              <table:table-cell office:value-type="float" office:value="-0.0318455">
                <text:p>-0.0318455</text:p>
              </table:table-cell>
              <table:table-cell office:value-type="float" office:value="1.42335">
                <text:p>1.42335</text:p>
              </table:table-cell>
              <table:table-cell office:value-type="float" office:value="-0.401772">
                <text:p>-0.401772</text:p>
              </table:table-cell>
              <table:table-cell office:value-type="float" office:value="0.691436">
                <text:p>0.691436</text:p>
              </table:table-cell>
              <table:table-cell office:value-type="float" office:value="-0.695705">
                <text:p>-0.695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86363">
                <text:p>0.286363</text:p>
              </table:table-cell>
              <table:table-cell office:value-type="float" office:value="-0.49325">
                <text:p>-0.49325</text:p>
              </table:table-cell>
              <table:table-cell office:value-type="float" office:value="-0.0321586">
                <text:p>-0.0321586</text:p>
              </table:table-cell>
              <table:table-cell office:value-type="float" office:value="1.42286">
                <text:p>1.42286</text:p>
              </table:table-cell>
              <table:table-cell office:value-type="float" office:value="-0.401492">
                <text:p>-0.401492</text:p>
              </table:table-cell>
              <table:table-cell office:value-type="float" office:value="0.691848">
                <text:p>0.691848</text:p>
              </table:table-cell>
              <table:table-cell office:value-type="float" office:value="-0.696121">
                <text:p>-0.696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86731">
                <text:p>0.286731</text:p>
              </table:table-cell>
              <table:table-cell office:value-type="float" office:value="-0.493012">
                <text:p>-0.493012</text:p>
              </table:table-cell>
              <table:table-cell office:value-type="float" office:value="-0.0324807">
                <text:p>-0.0324807</text:p>
              </table:table-cell>
              <table:table-cell office:value-type="float" office:value="1.42236">
                <text:p>1.42236</text:p>
              </table:table-cell>
              <table:table-cell office:value-type="float" office:value="-0.401203">
                <text:p>-0.401203</text:p>
              </table:table-cell>
              <table:table-cell office:value-type="float" office:value="0.692275">
                <text:p>0.692275</text:p>
              </table:table-cell>
              <table:table-cell office:value-type="float" office:value="-0.69655">
                <text:p>-0.69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8711">
                <text:p>0.28711</text:p>
              </table:table-cell>
              <table:table-cell office:value-type="float" office:value="-0.492765">
                <text:p>-0.492765</text:p>
              </table:table-cell>
              <table:table-cell office:value-type="float" office:value="-0.0328123">
                <text:p>-0.0328123</text:p>
              </table:table-cell>
              <table:table-cell office:value-type="float" office:value="1.42183">
                <text:p>1.42183</text:p>
              </table:table-cell>
              <table:table-cell office:value-type="float" office:value="-0.400905">
                <text:p>-0.400905</text:p>
              </table:table-cell>
              <table:table-cell office:value-type="float" office:value="0.692717">
                <text:p>0.692717</text:p>
              </table:table-cell>
              <table:table-cell office:value-type="float" office:value="-0.696992">
                <text:p>-0.696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875">
                <text:p>0.2875</text:p>
              </table:table-cell>
              <table:table-cell office:value-type="float" office:value="-0.492509">
                <text:p>-0.492509</text:p>
              </table:table-cell>
              <table:table-cell office:value-type="float" office:value="-0.033154">
                <text:p>-0.033154</text:p>
              </table:table-cell>
              <table:table-cell office:value-type="float" office:value="1.42129">
                <text:p>1.42129</text:p>
              </table:table-cell>
              <table:table-cell office:value-type="float" office:value="-0.400597">
                <text:p>-0.400597</text:p>
              </table:table-cell>
              <table:table-cell office:value-type="float" office:value="0.693175">
                <text:p>0.693175</text:p>
              </table:table-cell>
              <table:table-cell office:value-type="float" office:value="-0.697448">
                <text:p>-0.697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87903">
                <text:p>0.287903</text:p>
              </table:table-cell>
              <table:table-cell office:value-type="float" office:value="-0.492242">
                <text:p>-0.492242</text:p>
              </table:table-cell>
              <table:table-cell office:value-type="float" office:value="-0.0335065">
                <text:p>-0.0335065</text:p>
              </table:table-cell>
              <table:table-cell office:value-type="float" office:value="1.42073">
                <text:p>1.42073</text:p>
              </table:table-cell>
              <table:table-cell office:value-type="float" office:value="-0.400279">
                <text:p>-0.400279</text:p>
              </table:table-cell>
              <table:table-cell office:value-type="float" office:value="0.693651">
                <text:p>0.693651</text:p>
              </table:table-cell>
              <table:table-cell office:value-type="float" office:value="-0.697919">
                <text:p>-0.697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88319">
                <text:p>0.288319</text:p>
              </table:table-cell>
              <table:table-cell office:value-type="float" office:value="-0.491966">
                <text:p>-0.491966</text:p>
              </table:table-cell>
              <table:table-cell office:value-type="float" office:value="-0.0338702">
                <text:p>-0.0338702</text:p>
              </table:table-cell>
              <table:table-cell office:value-type="float" office:value="1.42015">
                <text:p>1.42015</text:p>
              </table:table-cell>
              <table:table-cell office:value-type="float" office:value="-0.399951">
                <text:p>-0.399951</text:p>
              </table:table-cell>
              <table:table-cell office:value-type="float" office:value="0.694144">
                <text:p>0.694144</text:p>
              </table:table-cell>
              <table:table-cell office:value-type="float" office:value="-0.698405">
                <text:p>-0.698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88748">
                <text:p>0.288748</text:p>
              </table:table-cell>
              <table:table-cell office:value-type="float" office:value="-0.491678">
                <text:p>-0.491678</text:p>
              </table:table-cell>
              <table:table-cell office:value-type="float" office:value="-0.034246">
                <text:p>-0.034246</text:p>
              </table:table-cell>
              <table:table-cell office:value-type="float" office:value="1.41954">
                <text:p>1.41954</text:p>
              </table:table-cell>
              <table:table-cell office:value-type="float" office:value="-0.399611">
                <text:p>-0.399611</text:p>
              </table:table-cell>
              <table:table-cell office:value-type="float" office:value="0.694657">
                <text:p>0.694657</text:p>
              </table:table-cell>
              <table:table-cell office:value-type="float" office:value="-0.698908">
                <text:p>-0.6989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89192">
                <text:p>0.289192</text:p>
              </table:table-cell>
              <table:table-cell office:value-type="float" office:value="-0.491379">
                <text:p>-0.491379</text:p>
              </table:table-cell>
              <table:table-cell office:value-type="float" office:value="-0.0346345">
                <text:p>-0.0346345</text:p>
              </table:table-cell>
              <table:table-cell office:value-type="float" office:value="1.41891">
                <text:p>1.41891</text:p>
              </table:table-cell>
              <table:table-cell office:value-type="float" office:value="-0.399258">
                <text:p>-0.399258</text:p>
              </table:table-cell>
              <table:table-cell office:value-type="float" office:value="0.69519">
                <text:p>0.69519</text:p>
              </table:table-cell>
              <table:table-cell office:value-type="float" office:value="-0.699428">
                <text:p>-0.699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89652">
                <text:p>0.289652</text:p>
              </table:table-cell>
              <table:table-cell office:value-type="float" office:value="-0.491067">
                <text:p>-0.491067</text:p>
              </table:table-cell>
              <table:table-cell office:value-type="float" office:value="-0.0350366">
                <text:p>-0.0350366</text:p>
              </table:table-cell>
              <table:table-cell office:value-type="float" office:value="1.41826">
                <text:p>1.41826</text:p>
              </table:table-cell>
              <table:table-cell office:value-type="float" office:value="-0.398894">
                <text:p>-0.398894</text:p>
              </table:table-cell>
              <table:table-cell office:value-type="float" office:value="0.695744">
                <text:p>0.695744</text:p>
              </table:table-cell>
              <table:table-cell office:value-type="float" office:value="-0.699966">
                <text:p>-0.6999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90127">
                <text:p>0.290127</text:p>
              </table:table-cell>
              <table:table-cell office:value-type="float" office:value="-0.490743">
                <text:p>-0.490743</text:p>
              </table:table-cell>
              <table:table-cell office:value-type="float" office:value="-0.0354531">
                <text:p>-0.0354531</text:p>
              </table:table-cell>
              <table:table-cell office:value-type="float" office:value="1.41757">
                <text:p>1.41757</text:p>
              </table:table-cell>
              <table:table-cell office:value-type="float" office:value="-0.398515">
                <text:p>-0.398515</text:p>
              </table:table-cell>
              <table:table-cell office:value-type="float" office:value="0.69632">
                <text:p>0.69632</text:p>
              </table:table-cell>
              <table:table-cell office:value-type="float" office:value="-0.700524">
                <text:p>-0.700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90621">
                <text:p>0.290621</text:p>
              </table:table-cell>
              <table:table-cell office:value-type="float" office:value="-0.490404">
                <text:p>-0.490404</text:p>
              </table:table-cell>
              <table:table-cell office:value-type="float" office:value="-0.0358849">
                <text:p>-0.0358849</text:p>
              </table:table-cell>
              <table:table-cell office:value-type="float" office:value="1.41686">
                <text:p>1.41686</text:p>
              </table:table-cell>
              <table:table-cell office:value-type="float" office:value="-0.398122">
                <text:p>-0.398122</text:p>
              </table:table-cell>
              <table:table-cell office:value-type="float" office:value="0.696921">
                <text:p>0.696921</text:p>
              </table:table-cell>
              <table:table-cell office:value-type="float" office:value="-0.701103">
                <text:p>-0.701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91132">
                <text:p>0.291132</text:p>
              </table:table-cell>
              <table:table-cell office:value-type="float" office:value="-0.490051">
                <text:p>-0.490051</text:p>
              </table:table-cell>
              <table:table-cell office:value-type="float" office:value="-0.036333">
                <text:p>-0.036333</text:p>
              </table:table-cell>
              <table:table-cell office:value-type="float" office:value="1.41612">
                <text:p>1.41612</text:p>
              </table:table-cell>
              <table:table-cell office:value-type="float" office:value="-0.397713">
                <text:p>-0.397713</text:p>
              </table:table-cell>
              <table:table-cell office:value-type="float" office:value="0.697547">
                <text:p>0.697547</text:p>
              </table:table-cell>
              <table:table-cell office:value-type="float" office:value="-0.701704">
                <text:p>-0.7017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91663">
                <text:p>0.291663</text:p>
              </table:table-cell>
              <table:table-cell office:value-type="float" office:value="-0.489682">
                <text:p>-0.489682</text:p>
              </table:table-cell>
              <table:table-cell office:value-type="float" office:value="-0.0367985">
                <text:p>-0.0367985</text:p>
              </table:table-cell>
              <table:table-cell office:value-type="float" office:value="1.41535">
                <text:p>1.41535</text:p>
              </table:table-cell>
              <table:table-cell office:value-type="float" office:value="-0.397288">
                <text:p>-0.397288</text:p>
              </table:table-cell>
              <table:table-cell office:value-type="float" office:value="0.6982">
                <text:p>0.6982</text:p>
              </table:table-cell>
              <table:table-cell office:value-type="float" office:value="-0.702329">
                <text:p>-0.702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92215">
                <text:p>0.292215</text:p>
              </table:table-cell>
              <table:table-cell office:value-type="float" office:value="-0.489297">
                <text:p>-0.489297</text:p>
              </table:table-cell>
              <table:table-cell office:value-type="float" office:value="-0.0372826">
                <text:p>-0.0372826</text:p>
              </table:table-cell>
              <table:table-cell office:value-type="float" office:value="1.41454">
                <text:p>1.41454</text:p>
              </table:table-cell>
              <table:table-cell office:value-type="float" office:value="-0.396846">
                <text:p>-0.396846</text:p>
              </table:table-cell>
              <table:table-cell office:value-type="float" office:value="0.698881">
                <text:p>0.698881</text:p>
              </table:table-cell>
              <table:table-cell office:value-type="float" office:value="-0.702978">
                <text:p>-0.702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92789">
                <text:p>0.292789</text:p>
              </table:table-cell>
              <table:table-cell office:value-type="float" office:value="-0.488893">
                <text:p>-0.488893</text:p>
              </table:table-cell>
              <table:table-cell office:value-type="float" office:value="-0.0377865">
                <text:p>-0.0377865</text:p>
              </table:table-cell>
              <table:table-cell office:value-type="float" office:value="1.4137">
                <text:p>1.4137</text:p>
              </table:table-cell>
              <table:table-cell office:value-type="float" office:value="-0.396384">
                <text:p>-0.396384</text:p>
              </table:table-cell>
              <table:table-cell office:value-type="float" office:value="0.699594">
                <text:p>0.699594</text:p>
              </table:table-cell>
              <table:table-cell office:value-type="float" office:value="-0.703655">
                <text:p>-0.703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93388">
                <text:p>0.293388</text:p>
              </table:table-cell>
              <table:table-cell office:value-type="float" office:value="-0.488471">
                <text:p>-0.488471</text:p>
              </table:table-cell>
              <table:table-cell office:value-type="float" office:value="-0.0383117">
                <text:p>-0.0383117</text:p>
              </table:table-cell>
              <table:table-cell office:value-type="float" office:value="1.41282">
                <text:p>1.41282</text:p>
              </table:table-cell>
              <table:table-cell office:value-type="float" office:value="-0.395903">
                <text:p>-0.395903</text:p>
              </table:table-cell>
              <table:table-cell office:value-type="float" office:value="0.700339">
                <text:p>0.700339</text:p>
              </table:table-cell>
              <table:table-cell office:value-type="float" office:value="-0.70436">
                <text:p>-0.70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94011">
                <text:p>0.294011</text:p>
              </table:table-cell>
              <table:table-cell office:value-type="float" office:value="-0.488028">
                <text:p>-0.488028</text:p>
              </table:table-cell>
              <table:table-cell office:value-type="float" office:value="-0.0388597">
                <text:p>-0.0388597</text:p>
              </table:table-cell>
              <table:table-cell office:value-type="float" office:value="1.4119">
                <text:p>1.4119</text:p>
              </table:table-cell>
              <table:table-cell office:value-type="float" office:value="-0.3954">
                <text:p>-0.3954</text:p>
              </table:table-cell>
              <table:table-cell office:value-type="float" office:value="0.701119">
                <text:p>0.701119</text:p>
              </table:table-cell>
              <table:table-cell office:value-type="float" office:value="-0.705096">
                <text:p>-0.705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01476">
                <text:p>0.301476</text:p>
              </table:table-cell>
              <table:table-cell office:value-type="float" office:value="-0.489756">
                <text:p>-0.489756</text:p>
              </table:table-cell>
              <table:table-cell office:value-type="float" office:value="-0.0484153">
                <text:p>-0.0484153</text:p>
              </table:table-cell>
              <table:table-cell office:value-type="float" office:value="1.41289">
                <text:p>1.41289</text:p>
              </table:table-cell>
              <table:table-cell office:value-type="float" office:value="-0.393853">
                <text:p>-0.393853</text:p>
              </table:table-cell>
              <table:table-cell office:value-type="float" office:value="0.700708">
                <text:p>0.700708</text:p>
              </table:table-cell>
              <table:table-cell office:value-type="float" office:value="-0.720836">
                <text:p>-0.7208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22457">
                <text:p>0.322457</text:p>
              </table:table-cell>
              <table:table-cell office:value-type="float" office:value="-0.496331">
                <text:p>-0.496331</text:p>
              </table:table-cell>
              <table:table-cell office:value-type="float" office:value="-0.0757003">
                <text:p>-0.0757003</text:p>
              </table:table-cell>
              <table:table-cell office:value-type="float" office:value="1.41822">
                <text:p>1.41822</text:p>
              </table:table-cell>
              <table:table-cell office:value-type="float" office:value="-0.390505">
                <text:p>-0.390505</text:p>
              </table:table-cell>
              <table:table-cell office:value-type="float" office:value="0.697884">
                <text:p>0.697884</text:p>
              </table:table-cell>
              <table:table-cell office:value-type="float" office:value="-0.766328">
                <text:p>-0.7663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43804">
                <text:p>0.343804</text:p>
              </table:table-cell>
              <table:table-cell office:value-type="float" office:value="-0.502389">
                <text:p>-0.502389</text:p>
              </table:table-cell>
              <table:table-cell office:value-type="float" office:value="-0.102954">
                <text:p>-0.102954</text:p>
              </table:table-cell>
              <table:table-cell office:value-type="float" office:value="1.42173">
                <text:p>1.42173</text:p>
              </table:table-cell>
              <table:table-cell office:value-type="float" office:value="-0.387515">
                <text:p>-0.387515</text:p>
              </table:table-cell>
              <table:table-cell office:value-type="float" office:value="0.696151">
                <text:p>0.696151</text:p>
              </table:table-cell>
              <table:table-cell office:value-type="float" office:value="-0.812139">
                <text:p>-0.812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65159">
                <text:p>0.365159</text:p>
              </table:table-cell>
              <table:table-cell office:value-type="float" office:value="-0.508504">
                <text:p>-0.508504</text:p>
              </table:table-cell>
              <table:table-cell office:value-type="float" office:value="-0.129914">
                <text:p>-0.129914</text:p>
              </table:table-cell>
              <table:table-cell office:value-type="float" office:value="1.42476">
                <text:p>1.42476</text:p>
              </table:table-cell>
              <table:table-cell office:value-type="float" office:value="-0.385047">
                <text:p>-0.385047</text:p>
              </table:table-cell>
              <table:table-cell office:value-type="float" office:value="0.694777">
                <text:p>0.694777</text:p>
              </table:table-cell>
              <table:table-cell office:value-type="float" office:value="-0.857707">
                <text:p>-0.857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86536">
                <text:p>0.386536</text:p>
              </table:table-cell>
              <table:table-cell office:value-type="float" office:value="-0.514703">
                <text:p>-0.514703</text:p>
              </table:table-cell>
              <table:table-cell office:value-type="float" office:value="-0.156606">
                <text:p>-0.156606</text:p>
              </table:table-cell>
              <table:table-cell office:value-type="float" office:value="1.42734">
                <text:p>1.42734</text:p>
              </table:table-cell>
              <table:table-cell office:value-type="float" office:value="-0.383095">
                <text:p>-0.383095</text:p>
              </table:table-cell>
              <table:table-cell office:value-type="float" office:value="0.693742">
                <text:p>0.693742</text:p>
              </table:table-cell>
              <table:table-cell office:value-type="float" office:value="-0.903054">
                <text:p>-0.903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07929">
                <text:p>0.407929</text:p>
              </table:table-cell>
              <table:table-cell office:value-type="float" office:value="-0.520998">
                <text:p>-0.520998</text:p>
              </table:table-cell>
              <table:table-cell office:value-type="float" office:value="-0.183019">
                <text:p>-0.183019</text:p>
              </table:table-cell>
              <table:table-cell office:value-type="float" office:value="1.42946">
                <text:p>1.42946</text:p>
              </table:table-cell>
              <table:table-cell office:value-type="float" office:value="-0.381663">
                <text:p>-0.381663</text:p>
              </table:table-cell>
              <table:table-cell office:value-type="float" office:value="0.69304">
                <text:p>0.69304</text:p>
              </table:table-cell>
              <table:table-cell office:value-type="float" office:value="-0.94817">
                <text:p>-0.948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29329">
                <text:p>0.429329</text:p>
              </table:table-cell>
              <table:table-cell office:value-type="float" office:value="-0.527402">
                <text:p>-0.527402</text:p>
              </table:table-cell>
              <table:table-cell office:value-type="float" office:value="-0.20914">
                <text:p>-0.20914</text:p>
              </table:table-cell>
              <table:table-cell office:value-type="float" office:value="1.43114">
                <text:p>1.43114</text:p>
              </table:table-cell>
              <table:table-cell office:value-type="float" office:value="-0.380755">
                <text:p>-0.380755</text:p>
              </table:table-cell>
              <table:table-cell office:value-type="float" office:value="0.692662">
                <text:p>0.692662</text:p>
              </table:table-cell>
              <table:table-cell office:value-type="float" office:value="-0.993041">
                <text:p>-0.993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50729">
                <text:p>0.450729</text:p>
              </table:table-cell>
              <table:table-cell office:value-type="float" office:value="-0.533928">
                <text:p>-0.533928</text:p>
              </table:table-cell>
              <table:table-cell office:value-type="float" office:value="-0.234956">
                <text:p>-0.234956</text:p>
              </table:table-cell>
              <table:table-cell office:value-type="float" office:value="1.43237">
                <text:p>1.43237</text:p>
              </table:table-cell>
              <table:table-cell office:value-type="float" office:value="-0.380375">
                <text:p>-0.380375</text:p>
              </table:table-cell>
              <table:table-cell office:value-type="float" office:value="0.692599">
                <text:p>0.692599</text:p>
              </table:table-cell>
              <table:table-cell office:value-type="float" office:value="-1.03766">
                <text:p>-1.03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7212">
                <text:p>0.47212</text:p>
              </table:table-cell>
              <table:table-cell office:value-type="float" office:value="-0.540591">
                <text:p>-0.540591</text:p>
              </table:table-cell>
              <table:table-cell office:value-type="float" office:value="-0.260453">
                <text:p>-0.260453</text:p>
              </table:table-cell>
              <table:table-cell office:value-type="float" office:value="1.43315">
                <text:p>1.43315</text:p>
              </table:table-cell>
              <table:table-cell office:value-type="float" office:value="-0.380524">
                <text:p>-0.380524</text:p>
              </table:table-cell>
              <table:table-cell office:value-type="float" office:value="0.692843">
                <text:p>0.692843</text:p>
              </table:table-cell>
              <table:table-cell office:value-type="float" office:value="-1.08202">
                <text:p>-1.08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93495">
                <text:p>0.493495</text:p>
              </table:table-cell>
              <table:table-cell office:value-type="float" office:value="-0.5474">
                <text:p>-0.5474</text:p>
              </table:table-cell>
              <table:table-cell office:value-type="float" office:value="-0.285616">
                <text:p>-0.285616</text:p>
              </table:table-cell>
              <table:table-cell office:value-type="float" office:value="1.4335">
                <text:p>1.4335</text:p>
              </table:table-cell>
              <table:table-cell office:value-type="float" office:value="-0.381203">
                <text:p>-0.381203</text:p>
              </table:table-cell>
              <table:table-cell office:value-type="float" office:value="0.693389">
                <text:p>0.693389</text:p>
              </table:table-cell>
              <table:table-cell office:value-type="float" office:value="-1.12611">
                <text:p>-1.126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514844">
                <text:p>0.514844</text:p>
              </table:table-cell>
              <table:table-cell office:value-type="float" office:value="-0.554369">
                <text:p>-0.554369</text:p>
              </table:table-cell>
              <table:table-cell office:value-type="float" office:value="-0.310429">
                <text:p>-0.310429</text:p>
              </table:table-cell>
              <table:table-cell office:value-type="float" office:value="1.43341">
                <text:p>1.43341</text:p>
              </table:table-cell>
              <table:table-cell office:value-type="float" office:value="-0.382411">
                <text:p>-0.382411</text:p>
              </table:table-cell>
              <table:table-cell office:value-type="float" office:value="0.694229">
                <text:p>0.694229</text:p>
              </table:table-cell>
              <table:table-cell office:value-type="float" office:value="-1.16993">
                <text:p>-1.16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53616">
                <text:p>0.53616</text:p>
              </table:table-cell>
              <table:table-cell office:value-type="float" office:value="-0.561506">
                <text:p>-0.561506</text:p>
              </table:table-cell>
              <table:table-cell office:value-type="float" office:value="-0.334876">
                <text:p>-0.334876</text:p>
              </table:table-cell>
              <table:table-cell office:value-type="float" office:value="1.43289">
                <text:p>1.43289</text:p>
              </table:table-cell>
              <table:table-cell office:value-type="float" office:value="-0.384148">
                <text:p>-0.384148</text:p>
              </table:table-cell>
              <table:table-cell office:value-type="float" office:value="0.695359">
                <text:p>0.695359</text:p>
              </table:table-cell>
              <table:table-cell office:value-type="float" office:value="-1.21347">
                <text:p>-1.21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557433">
                <text:p>0.557433</text:p>
              </table:table-cell>
              <table:table-cell office:value-type="float" office:value="-0.568824">
                <text:p>-0.568824</text:p>
              </table:table-cell>
              <table:table-cell office:value-type="float" office:value="-0.358939">
                <text:p>-0.358939</text:p>
              </table:table-cell>
              <table:table-cell office:value-type="float" office:value="1.43194">
                <text:p>1.43194</text:p>
              </table:table-cell>
              <table:table-cell office:value-type="float" office:value="-0.386408">
                <text:p>-0.386408</text:p>
              </table:table-cell>
              <table:table-cell office:value-type="float" office:value="0.696773">
                <text:p>0.696773</text:p>
              </table:table-cell>
              <table:table-cell office:value-type="float" office:value="-1.25675">
                <text:p>-1.25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578653">
                <text:p>0.578653</text:p>
              </table:table-cell>
              <table:table-cell office:value-type="float" office:value="-0.576329">
                <text:p>-0.576329</text:p>
              </table:table-cell>
              <table:table-cell office:value-type="float" office:value="-0.382601">
                <text:p>-0.382601</text:p>
              </table:table-cell>
              <table:table-cell office:value-type="float" office:value="1.43055">
                <text:p>1.43055</text:p>
              </table:table-cell>
              <table:table-cell office:value-type="float" office:value="-0.389189">
                <text:p>-0.389189</text:p>
              </table:table-cell>
              <table:table-cell office:value-type="float" office:value="0.698469">
                <text:p>0.698469</text:p>
              </table:table-cell>
              <table:table-cell office:value-type="float" office:value="-1.29976">
                <text:p>-1.29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599811">
                <text:p>0.599811</text:p>
              </table:table-cell>
              <table:table-cell office:value-type="float" office:value="-0.58403">
                <text:p>-0.58403</text:p>
              </table:table-cell>
              <table:table-cell office:value-type="float" office:value="-0.405843">
                <text:p>-0.405843</text:p>
              </table:table-cell>
              <table:table-cell office:value-type="float" office:value="1.42873">
                <text:p>1.42873</text:p>
              </table:table-cell>
              <table:table-cell office:value-type="float" office:value="-0.392482">
                <text:p>-0.392482</text:p>
              </table:table-cell>
              <table:table-cell office:value-type="float" office:value="0.700443">
                <text:p>0.700443</text:p>
              </table:table-cell>
              <table:table-cell office:value-type="float" office:value="-1.3425">
                <text:p>-1.3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620897">
                <text:p>0.620897</text:p>
              </table:table-cell>
              <table:table-cell office:value-type="float" office:value="-0.591935">
                <text:p>-0.591935</text:p>
              </table:table-cell>
              <table:table-cell office:value-type="float" office:value="-0.428647">
                <text:p>-0.428647</text:p>
              </table:table-cell>
              <table:table-cell office:value-type="float" office:value="1.42648">
                <text:p>1.42648</text:p>
              </table:table-cell>
              <table:table-cell office:value-type="float" office:value="-0.396281">
                <text:p>-0.396281</text:p>
              </table:table-cell>
              <table:table-cell office:value-type="float" office:value="0.702695">
                <text:p>0.702695</text:p>
              </table:table-cell>
              <table:table-cell office:value-type="float" office:value="-1.38498">
                <text:p>-1.384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641899">
                <text:p>0.641899</text:p>
              </table:table-cell>
              <table:table-cell office:value-type="float" office:value="-0.600048">
                <text:p>-0.600048</text:p>
              </table:table-cell>
              <table:table-cell office:value-type="float" office:value="-0.450993">
                <text:p>-0.450993</text:p>
              </table:table-cell>
              <table:table-cell office:value-type="float" office:value="1.42379">
                <text:p>1.42379</text:p>
              </table:table-cell>
              <table:table-cell office:value-type="float" office:value="-0.400575">
                <text:p>-0.400575</text:p>
              </table:table-cell>
              <table:table-cell office:value-type="float" office:value="0.705221">
                <text:p>0.705221</text:p>
              </table:table-cell>
              <table:table-cell office:value-type="float" office:value="-1.42721">
                <text:p>-1.427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662808">
                <text:p>0.662808</text:p>
              </table:table-cell>
              <table:table-cell office:value-type="float" office:value="-0.608374">
                <text:p>-0.608374</text:p>
              </table:table-cell>
              <table:table-cell office:value-type="float" office:value="-0.472862">
                <text:p>-0.472862</text:p>
              </table:table-cell>
              <table:table-cell office:value-type="float" office:value="1.42066">
                <text:p>1.42066</text:p>
              </table:table-cell>
              <table:table-cell office:value-type="float" office:value="-0.405353">
                <text:p>-0.405353</text:p>
              </table:table-cell>
              <table:table-cell office:value-type="float" office:value="0.708022">
                <text:p>0.708022</text:p>
              </table:table-cell>
              <table:table-cell office:value-type="float" office:value="-1.46921">
                <text:p>-1.46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683612">
                <text:p>0.683612</text:p>
              </table:table-cell>
              <table:table-cell office:value-type="float" office:value="-0.616915">
                <text:p>-0.616915</text:p>
              </table:table-cell>
              <table:table-cell office:value-type="float" office:value="-0.494235">
                <text:p>-0.494235</text:p>
              </table:table-cell>
              <table:table-cell office:value-type="float" office:value="1.41709">
                <text:p>1.41709</text:p>
              </table:table-cell>
              <table:table-cell office:value-type="float" office:value="-0.410601">
                <text:p>-0.410601</text:p>
              </table:table-cell>
              <table:table-cell office:value-type="float" office:value="0.711099">
                <text:p>0.711099</text:p>
              </table:table-cell>
              <table:table-cell office:value-type="float" office:value="-1.51097">
                <text:p>-1.510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7043">
                <text:p>0.7043</text:p>
              </table:table-cell>
              <table:table-cell office:value-type="float" office:value="-0.625674">
                <text:p>-0.625674</text:p>
              </table:table-cell>
              <table:table-cell office:value-type="float" office:value="-0.515094">
                <text:p>-0.515094</text:p>
              </table:table-cell>
              <table:table-cell office:value-type="float" office:value="1.41307">
                <text:p>1.41307</text:p>
              </table:table-cell>
              <table:table-cell office:value-type="float" office:value="-0.416303">
                <text:p>-0.416303</text:p>
              </table:table-cell>
              <table:table-cell office:value-type="float" office:value="0.71445">
                <text:p>0.71445</text:p>
              </table:table-cell>
              <table:table-cell office:value-type="float" office:value="-1.55251">
                <text:p>-1.552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724862">
                <text:p>0.724862</text:p>
              </table:table-cell>
              <table:table-cell office:value-type="float" office:value="-0.634649">
                <text:p>-0.634649</text:p>
              </table:table-cell>
              <table:table-cell office:value-type="float" office:value="-0.535421">
                <text:p>-0.535421</text:p>
              </table:table-cell>
              <table:table-cell office:value-type="float" office:value="1.4086">
                <text:p>1.4086</text:p>
              </table:table-cell>
              <table:table-cell office:value-type="float" office:value="-0.422442">
                <text:p>-0.422442</text:p>
              </table:table-cell>
              <table:table-cell office:value-type="float" office:value="0.718077">
                <text:p>0.718077</text:p>
              </table:table-cell>
              <table:table-cell office:value-type="float" office:value="-1.59386">
                <text:p>-1.59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745285">
                <text:p>0.745285</text:p>
              </table:table-cell>
              <table:table-cell office:value-type="float" office:value="-0.643839">
                <text:p>-0.643839</text:p>
              </table:table-cell>
              <table:table-cell office:value-type="float" office:value="-0.555197">
                <text:p>-0.555197</text:p>
              </table:table-cell>
              <table:table-cell office:value-type="float" office:value="1.40368">
                <text:p>1.40368</text:p>
              </table:table-cell>
              <table:table-cell office:value-type="float" office:value="-0.428999">
                <text:p>-0.428999</text:p>
              </table:table-cell>
              <table:table-cell office:value-type="float" office:value="0.721982">
                <text:p>0.721982</text:p>
              </table:table-cell>
              <table:table-cell office:value-type="float" office:value="-1.63502">
                <text:p>-1.635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765561">
                <text:p>0.765561</text:p>
              </table:table-cell>
              <table:table-cell office:value-type="float" office:value="-0.653239">
                <text:p>-0.653239</text:p>
              </table:table-cell>
              <table:table-cell office:value-type="float" office:value="-0.574406">
                <text:p>-0.574406</text:p>
              </table:table-cell>
              <table:table-cell office:value-type="float" office:value="1.39829">
                <text:p>1.39829</text:p>
              </table:table-cell>
              <table:table-cell office:value-type="float" office:value="-0.435952">
                <text:p>-0.435952</text:p>
              </table:table-cell>
              <table:table-cell office:value-type="float" office:value="0.726165">
                <text:p>0.726165</text:p>
              </table:table-cell>
              <table:table-cell office:value-type="float" office:value="-1.67602">
                <text:p>-1.67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78568">
                <text:p>0.78568</text:p>
              </table:table-cell>
              <table:table-cell office:value-type="float" office:value="-0.662845">
                <text:p>-0.662845</text:p>
              </table:table-cell>
              <table:table-cell office:value-type="float" office:value="-0.593034">
                <text:p>-0.593034</text:p>
              </table:table-cell>
              <table:table-cell office:value-type="float" office:value="1.39243">
                <text:p>1.39243</text:p>
              </table:table-cell>
              <table:table-cell office:value-type="float" office:value="-0.443279">
                <text:p>-0.443279</text:p>
              </table:table-cell>
              <table:table-cell office:value-type="float" office:value="0.730628">
                <text:p>0.730628</text:p>
              </table:table-cell>
              <table:table-cell office:value-type="float" office:value="-1.71687">
                <text:p>-1.71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805632">
                <text:p>0.805632</text:p>
              </table:table-cell>
              <table:table-cell office:value-type="float" office:value="-0.672648">
                <text:p>-0.672648</text:p>
              </table:table-cell>
              <table:table-cell office:value-type="float" office:value="-0.611065">
                <text:p>-0.611065</text:p>
              </table:table-cell>
              <table:table-cell office:value-type="float" office:value="1.3861">
                <text:p>1.3861</text:p>
              </table:table-cell>
              <table:table-cell office:value-type="float" office:value="-0.450954">
                <text:p>-0.450954</text:p>
              </table:table-cell>
              <table:table-cell office:value-type="float" office:value="0.735372">
                <text:p>0.735372</text:p>
              </table:table-cell>
              <table:table-cell office:value-type="float" office:value="-1.7576">
                <text:p>-1.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825409">
                <text:p>0.825409</text:p>
              </table:table-cell>
              <table:table-cell office:value-type="float" office:value="-0.682639">
                <text:p>-0.682639</text:p>
              </table:table-cell>
              <table:table-cell office:value-type="float" office:value="-0.628489">
                <text:p>-0.628489</text:p>
              </table:table-cell>
              <table:table-cell office:value-type="float" office:value="1.37929">
                <text:p>1.37929</text:p>
              </table:table-cell>
              <table:table-cell office:value-type="float" office:value="-0.458952">
                <text:p>-0.458952</text:p>
              </table:table-cell>
              <table:table-cell office:value-type="float" office:value="0.740399">
                <text:p>0.740399</text:p>
              </table:table-cell>
              <table:table-cell office:value-type="float" office:value="-1.79822">
                <text:p>-1.798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845006">
                <text:p>0.845006</text:p>
              </table:table-cell>
              <table:table-cell office:value-type="float" office:value="-0.692807">
                <text:p>-0.692807</text:p>
              </table:table-cell>
              <table:table-cell office:value-type="float" office:value="-0.645294">
                <text:p>-0.645294</text:p>
              </table:table-cell>
              <table:table-cell office:value-type="float" office:value="1.37198">
                <text:p>1.37198</text:p>
              </table:table-cell>
              <table:table-cell office:value-type="float" office:value="-0.467246">
                <text:p>-0.467246</text:p>
              </table:table-cell>
              <table:table-cell office:value-type="float" office:value="0.745709">
                <text:p>0.745709</text:p>
              </table:table-cell>
              <table:table-cell office:value-type="float" office:value="-1.83877">
                <text:p>-1.838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864415">
                <text:p>0.864415</text:p>
              </table:table-cell>
              <table:table-cell office:value-type="float" office:value="-0.703139">
                <text:p>-0.703139</text:p>
              </table:table-cell>
              <table:table-cell office:value-type="float" office:value="-0.661471">
                <text:p>-0.661471</text:p>
              </table:table-cell>
              <table:table-cell office:value-type="float" office:value="1.36418">
                <text:p>1.36418</text:p>
              </table:table-cell>
              <table:table-cell office:value-type="float" office:value="-0.475808">
                <text:p>-0.475808</text:p>
              </table:table-cell>
              <table:table-cell office:value-type="float" office:value="0.751305">
                <text:p>0.751305</text:p>
              </table:table-cell>
              <table:table-cell office:value-type="float" office:value="-1.87926">
                <text:p>-1.87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883634">
                <text:p>0.883634</text:p>
              </table:table-cell>
              <table:table-cell office:value-type="float" office:value="-0.713621">
                <text:p>-0.713621</text:p>
              </table:table-cell>
              <table:table-cell office:value-type="float" office:value="-0.677015">
                <text:p>-0.677015</text:p>
              </table:table-cell>
              <table:table-cell office:value-type="float" office:value="1.35586">
                <text:p>1.35586</text:p>
              </table:table-cell>
              <table:table-cell office:value-type="float" office:value="-0.484607">
                <text:p>-0.484607</text:p>
              </table:table-cell>
              <table:table-cell office:value-type="float" office:value="0.757186">
                <text:p>0.757186</text:p>
              </table:table-cell>
              <table:table-cell office:value-type="float" office:value="-1.91972">
                <text:p>-1.919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902659">
                <text:p>0.902659</text:p>
              </table:table-cell>
              <table:table-cell office:value-type="float" office:value="-0.724235">
                <text:p>-0.724235</text:p>
              </table:table-cell>
              <table:table-cell office:value-type="float" office:value="-0.69192">
                <text:p>-0.69192</text:p>
              </table:table-cell>
              <table:table-cell office:value-type="float" office:value="1.34702">
                <text:p>1.34702</text:p>
              </table:table-cell>
              <table:table-cell office:value-type="float" office:value="-0.493616">
                <text:p>-0.493616</text:p>
              </table:table-cell>
              <table:table-cell office:value-type="float" office:value="0.763354">
                <text:p>0.763354</text:p>
              </table:table-cell>
              <table:table-cell office:value-type="float" office:value="-1.96018">
                <text:p>-1.960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92149">
                <text:p>0.92149</text:p>
              </table:table-cell>
              <table:table-cell office:value-type="float" office:value="-0.734964">
                <text:p>-0.734964</text:p>
              </table:table-cell>
              <table:table-cell office:value-type="float" office:value="-0.706183">
                <text:p>-0.706183</text:p>
              </table:table-cell>
              <table:table-cell office:value-type="float" office:value="1.33765">
                <text:p>1.33765</text:p>
              </table:table-cell>
              <table:table-cell office:value-type="float" office:value="-0.502804">
                <text:p>-0.502804</text:p>
              </table:table-cell>
              <table:table-cell office:value-type="float" office:value="0.769808">
                <text:p>0.769808</text:p>
              </table:table-cell>
              <table:table-cell office:value-type="float" office:value="-2.00066">
                <text:p>-2.000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924731">
                <text:p>0.924731</text:p>
              </table:table-cell>
              <table:table-cell office:value-type="float" office:value="-0.728053">
                <text:p>-0.728053</text:p>
              </table:table-cell>
              <table:table-cell office:value-type="float" office:value="-0.721547">
                <text:p>-0.721547</text:p>
              </table:table-cell>
              <table:table-cell office:value-type="float" office:value="1.31422">
                <text:p>1.31422</text:p>
              </table:table-cell>
              <table:table-cell office:value-type="float" office:value="-0.479237">
                <text:p>-0.479237</text:p>
              </table:table-cell>
              <table:table-cell office:value-type="float" office:value="0.779224">
                <text:p>0.779224</text:p>
              </table:table-cell>
              <table:table-cell office:value-type="float" office:value="-1.95645">
                <text:p>-1.95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946879">
                <text:p>0.946879</text:p>
              </table:table-cell>
              <table:table-cell office:value-type="float" office:value="-0.763892">
                <text:p>-0.763892</text:p>
              </table:table-cell>
              <table:table-cell office:value-type="float" office:value="-0.722222">
                <text:p>-0.722222</text:p>
              </table:table-cell>
              <table:table-cell office:value-type="float" office:value="1.32677">
                <text:p>1.32677</text:p>
              </table:table-cell>
              <table:table-cell office:value-type="float" office:value="-0.521988">
                <text:p>-0.521988</text:p>
              </table:table-cell>
              <table:table-cell office:value-type="float" office:value="0.785712">
                <text:p>0.785712</text:p>
              </table:table-cell>
              <table:table-cell office:value-type="float" office:value="-2.07962">
                <text:p>-2.079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391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157">
                <text:p>0.319157</text:p>
              </table:table-cell>
              <table:table-cell office:value-type="float" office:value="-0.0104982">
                <text:p>-0.0104982</text:p>
              </table:table-cell>
              <table:table-cell office:value-type="float" office:value="0.878429">
                <text:p>0.878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9266">
                <text:p>0.319266</text:p>
              </table:table-cell>
              <table:table-cell office:value-type="float" office:value="-0.0210031">
                <text:p>-0.0210031</text:p>
              </table:table-cell>
              <table:table-cell office:value-type="float" office:value="0.878525">
                <text:p>0.878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9374">
                <text:p>0.319374</text:p>
              </table:table-cell>
              <table:table-cell office:value-type="float" office:value="-0.0315042">
                <text:p>-0.0315042</text:p>
              </table:table-cell>
              <table:table-cell office:value-type="float" office:value="0.878622">
                <text:p>0.878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9482">
                <text:p>0.319482</text:p>
              </table:table-cell>
              <table:table-cell office:value-type="float" office:value="-0.0420058">
                <text:p>-0.0420058</text:p>
              </table:table-cell>
              <table:table-cell office:value-type="float" office:value="0.878718">
                <text:p>0.878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959">
                <text:p>0.31959</text:p>
              </table:table-cell>
              <table:table-cell office:value-type="float" office:value="-0.0525077">
                <text:p>-0.0525077</text:p>
              </table:table-cell>
              <table:table-cell office:value-type="float" office:value="0.878813">
                <text:p>0.878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9697">
                <text:p>0.319697</text:p>
              </table:table-cell>
              <table:table-cell office:value-type="float" office:value="-0.0630099">
                <text:p>-0.0630099</text:p>
              </table:table-cell>
              <table:table-cell office:value-type="float" office:value="0.878908">
                <text:p>0.878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9804">
                <text:p>0.319804</text:p>
              </table:table-cell>
              <table:table-cell office:value-type="float" office:value="-0.0735124">
                <text:p>-0.0735124</text:p>
              </table:table-cell>
              <table:table-cell office:value-type="float" office:value="0.879003">
                <text:p>0.879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991">
                <text:p>0.31991</text:p>
              </table:table-cell>
              <table:table-cell office:value-type="float" office:value="-0.084015">
                <text:p>-0.084015</text:p>
              </table:table-cell>
              <table:table-cell office:value-type="float" office:value="0.879098">
                <text:p>0.879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0015">
                <text:p>0.320015</text:p>
              </table:table-cell>
              <table:table-cell office:value-type="float" office:value="-0.0945176">
                <text:p>-0.0945176</text:p>
              </table:table-cell>
              <table:table-cell office:value-type="float" office:value="0.879191">
                <text:p>0.879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2012">
                <text:p>0.32012</text:p>
              </table:table-cell>
              <table:table-cell office:value-type="float" office:value="-0.10502">
                <text:p>-0.10502</text:p>
              </table:table-cell>
              <table:table-cell office:value-type="float" office:value="0.879285">
                <text:p>0.879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20224">
                <text:p>0.320224</text:p>
              </table:table-cell>
              <table:table-cell office:value-type="float" office:value="-0.115523">
                <text:p>-0.115523</text:p>
              </table:table-cell>
              <table:table-cell office:value-type="float" office:value="0.879377">
                <text:p>0.879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20328">
                <text:p>0.320328</text:p>
              </table:table-cell>
              <table:table-cell office:value-type="float" office:value="-0.126025">
                <text:p>-0.126025</text:p>
              </table:table-cell>
              <table:table-cell office:value-type="float" office:value="0.879469">
                <text:p>0.879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2043">
                <text:p>0.32043</text:p>
              </table:table-cell>
              <table:table-cell office:value-type="float" office:value="-0.136527">
                <text:p>-0.136527</text:p>
              </table:table-cell>
              <table:table-cell office:value-type="float" office:value="0.879561">
                <text:p>0.879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20532">
                <text:p>0.320532</text:p>
              </table:table-cell>
              <table:table-cell office:value-type="float" office:value="-0.147029">
                <text:p>-0.147029</text:p>
              </table:table-cell>
              <table:table-cell office:value-type="float" office:value="0.879652">
                <text:p>0.879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20634">
                <text:p>0.320634</text:p>
              </table:table-cell>
              <table:table-cell office:value-type="float" office:value="-0.15753">
                <text:p>-0.15753</text:p>
              </table:table-cell>
              <table:table-cell office:value-type="float" office:value="0.879742">
                <text:p>0.879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20734">
                <text:p>0.320734</text:p>
              </table:table-cell>
              <table:table-cell office:value-type="float" office:value="-0.168031">
                <text:p>-0.168031</text:p>
              </table:table-cell>
              <table:table-cell office:value-type="float" office:value="0.879832">
                <text:p>0.879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0834">
                <text:p>0.320834</text:p>
              </table:table-cell>
              <table:table-cell office:value-type="float" office:value="-0.178531">
                <text:p>-0.178531</text:p>
              </table:table-cell>
              <table:table-cell office:value-type="float" office:value="0.879922">
                <text:p>0.879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0933">
                <text:p>0.320933</text:p>
              </table:table-cell>
              <table:table-cell office:value-type="float" office:value="-0.18903">
                <text:p>-0.18903</text:p>
              </table:table-cell>
              <table:table-cell office:value-type="float" office:value="0.880011">
                <text:p>0.880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1031">
                <text:p>0.321031</text:p>
              </table:table-cell>
              <table:table-cell office:value-type="float" office:value="-0.199528">
                <text:p>-0.199528</text:p>
              </table:table-cell>
              <table:table-cell office:value-type="float" office:value="0.880099">
                <text:p>0.880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21128">
                <text:p>0.321128</text:p>
              </table:table-cell>
              <table:table-cell office:value-type="float" office:value="-0.210026">
                <text:p>-0.210026</text:p>
              </table:table-cell>
              <table:table-cell office:value-type="float" office:value="0.880187">
                <text:p>0.880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21224">
                <text:p>0.321224</text:p>
              </table:table-cell>
              <table:table-cell office:value-type="float" office:value="-0.220523">
                <text:p>-0.220523</text:p>
              </table:table-cell>
              <table:table-cell office:value-type="float" office:value="0.880274">
                <text:p>0.880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2132">
                <text:p>0.32132</text:p>
              </table:table-cell>
              <table:table-cell office:value-type="float" office:value="-0.231018">
                <text:p>-0.231018</text:p>
              </table:table-cell>
              <table:table-cell office:value-type="float" office:value="0.880361">
                <text:p>0.880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21414">
                <text:p>0.321414</text:p>
              </table:table-cell>
              <table:table-cell office:value-type="float" office:value="-0.241513">
                <text:p>-0.241513</text:p>
              </table:table-cell>
              <table:table-cell office:value-type="float" office:value="0.880448">
                <text:p>0.880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21508">
                <text:p>0.321508</text:p>
              </table:table-cell>
              <table:table-cell office:value-type="float" office:value="-0.252006">
                <text:p>-0.252006</text:p>
              </table:table-cell>
              <table:table-cell office:value-type="float" office:value="0.880534">
                <text:p>0.880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21601">
                <text:p>0.321601</text:p>
              </table:table-cell>
              <table:table-cell office:value-type="float" office:value="-0.262498">
                <text:p>-0.262498</text:p>
              </table:table-cell>
              <table:table-cell office:value-type="float" office:value="0.88062">
                <text:p>0.88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21694">
                <text:p>0.321694</text:p>
              </table:table-cell>
              <table:table-cell office:value-type="float" office:value="-0.272989">
                <text:p>-0.272989</text:p>
              </table:table-cell>
              <table:table-cell office:value-type="float" office:value="0.880706">
                <text:p>0.880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21785">
                <text:p>0.321785</text:p>
              </table:table-cell>
              <table:table-cell office:value-type="float" office:value="-0.283479">
                <text:p>-0.283479</text:p>
              </table:table-cell>
              <table:table-cell office:value-type="float" office:value="0.880792">
                <text:p>0.880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1876">
                <text:p>0.321876</text:p>
              </table:table-cell>
              <table:table-cell office:value-type="float" office:value="-0.293967">
                <text:p>-0.293967</text:p>
              </table:table-cell>
              <table:table-cell office:value-type="float" office:value="0.880878">
                <text:p>0.880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21966">
                <text:p>0.321966</text:p>
              </table:table-cell>
              <table:table-cell office:value-type="float" office:value="-0.304454">
                <text:p>-0.304454</text:p>
              </table:table-cell>
              <table:table-cell office:value-type="float" office:value="0.880964">
                <text:p>0.880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22055">
                <text:p>0.322055</text:p>
              </table:table-cell>
              <table:table-cell office:value-type="float" office:value="-0.314939">
                <text:p>-0.314939</text:p>
              </table:table-cell>
              <table:table-cell office:value-type="float" office:value="0.881049">
                <text:p>0.881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22144">
                <text:p>0.322144</text:p>
              </table:table-cell>
              <table:table-cell office:value-type="float" office:value="-0.325422">
                <text:p>-0.325422</text:p>
              </table:table-cell>
              <table:table-cell office:value-type="float" office:value="0.881135">
                <text:p>0.881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22232">
                <text:p>0.322232</text:p>
              </table:table-cell>
              <table:table-cell office:value-type="float" office:value="-0.335904">
                <text:p>-0.335904</text:p>
              </table:table-cell>
              <table:table-cell office:value-type="float" office:value="0.881221">
                <text:p>0.881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22258">
                <text:p>0.322258</text:p>
              </table:table-cell>
              <table:table-cell office:value-type="float" office:value="-0.342441">
                <text:p>-0.342441</text:p>
              </table:table-cell>
              <table:table-cell office:value-type="float" office:value="0.881251">
                <text:p>0.881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22028">
                <text:p>0.322028</text:p>
              </table:table-cell>
              <table:table-cell office:value-type="float" office:value="-0.341065">
                <text:p>-0.341065</text:p>
              </table:table-cell>
              <table:table-cell office:value-type="float" office:value="0.881239">
                <text:p>0.88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21797">
                <text:p>0.321797</text:p>
              </table:table-cell>
              <table:table-cell office:value-type="float" office:value="-0.339705">
                <text:p>-0.339705</text:p>
              </table:table-cell>
              <table:table-cell office:value-type="float" office:value="0.88093">
                <text:p>0.88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21566">
                <text:p>0.321566</text:p>
              </table:table-cell>
              <table:table-cell office:value-type="float" office:value="-0.338366">
                <text:p>-0.338366</text:p>
              </table:table-cell>
              <table:table-cell office:value-type="float" office:value="0.880579">
                <text:p>0.880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21335">
                <text:p>0.321335</text:p>
              </table:table-cell>
              <table:table-cell office:value-type="float" office:value="-0.337039">
                <text:p>-0.337039</text:p>
              </table:table-cell>
              <table:table-cell office:value-type="float" office:value="0.880188">
                <text:p>0.880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21104">
                <text:p>0.321104</text:p>
              </table:table-cell>
              <table:table-cell office:value-type="float" office:value="-0.335725">
                <text:p>-0.335725</text:p>
              </table:table-cell>
              <table:table-cell office:value-type="float" office:value="0.879758">
                <text:p>0.879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20873">
                <text:p>0.320873</text:p>
              </table:table-cell>
              <table:table-cell office:value-type="float" office:value="-0.334425">
                <text:p>-0.334425</text:p>
              </table:table-cell>
              <table:table-cell office:value-type="float" office:value="0.879288">
                <text:p>0.879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20641">
                <text:p>0.320641</text:p>
              </table:table-cell>
              <table:table-cell office:value-type="float" office:value="-0.333141">
                <text:p>-0.333141</text:p>
              </table:table-cell>
              <table:table-cell office:value-type="float" office:value="0.878779">
                <text:p>0.87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2041">
                <text:p>0.32041</text:p>
              </table:table-cell>
              <table:table-cell office:value-type="float" office:value="-0.331873">
                <text:p>-0.331873</text:p>
              </table:table-cell>
              <table:table-cell office:value-type="float" office:value="0.878232">
                <text:p>0.878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20179">
                <text:p>0.320179</text:p>
              </table:table-cell>
              <table:table-cell office:value-type="float" office:value="-0.330624">
                <text:p>-0.330624</text:p>
              </table:table-cell>
              <table:table-cell office:value-type="float" office:value="0.877648">
                <text:p>0.8776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9947">
                <text:p>0.319947</text:p>
              </table:table-cell>
              <table:table-cell office:value-type="float" office:value="-0.329392">
                <text:p>-0.329392</text:p>
              </table:table-cell>
              <table:table-cell office:value-type="float" office:value="0.877026">
                <text:p>0.877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9716">
                <text:p>0.319716</text:p>
              </table:table-cell>
              <table:table-cell office:value-type="float" office:value="-0.328181">
                <text:p>-0.328181</text:p>
              </table:table-cell>
              <table:table-cell office:value-type="float" office:value="0.876368">
                <text:p>0.876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9485">
                <text:p>0.319485</text:p>
              </table:table-cell>
              <table:table-cell office:value-type="float" office:value="-0.32699">
                <text:p>-0.32699</text:p>
              </table:table-cell>
              <table:table-cell office:value-type="float" office:value="0.875674">
                <text:p>0.875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9254">
                <text:p>0.319254</text:p>
              </table:table-cell>
              <table:table-cell office:value-type="float" office:value="-0.325822">
                <text:p>-0.325822</text:p>
              </table:table-cell>
              <table:table-cell office:value-type="float" office:value="0.874945">
                <text:p>0.8749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9022">
                <text:p>0.319022</text:p>
              </table:table-cell>
              <table:table-cell office:value-type="float" office:value="-0.324676">
                <text:p>-0.324676</text:p>
              </table:table-cell>
              <table:table-cell office:value-type="float" office:value="0.874182">
                <text:p>0.874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18791">
                <text:p>0.318791</text:p>
              </table:table-cell>
              <table:table-cell office:value-type="float" office:value="-0.323554">
                <text:p>-0.323554</text:p>
              </table:table-cell>
              <table:table-cell office:value-type="float" office:value="0.873386">
                <text:p>0.873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1856">
                <text:p>0.31856</text:p>
              </table:table-cell>
              <table:table-cell office:value-type="float" office:value="-0.322457">
                <text:p>-0.322457</text:p>
              </table:table-cell>
              <table:table-cell office:value-type="float" office:value="0.872556">
                <text:p>0.872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8329">
                <text:p>0.318329</text:p>
              </table:table-cell>
              <table:table-cell office:value-type="float" office:value="-0.321385">
                <text:p>-0.321385</text:p>
              </table:table-cell>
              <table:table-cell office:value-type="float" office:value="0.871695">
                <text:p>0.871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18098">
                <text:p>0.318098</text:p>
              </table:table-cell>
              <table:table-cell office:value-type="float" office:value="-0.32034">
                <text:p>-0.32034</text:p>
              </table:table-cell>
              <table:table-cell office:value-type="float" office:value="0.870802">
                <text:p>0.870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17867">
                <text:p>0.317867</text:p>
              </table:table-cell>
              <table:table-cell office:value-type="float" office:value="-0.319322">
                <text:p>-0.319322</text:p>
              </table:table-cell>
              <table:table-cell office:value-type="float" office:value="0.86988">
                <text:p>0.86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17636">
                <text:p>0.317636</text:p>
              </table:table-cell>
              <table:table-cell office:value-type="float" office:value="-0.318332">
                <text:p>-0.318332</text:p>
              </table:table-cell>
              <table:table-cell office:value-type="float" office:value="0.868927">
                <text:p>0.868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17405">
                <text:p>0.317405</text:p>
              </table:table-cell>
              <table:table-cell office:value-type="float" office:value="-0.317371">
                <text:p>-0.317371</text:p>
              </table:table-cell>
              <table:table-cell office:value-type="float" office:value="0.867947">
                <text:p>0.867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7175">
                <text:p>0.317175</text:p>
              </table:table-cell>
              <table:table-cell office:value-type="float" office:value="-0.316439">
                <text:p>-0.316439</text:p>
              </table:table-cell>
              <table:table-cell office:value-type="float" office:value="0.866938">
                <text:p>0.866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16944">
                <text:p>0.316944</text:p>
              </table:table-cell>
              <table:table-cell office:value-type="float" office:value="-0.315538">
                <text:p>-0.315538</text:p>
              </table:table-cell>
              <table:table-cell office:value-type="float" office:value="0.865903">
                <text:p>0.865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16714">
                <text:p>0.316714</text:p>
              </table:table-cell>
              <table:table-cell office:value-type="float" office:value="-0.314669">
                <text:p>-0.314669</text:p>
              </table:table-cell>
              <table:table-cell office:value-type="float" office:value="0.864842">
                <text:p>0.864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6483">
                <text:p>0.316483</text:p>
              </table:table-cell>
              <table:table-cell office:value-type="float" office:value="-0.313831">
                <text:p>-0.313831</text:p>
              </table:table-cell>
              <table:table-cell office:value-type="float" office:value="0.863756">
                <text:p>0.863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6253">
                <text:p>0.316253</text:p>
              </table:table-cell>
              <table:table-cell office:value-type="float" office:value="-0.313025">
                <text:p>-0.313025</text:p>
              </table:table-cell>
              <table:table-cell office:value-type="float" office:value="0.862645">
                <text:p>0.862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6023">
                <text:p>0.316023</text:p>
              </table:table-cell>
              <table:table-cell office:value-type="float" office:value="-0.312252">
                <text:p>-0.312252</text:p>
              </table:table-cell>
              <table:table-cell office:value-type="float" office:value="0.861512">
                <text:p>0.861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15794">
                <text:p>0.315794</text:p>
              </table:table-cell>
              <table:table-cell office:value-type="float" office:value="-0.311514">
                <text:p>-0.311514</text:p>
              </table:table-cell>
              <table:table-cell office:value-type="float" office:value="0.860357">
                <text:p>0.860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15564">
                <text:p>0.315564</text:p>
              </table:table-cell>
              <table:table-cell office:value-type="float" office:value="-0.310809">
                <text:p>-0.310809</text:p>
              </table:table-cell>
              <table:table-cell office:value-type="float" office:value="0.859181">
                <text:p>0.859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15335">
                <text:p>0.315335</text:p>
              </table:table-cell>
              <table:table-cell office:value-type="float" office:value="-0.310139">
                <text:p>-0.310139</text:p>
              </table:table-cell>
              <table:table-cell office:value-type="float" office:value="0.857985">
                <text:p>0.857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5106">
                <text:p>0.315106</text:p>
              </table:table-cell>
              <table:table-cell office:value-type="float" office:value="-0.309504">
                <text:p>-0.309504</text:p>
              </table:table-cell>
              <table:table-cell office:value-type="float" office:value="0.85677">
                <text:p>0.85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14877">
                <text:p>0.314877</text:p>
              </table:table-cell>
              <table:table-cell office:value-type="float" office:value="-0.308906">
                <text:p>-0.308906</text:p>
              </table:table-cell>
              <table:table-cell office:value-type="float" office:value="0.855537">
                <text:p>0.85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14648">
                <text:p>0.314648</text:p>
              </table:table-cell>
              <table:table-cell office:value-type="float" office:value="-0.308343">
                <text:p>-0.308343</text:p>
              </table:table-cell>
              <table:table-cell office:value-type="float" office:value="0.854287">
                <text:p>0.854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14801">
                <text:p>0.314801</text:p>
              </table:table-cell>
              <table:table-cell office:value-type="float" office:value="-0.297866">
                <text:p>-0.297866</text:p>
              </table:table-cell>
              <table:table-cell office:value-type="float" office:value="0.858573">
                <text:p>0.858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14958">
                <text:p>0.314958</text:p>
              </table:table-cell>
              <table:table-cell office:value-type="float" office:value="-0.28741">
                <text:p>-0.28741</text:p>
              </table:table-cell>
              <table:table-cell office:value-type="float" office:value="0.863186">
                <text:p>0.863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5115">
                <text:p>0.315115</text:p>
              </table:table-cell>
              <table:table-cell office:value-type="float" office:value="-0.276965">
                <text:p>-0.276965</text:p>
              </table:table-cell>
              <table:table-cell office:value-type="float" office:value="0.867798">
                <text:p>0.867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15273">
                <text:p>0.315273</text:p>
              </table:table-cell>
              <table:table-cell office:value-type="float" office:value="-0.266522">
                <text:p>-0.266522</text:p>
              </table:table-cell>
              <table:table-cell office:value-type="float" office:value="0.872411">
                <text:p>0.8724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1543">
                <text:p>0.31543</text:p>
              </table:table-cell>
              <table:table-cell office:value-type="float" office:value="-0.25608">
                <text:p>-0.25608</text:p>
              </table:table-cell>
              <table:table-cell office:value-type="float" office:value="0.877024">
                <text:p>0.877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15586">
                <text:p>0.315586</text:p>
              </table:table-cell>
              <table:table-cell office:value-type="float" office:value="-0.245641">
                <text:p>-0.245641</text:p>
              </table:table-cell>
              <table:table-cell office:value-type="float" office:value="0.881639">
                <text:p>0.881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15742">
                <text:p>0.315742</text:p>
              </table:table-cell>
              <table:table-cell office:value-type="float" office:value="-0.235203">
                <text:p>-0.235203</text:p>
              </table:table-cell>
              <table:table-cell office:value-type="float" office:value="0.886254">
                <text:p>0.8862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15897">
                <text:p>0.315897</text:p>
              </table:table-cell>
              <table:table-cell office:value-type="float" office:value="-0.224767">
                <text:p>-0.224767</text:p>
              </table:table-cell>
              <table:table-cell office:value-type="float" office:value="0.89087">
                <text:p>0.89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16051">
                <text:p>0.316051</text:p>
              </table:table-cell>
              <table:table-cell office:value-type="float" office:value="-0.214332">
                <text:p>-0.214332</text:p>
              </table:table-cell>
              <table:table-cell office:value-type="float" office:value="0.895486">
                <text:p>0.895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16202">
                <text:p>0.316202</text:p>
              </table:table-cell>
              <table:table-cell office:value-type="float" office:value="-0.203899">
                <text:p>-0.203899</text:p>
              </table:table-cell>
              <table:table-cell office:value-type="float" office:value="0.900102">
                <text:p>0.900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16352">
                <text:p>0.316352</text:p>
              </table:table-cell>
              <table:table-cell office:value-type="float" office:value="-0.193467">
                <text:p>-0.193467</text:p>
              </table:table-cell>
              <table:table-cell office:value-type="float" office:value="0.904719">
                <text:p>0.9047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165">
                <text:p>0.3165</text:p>
              </table:table-cell>
              <table:table-cell office:value-type="float" office:value="-0.183037">
                <text:p>-0.183037</text:p>
              </table:table-cell>
              <table:table-cell office:value-type="float" office:value="0.909337">
                <text:p>0.909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16645">
                <text:p>0.316645</text:p>
              </table:table-cell>
              <table:table-cell office:value-type="float" office:value="-0.172608">
                <text:p>-0.172608</text:p>
              </table:table-cell>
              <table:table-cell office:value-type="float" office:value="0.913954">
                <text:p>0.913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16787">
                <text:p>0.316787</text:p>
              </table:table-cell>
              <table:table-cell office:value-type="float" office:value="-0.162179">
                <text:p>-0.162179</text:p>
              </table:table-cell>
              <table:table-cell office:value-type="float" office:value="0.918572">
                <text:p>0.918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16926">
                <text:p>0.316926</text:p>
              </table:table-cell>
              <table:table-cell office:value-type="float" office:value="-0.151752">
                <text:p>-0.151752</text:p>
              </table:table-cell>
              <table:table-cell office:value-type="float" office:value="0.923189">
                <text:p>0.923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17062">
                <text:p>0.317062</text:p>
              </table:table-cell>
              <table:table-cell office:value-type="float" office:value="-0.141325">
                <text:p>-0.141325</text:p>
              </table:table-cell>
              <table:table-cell office:value-type="float" office:value="0.927806">
                <text:p>0.927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17194">
                <text:p>0.317194</text:p>
              </table:table-cell>
              <table:table-cell office:value-type="float" office:value="-0.130898">
                <text:p>-0.130898</text:p>
              </table:table-cell>
              <table:table-cell office:value-type="float" office:value="0.932423">
                <text:p>0.932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17323">
                <text:p>0.317323</text:p>
              </table:table-cell>
              <table:table-cell office:value-type="float" office:value="-0.120473">
                <text:p>-0.120473</text:p>
              </table:table-cell>
              <table:table-cell office:value-type="float" office:value="0.937039">
                <text:p>0.937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17447">
                <text:p>0.317447</text:p>
              </table:table-cell>
              <table:table-cell office:value-type="float" office:value="-0.110047">
                <text:p>-0.110047</text:p>
              </table:table-cell>
              <table:table-cell office:value-type="float" office:value="0.941655">
                <text:p>0.941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17568">
                <text:p>0.317568</text:p>
              </table:table-cell>
              <table:table-cell office:value-type="float" office:value="-0.0996222">
                <text:p>-0.0996222</text:p>
              </table:table-cell>
              <table:table-cell office:value-type="float" office:value="0.94627">
                <text:p>0.94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17684">
                <text:p>0.317684</text:p>
              </table:table-cell>
              <table:table-cell office:value-type="float" office:value="-0.0891973">
                <text:p>-0.0891973</text:p>
              </table:table-cell>
              <table:table-cell office:value-type="float" office:value="0.950885">
                <text:p>0.950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7796">
                <text:p>0.317796</text:p>
              </table:table-cell>
              <table:table-cell office:value-type="float" office:value="-0.0787725">
                <text:p>-0.0787725</text:p>
              </table:table-cell>
              <table:table-cell office:value-type="float" office:value="0.955499">
                <text:p>0.955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7904">
                <text:p>0.317904</text:p>
              </table:table-cell>
              <table:table-cell office:value-type="float" office:value="-0.0683479">
                <text:p>-0.0683479</text:p>
              </table:table-cell>
              <table:table-cell office:value-type="float" office:value="0.960112">
                <text:p>0.96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18007">
                <text:p>0.318007</text:p>
              </table:table-cell>
              <table:table-cell office:value-type="float" office:value="-0.0579232">
                <text:p>-0.0579232</text:p>
              </table:table-cell>
              <table:table-cell office:value-type="float" office:value="0.964724">
                <text:p>0.964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8106">
                <text:p>0.318106</text:p>
              </table:table-cell>
              <table:table-cell office:value-type="float" office:value="-0.0474986">
                <text:p>-0.0474986</text:p>
              </table:table-cell>
              <table:table-cell office:value-type="float" office:value="0.969336">
                <text:p>0.969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182">
                <text:p>0.3182</text:p>
              </table:table-cell>
              <table:table-cell office:value-type="float" office:value="-0.037074">
                <text:p>-0.037074</text:p>
              </table:table-cell>
              <table:table-cell office:value-type="float" office:value="0.973946">
                <text:p>0.9739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18289">
                <text:p>0.318289</text:p>
              </table:table-cell>
              <table:table-cell office:value-type="float" office:value="-0.0266492">
                <text:p>-0.0266492</text:p>
              </table:table-cell>
              <table:table-cell office:value-type="float" office:value="0.978556">
                <text:p>0.978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18374">
                <text:p>0.318374</text:p>
              </table:table-cell>
              <table:table-cell office:value-type="float" office:value="-0.0162245">
                <text:p>-0.0162245</text:p>
              </table:table-cell>
              <table:table-cell office:value-type="float" office:value="0.983164">
                <text:p>0.983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18454">
                <text:p>0.318454</text:p>
              </table:table-cell>
              <table:table-cell office:value-type="float" office:value="-0.00579969">
                <text:p>-0.00579969</text:p>
              </table:table-cell>
              <table:table-cell office:value-type="float" office:value="0.987772">
                <text:p>0.987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1853">
                <text:p>0.31853</text:p>
              </table:table-cell>
              <table:table-cell office:value-type="float" office:value="0.00462515">
                <text:p>0.00462515</text:p>
              </table:table-cell>
              <table:table-cell office:value-type="float" office:value="0.992379">
                <text:p>0.992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18601">
                <text:p>0.318601</text:p>
              </table:table-cell>
              <table:table-cell office:value-type="float" office:value="0.01505">
                <text:p>0.01505</text:p>
              </table:table-cell>
              <table:table-cell office:value-type="float" office:value="0.996985">
                <text:p>0.996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18668">
                <text:p>0.318668</text:p>
              </table:table-cell>
              <table:table-cell office:value-type="float" office:value="0.0254748">
                <text:p>0.0254748</text:p>
              </table:table-cell>
              <table:table-cell office:value-type="float" office:value="1.00159">
                <text:p>1.00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1873">
                <text:p>0.31873</text:p>
              </table:table-cell>
              <table:table-cell office:value-type="float" office:value="0.0358996">
                <text:p>0.0358996</text:p>
              </table:table-cell>
              <table:table-cell office:value-type="float" office:value="1.0062">
                <text:p>1.0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8758">
                <text:p>0.318758</text:p>
              </table:table-cell>
              <table:table-cell office:value-type="float" office:value="0.0393623">
                <text:p>0.0393623</text:p>
              </table:table-cell>
              <table:table-cell office:value-type="float" office:value="1.0079">
                <text:p>1.0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18782">
                <text:p>0.318782</text:p>
              </table:table-cell>
              <table:table-cell office:value-type="float" office:value="0.0393191">
                <text:p>0.0393191</text:p>
              </table:table-cell>
              <table:table-cell office:value-type="float" office:value="1.00799">
                <text:p>1.00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18806">
                <text:p>0.318806</text:p>
              </table:table-cell>
              <table:table-cell office:value-type="float" office:value="0.0392729">
                <text:p>0.0392729</text:p>
              </table:table-cell>
              <table:table-cell office:value-type="float" office:value="1.00807">
                <text:p>1.008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18831">
                <text:p>0.318831</text:p>
              </table:table-cell>
              <table:table-cell office:value-type="float" office:value="0.0392259">
                <text:p>0.0392259</text:p>
              </table:table-cell>
              <table:table-cell office:value-type="float" office:value="1.00814">
                <text:p>1.00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18857">
                <text:p>0.318857</text:p>
              </table:table-cell>
              <table:table-cell office:value-type="float" office:value="0.0391781">
                <text:p>0.0391781</text:p>
              </table:table-cell>
              <table:table-cell office:value-type="float" office:value="1.00823">
                <text:p>1.00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18884">
                <text:p>0.318884</text:p>
              </table:table-cell>
              <table:table-cell office:value-type="float" office:value="0.0391294">
                <text:p>0.0391294</text:p>
              </table:table-cell>
              <table:table-cell office:value-type="float" office:value="1.00831">
                <text:p>1.008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18911">
                <text:p>0.318911</text:p>
              </table:table-cell>
              <table:table-cell office:value-type="float" office:value="0.0390798">
                <text:p>0.0390798</text:p>
              </table:table-cell>
              <table:table-cell office:value-type="float" office:value="1.0084">
                <text:p>1.0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1894">
                <text:p>0.31894</text:p>
              </table:table-cell>
              <table:table-cell office:value-type="float" office:value="0.0390293">
                <text:p>0.0390293</text:p>
              </table:table-cell>
              <table:table-cell office:value-type="float" office:value="1.00849">
                <text:p>1.00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18969">
                <text:p>0.318969</text:p>
              </table:table-cell>
              <table:table-cell office:value-type="float" office:value="0.0389777">
                <text:p>0.0389777</text:p>
              </table:table-cell>
              <table:table-cell office:value-type="float" office:value="1.00858">
                <text:p>1.00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18999">
                <text:p>0.318999</text:p>
              </table:table-cell>
              <table:table-cell office:value-type="float" office:value="0.0389251">
                <text:p>0.0389251</text:p>
              </table:table-cell>
              <table:table-cell office:value-type="float" office:value="1.00867">
                <text:p>1.008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19031">
                <text:p>0.319031</text:p>
              </table:table-cell>
              <table:table-cell office:value-type="float" office:value="0.0388713">
                <text:p>0.0388713</text:p>
              </table:table-cell>
              <table:table-cell office:value-type="float" office:value="1.00877">
                <text:p>1.00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19063">
                <text:p>0.319063</text:p>
              </table:table-cell>
              <table:table-cell office:value-type="float" office:value="0.0388164">
                <text:p>0.0388164</text:p>
              </table:table-cell>
              <table:table-cell office:value-type="float" office:value="1.00887">
                <text:p>1.008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19096">
                <text:p>0.319096</text:p>
              </table:table-cell>
              <table:table-cell office:value-type="float" office:value="0.0387602">
                <text:p>0.0387602</text:p>
              </table:table-cell>
              <table:table-cell office:value-type="float" office:value="1.00897">
                <text:p>1.00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19131">
                <text:p>0.319131</text:p>
              </table:table-cell>
              <table:table-cell office:value-type="float" office:value="0.0387027">
                <text:p>0.0387027</text:p>
              </table:table-cell>
              <table:table-cell office:value-type="float" office:value="1.00908">
                <text:p>1.009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19167">
                <text:p>0.319167</text:p>
              </table:table-cell>
              <table:table-cell office:value-type="float" office:value="0.0386437">
                <text:p>0.0386437</text:p>
              </table:table-cell>
              <table:table-cell office:value-type="float" office:value="1.00919">
                <text:p>1.009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19204">
                <text:p>0.319204</text:p>
              </table:table-cell>
              <table:table-cell office:value-type="float" office:value="0.0385833">
                <text:p>0.0385833</text:p>
              </table:table-cell>
              <table:table-cell office:value-type="float" office:value="1.0093">
                <text:p>1.00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19242">
                <text:p>0.319242</text:p>
              </table:table-cell>
              <table:table-cell office:value-type="float" office:value="0.0385213">
                <text:p>0.0385213</text:p>
              </table:table-cell>
              <table:table-cell office:value-type="float" office:value="1.00942">
                <text:p>1.00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19282">
                <text:p>0.319282</text:p>
              </table:table-cell>
              <table:table-cell office:value-type="float" office:value="0.0384576">
                <text:p>0.0384576</text:p>
              </table:table-cell>
              <table:table-cell office:value-type="float" office:value="1.00954">
                <text:p>1.00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19324">
                <text:p>0.319324</text:p>
              </table:table-cell>
              <table:table-cell office:value-type="float" office:value="0.0383922">
                <text:p>0.0383922</text:p>
              </table:table-cell>
              <table:table-cell office:value-type="float" office:value="1.00967">
                <text:p>1.00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19367">
                <text:p>0.319367</text:p>
              </table:table-cell>
              <table:table-cell office:value-type="float" office:value="0.038325">
                <text:p>0.038325</text:p>
              </table:table-cell>
              <table:table-cell office:value-type="float" office:value="1.0098">
                <text:p>1.0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19411">
                <text:p>0.319411</text:p>
              </table:table-cell>
              <table:table-cell office:value-type="float" office:value="0.0382557">
                <text:p>0.0382557</text:p>
              </table:table-cell>
              <table:table-cell office:value-type="float" office:value="1.00994">
                <text:p>1.009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19457">
                <text:p>0.319457</text:p>
              </table:table-cell>
              <table:table-cell office:value-type="float" office:value="0.0381844">
                <text:p>0.0381844</text:p>
              </table:table-cell>
              <table:table-cell office:value-type="float" office:value="1.01008">
                <text:p>1.01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19506">
                <text:p>0.319506</text:p>
              </table:table-cell>
              <table:table-cell office:value-type="float" office:value="0.0381108">
                <text:p>0.0381108</text:p>
              </table:table-cell>
              <table:table-cell office:value-type="float" office:value="1.01022">
                <text:p>1.0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19556">
                <text:p>0.319556</text:p>
              </table:table-cell>
              <table:table-cell office:value-type="float" office:value="0.0380349">
                <text:p>0.0380349</text:p>
              </table:table-cell>
              <table:table-cell office:value-type="float" office:value="1.01038">
                <text:p>1.0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19608">
                <text:p>0.319608</text:p>
              </table:table-cell>
              <table:table-cell office:value-type="float" office:value="0.0379564">
                <text:p>0.0379564</text:p>
              </table:table-cell>
              <table:table-cell office:value-type="float" office:value="1.01053">
                <text:p>1.01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19662">
                <text:p>0.319662</text:p>
              </table:table-cell>
              <table:table-cell office:value-type="float" office:value="0.0378753">
                <text:p>0.0378753</text:p>
              </table:table-cell>
              <table:table-cell office:value-type="float" office:value="1.0107">
                <text:p>1.01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19719">
                <text:p>0.319719</text:p>
              </table:table-cell>
              <table:table-cell office:value-type="float" office:value="0.0377913">
                <text:p>0.0377913</text:p>
              </table:table-cell>
              <table:table-cell office:value-type="float" office:value="1.01087">
                <text:p>1.01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19778">
                <text:p>0.319778</text:p>
              </table:table-cell>
              <table:table-cell office:value-type="float" office:value="0.0377043">
                <text:p>0.0377043</text:p>
              </table:table-cell>
              <table:table-cell office:value-type="float" office:value="1.01105">
                <text:p>1.01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1984">
                <text:p>0.31984</text:p>
              </table:table-cell>
              <table:table-cell office:value-type="float" office:value="0.037614">
                <text:p>0.037614</text:p>
              </table:table-cell>
              <table:table-cell office:value-type="float" office:value="1.01123">
                <text:p>1.01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19905">
                <text:p>0.319905</text:p>
              </table:table-cell>
              <table:table-cell office:value-type="float" office:value="0.0375203">
                <text:p>0.0375203</text:p>
              </table:table-cell>
              <table:table-cell office:value-type="float" office:value="1.01143">
                <text:p>1.01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19972">
                <text:p>0.319972</text:p>
              </table:table-cell>
              <table:table-cell office:value-type="float" office:value="0.0374229">
                <text:p>0.0374229</text:p>
              </table:table-cell>
              <table:table-cell office:value-type="float" office:value="1.01163">
                <text:p>1.01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20043">
                <text:p>0.320043</text:p>
              </table:table-cell>
              <table:table-cell office:value-type="float" office:value="0.0373214">
                <text:p>0.0373214</text:p>
              </table:table-cell>
              <table:table-cell office:value-type="float" office:value="1.01184">
                <text:p>1.01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20118">
                <text:p>0.320118</text:p>
              </table:table-cell>
              <table:table-cell office:value-type="float" office:value="0.0372158">
                <text:p>0.0372158</text:p>
              </table:table-cell>
              <table:table-cell office:value-type="float" office:value="1.01206">
                <text:p>1.012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0203">
                <text:p>0.320203</text:p>
              </table:table-cell>
              <table:table-cell office:value-type="float" office:value="0.0337978">
                <text:p>0.0337978</text:p>
              </table:table-cell>
              <table:table-cell office:value-type="float" office:value="1.01182">
                <text:p>1.01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20222">
                <text:p>0.320222</text:p>
              </table:table-cell>
              <table:table-cell office:value-type="float" office:value="0.0237455">
                <text:p>0.0237455</text:p>
              </table:table-cell>
              <table:table-cell office:value-type="float" office:value="1.01044">
                <text:p>1.010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20261">
                <text:p>0.320261</text:p>
              </table:table-cell>
              <table:table-cell office:value-type="float" office:value="0.0136402">
                <text:p>0.0136402</text:p>
              </table:table-cell>
              <table:table-cell office:value-type="float" office:value="1.00947">
                <text:p>1.00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2031">
                <text:p>0.32031</text:p>
              </table:table-cell>
              <table:table-cell office:value-type="float" office:value="0.00353885">
                <text:p>0.00353885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20369">
                <text:p>0.320369</text:p>
              </table:table-cell>
              <table:table-cell office:value-type="float" office:value="-0.00657271">
                <text:p>-0.00657271</text:p>
              </table:table-cell>
              <table:table-cell office:value-type="float" office:value="1.00753">
                <text:p>1.007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0438">
                <text:p>0.320438</text:p>
              </table:table-cell>
              <table:table-cell office:value-type="float" office:value="-0.0166946">
                <text:p>-0.0166946</text:p>
              </table:table-cell>
              <table:table-cell office:value-type="float" office:value="1.00655">
                <text:p>1.00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20516">
                <text:p>0.320516</text:p>
              </table:table-cell>
              <table:table-cell office:value-type="float" office:value="-0.0268267">
                <text:p>-0.0268267</text:p>
              </table:table-cell>
              <table:table-cell office:value-type="float" office:value="1.00556">
                <text:p>1.00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20601">
                <text:p>0.320601</text:p>
              </table:table-cell>
              <table:table-cell office:value-type="float" office:value="-0.0369695">
                <text:p>-0.0369695</text:p>
              </table:table-cell>
              <table:table-cell office:value-type="float" office:value="1.00456">
                <text:p>1.00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20694">
                <text:p>0.320694</text:p>
              </table:table-cell>
              <table:table-cell office:value-type="float" office:value="-0.0471233">
                <text:p>-0.0471233</text:p>
              </table:table-cell>
              <table:table-cell office:value-type="float" office:value="1.00355">
                <text:p>1.00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0794">
                <text:p>0.320794</text:p>
              </table:table-cell>
              <table:table-cell office:value-type="float" office:value="-0.0572888">
                <text:p>-0.0572888</text:p>
              </table:table-cell>
              <table:table-cell office:value-type="float" office:value="1.00254">
                <text:p>1.002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209">
                <text:p>0.3209</text:p>
              </table:table-cell>
              <table:table-cell office:value-type="float" office:value="-0.0674666">
                <text:p>-0.0674666</text:p>
              </table:table-cell>
              <table:table-cell office:value-type="float" office:value="1.00151">
                <text:p>1.001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101">
                <text:p>0.32101</text:p>
              </table:table-cell>
              <table:table-cell office:value-type="float" office:value="-0.0776577">
                <text:p>-0.0776577</text:p>
              </table:table-cell>
              <table:table-cell office:value-type="float" office:value="1.00047">
                <text:p>1.00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1126">
                <text:p>0.321126</text:p>
              </table:table-cell>
              <table:table-cell office:value-type="float" office:value="-0.087863">
                <text:p>-0.087863</text:p>
              </table:table-cell>
              <table:table-cell office:value-type="float" office:value="0.999427">
                <text:p>0.9994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21245">
                <text:p>0.321245</text:p>
              </table:table-cell>
              <table:table-cell office:value-type="float" office:value="-0.0980833">
                <text:p>-0.0980833</text:p>
              </table:table-cell>
              <table:table-cell office:value-type="float" office:value="0.998368">
                <text:p>0.9983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21366">
                <text:p>0.321366</text:p>
              </table:table-cell>
              <table:table-cell office:value-type="float" office:value="-0.10832">
                <text:p>-0.10832</text:p>
              </table:table-cell>
              <table:table-cell office:value-type="float" office:value="0.997299">
                <text:p>0.997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2149">
                <text:p>0.32149</text:p>
              </table:table-cell>
              <table:table-cell office:value-type="float" office:value="-0.118574">
                <text:p>-0.118574</text:p>
              </table:table-cell>
              <table:table-cell office:value-type="float" office:value="0.996219">
                <text:p>0.996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1616">
                <text:p>0.321616</text:p>
              </table:table-cell>
              <table:table-cell office:value-type="float" office:value="-0.128846">
                <text:p>-0.128846</text:p>
              </table:table-cell>
              <table:table-cell office:value-type="float" office:value="0.995128">
                <text:p>0.995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1742">
                <text:p>0.321742</text:p>
              </table:table-cell>
              <table:table-cell office:value-type="float" office:value="-0.139137">
                <text:p>-0.139137</text:p>
              </table:table-cell>
              <table:table-cell office:value-type="float" office:value="0.994027">
                <text:p>0.994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1868">
                <text:p>0.321868</text:p>
              </table:table-cell>
              <table:table-cell office:value-type="float" office:value="-0.149449">
                <text:p>-0.149449</text:p>
              </table:table-cell>
              <table:table-cell office:value-type="float" office:value="0.992916">
                <text:p>0.9929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21993">
                <text:p>0.321993</text:p>
              </table:table-cell>
              <table:table-cell office:value-type="float" office:value="-0.159782">
                <text:p>-0.159782</text:p>
              </table:table-cell>
              <table:table-cell office:value-type="float" office:value="0.991795">
                <text:p>0.991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22116">
                <text:p>0.322116</text:p>
              </table:table-cell>
              <table:table-cell office:value-type="float" office:value="-0.170137">
                <text:p>-0.170137</text:p>
              </table:table-cell>
              <table:table-cell office:value-type="float" office:value="0.990666">
                <text:p>0.990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22237">
                <text:p>0.322237</text:p>
              </table:table-cell>
              <table:table-cell office:value-type="float" office:value="-0.180516">
                <text:p>-0.180516</text:p>
              </table:table-cell>
              <table:table-cell office:value-type="float" office:value="0.989528">
                <text:p>0.9895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22355">
                <text:p>0.322355</text:p>
              </table:table-cell>
              <table:table-cell office:value-type="float" office:value="-0.190919">
                <text:p>-0.190919</text:p>
              </table:table-cell>
              <table:table-cell office:value-type="float" office:value="0.988382">
                <text:p>0.9883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22469">
                <text:p>0.322469</text:p>
              </table:table-cell>
              <table:table-cell office:value-type="float" office:value="-0.201347">
                <text:p>-0.201347</text:p>
              </table:table-cell>
              <table:table-cell office:value-type="float" office:value="0.98723">
                <text:p>0.98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322578">
                <text:p>0.322578</text:p>
              </table:table-cell>
              <table:table-cell office:value-type="float" office:value="-0.211801">
                <text:p>-0.211801</text:p>
              </table:table-cell>
              <table:table-cell office:value-type="float" office:value="0.986071">
                <text:p>0.9860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22682">
                <text:p>0.322682</text:p>
              </table:table-cell>
              <table:table-cell office:value-type="float" office:value="-0.222281">
                <text:p>-0.222281</text:p>
              </table:table-cell>
              <table:table-cell office:value-type="float" office:value="0.984907">
                <text:p>0.9849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2278">
                <text:p>0.32278</text:p>
              </table:table-cell>
              <table:table-cell office:value-type="float" office:value="-0.232789">
                <text:p>-0.232789</text:p>
              </table:table-cell>
              <table:table-cell office:value-type="float" office:value="0.983739">
                <text:p>0.9837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22871">
                <text:p>0.322871</text:p>
              </table:table-cell>
              <table:table-cell office:value-type="float" office:value="-0.243324">
                <text:p>-0.243324</text:p>
              </table:table-cell>
              <table:table-cell office:value-type="float" office:value="0.982567">
                <text:p>0.9825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22955">
                <text:p>0.322955</text:p>
              </table:table-cell>
              <table:table-cell office:value-type="float" office:value="-0.253888">
                <text:p>-0.253888</text:p>
              </table:table-cell>
              <table:table-cell office:value-type="float" office:value="0.981392">
                <text:p>0.9813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2303">
                <text:p>0.32303</text:p>
              </table:table-cell>
              <table:table-cell office:value-type="float" office:value="-0.264481">
                <text:p>-0.264481</text:p>
              </table:table-cell>
              <table:table-cell office:value-type="float" office:value="0.980215">
                <text:p>0.980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23098">
                <text:p>0.323098</text:p>
              </table:table-cell>
              <table:table-cell office:value-type="float" office:value="-0.275102">
                <text:p>-0.275102</text:p>
              </table:table-cell>
              <table:table-cell office:value-type="float" office:value="0.979038">
                <text:p>0.9790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22064">
                <text:p>0.322064</text:p>
              </table:table-cell>
              <table:table-cell office:value-type="float" office:value="-0.283409">
                <text:p>-0.283409</text:p>
              </table:table-cell>
              <table:table-cell office:value-type="float" office:value="0.983517">
                <text:p>0.9835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18135">
                <text:p>0.318135</text:p>
              </table:table-cell>
              <table:table-cell office:value-type="float" office:value="-0.295603">
                <text:p>-0.295603</text:p>
              </table:table-cell>
              <table:table-cell office:value-type="float" office:value="0.975356">
                <text:p>0.975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1.873cm" svg:y="1.474cm" svg:width="11.442cm" svg:height="6.166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147338">
                <text:p>-0.00000147338</text:p>
              </table:table-cell>
              <table:table-cell office:value-type="float" office:value="-1.57019">
                <text:p>-1.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821294">
                <text:p>-0.00000821294</text:p>
              </table:table-cell>
              <table:table-cell office:value-type="float" office:value="-1.57038">
                <text:p>-1.57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868793">
                <text:p>-0.00000868793</text:p>
              </table:table-cell>
              <table:table-cell office:value-type="float" office:value="-1.57058">
                <text:p>-1.57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916674">
                <text:p>-0.00000916674</text:p>
              </table:table-cell>
              <table:table-cell office:value-type="float" office:value="-1.57077">
                <text:p>-1.57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967679">
                <text:p>-0.00000967679</text:p>
              </table:table-cell>
              <table:table-cell office:value-type="float" office:value="-1.57096">
                <text:p>-1.57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102155">
                <text:p>-0.0000102155</text:p>
              </table:table-cell>
              <table:table-cell office:value-type="float" office:value="-1.57115">
                <text:p>-1.57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107865">
                <text:p>-0.0000107865</text:p>
              </table:table-cell>
              <table:table-cell office:value-type="float" office:value="-1.57134">
                <text:p>-1.57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113923">
                <text:p>-0.0000113923</text:p>
              </table:table-cell>
              <table:table-cell office:value-type="float" office:value="-1.57152">
                <text:p>-1.57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120342">
                <text:p>-0.0000120342</text:p>
              </table:table-cell>
              <table:table-cell office:value-type="float" office:value="-1.57171">
                <text:p>-1.57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127124">
                <text:p>-0.0000127124</text:p>
              </table:table-cell>
              <table:table-cell office:value-type="float" office:value="-1.5719">
                <text:p>-1.5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134257">
                <text:p>-0.0000134257</text:p>
              </table:table-cell>
              <table:table-cell office:value-type="float" office:value="-1.57208">
                <text:p>-1.5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41721">
                <text:p>-0.0000141721</text:p>
              </table:table-cell>
              <table:table-cell office:value-type="float" office:value="-1.57227">
                <text:p>-1.57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4948">
                <text:p>-0.000014948</text:p>
              </table:table-cell>
              <table:table-cell office:value-type="float" office:value="-1.57245">
                <text:p>-1.57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57491">
                <text:p>-0.0000157491</text:p>
              </table:table-cell>
              <table:table-cell office:value-type="float" office:value="-1.57263">
                <text:p>-1.57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657">
                <text:p>-0.00001657</text:p>
              </table:table-cell>
              <table:table-cell office:value-type="float" office:value="-1.57281">
                <text:p>-1.57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74046">
                <text:p>-0.0000174046</text:p>
              </table:table-cell>
              <table:table-cell office:value-type="float" office:value="-1.57299">
                <text:p>-1.57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82461">
                <text:p>-0.0000182461</text:p>
              </table:table-cell>
              <table:table-cell office:value-type="float" office:value="-1.57317">
                <text:p>-1.57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190873">
                <text:p>-0.0000190873</text:p>
              </table:table-cell>
              <table:table-cell office:value-type="float" office:value="-1.57335">
                <text:p>-1.57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199203">
                <text:p>-0.0000199203</text:p>
              </table:table-cell>
              <table:table-cell office:value-type="float" office:value="-1.57353">
                <text:p>-1.57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207371">
                <text:p>-0.0000207371</text:p>
              </table:table-cell>
              <table:table-cell office:value-type="float" office:value="-1.5737">
                <text:p>-1.5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215295">
                <text:p>-0.0000215295</text:p>
              </table:table-cell>
              <table:table-cell office:value-type="float" office:value="-1.57388">
                <text:p>-1.57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222893">
                <text:p>-0.0000222893</text:p>
              </table:table-cell>
              <table:table-cell office:value-type="float" office:value="-1.57405">
                <text:p>-1.57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57081">
                <text:p>-1.57081</text:p>
              </table:table-cell>
              <table:table-cell office:value-type="float" office:value="-0.0000230082">
                <text:p>-0.0000230082</text:p>
              </table:table-cell>
              <table:table-cell office:value-type="float" office:value="-1.57423">
                <text:p>-1.57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57082">
                <text:p>-1.57082</text:p>
              </table:table-cell>
              <table:table-cell office:value-type="float" office:value="-0.000023678">
                <text:p>-0.000023678</text:p>
              </table:table-cell>
              <table:table-cell office:value-type="float" office:value="-1.5744">
                <text:p>-1.5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57084">
                <text:p>-1.57084</text:p>
              </table:table-cell>
              <table:table-cell office:value-type="float" office:value="-0.0000242908">
                <text:p>-0.0000242908</text:p>
              </table:table-cell>
              <table:table-cell office:value-type="float" office:value="-1.57458">
                <text:p>-1.57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57086">
                <text:p>-1.57086</text:p>
              </table:table-cell>
              <table:table-cell office:value-type="float" office:value="-0.0000248388">
                <text:p>-0.0000248388</text:p>
              </table:table-cell>
              <table:table-cell office:value-type="float" office:value="-1.57475">
                <text:p>-1.57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57088">
                <text:p>-1.57088</text:p>
              </table:table-cell>
              <table:table-cell office:value-type="float" office:value="-0.0000253145">
                <text:p>-0.0000253145</text:p>
              </table:table-cell>
              <table:table-cell office:value-type="float" office:value="-1.57492">
                <text:p>-1.57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5709">
                <text:p>-1.5709</text:p>
              </table:table-cell>
              <table:table-cell office:value-type="float" office:value="-0.0000257107">
                <text:p>-0.0000257107</text:p>
              </table:table-cell>
              <table:table-cell office:value-type="float" office:value="-1.5751">
                <text:p>-1.5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57093">
                <text:p>-1.57093</text:p>
              </table:table-cell>
              <table:table-cell office:value-type="float" office:value="-0.0000260207">
                <text:p>-0.0000260207</text:p>
              </table:table-cell>
              <table:table-cell office:value-type="float" office:value="-1.57527">
                <text:p>-1.57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57095">
                <text:p>-1.57095</text:p>
              </table:table-cell>
              <table:table-cell office:value-type="float" office:value="-0.0000262378">
                <text:p>-0.0000262378</text:p>
              </table:table-cell>
              <table:table-cell office:value-type="float" office:value="-1.57544">
                <text:p>-1.57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57099">
                <text:p>-1.57099</text:p>
              </table:table-cell>
              <table:table-cell office:value-type="float" office:value="-0.0000263559">
                <text:p>-0.0000263559</text:p>
              </table:table-cell>
              <table:table-cell office:value-type="float" office:value="-1.57562">
                <text:p>-1.57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57102">
                <text:p>-1.57102</text:p>
              </table:table-cell>
              <table:table-cell office:value-type="float" office:value="-0.0000263694">
                <text:p>-0.0000263694</text:p>
              </table:table-cell>
              <table:table-cell office:value-type="float" office:value="-1.57579">
                <text:p>-1.57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57101">
                <text:p>-1.57101</text:p>
              </table:table-cell>
              <table:table-cell office:value-type="float" office:value="-0.00998134">
                <text:p>-0.00998134</text:p>
              </table:table-cell>
              <table:table-cell office:value-type="float" office:value="-1.57589">
                <text:p>-1.57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57089">
                <text:p>-1.57089</text:p>
              </table:table-cell>
              <table:table-cell office:value-type="float" office:value="-0.0400047">
                <text:p>-0.0400047</text:p>
              </table:table-cell>
              <table:table-cell office:value-type="float" office:value="-1.57584">
                <text:p>-1.57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57076">
                <text:p>-1.57076</text:p>
              </table:table-cell>
              <table:table-cell office:value-type="float" office:value="-0.0700083">
                <text:p>-0.0700083</text:p>
              </table:table-cell>
              <table:table-cell office:value-type="float" office:value="-1.57579">
                <text:p>-1.57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57064">
                <text:p>-1.57064</text:p>
              </table:table-cell>
              <table:table-cell office:value-type="float" office:value="-0.100008">
                <text:p>-0.100008</text:p>
              </table:table-cell>
              <table:table-cell office:value-type="float" office:value="-1.57575">
                <text:p>-1.57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57052">
                <text:p>-1.57052</text:p>
              </table:table-cell>
              <table:table-cell office:value-type="float" office:value="-0.130008">
                <text:p>-0.130008</text:p>
              </table:table-cell>
              <table:table-cell office:value-type="float" office:value="-1.57571">
                <text:p>-1.57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57039">
                <text:p>-1.57039</text:p>
              </table:table-cell>
              <table:table-cell office:value-type="float" office:value="-0.160008">
                <text:p>-0.160008</text:p>
              </table:table-cell>
              <table:table-cell office:value-type="float" office:value="-1.57567">
                <text:p>-1.57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57027">
                <text:p>-1.57027</text:p>
              </table:table-cell>
              <table:table-cell office:value-type="float" office:value="-0.190007">
                <text:p>-0.190007</text:p>
              </table:table-cell>
              <table:table-cell office:value-type="float" office:value="-1.57564">
                <text:p>-1.57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57014">
                <text:p>-1.57014</text:p>
              </table:table-cell>
              <table:table-cell office:value-type="float" office:value="-0.220007">
                <text:p>-0.220007</text:p>
              </table:table-cell>
              <table:table-cell office:value-type="float" office:value="-1.57561">
                <text:p>-1.57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57001">
                <text:p>-1.57001</text:p>
              </table:table-cell>
              <table:table-cell office:value-type="float" office:value="-0.250007">
                <text:p>-0.250007</text:p>
              </table:table-cell>
              <table:table-cell office:value-type="float" office:value="-1.57559">
                <text:p>-1.57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56988">
                <text:p>-1.56988</text:p>
              </table:table-cell>
              <table:table-cell office:value-type="float" office:value="-0.280007">
                <text:p>-0.280007</text:p>
              </table:table-cell>
              <table:table-cell office:value-type="float" office:value="-1.57556">
                <text:p>-1.57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56975">
                <text:p>-1.56975</text:p>
              </table:table-cell>
              <table:table-cell office:value-type="float" office:value="-0.310007">
                <text:p>-0.310007</text:p>
              </table:table-cell>
              <table:table-cell office:value-type="float" office:value="-1.57555">
                <text:p>-1.57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56961">
                <text:p>-1.56961</text:p>
              </table:table-cell>
              <table:table-cell office:value-type="float" office:value="-0.340006">
                <text:p>-0.340006</text:p>
              </table:table-cell>
              <table:table-cell office:value-type="float" office:value="-1.57553">
                <text:p>-1.575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56948">
                <text:p>-1.56948</text:p>
              </table:table-cell>
              <table:table-cell office:value-type="float" office:value="-0.370006">
                <text:p>-0.370006</text:p>
              </table:table-cell>
              <table:table-cell office:value-type="float" office:value="-1.57553">
                <text:p>-1.57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56934">
                <text:p>-1.56934</text:p>
              </table:table-cell>
              <table:table-cell office:value-type="float" office:value="-0.400006">
                <text:p>-0.400006</text:p>
              </table:table-cell>
              <table:table-cell office:value-type="float" office:value="-1.57553">
                <text:p>-1.57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56919">
                <text:p>-1.56919</text:p>
              </table:table-cell>
              <table:table-cell office:value-type="float" office:value="-0.430005">
                <text:p>-0.430005</text:p>
              </table:table-cell>
              <table:table-cell office:value-type="float" office:value="-1.57553">
                <text:p>-1.57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56905">
                <text:p>-1.56905</text:p>
              </table:table-cell>
              <table:table-cell office:value-type="float" office:value="-0.460005">
                <text:p>-0.460005</text:p>
              </table:table-cell>
              <table:table-cell office:value-type="float" office:value="-1.57554">
                <text:p>-1.57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5689">
                <text:p>-1.5689</text:p>
              </table:table-cell>
              <table:table-cell office:value-type="float" office:value="-0.490005">
                <text:p>-0.490005</text:p>
              </table:table-cell>
              <table:table-cell office:value-type="float" office:value="-1.57555">
                <text:p>-1.57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56874">
                <text:p>-1.56874</text:p>
              </table:table-cell>
              <table:table-cell office:value-type="float" office:value="-0.520004">
                <text:p>-0.520004</text:p>
              </table:table-cell>
              <table:table-cell office:value-type="float" office:value="-1.57558">
                <text:p>-1.57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56859">
                <text:p>-1.56859</text:p>
              </table:table-cell>
              <table:table-cell office:value-type="float" office:value="-0.550004">
                <text:p>-0.550004</text:p>
              </table:table-cell>
              <table:table-cell office:value-type="float" office:value="-1.57561">
                <text:p>-1.57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56842">
                <text:p>-1.56842</text:p>
              </table:table-cell>
              <table:table-cell office:value-type="float" office:value="-0.580004">
                <text:p>-0.580004</text:p>
              </table:table-cell>
              <table:table-cell office:value-type="float" office:value="-1.57564">
                <text:p>-1.5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56825">
                <text:p>-1.56825</text:p>
              </table:table-cell>
              <table:table-cell office:value-type="float" office:value="-0.610003">
                <text:p>-0.610003</text:p>
              </table:table-cell>
              <table:table-cell office:value-type="float" office:value="-1.57569">
                <text:p>-1.57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56808">
                <text:p>-1.56808</text:p>
              </table:table-cell>
              <table:table-cell office:value-type="float" office:value="-0.640003">
                <text:p>-0.640003</text:p>
              </table:table-cell>
              <table:table-cell office:value-type="float" office:value="-1.57575">
                <text:p>-1.57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5679">
                <text:p>-1.5679</text:p>
              </table:table-cell>
              <table:table-cell office:value-type="float" office:value="-0.670002">
                <text:p>-0.670002</text:p>
              </table:table-cell>
              <table:table-cell office:value-type="float" office:value="-1.57581">
                <text:p>-1.57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56771">
                <text:p>-1.56771</text:p>
              </table:table-cell>
              <table:table-cell office:value-type="float" office:value="-0.700002">
                <text:p>-0.700002</text:p>
              </table:table-cell>
              <table:table-cell office:value-type="float" office:value="-1.57589">
                <text:p>-1.57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56751">
                <text:p>-1.56751</text:p>
              </table:table-cell>
              <table:table-cell office:value-type="float" office:value="-0.730001">
                <text:p>-0.730001</text:p>
              </table:table-cell>
              <table:table-cell office:value-type="float" office:value="-1.57597">
                <text:p>-1.57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5673">
                <text:p>-1.5673</text:p>
              </table:table-cell>
              <table:table-cell office:value-type="float" office:value="-0.760001">
                <text:p>-0.760001</text:p>
              </table:table-cell>
              <table:table-cell office:value-type="float" office:value="-1.57607">
                <text:p>-1.57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56708">
                <text:p>-1.56708</text:p>
              </table:table-cell>
              <table:table-cell office:value-type="float" office:value="-0.79">
                <text:p>-0.79</text:p>
              </table:table-cell>
              <table:table-cell office:value-type="float" office:value="-1.57619">
                <text:p>-1.57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6685">
                <text:p>-1.56685</text:p>
              </table:table-cell>
              <table:table-cell office:value-type="float" office:value="-0.82">
                <text:p>-0.82</text:p>
              </table:table-cell>
              <table:table-cell office:value-type="float" office:value="-1.57632">
                <text:p>-1.57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56661">
                <text:p>-1.56661</text:p>
              </table:table-cell>
              <table:table-cell office:value-type="float" office:value="-0.849999">
                <text:p>-0.849999</text:p>
              </table:table-cell>
              <table:table-cell office:value-type="float" office:value="-1.57646">
                <text:p>-1.57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56635">
                <text:p>-1.56635</text:p>
              </table:table-cell>
              <table:table-cell office:value-type="float" office:value="-0.879998">
                <text:p>-0.879998</text:p>
              </table:table-cell>
              <table:table-cell office:value-type="float" office:value="-1.57663">
                <text:p>-1.576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56607">
                <text:p>-1.56607</text:p>
              </table:table-cell>
              <table:table-cell office:value-type="float" office:value="-0.909997">
                <text:p>-0.909997</text:p>
              </table:table-cell>
              <table:table-cell office:value-type="float" office:value="-1.57681">
                <text:p>-1.57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56577">
                <text:p>-1.56577</text:p>
              </table:table-cell>
              <table:table-cell office:value-type="float" office:value="-0.939997">
                <text:p>-0.939997</text:p>
              </table:table-cell>
              <table:table-cell office:value-type="float" office:value="-1.57702">
                <text:p>-1.57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56545">
                <text:p>-1.56545</text:p>
              </table:table-cell>
              <table:table-cell office:value-type="float" office:value="-0.969996">
                <text:p>-0.969996</text:p>
              </table:table-cell>
              <table:table-cell office:value-type="float" office:value="-1.57726">
                <text:p>-1.57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5651">
                <text:p>-1.5651</text:p>
              </table:table-cell>
              <table:table-cell office:value-type="float" office:value="-0.999995">
                <text:p>-0.999995</text:p>
              </table:table-cell>
              <table:table-cell office:value-type="float" office:value="-1.57753">
                <text:p>-1.57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56466">
                <text:p>-1.56466</text:p>
              </table:table-cell>
              <table:table-cell office:value-type="float" office:value="-0.999929">
                <text:p>-0.999929</text:p>
              </table:table-cell>
              <table:table-cell office:value-type="float" office:value="-1.57793">
                <text:p>-1.577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56421">
                <text:p>-1.56421</text:p>
              </table:table-cell>
              <table:table-cell office:value-type="float" office:value="-0.999925">
                <text:p>-0.999925</text:p>
              </table:table-cell>
              <table:table-cell office:value-type="float" office:value="-1.57834">
                <text:p>-1.57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56376">
                <text:p>-1.56376</text:p>
              </table:table-cell>
              <table:table-cell office:value-type="float" office:value="-0.999922">
                <text:p>-0.999922</text:p>
              </table:table-cell>
              <table:table-cell office:value-type="float" office:value="-1.57874">
                <text:p>-1.57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5633">
                <text:p>-1.5633</text:p>
              </table:table-cell>
              <table:table-cell office:value-type="float" office:value="-0.999918">
                <text:p>-0.999918</text:p>
              </table:table-cell>
              <table:table-cell office:value-type="float" office:value="-1.57915">
                <text:p>-1.579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56283">
                <text:p>-1.56283</text:p>
              </table:table-cell>
              <table:table-cell office:value-type="float" office:value="-0.999914">
                <text:p>-0.999914</text:p>
              </table:table-cell>
              <table:table-cell office:value-type="float" office:value="-1.57957">
                <text:p>-1.57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56236">
                <text:p>-1.56236</text:p>
              </table:table-cell>
              <table:table-cell office:value-type="float" office:value="-0.99991">
                <text:p>-0.99991</text:p>
              </table:table-cell>
              <table:table-cell office:value-type="float" office:value="-1.57998">
                <text:p>-1.57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56188">
                <text:p>-1.56188</text:p>
              </table:table-cell>
              <table:table-cell office:value-type="float" office:value="-0.999906">
                <text:p>-0.999906</text:p>
              </table:table-cell>
              <table:table-cell office:value-type="float" office:value="-1.5804">
                <text:p>-1.5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5614">
                <text:p>-1.5614</text:p>
              </table:table-cell>
              <table:table-cell office:value-type="float" office:value="-0.999902">
                <text:p>-0.999902</text:p>
              </table:table-cell>
              <table:table-cell office:value-type="float" office:value="-1.58082">
                <text:p>-1.58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56092">
                <text:p>-1.56092</text:p>
              </table:table-cell>
              <table:table-cell office:value-type="float" office:value="-0.999897">
                <text:p>-0.999897</text:p>
              </table:table-cell>
              <table:table-cell office:value-type="float" office:value="-1.58124">
                <text:p>-1.58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56043">
                <text:p>-1.56043</text:p>
              </table:table-cell>
              <table:table-cell office:value-type="float" office:value="-0.999892">
                <text:p>-0.999892</text:p>
              </table:table-cell>
              <table:table-cell office:value-type="float" office:value="-1.58166">
                <text:p>-1.58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55994">
                <text:p>-1.55994</text:p>
              </table:table-cell>
              <table:table-cell office:value-type="float" office:value="-0.999886">
                <text:p>-0.999886</text:p>
              </table:table-cell>
              <table:table-cell office:value-type="float" office:value="-1.58208">
                <text:p>-1.58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55945">
                <text:p>-1.55945</text:p>
              </table:table-cell>
              <table:table-cell office:value-type="float" office:value="-0.999881">
                <text:p>-0.999881</text:p>
              </table:table-cell>
              <table:table-cell office:value-type="float" office:value="-1.5825">
                <text:p>-1.5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55896">
                <text:p>-1.55896</text:p>
              </table:table-cell>
              <table:table-cell office:value-type="float" office:value="-0.999875">
                <text:p>-0.999875</text:p>
              </table:table-cell>
              <table:table-cell office:value-type="float" office:value="-1.58292">
                <text:p>-1.58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55846">
                <text:p>-1.55846</text:p>
              </table:table-cell>
              <table:table-cell office:value-type="float" office:value="-0.999868">
                <text:p>-0.999868</text:p>
              </table:table-cell>
              <table:table-cell office:value-type="float" office:value="-1.58334">
                <text:p>-1.583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55797">
                <text:p>-1.55797</text:p>
              </table:table-cell>
              <table:table-cell office:value-type="float" office:value="-0.999862">
                <text:p>-0.999862</text:p>
              </table:table-cell>
              <table:table-cell office:value-type="float" office:value="-1.58376">
                <text:p>-1.58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55747">
                <text:p>-1.55747</text:p>
              </table:table-cell>
              <table:table-cell office:value-type="float" office:value="-0.999855">
                <text:p>-0.999855</text:p>
              </table:table-cell>
              <table:table-cell office:value-type="float" office:value="-1.58418">
                <text:p>-1.58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55698">
                <text:p>-1.55698</text:p>
              </table:table-cell>
              <table:table-cell office:value-type="float" office:value="-0.999847">
                <text:p>-0.999847</text:p>
              </table:table-cell>
              <table:table-cell office:value-type="float" office:value="-1.58459">
                <text:p>-1.58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55649">
                <text:p>-1.55649</text:p>
              </table:table-cell>
              <table:table-cell office:value-type="float" office:value="-0.99984">
                <text:p>-0.99984</text:p>
              </table:table-cell>
              <table:table-cell office:value-type="float" office:value="-1.585">
                <text:p>-1.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556">
                <text:p>-1.556</text:p>
              </table:table-cell>
              <table:table-cell office:value-type="float" office:value="-0.999831">
                <text:p>-0.999831</text:p>
              </table:table-cell>
              <table:table-cell office:value-type="float" office:value="-1.58541">
                <text:p>-1.58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55551">
                <text:p>-1.55551</text:p>
              </table:table-cell>
              <table:table-cell office:value-type="float" office:value="-0.999823">
                <text:p>-0.999823</text:p>
              </table:table-cell>
              <table:table-cell office:value-type="float" office:value="-1.58582">
                <text:p>-1.58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55503">
                <text:p>-1.55503</text:p>
              </table:table-cell>
              <table:table-cell office:value-type="float" office:value="-0.999813">
                <text:p>-0.999813</text:p>
              </table:table-cell>
              <table:table-cell office:value-type="float" office:value="-1.58623">
                <text:p>-1.58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55455">
                <text:p>-1.55455</text:p>
              </table:table-cell>
              <table:table-cell office:value-type="float" office:value="-0.999804">
                <text:p>-0.999804</text:p>
              </table:table-cell>
              <table:table-cell office:value-type="float" office:value="-1.58663">
                <text:p>-1.58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55407">
                <text:p>-1.55407</text:p>
              </table:table-cell>
              <table:table-cell office:value-type="float" office:value="-0.999794">
                <text:p>-0.999794</text:p>
              </table:table-cell>
              <table:table-cell office:value-type="float" office:value="-1.58703">
                <text:p>-1.5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5536">
                <text:p>-1.5536</text:p>
              </table:table-cell>
              <table:table-cell office:value-type="float" office:value="-0.999783">
                <text:p>-0.999783</text:p>
              </table:table-cell>
              <table:table-cell office:value-type="float" office:value="-1.58742">
                <text:p>-1.58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55313">
                <text:p>-1.55313</text:p>
              </table:table-cell>
              <table:table-cell office:value-type="float" office:value="-0.999772">
                <text:p>-0.999772</text:p>
              </table:table-cell>
              <table:table-cell office:value-type="float" office:value="-1.58781">
                <text:p>-1.58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55266">
                <text:p>-1.55266</text:p>
              </table:table-cell>
              <table:table-cell office:value-type="float" office:value="-0.99976">
                <text:p>-0.99976</text:p>
              </table:table-cell>
              <table:table-cell office:value-type="float" office:value="-1.5882">
                <text:p>-1.5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5522">
                <text:p>-1.5522</text:p>
              </table:table-cell>
              <table:table-cell office:value-type="float" office:value="-0.999747">
                <text:p>-0.999747</text:p>
              </table:table-cell>
              <table:table-cell office:value-type="float" office:value="-1.58858">
                <text:p>-1.58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55174">
                <text:p>-1.55174</text:p>
              </table:table-cell>
              <table:table-cell office:value-type="float" office:value="-0.999733">
                <text:p>-0.999733</text:p>
              </table:table-cell>
              <table:table-cell office:value-type="float" office:value="-1.58896">
                <text:p>-1.58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55128">
                <text:p>-1.55128</text:p>
              </table:table-cell>
              <table:table-cell office:value-type="float" office:value="-0.999719">
                <text:p>-0.999719</text:p>
              </table:table-cell>
              <table:table-cell office:value-type="float" office:value="-1.58934">
                <text:p>-1.58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55083">
                <text:p>-1.55083</text:p>
              </table:table-cell>
              <table:table-cell office:value-type="float" office:value="-0.999704">
                <text:p>-0.999704</text:p>
              </table:table-cell>
              <table:table-cell office:value-type="float" office:value="-1.58971">
                <text:p>-1.58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5039">
                <text:p>-1.55039</text:p>
              </table:table-cell>
              <table:table-cell office:value-type="float" office:value="-0.999688">
                <text:p>-0.999688</text:p>
              </table:table-cell>
              <table:table-cell office:value-type="float" office:value="-1.59008">
                <text:p>-1.59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54994">
                <text:p>-1.54994</text:p>
              </table:table-cell>
              <table:table-cell office:value-type="float" office:value="-0.999671">
                <text:p>-0.999671</text:p>
              </table:table-cell>
              <table:table-cell office:value-type="float" office:value="-1.59045">
                <text:p>-1.59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5495">
                <text:p>-1.5495</text:p>
              </table:table-cell>
              <table:table-cell office:value-type="float" office:value="-0.999652">
                <text:p>-0.999652</text:p>
              </table:table-cell>
              <table:table-cell office:value-type="float" office:value="-1.59082">
                <text:p>-1.59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54917">
                <text:p>-1.54917</text:p>
              </table:table-cell>
              <table:table-cell office:value-type="float" office:value="-0.999866">
                <text:p>-0.999866</text:p>
              </table:table-cell>
              <table:table-cell office:value-type="float" office:value="-1.5911">
                <text:p>-1.5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54884">
                <text:p>-1.54884</text:p>
              </table:table-cell>
              <table:table-cell office:value-type="float" office:value="-0.999894">
                <text:p>-0.999894</text:p>
              </table:table-cell>
              <table:table-cell office:value-type="float" office:value="-1.59138">
                <text:p>-1.59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54851">
                <text:p>-1.54851</text:p>
              </table:table-cell>
              <table:table-cell office:value-type="float" office:value="-0.99989">
                <text:p>-0.99989</text:p>
              </table:table-cell>
              <table:table-cell office:value-type="float" office:value="-1.59167">
                <text:p>-1.591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54817">
                <text:p>-1.54817</text:p>
              </table:table-cell>
              <table:table-cell office:value-type="float" office:value="-0.999887">
                <text:p>-0.999887</text:p>
              </table:table-cell>
              <table:table-cell office:value-type="float" office:value="-1.59196">
                <text:p>-1.59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54782">
                <text:p>-1.54782</text:p>
              </table:table-cell>
              <table:table-cell office:value-type="float" office:value="-0.999884">
                <text:p>-0.999884</text:p>
              </table:table-cell>
              <table:table-cell office:value-type="float" office:value="-1.59226">
                <text:p>-1.59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54746">
                <text:p>-1.54746</text:p>
              </table:table-cell>
              <table:table-cell office:value-type="float" office:value="-0.99988">
                <text:p>-0.99988</text:p>
              </table:table-cell>
              <table:table-cell office:value-type="float" office:value="-1.59257">
                <text:p>-1.59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54709">
                <text:p>-1.54709</text:p>
              </table:table-cell>
              <table:table-cell office:value-type="float" office:value="-0.999877">
                <text:p>-0.999877</text:p>
              </table:table-cell>
              <table:table-cell office:value-type="float" office:value="-1.59289">
                <text:p>-1.59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54672">
                <text:p>-1.54672</text:p>
              </table:table-cell>
              <table:table-cell office:value-type="float" office:value="-0.999873">
                <text:p>-0.999873</text:p>
              </table:table-cell>
              <table:table-cell office:value-type="float" office:value="-1.59322">
                <text:p>-1.593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54633">
                <text:p>-1.54633</text:p>
              </table:table-cell>
              <table:table-cell office:value-type="float" office:value="-0.999869">
                <text:p>-0.999869</text:p>
              </table:table-cell>
              <table:table-cell office:value-type="float" office:value="-1.59356">
                <text:p>-1.59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54593">
                <text:p>-1.54593</text:p>
              </table:table-cell>
              <table:table-cell office:value-type="float" office:value="-0.999865">
                <text:p>-0.999865</text:p>
              </table:table-cell>
              <table:table-cell office:value-type="float" office:value="-1.59391">
                <text:p>-1.59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54552">
                <text:p>-1.54552</text:p>
              </table:table-cell>
              <table:table-cell office:value-type="float" office:value="-0.99986">
                <text:p>-0.99986</text:p>
              </table:table-cell>
              <table:table-cell office:value-type="float" office:value="-1.59427">
                <text:p>-1.594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5451">
                <text:p>-1.5451</text:p>
              </table:table-cell>
              <table:table-cell office:value-type="float" office:value="-0.999856">
                <text:p>-0.999856</text:p>
              </table:table-cell>
              <table:table-cell office:value-type="float" office:value="-1.59464">
                <text:p>-1.59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54466">
                <text:p>-1.54466</text:p>
              </table:table-cell>
              <table:table-cell office:value-type="float" office:value="-0.999851">
                <text:p>-0.999851</text:p>
              </table:table-cell>
              <table:table-cell office:value-type="float" office:value="-1.59502">
                <text:p>-1.59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54421">
                <text:p>-1.54421</text:p>
              </table:table-cell>
              <table:table-cell office:value-type="float" office:value="-0.999846">
                <text:p>-0.999846</text:p>
              </table:table-cell>
              <table:table-cell office:value-type="float" office:value="-1.59542">
                <text:p>-1.59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54375">
                <text:p>-1.54375</text:p>
              </table:table-cell>
              <table:table-cell office:value-type="float" office:value="-0.999841">
                <text:p>-0.999841</text:p>
              </table:table-cell>
              <table:table-cell office:value-type="float" office:value="-1.59583">
                <text:p>-1.5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54327">
                <text:p>-1.54327</text:p>
              </table:table-cell>
              <table:table-cell office:value-type="float" office:value="-0.999835">
                <text:p>-0.999835</text:p>
              </table:table-cell>
              <table:table-cell office:value-type="float" office:value="-1.59625">
                <text:p>-1.59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54278">
                <text:p>-1.54278</text:p>
              </table:table-cell>
              <table:table-cell office:value-type="float" office:value="-0.99983">
                <text:p>-0.99983</text:p>
              </table:table-cell>
              <table:table-cell office:value-type="float" office:value="-1.59669">
                <text:p>-1.59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54227">
                <text:p>-1.54227</text:p>
              </table:table-cell>
              <table:table-cell office:value-type="float" office:value="-0.999823">
                <text:p>-0.999823</text:p>
              </table:table-cell>
              <table:table-cell office:value-type="float" office:value="-1.59714">
                <text:p>-1.59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54175">
                <text:p>-1.54175</text:p>
              </table:table-cell>
              <table:table-cell office:value-type="float" office:value="-0.999817">
                <text:p>-0.999817</text:p>
              </table:table-cell>
              <table:table-cell office:value-type="float" office:value="-1.59761">
                <text:p>-1.597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5412">
                <text:p>-1.5412</text:p>
              </table:table-cell>
              <table:table-cell office:value-type="float" office:value="-0.99981">
                <text:p>-0.99981</text:p>
              </table:table-cell>
              <table:table-cell office:value-type="float" office:value="-1.59809">
                <text:p>-1.59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54064">
                <text:p>-1.54064</text:p>
              </table:table-cell>
              <table:table-cell office:value-type="float" office:value="-0.999803">
                <text:p>-0.999803</text:p>
              </table:table-cell>
              <table:table-cell office:value-type="float" office:value="-1.59859">
                <text:p>-1.598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54006">
                <text:p>-1.54006</text:p>
              </table:table-cell>
              <table:table-cell office:value-type="float" office:value="-0.999795">
                <text:p>-0.999795</text:p>
              </table:table-cell>
              <table:table-cell office:value-type="float" office:value="-1.59912">
                <text:p>-1.59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53945">
                <text:p>-1.53945</text:p>
              </table:table-cell>
              <table:table-cell office:value-type="float" office:value="-0.999787">
                <text:p>-0.999787</text:p>
              </table:table-cell>
              <table:table-cell office:value-type="float" office:value="-1.59966">
                <text:p>-1.59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53883">
                <text:p>-1.53883</text:p>
              </table:table-cell>
              <table:table-cell office:value-type="float" office:value="-0.999779">
                <text:p>-0.999779</text:p>
              </table:table-cell>
              <table:table-cell office:value-type="float" office:value="-1.60022">
                <text:p>-1.60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53818">
                <text:p>-1.53818</text:p>
              </table:table-cell>
              <table:table-cell office:value-type="float" office:value="-0.99977">
                <text:p>-0.99977</text:p>
              </table:table-cell>
              <table:table-cell office:value-type="float" office:value="-1.6008">
                <text:p>-1.6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5375">
                <text:p>-1.5375</text:p>
              </table:table-cell>
              <table:table-cell office:value-type="float" office:value="-0.99976">
                <text:p>-0.99976</text:p>
              </table:table-cell>
              <table:table-cell office:value-type="float" office:value="-1.60141">
                <text:p>-1.60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5368">
                <text:p>-1.5368</text:p>
              </table:table-cell>
              <table:table-cell office:value-type="float" office:value="-0.99975">
                <text:p>-0.99975</text:p>
              </table:table-cell>
              <table:table-cell office:value-type="float" office:value="-1.60205">
                <text:p>-1.60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53607">
                <text:p>-1.53607</text:p>
              </table:table-cell>
              <table:table-cell office:value-type="float" office:value="-0.99974">
                <text:p>-0.99974</text:p>
              </table:table-cell>
              <table:table-cell office:value-type="float" office:value="-1.6027">
                <text:p>-1.60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53531">
                <text:p>-1.53531</text:p>
              </table:table-cell>
              <table:table-cell office:value-type="float" office:value="-0.999728">
                <text:p>-0.999728</text:p>
              </table:table-cell>
              <table:table-cell office:value-type="float" office:value="-1.60339">
                <text:p>-1.603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53452">
                <text:p>-1.53452</text:p>
              </table:table-cell>
              <table:table-cell office:value-type="float" office:value="-0.999716">
                <text:p>-0.999716</text:p>
              </table:table-cell>
              <table:table-cell office:value-type="float" office:value="-1.60411">
                <text:p>-1.60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5337">
                <text:p>-1.5337</text:p>
              </table:table-cell>
              <table:table-cell office:value-type="float" office:value="-0.999703">
                <text:p>-0.999703</text:p>
              </table:table-cell>
              <table:table-cell office:value-type="float" office:value="-1.60486">
                <text:p>-1.604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53283">
                <text:p>-1.53283</text:p>
              </table:table-cell>
              <table:table-cell office:value-type="float" office:value="-0.999689">
                <text:p>-0.999689</text:p>
              </table:table-cell>
              <table:table-cell office:value-type="float" office:value="-1.60564">
                <text:p>-1.60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53193">
                <text:p>-1.53193</text:p>
              </table:table-cell>
              <table:table-cell office:value-type="float" office:value="-0.999674">
                <text:p>-0.999674</text:p>
              </table:table-cell>
              <table:table-cell office:value-type="float" office:value="-1.60646">
                <text:p>-1.60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53029">
                <text:p>-1.53029</text:p>
              </table:table-cell>
              <table:table-cell office:value-type="float" office:value="-1.00964">
                <text:p>-1.00964</text:p>
              </table:table-cell>
              <table:table-cell office:value-type="float" office:value="-1.60792">
                <text:p>-1.607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52682">
                <text:p>-1.52682</text:p>
              </table:table-cell>
              <table:table-cell office:value-type="float" office:value="-1.03949">
                <text:p>-1.03949</text:p>
              </table:table-cell>
              <table:table-cell office:value-type="float" office:value="-1.61102">
                <text:p>-1.61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52298">
                <text:p>-1.52298</text:p>
              </table:table-cell>
              <table:table-cell office:value-type="float" office:value="-1.06946">
                <text:p>-1.06946</text:p>
              </table:table-cell>
              <table:table-cell office:value-type="float" office:value="-1.61454">
                <text:p>-1.61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5187">
                <text:p>-1.5187</text:p>
              </table:table-cell>
              <table:table-cell office:value-type="float" office:value="-1.09941">
                <text:p>-1.09941</text:p>
              </table:table-cell>
              <table:table-cell office:value-type="float" office:value="-1.61855">
                <text:p>-1.618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51388">
                <text:p>-1.51388</text:p>
              </table:table-cell>
              <table:table-cell office:value-type="float" office:value="-1.12934">
                <text:p>-1.12934</text:p>
              </table:table-cell>
              <table:table-cell office:value-type="float" office:value="-1.62314">
                <text:p>-1.623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5084">
                <text:p>-1.5084</text:p>
              </table:table-cell>
              <table:table-cell office:value-type="float" office:value="-1.15927">
                <text:p>-1.15927</text:p>
              </table:table-cell>
              <table:table-cell office:value-type="float" office:value="-1.62842">
                <text:p>-1.628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50212">
                <text:p>-1.50212</text:p>
              </table:table-cell>
              <table:table-cell office:value-type="float" office:value="-1.18918">
                <text:p>-1.18918</text:p>
              </table:table-cell>
              <table:table-cell office:value-type="float" office:value="-1.63456">
                <text:p>-1.63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49481">
                <text:p>-1.49481</text:p>
              </table:table-cell>
              <table:table-cell office:value-type="float" office:value="-1.21908">
                <text:p>-1.21908</text:p>
              </table:table-cell>
              <table:table-cell office:value-type="float" office:value="-1.64175">
                <text:p>-1.641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48621">
                <text:p>-1.48621</text:p>
              </table:table-cell>
              <table:table-cell office:value-type="float" office:value="-1.24895">
                <text:p>-1.24895</text:p>
              </table:table-cell>
              <table:table-cell office:value-type="float" office:value="-1.65028">
                <text:p>-1.65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47591">
                <text:p>-1.47591</text:p>
              </table:table-cell>
              <table:table-cell office:value-type="float" office:value="-1.2788">
                <text:p>-1.2788</text:p>
              </table:table-cell>
              <table:table-cell office:value-type="float" office:value="-1.66054">
                <text:p>-1.66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46333">
                <text:p>-1.46333</text:p>
              </table:table-cell>
              <table:table-cell office:value-type="float" office:value="-1.3086">
                <text:p>-1.3086</text:p>
              </table:table-cell>
              <table:table-cell office:value-type="float" office:value="-1.67313">
                <text:p>-1.67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44759">
                <text:p>-1.44759</text:p>
              </table:table-cell>
              <table:table-cell office:value-type="float" office:value="-1.33836">
                <text:p>-1.33836</text:p>
              </table:table-cell>
              <table:table-cell office:value-type="float" office:value="-1.68891">
                <text:p>-1.68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4273">
                <text:p>-1.4273</text:p>
              </table:table-cell>
              <table:table-cell office:value-type="float" office:value="-1.36804">
                <text:p>-1.36804</text:p>
              </table:table-cell>
              <table:table-cell office:value-type="float" office:value="-1.70927">
                <text:p>-1.70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40013">
                <text:p>-1.40013</text:p>
              </table:table-cell>
              <table:table-cell office:value-type="float" office:value="-1.39761">
                <text:p>-1.39761</text:p>
              </table:table-cell>
              <table:table-cell office:value-type="float" office:value="-1.73654">
                <text:p>-1.73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36191">
                <text:p>-1.36191</text:p>
              </table:table-cell>
              <table:table-cell office:value-type="float" office:value="-1.42701">
                <text:p>-1.42701</text:p>
              </table:table-cell>
              <table:table-cell office:value-type="float" office:value="-1.7749">
                <text:p>-1.77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30428">
                <text:p>-1.30428</text:p>
              </table:table-cell>
              <table:table-cell office:value-type="float" office:value="-1.45608">
                <text:p>-1.45608</text:p>
              </table:table-cell>
              <table:table-cell office:value-type="float" office:value="-1.83269">
                <text:p>-1.83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20824">
                <text:p>-1.20824</text:p>
              </table:table-cell>
              <table:table-cell office:value-type="float" office:value="-1.48452">
                <text:p>-1.48452</text:p>
              </table:table-cell>
              <table:table-cell office:value-type="float" office:value="-1.92892">
                <text:p>-1.928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02206">
                <text:p>-1.02206</text:p>
              </table:table-cell>
              <table:table-cell office:value-type="float" office:value="-1.51141">
                <text:p>-1.51141</text:p>
              </table:table-cell>
              <table:table-cell office:value-type="float" office:value="-2.11532">
                <text:p>-2.115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582917">
                <text:p>-0.582917</text:p>
              </table:table-cell>
              <table:table-cell office:value-type="float" office:value="-1.53325">
                <text:p>-1.53325</text:p>
              </table:table-cell>
              <table:table-cell office:value-type="float" office:value="-2.55472">
                <text:p>-2.55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86149">
                <text:p>0.286149</text:p>
              </table:table-cell>
              <table:table-cell office:value-type="float" office:value="-1.53774">
                <text:p>-1.53774</text:p>
              </table:table-cell>
              <table:table-cell office:value-type="float" office:value="2.85913">
                <text:p>2.85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886686">
                <text:p>0.886686</text:p>
              </table:table-cell>
              <table:table-cell office:value-type="float" office:value="-1.52005">
                <text:p>-1.52005</text:p>
              </table:table-cell>
              <table:table-cell office:value-type="float" office:value="2.2583">
                <text:p>2.25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13327">
                <text:p>1.13327</text:p>
              </table:table-cell>
              <table:table-cell office:value-type="float" office:value="-1.49427">
                <text:p>-1.49427</text:p>
              </table:table-cell>
              <table:table-cell office:value-type="float" office:value="2.0114">
                <text:p>2.0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252">
                <text:p>1.252</text:p>
              </table:table-cell>
              <table:table-cell office:value-type="float" office:value="-1.46621">
                <text:p>-1.46621</text:p>
              </table:table-cell>
              <table:table-cell office:value-type="float" office:value="1.89234">
                <text:p>1.8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31997">
                <text:p>1.31997</text:p>
              </table:table-cell>
              <table:table-cell office:value-type="float" office:value="-1.43731">
                <text:p>-1.43731</text:p>
              </table:table-cell>
              <table:table-cell office:value-type="float" office:value="1.82401">
                <text:p>1.82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6363">
                <text:p>1.36363</text:p>
              </table:table-cell>
              <table:table-cell office:value-type="float" office:value="-1.40801">
                <text:p>-1.40801</text:p>
              </table:table-cell>
              <table:table-cell office:value-type="float" office:value="1.77998">
                <text:p>1.77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39392">
                <text:p>1.39392</text:p>
              </table:table-cell>
              <table:table-cell office:value-type="float" office:value="-1.3785">
                <text:p>-1.3785</text:p>
              </table:table-cell>
              <table:table-cell office:value-type="float" office:value="1.74929">
                <text:p>1.74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41614">
                <text:p>1.41614</text:p>
              </table:table-cell>
              <table:table-cell office:value-type="float" office:value="-1.34886">
                <text:p>-1.34886</text:p>
              </table:table-cell>
              <table:table-cell office:value-type="float" office:value="1.72666">
                <text:p>1.72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4331">
                <text:p>1.4331</text:p>
              </table:table-cell>
              <table:table-cell office:value-type="float" office:value="-1.31914">
                <text:p>-1.31914</text:p>
              </table:table-cell>
              <table:table-cell office:value-type="float" office:value="1.70927">
                <text:p>1.70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44646">
                <text:p>1.44646</text:p>
              </table:table-cell>
              <table:table-cell office:value-type="float" office:value="-1.28936">
                <text:p>-1.28936</text:p>
              </table:table-cell>
              <table:table-cell office:value-type="float" office:value="1.69546">
                <text:p>1.695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45725">
                <text:p>1.45725</text:p>
              </table:table-cell>
              <table:table-cell office:value-type="float" office:value="-1.25954">
                <text:p>-1.25954</text:p>
              </table:table-cell>
              <table:table-cell office:value-type="float" office:value="1.6842">
                <text:p>1.6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46614">
                <text:p>1.46614</text:p>
              </table:table-cell>
              <table:table-cell office:value-type="float" office:value="-1.22969">
                <text:p>-1.22969</text:p>
              </table:table-cell>
              <table:table-cell office:value-type="float" office:value="1.67484">
                <text:p>1.67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43744">
                <text:p>1.43744</text:p>
              </table:table-cell>
              <table:table-cell office:value-type="float" office:value="-1.29881">
                <text:p>-1.29881</text:p>
              </table:table-cell>
              <table:table-cell office:value-type="float" office:value="1.70155">
                <text:p>1.70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48033">
                <text:p>1.48033</text:p>
              </table:table-cell>
              <table:table-cell office:value-type="float" office:value="-1.17034">
                <text:p>-1.17034</text:p>
              </table:table-cell>
              <table:table-cell office:value-type="float" office:value="1.65985">
                <text:p>1.65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